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79" style:data-style-name="N0">
      <style:table-cell-properties fo:border-top="thin solid #000000" fo:border-bottom="none" fo:border-left="thin solid #000000" fo:border-right="none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79" style:data-style-name="N4">
      <style:table-cell-properties fo:border-top="thin solid #000000" fo:border-bottom="none" fo:border-left="thin solid #000000" fo:border-right="none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79" style:data-style-name="N0">
      <style:table-cell-properties fo:border-top="thin solid #000000" fo:border-bottom="none" fo:border-left="thin solid #000000" fo:border-right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79" style:data-style-name="N4">
      <style:table-cell-properties fo:border-top="thin solid #000000" fo:border-bottom="none" fo:border-left="thin solid #000000" fo:border-right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79" style:data-style-name="N0">
      <style:table-cell-properties fo:border-top="thin solid #000000" fo:border-bottom="none" fo:border-left="thin solid #000000" fo:border-right="thin solid #000000" style:vertical-align="automatic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cell-protect="none"/>
    </style:style>
    <style:style style:name="ce9" style:family="table-cell" style:parent-style-name="Default" style:data-style-name="N2">
      <style:table-cell-properties fo:border="thin solid #000000" style:cell-protect="none"/>
    </style:style>
    <style:style style:name="ce10" style:family="table-cell" style:parent-style-name="Default" style:data-style-name="N0">
      <style:table-cell-properties fo:border="thin solid #000000" fo:background-color="#D9D9D9"/>
    </style:style>
    <style:style style:name="ce11" style:family="table-cell" style:parent-style-name="Default" style:data-style-name="N1">
      <style:table-cell-properties fo:border="thin solid #000000" fo:background-color="#D9D9D9"/>
    </style:style>
    <style:style style:name="ce12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48">
      <style:table-cell-properties fo:border="thin solid #000000" fo:background-color="#D9D9D9"/>
    </style:style>
    <style:style style:name="ce14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Normal_32_79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32_79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style:cell-protect="none"/>
    </style:style>
    <style:style style:name="ce20" style:family="table-cell" style:parent-style-name="Default" style:data-style-name="N2">
      <style:table-cell-properties fo:border="thin solid #000000" style:vertical-align="middle" style:cell-protect="none"/>
    </style:style>
    <style:style style:name="ce21" style:family="table-cell" style:parent-style-name="Default" style:data-style-name="N2">
      <style:table-cell-properties fo:border="thin solid #000000" fo:background-color="#D9D9D9"/>
    </style:style>
    <style:style style:name="co1" style:family="table-column">
      <style:table-column-properties fo:break-before="auto" style:column-width="6.85270833333333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5.60916666666667cm" style:use-optimal-column-width="true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5.2122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3.095625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48708333333333cm" style:use-optimal-column-width="true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35479166666667cm" style:use-optimal-column-width="true"/>
    </style:style>
    <style:style style:name="co22" style:family="table-column">
      <style:table-column-properties fo:break-before="auto" style:column-width="2.59291666666667cm" style:use-optimal-column-width="true"/>
    </style:style>
    <style:style style:name="co23" style:family="table-column">
      <style:table-column-properties fo:break-before="auto" style:column-width="4.28625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4.048125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6.29708333333333cm"/>
    </style:style>
    <style:style style:name="co29" style:family="table-column">
      <style:table-column-properties fo:break-before="auto" style:column-width="5.42395833333333cm" style:use-optimal-column-width="true"/>
    </style:style>
    <style:style style:name="co30" style:family="table-column">
      <style:table-column-properties fo:break-before="auto" style:column-width="7.3025cm" style:use-optimal-column-width="true"/>
    </style:style>
    <style:style style:name="co31" style:family="table-column">
      <style:table-column-properties fo:break-before="auto" style:column-width="5.688541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2.35479166666667cm"/>
    </style:style>
    <style:style style:name="co35" style:family="table-column">
      <style:table-column-properties fo:break-before="auto" style:column-width="2.03729166666667cm" style:use-optimal-column-width="true"/>
    </style:style>
    <style:style style:name="co36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April_2020.E4"/>
    </style:style>
    <style:style style:name="ce2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April_2020.D4"/>
    </style:style>
    <style:style style:name="ce2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April_2020.G4"/>
    </style:style>
    <style:style style:name="ce2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April_2020.F4"/>
    </style:style>
    <style:style style:name="ce2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April_2020.I4"/>
    </style:style>
    <style:style style:name="ce2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April_2020.H4"/>
    </style:style>
    <style:style style:name="ce2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April_2020.K4"/>
    </style:style>
    <style:style style:name="ce2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April_2020.J4"/>
    </style:style>
    <style:style style:name="ce3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April_2020.M4"/>
    </style:style>
    <style:style style:name="ce3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April_2020.L4"/>
    </style:style>
    <style:style style:name="ce3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May_2020.E4"/>
    </style:style>
    <style:style style:name="ce3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May_2020.D4"/>
    </style:style>
    <style:style style:name="ce3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May_2020.G4"/>
    </style:style>
    <style:style style:name="ce3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May_2020.F4"/>
    </style:style>
    <style:style style:name="ce3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May_2020.I4"/>
    </style:style>
    <style:style style:name="ce3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May_2020.H4"/>
    </style:style>
    <style:style style:name="ce3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May_2020.K4"/>
    </style:style>
    <style:style style:name="ce3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May_2020.J4"/>
    </style:style>
    <style:style style:name="ce4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May_2020.M4"/>
    </style:style>
    <style:style style:name="ce4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May_2020.L4"/>
    </style:style>
    <style:style style:name="ce4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June_2020.E4"/>
    </style:style>
    <style:style style:name="ce4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June_2020.D4"/>
    </style:style>
    <style:style style:name="ce4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June_2020.G4"/>
    </style:style>
    <style:style style:name="ce4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June_2020.F4"/>
    </style:style>
    <style:style style:name="ce4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June_2020.I4"/>
    </style:style>
    <style:style style:name="ce4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June_2020.H4"/>
    </style:style>
    <style:style style:name="ce4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June_2020.K4"/>
    </style:style>
    <style:style style:name="ce4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June_2020.J4"/>
    </style:style>
    <style:style style:name="ce5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June_2020.M4"/>
    </style:style>
    <style:style style:name="ce5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June_2020.L4"/>
    </style:style>
    <style:style style:name="ce5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July_2020.E4"/>
    </style:style>
    <style:style style:name="ce5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July_2020.D4"/>
    </style:style>
    <style:style style:name="ce5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July_2020.G4"/>
    </style:style>
    <style:style style:name="ce5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July_2020.F4"/>
    </style:style>
    <style:style style:name="ce5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July_2020.I4"/>
    </style:style>
    <style:style style:name="ce5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July_2020.H4"/>
    </style:style>
    <style:style style:name="ce5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July_2020.K4"/>
    </style:style>
    <style:style style:name="ce5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July_2020.J4"/>
    </style:style>
    <style:style style:name="ce6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July_2020.M4"/>
    </style:style>
    <style:style style:name="ce6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July_2020.L4"/>
    </style:style>
    <style:style style:name="ce6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August_2020.E4"/>
    </style:style>
    <style:style style:name="ce6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August_2020.D4"/>
    </style:style>
    <style:style style:name="ce6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August_2020.G4"/>
    </style:style>
    <style:style style:name="ce6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August_2020.F4"/>
    </style:style>
    <style:style style:name="ce6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August_2020.I4"/>
    </style:style>
    <style:style style:name="ce6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August_2020.H4"/>
    </style:style>
    <style:style style:name="ce6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August_2020.K4"/>
    </style:style>
    <style:style style:name="ce6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August_2020.J4"/>
    </style:style>
    <style:style style:name="ce7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August_2020.M4"/>
    </style:style>
    <style:style style:name="ce7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August_2020.L4"/>
    </style:style>
    <style:style style:name="ce7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September_2020.E4"/>
    </style:style>
    <style:style style:name="ce7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September_2020.D4"/>
    </style:style>
    <style:style style:name="ce7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September_2020.G4"/>
    </style:style>
    <style:style style:name="ce7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September_2020.F4"/>
    </style:style>
    <style:style style:name="ce7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September_2020.I4"/>
    </style:style>
    <style:style style:name="ce7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September_2020.H4"/>
    </style:style>
    <style:style style:name="ce7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September_2020.K4"/>
    </style:style>
    <style:style style:name="ce7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September_2020.J4"/>
    </style:style>
    <style:style style:name="ce8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September_2020.M4"/>
    </style:style>
    <style:style style:name="ce8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September_2020.L4"/>
    </style:style>
    <style:style style:name="ce82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October_2020.D4"/>
    </style:style>
    <style:style style:name="ce83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October_2020.E4"/>
    </style:style>
    <style:style style:name="ce84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October_2020.F4"/>
    </style:style>
    <style:style style:name="ce85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October_2020.G4"/>
    </style:style>
    <style:style style:name="ce86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October_2020.H4"/>
    </style:style>
    <style:style style:name="ce87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October_2020.I4"/>
    </style:style>
    <style:style style:name="ce88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October_2020.J4"/>
    </style:style>
    <style:style style:name="ce89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October_2020.K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4" style:base-cell-address="October_2020.R4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4" style:base-cell-address="October_2020.S4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4" style:base-cell-address="October_2020.T4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4" style:base-cell-address="October_2020.U4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4" style:base-cell-address="October_2020.V4"/>
    </style:style>
    <style:style style:name="ce95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October_2020.M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4" style:base-cell-address="October_2020.W4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4" style:base-cell-address="October_2020.X4"/>
    </style:style>
    <style:style style:name="ce98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October_2020.L4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4" style:base-cell-address="October_2020.Y4"/>
    </style:style>
    <style:style style:name="ce100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November_2020.E4"/>
    </style:style>
    <style:style style:name="ce101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November_2020.D4"/>
    </style:style>
    <style:style style:name="ce102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November_2020.G4"/>
    </style:style>
    <style:style style:name="ce103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November_2020.F4"/>
    </style:style>
    <style:style style:name="ce104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November_2020.I4"/>
    </style:style>
    <style:style style:name="ce105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November_2020.H4"/>
    </style:style>
    <style:style style:name="ce106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November_2020.K4"/>
    </style:style>
    <style:style style:name="ce107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November_2020.J4"/>
    </style:style>
    <style:style style:name="ce108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November_2020.M4"/>
    </style:style>
    <style:style style:name="ce109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November_2020.L4"/>
    </style:style>
    <style:style style:name="ce110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December_2020.E4"/>
    </style:style>
    <style:style style:name="ce111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December_2020.D4"/>
    </style:style>
    <style:style style:name="ce112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December_2020.G4"/>
    </style:style>
    <style:style style:name="ce113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December_2020.F4"/>
    </style:style>
    <style:style style:name="ce114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December_2020.I4"/>
    </style:style>
    <style:style style:name="ce115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December_2020.H4"/>
    </style:style>
    <style:style style:name="ce116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December_2020.K4"/>
    </style:style>
    <style:style style:name="ce117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December_2020.J4"/>
    </style:style>
    <style:style style:name="ce118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December_2020.M4"/>
    </style:style>
    <style:style style:name="ce119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December_2020.L4"/>
    </style:style>
    <style:style style:name="ce120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E4]));ISBLANK([.D4])))" style:apply-style-name="cf4" style:base-cell-address="January_2021.D4"/>
    </style:style>
    <style:style style:name="ce121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D4]));ISBLANK([.E4])))" style:apply-style-name="cf4" style:base-cell-address="January_2021.E4"/>
    </style:style>
    <style:style style:name="ce122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G4]));ISBLANK([.F4])))" style:apply-style-name="cf4" style:base-cell-address="January_2021.F4"/>
    </style:style>
    <style:style style:name="ce123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F4]));ISBLANK([.G4])))" style:apply-style-name="cf4" style:base-cell-address="January_2021.G4"/>
    </style:style>
    <style:style style:name="ce124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I4]));ISBLANK([.H4])))" style:apply-style-name="cf4" style:base-cell-address="January_2021.H4"/>
    </style:style>
    <style:style style:name="ce125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H4]));ISBLANK([.I4])))" style:apply-style-name="cf4" style:base-cell-address="January_2021.I4"/>
    </style:style>
    <style:style style:name="ce126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K4]));ISBLANK([.J4])))" style:apply-style-name="cf4" style:base-cell-address="January_2021.J4"/>
    </style:style>
    <style:style style:name="ce127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J4]));ISBLANK([.K4])))" style:apply-style-name="cf4" style:base-cell-address="January_2021.K4"/>
    </style:style>
    <style:style style:name="ce128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M4]));ISBLANK([.L4])))" style:apply-style-name="cf4" style:base-cell-address="January_2021.L4"/>
    </style:style>
    <style:style style:name="ce129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L4]));ISBLANK([.M4])))" style:apply-style-name="cf4" style:base-cell-address="January_2021.M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4" style:base-cell-address="January_2021.R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6]));ISBLANK([.S6])))" style:apply-style-name="cf4" style:base-cell-address="January_2021.S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4" style:base-cell-address="January_2021.T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4" style:base-cell-address="January_2021.U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4" style:base-cell-address="January_2021.V6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4" style:base-cell-address="January_2021.W6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4" style:base-cell-address="January_2021.Y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4" style:base-cell-address="January_2021.X6"/>
    </style:style>
    <style:style style:name="ce138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February_2021.E4"/>
    </style:style>
    <style:style style:name="ce139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February_2021.D4"/>
    </style:style>
    <style:style style:name="ce140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February_2021.G4"/>
    </style:style>
    <style:style style:name="ce141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February_2021.F4"/>
    </style:style>
    <style:style style:name="ce142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February_2021.I4"/>
    </style:style>
    <style:style style:name="ce143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February_2021.H4"/>
    </style:style>
    <style:style style:name="ce144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February_2021.K4"/>
    </style:style>
    <style:style style:name="ce145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February_2021.J4"/>
    </style:style>
    <style:style style:name="ce146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February_2021.M4"/>
    </style:style>
    <style:style style:name="ce147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February_2021.L4"/>
    </style:style>
    <style:style style:name="ce148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4" style:base-cell-address="March_2021.E4"/>
    </style:style>
    <style:style style:name="ce149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4" style:base-cell-address="March_2021.D4"/>
    </style:style>
    <style:style style:name="ce150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4" style:base-cell-address="March_2021.G4"/>
    </style:style>
    <style:style style:name="ce151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4" style:base-cell-address="March_2021.F4"/>
    </style:style>
    <style:style style:name="ce152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4" style:base-cell-address="March_2021.I4"/>
    </style:style>
    <style:style style:name="ce153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4" style:base-cell-address="March_2021.H4"/>
    </style:style>
    <style:style style:name="ce154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4" style:base-cell-address="March_2021.K4"/>
    </style:style>
    <style:style style:name="ce155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4" style:base-cell-address="March_2021.J4"/>
    </style:style>
    <style:style style:name="ce156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4" style:base-cell-address="March_2021.M4"/>
    </style:style>
    <style:style style:name="ce157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4" style:base-cell-address="March_2021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D4]&gt;=[.E4])" table:base-cell-address="April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" table:condition="of:is-true-formula([.E4]&lt;=[.D4])" table:base-cell-address="April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cell-content-is-decimal-number() and cell-content()&gt;=0">
          <table:help-message table:display="true"/>
          <table:error-message table:display="true"/>
        </table:content-validation>
        <table:content-validation table:name="val6">
          <table:help-message table:display="true"/>
          <table:error-message table:display="true"/>
        </table:content-validation>
        <table:content-validation table:name="val7" table:condition="of:is-true-formula([.E4]&lt;=[.D4])" table:base-cell-address="May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8" table:condition="of:is-true-formula([.D4]&gt;=[.E4])" table:base-cell-address="May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9" table:condition="of:is-true-formula([.E4]&lt;=[.D4])" table:base-cell-address="June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0">
          <table:help-message table:display="true"/>
          <table:error-message table:display="true"/>
        </table:content-validation>
        <table:content-validation table:name="val11" table:condition="of:cell-content-is-decimal-number() and cell-content()&gt;=0">
          <table:help-message table:display="true"/>
          <table:error-message table:display="true"/>
        </table:content-validation>
        <table:content-validation table:name="val12" table:condition="of:is-true-formula([.D4]&gt;=[.E4])" table:base-cell-address="June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3" table:condition="of:cell-content-is-decimal-number() and cell-content()&gt;=0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/>
        </table:content-validation>
        <table:content-validation table:name="val15" table:condition="of:is-true-formula([.E4]&lt;=[.D4])" table:base-cell-address="July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6" table:condition="of:is-true-formula([.D4]&gt;=[.E4])" table:base-cell-address="July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7" table:condition="of:cell-content-is-decimal-number() and cell-content()&gt;=0">
          <table:help-message table:display="true"/>
          <table:error-message table:display="true"/>
        </table:content-validation>
        <table:content-validation table:name="val18">
          <table:help-message table:display="true"/>
          <table:error-message table:display="true"/>
        </table:content-validation>
        <table:content-validation table:name="val19" table:condition="of:is-true-formula([.E4]&lt;=[.D4])" table:base-cell-address="August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0" table:condition="of:is-true-formula([.D4]&gt;=[.E4])" table:base-cell-address="August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1" table:condition="of:is-true-formula([.D4]&gt;=[.E4])" table:base-cell-address="September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2" table:condition="of:is-true-formula([.E4]&lt;=[.D4])" table:base-cell-address="September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3">
          <table:help-message table:display="true"/>
          <table:error-message table:display="true"/>
        </table:content-validation>
        <table:content-validation table:name="val24" table:condition="of:cell-content-is-decimal-number() and cell-content()&gt;=0">
          <table:help-message table:display="true"/>
          <table:error-message table:display="true"/>
        </table:content-validation>
        <table:content-validation table:name="val25" table:condition="of:cell-content-is-decimal-number() and cell-content()&gt;=0">
          <table:help-message table:display="true"/>
          <table:error-message table:display="true"/>
        </table:content-validation>
        <table:content-validation table:name="val26">
          <table:help-message table:display="true"/>
          <table:error-message table:display="true"/>
        </table:content-validation>
        <table:content-validation table:name="val27" table:condition="of:is-true-formula([.E4]&lt;=[.D4])" table:base-cell-address="October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8" table:condition="of:is-true-formula([.D4]&gt;=[.E4])" table:base-cell-address="October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9" table:condition="of:is-true-formula([.D4]&gt;=[.E4])" table:base-cell-address="November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0" table:condition="of:is-true-formula([.E4]&lt;=[.D4])" table:base-cell-address="November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1">
          <table:help-message table:display="true"/>
          <table:error-message table:display="true"/>
        </table:content-validation>
        <table:content-validation table:name="val32" table:condition="of:cell-content-is-decimal-number() and cell-content()&gt;=0">
          <table:help-message table:display="true"/>
          <table:error-message table:display="true"/>
        </table:content-validation>
        <table:content-validation table:name="val33" table:condition="of:is-true-formula([.D4]&gt;=[.E4])" table:base-cell-address="December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4" table:condition="of:is-true-formula([.E4]&lt;=[.D4])" table:base-cell-address="December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5">
          <table:help-message table:display="true"/>
          <table:error-message table:display="true"/>
        </table:content-validation>
        <table:content-validation table:name="val36" table:condition="of:cell-content-is-decimal-number() and cell-content()&gt;=0">
          <table:help-message table:display="true"/>
          <table:error-message table:display="true"/>
        </table:content-validation>
        <table:content-validation table:name="val37" table:condition="of:cell-content-is-decimal-number() and cell-content()&gt;=0">
          <table:help-message table:display="true"/>
          <table:error-message table:display="true"/>
        </table:content-validation>
        <table:content-validation table:name="val38">
          <table:help-message table:display="true"/>
          <table:error-message table:display="true"/>
        </table:content-validation>
        <table:content-validation table:name="val39" table:condition="of:is-true-formula([.E4]&lt;=[.D4])" table:base-cell-address="January_2021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0" table:condition="of:is-true-formula([.D4]&gt;=[.E4])" table:base-cell-address="January_2021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1" table:condition="of:is-true-formula([.D4]&gt;=[.E4])" table:base-cell-address="February_2021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2" table:condition="of:is-true-formula([.E4]&lt;=[.D4])" table:base-cell-address="February_2021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3">
          <table:help-message table:display="true"/>
          <table:error-message table:display="true"/>
        </table:content-validation>
        <table:content-validation table:name="val44" table:condition="of:cell-content-is-decimal-number() and cell-content()&gt;=0">
          <table:help-message table:display="true"/>
          <table:error-message table:display="true"/>
        </table:content-validation>
        <table:content-validation table:name="val45" table:condition="of:cell-content-is-decimal-number() and cell-content()&gt;=0">
          <table:help-message table:display="true"/>
          <table:error-message table:display="true"/>
        </table:content-validation>
        <table:content-validation table:name="val46">
          <table:help-message table:display="true"/>
          <table:error-message table:display="true"/>
        </table:content-validation>
        <table:content-validation table:name="val47" table:condition="of:is-true-formula([.E4]&lt;=[.D4])" table:base-cell-address="March_2021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8" table:condition="of:is-true-formula([.D4]&gt;=[.E4])" table:base-cell-address="March_2021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April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1" table:style-name="ce23">
            <text:p>2</text:p>
          </table:table-cell>
          <table:table-cell office:value-type="float" office:value="2" table:content-validation-name="val2" table:style-name="ce22">
            <text:p>2.00</text:p>
          </table:table-cell>
          <table:table-cell office:value-type="float" office:value="9" table:content-validation-name="val1" table:style-name="ce25">
            <text:p>9</text:p>
          </table:table-cell>
          <table:table-cell office:value-type="float" office:value="9" table:content-validation-name="val2" table:style-name="ce24">
            <text:p>9.00</text:p>
          </table:table-cell>
          <table:table-cell office:value-type="float" office:value="11" table:content-validation-name="val1" table:style-name="ce27">
            <text:p>11</text:p>
          </table:table-cell>
          <table:table-cell office:value-type="float" office:value="11" table:content-validation-name="val2" table:style-name="ce26">
            <text:p>11.00</text:p>
          </table:table-cell>
          <table:table-cell office:value-type="float" office:value="20" table:content-validation-name="val1" table:style-name="ce29">
            <text:p>20</text:p>
          </table:table-cell>
          <table:table-cell office:value-type="float" office:value="19.8" table:content-validation-name="val2" table:style-name="ce28">
            <text:p>19.80</text:p>
          </table:table-cell>
          <table:table-cell office:value-type="float" office:value="6" table:content-validation-name="val1" table:style-name="ce31">
            <text:p>6</text:p>
          </table:table-cell>
          <table:table-cell office:value-type="float" office:value="5.25" table:content-validation-name="val2" table:style-name="ce30">
            <text:p>5.25</text:p>
          </table:table-cell>
          <table:table-cell table:number-columns-repeated="2" table:style-name="ce7"/>
          <table:table-cell office:value-type="float" office:value="48" table:formula="of:=[.D4]+[.F4]+[.H4]+[.J4]+[.L4]" table:style-name="ce10">
            <text:p>48</text:p>
          </table:table-cell>
          <table:table-cell office:value-type="float" office:value="47.05" table:formula="of:=[.E4]+[.G4]+[.I4]+[.K4]+[.M4]" table:style-name="ce11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49" table:formula="of:=[.P4]+[.Z4]" table:style-name="ce10">
            <text:p>49</text:p>
          </table:table-cell>
          <table:table-cell office:value-type="float" office:value="48.05" table:formula="of:=[.Q4]+[.AA4]" table:style-name="ce11">
            <text:p>48</text:p>
          </table:table-cell>
          <table:table-cell office:value-type="currency" office:value="187257.95" table:content-validation-name="val4" table:style-name="ce12">
            <text:p>£187,257.95</text:p>
          </table:table-cell>
          <table:table-cell office:value-type="currency" office:value="7642.89" table:content-validation-name="val4" table:style-name="ce12">
            <text:p>£7,642.89</text:p>
          </table:table-cell>
          <table:table-cell office:value-type="currency" office:value="0" table:content-validation-name="val3" table:style-name="ce12">
            <text:p>£0.00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50466.78" table:content-validation-name="val4" table:style-name="ce12">
            <text:p>£50,466.78</text:p>
          </table:table-cell>
          <table:table-cell office:value-type="currency" office:value="22662.67" table:content-validation-name="val4" table:style-name="ce12">
            <text:p>£22,662.67</text:p>
          </table:table-cell>
          <table:table-cell office:value-type="currency" office:value="268030.29000000004" table:formula="of:=[.AD4]+[.AE4]+[.AF4]+[.AG4]+[.AH4]+[.AI4]" table:style-name="ce13">
            <text:p>£268,030.29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68030.29000000004" table:formula="of:=[.AJ4]+[.AM4]" table:style-name="ce13">
            <text:p>£268,030.29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" table:style-name="ce23">
            <text:p>4</text:p>
          </table:table-cell>
          <table:table-cell office:value-type="float" office:value="3.6081081081081079" table:content-validation-name="val2" table:style-name="ce22">
            <text:p>3.61</text:p>
          </table:table-cell>
          <table:table-cell office:value-type="float" office:value="2" table:content-validation-name="val1" table:style-name="ce25">
            <text:p>2</text:p>
          </table:table-cell>
          <table:table-cell office:value-type="float" office:value="1.426426426426427" table:content-validation-name="val2" table:style-name="ce24">
            <text:p>1.43</text:p>
          </table:table-cell>
          <table:table-cell office:value-type="float" office:value="1" table:content-validation-name="val1" table:style-name="ce27">
            <text:p>1</text:p>
          </table:table-cell>
          <table:table-cell office:value-type="float" office:value="1" table:content-validation-name="val2" table:style-name="ce26">
            <text:p>1.00</text:p>
          </table:table-cell>
          <table:table-cell office:value-type="float" office:value="20" table:content-validation-name="val1" table:style-name="ce29">
            <text:p>20</text:p>
          </table:table-cell>
          <table:table-cell office:value-type="float" office:value="19.600000000000001" table:content-validation-name="val2" table:style-name="ce28">
            <text:p>19.60</text:p>
          </table:table-cell>
          <table:table-cell table:content-validation-name="val1" table:style-name="ce31"/>
          <table:table-cell table:content-validation-name="val2" table:style-name="ce30"/>
          <table:table-cell table:number-columns-repeated="2" table:style-name="ce7"/>
          <table:table-cell office:value-type="float" office:value="27" table:formula="of:=[.D5]+[.F5]+[.H5]+[.J5]+[.L5]" table:style-name="ce10">
            <text:p>27</text:p>
          </table:table-cell>
          <table:table-cell office:value-type="float" office:value="25.634534534534538" table:formula="of:=[.E5]+[.G5]+[.I5]+[.K5]+[.M5]" table:style-name="ce11">
            <text:p>26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7" table:formula="of:=[.P5]+[.Z5]" table:style-name="ce10">
            <text:p>27</text:p>
          </table:table-cell>
          <table:table-cell office:value-type="float" office:value="25.634534534534538" table:formula="of:=[.Q5]+[.AA5]" table:style-name="ce11">
            <text:p>26</text:p>
          </table:table-cell>
          <table:table-cell office:value-type="currency" office:value="114842" table:content-validation-name="val4" table:style-name="ce12">
            <text:p>£114,842.00</text:p>
          </table:table-cell>
          <table:table-cell office:value-type="currency" office:value="3078.42" table:content-validation-name="val4" table:style-name="ce12">
            <text:p>£3,078.42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34602.81" table:content-validation-name="val4" table:style-name="ce12">
            <text:p>£34,602.81</text:p>
          </table:table-cell>
          <table:table-cell office:value-type="currency" office:value="13753.78" table:content-validation-name="val4" table:style-name="ce12">
            <text:p>£13,753.78</text:p>
          </table:table-cell>
          <table:table-cell office:value-type="currency" office:value="166277.00999999998" table:formula="of:=[.AD5]+[.AE5]+[.AF5]+[.AG5]+[.AH5]+[.AI5]" table:style-name="ce13">
            <text:p>£166,277.01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66277.00999999998" table:formula="of:=[.AJ5]+[.AM5]" table:style-name="ce13">
            <text:p>£166,277.0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2" table:content-validation-name="val1" table:style-name="ce23">
            <text:p>72</text:p>
          </table:table-cell>
          <table:table-cell office:value-type="float" office:value="68.166366366366361" table:content-validation-name="val2" table:style-name="ce22">
            <text:p>68.17</text:p>
          </table:table-cell>
          <table:table-cell office:value-type="float" office:value="318" table:content-validation-name="val1" table:style-name="ce25">
            <text:p>318</text:p>
          </table:table-cell>
          <table:table-cell office:value-type="float" office:value="306.34729086229095" table:content-validation-name="val2" table:style-name="ce24">
            <text:p>306.35</text:p>
          </table:table-cell>
          <table:table-cell office:value-type="float" office:value="215" table:content-validation-name="val1" table:style-name="ce27">
            <text:p>215</text:p>
          </table:table-cell>
          <table:table-cell office:value-type="float" office:value="210.78052338052336" table:content-validation-name="val2" table:style-name="ce26">
            <text:p>210.78</text:p>
          </table:table-cell>
          <table:table-cell office:value-type="float" office:value="1603" table:content-validation-name="val1" table:style-name="ce29">
            <text:p>1603</text:p>
          </table:table-cell>
          <table:table-cell office:value-type="float" office:value="1461.3794423255958" table:content-validation-name="val2" table:style-name="ce28">
            <text:p>1461.38</text:p>
          </table:table-cell>
          <table:table-cell office:value-type="float" office:value="200" table:content-validation-name="val1" table:style-name="ce31">
            <text:p>200</text:p>
          </table:table-cell>
          <table:table-cell office:value-type="float" office:value="187.34876126126122" table:content-validation-name="val2" table:style-name="ce30">
            <text:p>187.35</text:p>
          </table:table-cell>
          <table:table-cell table:number-columns-repeated="2" table:style-name="ce7"/>
          <table:table-cell office:value-type="float" office:value="2408" table:formula="of:=[.D6]+[.F6]+[.H6]+[.J6]+[.L6]" table:style-name="ce10">
            <text:p>2408</text:p>
          </table:table-cell>
          <table:table-cell office:value-type="float" office:value="2234.0223841960378" table:formula="of:=[.E6]+[.G6]+[.I6]+[.K6]+[.M6]" table:style-name="ce11">
            <text:p>2234</text:p>
          </table:table-cell>
          <table:table-cell office:value-type="float" office:value="140" table:style-name="ce7">
            <text:p>140</text:p>
          </table:table-cell>
          <table:table-cell office:value-type="float" office:value="138.09297297297297" table:style-name="ce15">
            <text:p>138.09</text:p>
          </table:table-cell>
          <table:table-cell office:value-type="float" office:value="126" table:style-name="ce7">
            <text:p>126</text:p>
          </table:table-cell>
          <table:table-cell office:value-type="float" office:value="125.39999999999999" table:style-name="ce7">
            <text:p>125.4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" table:style-name="ce7">
            <text:p>3</text:p>
          </table:table-cell>
          <table:table-cell office:value-type="float" office:value="0.08" table:style-name="ce7">
            <text:p>0.08</text:p>
          </table:table-cell>
          <table:table-cell office:value-type="float" office:value="300" table:formula="of:=[.R6]+[.T6]+[.V6]+[.X6]" table:style-name="ce10">
            <text:p>300</text:p>
          </table:table-cell>
          <table:table-cell office:value-type="float" office:value="294.57297297297293" table:formula="of:=[.S6]+[.U6]+[.W6]+[.Y6]" table:style-name="ce11">
            <text:p>295</text:p>
          </table:table-cell>
          <table:table-cell office:value-type="float" office:value="2708" table:formula="of:=[.P6]+[.Z6]" table:style-name="ce10">
            <text:p>2708</text:p>
          </table:table-cell>
          <table:table-cell office:value-type="float" office:value="2528.5953571690106" table:formula="of:=[.Q6]+[.AA6]" table:style-name="ce11">
            <text:p>2529</text:p>
          </table:table-cell>
          <table:table-cell office:value-type="currency" office:value="9809422.8900000006" table:content-validation-name="val4" table:style-name="ce12">
            <text:p>£9,809,422.89</text:p>
          </table:table-cell>
          <table:table-cell office:value-type="currency" office:value="31695.42" table:content-validation-name="val4" table:style-name="ce12">
            <text:p>£31,695.42</text:p>
          </table:table-cell>
          <table:table-cell office:value-type="currency" office:value="29450" table:content-validation-name="val4" table:style-name="ce12">
            <text:p>£29,450.00</text:p>
          </table:table-cell>
          <table:table-cell office:value-type="currency" office:value="100819.71" table:content-validation-name="val4" table:style-name="ce12">
            <text:p>£100,819.71</text:p>
          </table:table-cell>
          <table:table-cell office:value-type="currency" office:value="2722847.46" table:content-validation-name="val4" table:style-name="ce12">
            <text:p>£2,722,847.46</text:p>
          </table:table-cell>
          <table:table-cell office:value-type="currency" office:value="1126679.6599999999" table:content-validation-name="val4" table:style-name="ce12">
            <text:p>£1,126,679.66</text:p>
          </table:table-cell>
          <table:table-cell office:value-type="currency" office:value="13820915.140000001" table:formula="of:=[.AD6]+[.AE6]+[.AF6]+[.AG6]+[.AH6]+[.AI6]" table:style-name="ce13">
            <text:p>£13,820,915.14</text:p>
          </table:table-cell>
          <table:table-cell office:value-type="currency" office:value="1215698.5599999984" table:content-validation-name="val4" table:style-name="ce14">
            <text:p>£1,215,698.56</text:p>
          </table:table-cell>
          <table:table-cell office:value-type="currency" office:value="1781.25" table:content-validation-name="val4" table:style-name="ce14">
            <text:p>£1,781.25</text:p>
          </table:table-cell>
          <table:table-cell office:value-type="currency" office:value="1217479.8099999984" table:formula="of:=[.AK6]+[.AL6]" table:style-name="ce13">
            <text:p>£1,217,479.81</text:p>
          </table:table-cell>
          <table:table-cell office:value-type="currency" office:value="15038394.949999999" table:formula="of:=[.AJ6]+[.AM6]" table:style-name="ce13">
            <text:p>£15,038,394.95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May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8" table:style-name="ce33">
            <text:p>2</text:p>
          </table:table-cell>
          <table:table-cell office:value-type="float" office:value="2" table:content-validation-name="val7" table:style-name="ce32">
            <text:p>2.00</text:p>
          </table:table-cell>
          <table:table-cell office:value-type="float" office:value="9" table:content-validation-name="val8" table:style-name="ce35">
            <text:p>9</text:p>
          </table:table-cell>
          <table:table-cell office:value-type="float" office:value="9" table:content-validation-name="val7" table:style-name="ce34">
            <text:p>9.00</text:p>
          </table:table-cell>
          <table:table-cell office:value-type="float" office:value="11" table:content-validation-name="val8" table:style-name="ce37">
            <text:p>11</text:p>
          </table:table-cell>
          <table:table-cell office:value-type="float" office:value="11" table:content-validation-name="val7" table:style-name="ce36">
            <text:p>11.00</text:p>
          </table:table-cell>
          <table:table-cell office:value-type="float" office:value="21" table:content-validation-name="val8" table:style-name="ce39">
            <text:p>21</text:p>
          </table:table-cell>
          <table:table-cell office:value-type="float" office:value="20.8" table:content-validation-name="val7" table:style-name="ce38">
            <text:p>20.80</text:p>
          </table:table-cell>
          <table:table-cell office:value-type="float" office:value="6" table:content-validation-name="val8" table:style-name="ce41">
            <text:p>6</text:p>
          </table:table-cell>
          <table:table-cell office:value-type="float" office:value="5.25" table:content-validation-name="val7" table:style-name="ce40">
            <text:p>5.25</text:p>
          </table:table-cell>
          <table:table-cell table:number-columns-repeated="2" table:style-name="ce7"/>
          <table:table-cell office:value-type="float" office:value="49" table:formula="of:=[.D4]+[.F4]+[.H4]+[.J4]+[.L4]" table:style-name="ce10">
            <text:p>49</text:p>
          </table:table-cell>
          <table:table-cell office:value-type="float" office:value="48.05" table:formula="of:=[.E4]+[.G4]+[.I4]+[.K4]+[.M4]" table:style-name="ce11">
            <text:p>4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0" table:formula="of:=[.P4]+[.Z4]" table:style-name="ce10">
            <text:p>50</text:p>
          </table:table-cell>
          <table:table-cell office:value-type="float" office:value="49.05" table:formula="of:=[.Q4]+[.AA4]" table:style-name="ce11">
            <text:p>49</text:p>
          </table:table-cell>
          <table:table-cell office:value-type="currency" office:value="195060.57" table:content-validation-name="val5" table:style-name="ce12">
            <text:p>£195,060.57</text:p>
          </table:table-cell>
          <table:table-cell office:value-type="currency" office:value="10907.06" table:content-validation-name="val5" table:style-name="ce12">
            <text:p>£10,907.06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52747.72" table:content-validation-name="val5" table:style-name="ce12">
            <text:p>£52,747.72</text:p>
          </table:table-cell>
          <table:table-cell office:value-type="currency" office:value="23439.49" table:content-validation-name="val5" table:style-name="ce12">
            <text:p>£23,439.49</text:p>
          </table:table-cell>
          <table:table-cell office:value-type="currency" office:value="282154.84000000003" table:formula="of:=[.AD4]+[.AE4]+[.AF4]+[.AG4]+[.AH4]+[.AI4]" table:style-name="ce13">
            <text:p>£282,154.84</text:p>
          </table:table-cell>
          <table:table-cell office:value-type="currency" office:value="14156.74" table:content-validation-name="val5" table:style-name="ce14">
            <text:p>£14,156.74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14156.74" table:formula="of:=[.AK4]+[.AL4]" table:style-name="ce13">
            <text:p>£14,156.74</text:p>
          </table:table-cell>
          <table:table-cell office:value-type="currency" office:value="296311.58" table:formula="of:=[.AJ4]+[.AM4]" table:style-name="ce13">
            <text:p>£296,311.58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8" table:style-name="ce33">
            <text:p>4</text:p>
          </table:table-cell>
          <table:table-cell office:value-type="float" office:value="3.6081081081081079" table:content-validation-name="val7" table:style-name="ce32">
            <text:p>3.61</text:p>
          </table:table-cell>
          <table:table-cell office:value-type="float" office:value="2" table:content-validation-name="val8" table:style-name="ce35">
            <text:p>2</text:p>
          </table:table-cell>
          <table:table-cell office:value-type="float" office:value="1.426426426426427" table:content-validation-name="val7" table:style-name="ce34">
            <text:p>1.43</text:p>
          </table:table-cell>
          <table:table-cell office:value-type="float" office:value="1" table:content-validation-name="val8" table:style-name="ce37">
            <text:p>1</text:p>
          </table:table-cell>
          <table:table-cell office:value-type="float" office:value="1" table:content-validation-name="val7" table:style-name="ce36">
            <text:p>1.00</text:p>
          </table:table-cell>
          <table:table-cell office:value-type="float" office:value="19" table:content-validation-name="val8" table:style-name="ce39">
            <text:p>19</text:p>
          </table:table-cell>
          <table:table-cell office:value-type="float" office:value="18.600000000000001" table:content-validation-name="val7" table:style-name="ce38">
            <text:p>18.60</text:p>
          </table:table-cell>
          <table:table-cell table:content-validation-name="val8" table:style-name="ce41"/>
          <table:table-cell table:content-validation-name="val7" table:style-name="ce40"/>
          <table:table-cell table:number-columns-repeated="2" table:style-name="ce7"/>
          <table:table-cell office:value-type="float" office:value="26" table:formula="of:=[.D5]+[.F5]+[.H5]+[.J5]+[.L5]" table:style-name="ce10">
            <text:p>26</text:p>
          </table:table-cell>
          <table:table-cell office:value-type="float" office:value="24.634534534534538" table:formula="of:=[.E5]+[.G5]+[.I5]+[.K5]+[.M5]" table:style-name="ce11">
            <text:p>25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6" table:formula="of:=[.P5]+[.Z5]" table:style-name="ce10">
            <text:p>26</text:p>
          </table:table-cell>
          <table:table-cell office:value-type="float" office:value="24.634534534534538" table:formula="of:=[.Q5]+[.AA5]" table:style-name="ce11">
            <text:p>25</text:p>
          </table:table-cell>
          <table:table-cell office:value-type="currency" office:value="118121.36" table:content-validation-name="val5" table:style-name="ce12">
            <text:p>£118,121.36</text:p>
          </table:table-cell>
          <table:table-cell office:value-type="currency" office:value="2977.04" table:content-validation-name="val5" table:style-name="ce12">
            <text:p>£2,977.0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33698.449999999997" table:content-validation-name="val5" table:style-name="ce12">
            <text:p>£33,698.45</text:p>
          </table:table-cell>
          <table:table-cell office:value-type="currency" office:value="13745.03" table:content-validation-name="val5" table:style-name="ce12">
            <text:p>£13,745.03</text:p>
          </table:table-cell>
          <table:table-cell office:value-type="currency" office:value="168541.87999999998" table:formula="of:=[.AD5]+[.AE5]+[.AF5]+[.AG5]+[.AH5]+[.AI5]" table:style-name="ce13">
            <text:p>£168,541.88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68541.87999999998" table:formula="of:=[.AJ5]+[.AM5]" table:style-name="ce13">
            <text:p>£168,541.88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0" table:content-validation-name="val8" table:style-name="ce33">
            <text:p>70</text:p>
          </table:table-cell>
          <table:table-cell office:value-type="float" office:value="66.166366366366361" table:content-validation-name="val7" table:style-name="ce32">
            <text:p>66.17</text:p>
          </table:table-cell>
          <table:table-cell office:value-type="float" office:value="322" table:content-validation-name="val8" table:style-name="ce35">
            <text:p>322</text:p>
          </table:table-cell>
          <table:table-cell office:value-type="float" office:value="310.53545045045047" table:content-validation-name="val7" table:style-name="ce34">
            <text:p>310.54</text:p>
          </table:table-cell>
          <table:table-cell office:value-type="float" office:value="218" table:content-validation-name="val8" table:style-name="ce37">
            <text:p>218</text:p>
          </table:table-cell>
          <table:table-cell office:value-type="float" office:value="213.78052338052339" table:content-validation-name="val7" table:style-name="ce36">
            <text:p>213.78</text:p>
          </table:table-cell>
          <table:table-cell office:value-type="float" office:value="1602" table:content-validation-name="val8" table:style-name="ce39">
            <text:p>1602</text:p>
          </table:table-cell>
          <table:table-cell office:value-type="float" office:value="1461.0670541534544" table:content-validation-name="val7" table:style-name="ce38">
            <text:p>1461.07</text:p>
          </table:table-cell>
          <table:table-cell office:value-type="float" office:value="200" table:content-validation-name="val8" table:style-name="ce41">
            <text:p>200</text:p>
          </table:table-cell>
          <table:table-cell office:value-type="float" office:value="187.25987237237237" table:content-validation-name="val7" table:style-name="ce40">
            <text:p>187.26</text:p>
          </table:table-cell>
          <table:table-cell table:number-columns-repeated="2" table:style-name="ce7"/>
          <table:table-cell office:value-type="float" office:value="2412" table:formula="of:=[.D6]+[.F6]+[.H6]+[.J6]+[.L6]" table:style-name="ce10">
            <text:p>2412</text:p>
          </table:table-cell>
          <table:table-cell office:value-type="float" office:value="2238.8092667231667" table:formula="of:=[.E6]+[.G6]+[.I6]+[.K6]+[.M6]" table:style-name="ce11">
            <text:p>2239</text:p>
          </table:table-cell>
          <table:table-cell office:value-type="float" office:value="137" table:style-name="ce7">
            <text:p>137</text:p>
          </table:table-cell>
          <table:table-cell office:value-type="float" office:value="135.49297297297298" table:style-name="ce15">
            <text:p>135.49</text:p>
          </table:table-cell>
          <table:table-cell office:value-type="float" office:value="121" table:style-name="ce7">
            <text:p>121</text:p>
          </table:table-cell>
          <table:table-cell office:value-type="float" office:value="120.39999999999999" table:style-name="ce7">
            <text:p>120.4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" table:style-name="ce7">
            <text:p>4</text:p>
          </table:table-cell>
          <table:table-cell office:value-type="float" office:value="0.71" table:style-name="ce7">
            <text:p>0.71</text:p>
          </table:table-cell>
          <table:table-cell office:value-type="float" office:value="293" table:formula="of:=[.R6]+[.T6]+[.V6]+[.X6]" table:style-name="ce10">
            <text:p>293</text:p>
          </table:table-cell>
          <table:table-cell office:value-type="float" office:value="287.60297297297296" table:formula="of:=[.S6]+[.U6]+[.W6]+[.Y6]" table:style-name="ce11">
            <text:p>288</text:p>
          </table:table-cell>
          <table:table-cell office:value-type="float" office:value="2705" table:formula="of:=[.P6]+[.Z6]" table:style-name="ce10">
            <text:p>2705</text:p>
          </table:table-cell>
          <table:table-cell office:value-type="float" office:value="2526.4122396961397" table:formula="of:=[.Q6]+[.AA6]" table:style-name="ce11">
            <text:p>2526</text:p>
          </table:table-cell>
          <table:table-cell office:value-type="currency" office:value="9878063.0899999999" table:content-validation-name="val5" table:style-name="ce12">
            <text:p>£9,878,063.09</text:p>
          </table:table-cell>
          <table:table-cell office:value-type="currency" office:value="34688.269999999997" table:content-validation-name="val5" table:style-name="ce12">
            <text:p>£34,688.27</text:p>
          </table:table-cell>
          <table:table-cell office:value-type="currency" office:value="4250" table:content-validation-name="val5" table:style-name="ce12">
            <text:p>£4,250.00</text:p>
          </table:table-cell>
          <table:table-cell office:value-type="currency" office:value="106329.41" table:content-validation-name="val5" table:style-name="ce12">
            <text:p>£106,329.41</text:p>
          </table:table-cell>
          <table:table-cell office:value-type="currency" office:value="2737740.28" table:content-validation-name="val5" table:style-name="ce12">
            <text:p>£2,737,740.28</text:p>
          </table:table-cell>
          <table:table-cell office:value-type="currency" office:value="1133234.9099999999" table:content-validation-name="val5" table:style-name="ce12">
            <text:p>£1,133,234.91</text:p>
          </table:table-cell>
          <table:table-cell office:value-type="currency" office:value="13894305.959999999" table:formula="of:=[.AD6]+[.AE6]+[.AF6]+[.AG6]+[.AH6]+[.AI6]" table:style-name="ce13">
            <text:p>£13,894,305.96</text:p>
          </table:table-cell>
          <table:table-cell office:value-type="currency" office:value="1268090.06" table:content-validation-name="val5" table:style-name="ce14">
            <text:p>£1,268,090.06</text:p>
          </table:table-cell>
          <table:table-cell office:value-type="currency" office:value="13432.18" table:content-validation-name="val5" table:style-name="ce14">
            <text:p>£13,432.18</text:p>
          </table:table-cell>
          <table:table-cell office:value-type="currency" office:value="1281522.24" table:formula="of:=[.AK6]+[.AL6]" table:style-name="ce13">
            <text:p>£1,281,522.24</text:p>
          </table:table-cell>
          <table:table-cell office:value-type="currency" office:value="15175828.199999999" table:formula="of:=[.AJ6]+[.AM6]" table:style-name="ce13">
            <text:p>£15,175,828.20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une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12" table:style-name="ce43">
            <text:p>2</text:p>
          </table:table-cell>
          <table:table-cell office:value-type="float" office:value="2" table:content-validation-name="val9" table:style-name="ce42">
            <text:p>2.00</text:p>
          </table:table-cell>
          <table:table-cell office:value-type="float" office:value="9" table:content-validation-name="val12" table:style-name="ce45">
            <text:p>9</text:p>
          </table:table-cell>
          <table:table-cell office:value-type="float" office:value="9" table:content-validation-name="val9" table:style-name="ce44">
            <text:p>9.00</text:p>
          </table:table-cell>
          <table:table-cell office:value-type="float" office:value="12" table:content-validation-name="val12" table:style-name="ce47">
            <text:p>12</text:p>
          </table:table-cell>
          <table:table-cell office:value-type="float" office:value="12" table:content-validation-name="val9" table:style-name="ce46">
            <text:p>12.00</text:p>
          </table:table-cell>
          <table:table-cell office:value-type="float" office:value="21" table:content-validation-name="val12" table:style-name="ce49">
            <text:p>21</text:p>
          </table:table-cell>
          <table:table-cell office:value-type="float" office:value="20.8" table:content-validation-name="val9" table:style-name="ce48">
            <text:p>20.80</text:p>
          </table:table-cell>
          <table:table-cell office:value-type="float" office:value="6" table:content-validation-name="val12" table:style-name="ce51">
            <text:p>6</text:p>
          </table:table-cell>
          <table:table-cell office:value-type="float" office:value="5.25" table:content-validation-name="val9" table:style-name="ce50">
            <text:p>5.25</text:p>
          </table:table-cell>
          <table:table-cell table:number-columns-repeated="2" table:style-name="ce7"/>
          <table:table-cell office:value-type="float" office:value="50" table:formula="of:=[.D4]+[.F4]+[.H4]+[.J4]+[.L4]" table:style-name="ce10">
            <text:p>50</text:p>
          </table:table-cell>
          <table:table-cell office:value-type="float" office:value="49.05" table:formula="of:=[.E4]+[.G4]+[.I4]+[.K4]+[.M4]" table:style-name="ce11">
            <text:p>4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1" table:formula="of:=[.P4]+[.Z4]" table:style-name="ce10">
            <text:p>51</text:p>
          </table:table-cell>
          <table:table-cell office:value-type="float" office:value="50.05" table:formula="of:=[.Q4]+[.AA4]" table:style-name="ce11">
            <text:p>50</text:p>
          </table:table-cell>
          <table:table-cell office:value-type="currency" office:value="196468.44" table:content-validation-name="val11" table:style-name="ce12">
            <text:p>£196,468.44</text:p>
          </table:table-cell>
          <table:table-cell office:value-type="currency" office:value="15574.36" table:content-validation-name="val11" table:style-name="ce12">
            <text:p>£15,574.36</text:p>
          </table:table-cell>
          <table:table-cell office:value-type="currency" office:value="0" table:content-validation-name="val10" table:style-name="ce12">
            <text:p>£0.00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52100.88" table:content-validation-name="val11" table:style-name="ce12">
            <text:p>£52,100.88</text:p>
          </table:table-cell>
          <table:table-cell office:value-type="currency" office:value="24194.42" table:content-validation-name="val11" table:style-name="ce12">
            <text:p>£24,194.42</text:p>
          </table:table-cell>
          <table:table-cell office:value-type="currency" office:value="288338.09999999998" table:formula="of:=[.AD4]+[.AE4]+[.AF4]+[.AG4]+[.AH4]+[.AI4]" table:style-name="ce13">
            <text:p>£288,338.10</text:p>
          </table:table-cell>
          <table:table-cell office:value-type="currency" office:value="6540.14" table:content-validation-name="val11" table:style-name="ce14">
            <text:p>£6,540.14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6540.14" table:formula="of:=[.AK4]+[.AL4]" table:style-name="ce13">
            <text:p>£6,540.14</text:p>
          </table:table-cell>
          <table:table-cell office:value-type="currency" office:value="294878.24" table:formula="of:=[.AJ4]+[.AM4]" table:style-name="ce13">
            <text:p>£294,878.24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2" table:style-name="ce43">
            <text:p>4</text:p>
          </table:table-cell>
          <table:table-cell office:value-type="float" office:value="3.6081081081081079" table:content-validation-name="val9" table:style-name="ce42">
            <text:p>3.61</text:p>
          </table:table-cell>
          <table:table-cell office:value-type="float" office:value="2" table:content-validation-name="val12" table:style-name="ce45">
            <text:p>2</text:p>
          </table:table-cell>
          <table:table-cell office:value-type="float" office:value="1.426426426426427" table:content-validation-name="val9" table:style-name="ce44">
            <text:p>1.43</text:p>
          </table:table-cell>
          <table:table-cell office:value-type="float" office:value="1" table:content-validation-name="val12" table:style-name="ce47">
            <text:p>1</text:p>
          </table:table-cell>
          <table:table-cell office:value-type="float" office:value="1" table:content-validation-name="val9" table:style-name="ce46">
            <text:p>1.00</text:p>
          </table:table-cell>
          <table:table-cell office:value-type="float" office:value="20" table:content-validation-name="val12" table:style-name="ce49">
            <text:p>20</text:p>
          </table:table-cell>
          <table:table-cell office:value-type="float" office:value="19.600000000000001" table:content-validation-name="val9" table:style-name="ce48">
            <text:p>19.60</text:p>
          </table:table-cell>
          <table:table-cell table:content-validation-name="val12" table:style-name="ce51"/>
          <table:table-cell table:content-validation-name="val9" table:style-name="ce50"/>
          <table:table-cell table:number-columns-repeated="2" table:style-name="ce7"/>
          <table:table-cell office:value-type="float" office:value="27" table:formula="of:=[.D5]+[.F5]+[.H5]+[.J5]+[.L5]" table:style-name="ce10">
            <text:p>27</text:p>
          </table:table-cell>
          <table:table-cell office:value-type="float" office:value="25.634534534534538" table:formula="of:=[.E5]+[.G5]+[.I5]+[.K5]+[.M5]" table:style-name="ce11">
            <text:p>26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7" table:formula="of:=[.P5]+[.Z5]" table:style-name="ce10">
            <text:p>27</text:p>
          </table:table-cell>
          <table:table-cell office:value-type="float" office:value="25.634534534534538" table:formula="of:=[.Q5]+[.AA5]" table:style-name="ce11">
            <text:p>26</text:p>
          </table:table-cell>
          <table:table-cell office:value-type="currency" office:value="122595.12" table:content-validation-name="val11" table:style-name="ce12">
            <text:p>£122,595.12</text:p>
          </table:table-cell>
          <table:table-cell office:value-type="currency" office:value="2977.04" table:content-validation-name="val11" table:style-name="ce12">
            <text:p>£2,977.04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34946.629999999997" table:content-validation-name="val11" table:style-name="ce12">
            <text:p>£34,946.63</text:p>
          </table:table-cell>
          <table:table-cell office:value-type="currency" office:value="14261.39" table:content-validation-name="val11" table:style-name="ce12">
            <text:p>£14,261.39</text:p>
          </table:table-cell>
          <table:table-cell office:value-type="currency" office:value="174780.18" table:formula="of:=[.AD5]+[.AE5]+[.AF5]+[.AG5]+[.AH5]+[.AI5]" table:style-name="ce13">
            <text:p>£174,780.18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4780.18" table:formula="of:=[.AJ5]+[.AM5]" table:style-name="ce13">
            <text:p>£174,780.18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1" table:content-validation-name="val12" table:style-name="ce43">
            <text:p>71</text:p>
          </table:table-cell>
          <table:table-cell office:value-type="float" office:value="66.977177177177168" table:content-validation-name="val9" table:style-name="ce42">
            <text:p>66.98</text:p>
          </table:table-cell>
          <table:table-cell office:value-type="float" office:value="320" table:content-validation-name="val12" table:style-name="ce45">
            <text:p>320</text:p>
          </table:table-cell>
          <table:table-cell office:value-type="float" office:value="310.78409909909908" table:content-validation-name="val9" table:style-name="ce44">
            <text:p>310.78</text:p>
          </table:table-cell>
          <table:table-cell office:value-type="float" office:value="220" table:content-validation-name="val12" table:style-name="ce47">
            <text:p>220</text:p>
          </table:table-cell>
          <table:table-cell office:value-type="float" office:value="215.98052338052341" table:content-validation-name="val9" table:style-name="ce46">
            <text:p>215.98</text:p>
          </table:table-cell>
          <table:table-cell office:value-type="float" office:value="1605" table:content-validation-name="val12" table:style-name="ce49">
            <text:p>1605</text:p>
          </table:table-cell>
          <table:table-cell office:value-type="float" office:value="1461.5509719998722" table:content-validation-name="val9" table:style-name="ce48">
            <text:p>1461.55</text:p>
          </table:table-cell>
          <table:table-cell office:value-type="float" office:value="204" table:content-validation-name="val12" table:style-name="ce51">
            <text:p>204</text:p>
          </table:table-cell>
          <table:table-cell office:value-type="float" office:value="191.48367117117121" table:content-validation-name="val9" table:style-name="ce50">
            <text:p>191.48</text:p>
          </table:table-cell>
          <table:table-cell table:number-columns-repeated="2" table:style-name="ce7"/>
          <table:table-cell office:value-type="float" office:value="2420" table:formula="of:=[.D6]+[.F6]+[.H6]+[.J6]+[.L6]" table:style-name="ce10">
            <text:p>2420</text:p>
          </table:table-cell>
          <table:table-cell office:value-type="float" office:value="2246.7764428278433" table:formula="of:=[.E6]+[.G6]+[.I6]+[.K6]+[.M6]" table:style-name="ce11">
            <text:p>2247</text:p>
          </table:table-cell>
          <table:table-cell office:value-type="float" office:value="140" table:style-name="ce7">
            <text:p>140</text:p>
          </table:table-cell>
          <table:table-cell office:value-type="float" office:value="138.52000000000001" table:style-name="ce7">
            <text:p>138.52</text:p>
          </table:table-cell>
          <table:table-cell office:value-type="float" office:value="120" table:style-name="ce7">
            <text:p>120</text:p>
          </table:table-cell>
          <table:table-cell office:value-type="float" office:value="119.4" table:style-name="ce7">
            <text:p>119.4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2" table:style-name="ce7"/>
          <table:table-cell office:value-type="float" office:value="291" table:formula="of:=[.R6]+[.T6]+[.V6]+[.X6]" table:style-name="ce10">
            <text:p>291</text:p>
          </table:table-cell>
          <table:table-cell office:value-type="float" office:value="288.92" table:formula="of:=[.S6]+[.U6]+[.W6]+[.Y6]" table:style-name="ce11">
            <text:p>289</text:p>
          </table:table-cell>
          <table:table-cell office:value-type="float" office:value="2711" table:formula="of:=[.P6]+[.Z6]" table:style-name="ce10">
            <text:p>2711</text:p>
          </table:table-cell>
          <table:table-cell office:value-type="float" office:value="2535.6964428278434" table:formula="of:=[.Q6]+[.AA6]" table:style-name="ce11">
            <text:p>2536</text:p>
          </table:table-cell>
          <table:table-cell office:value-type="currency" office:value="9603283.0700000003" table:content-validation-name="val11" table:style-name="ce12">
            <text:p>£9,603,283.07</text:p>
          </table:table-cell>
          <table:table-cell office:value-type="currency" office:value="33809.43" table:content-validation-name="val11" table:style-name="ce12">
            <text:p>£33,809.43</text:p>
          </table:table-cell>
          <table:table-cell office:value-type="currency" office:value="41510" table:content-validation-name="val11" table:style-name="ce12">
            <text:p>£41,510.00</text:p>
          </table:table-cell>
          <table:table-cell office:value-type="currency" office:value="140605.63" table:content-validation-name="val11" table:style-name="ce12">
            <text:p>£140,605.63</text:p>
          </table:table-cell>
          <table:table-cell office:value-type="currency" office:value="2763770.58" table:content-validation-name="val11" table:style-name="ce12">
            <text:p>£2,763,770.58</text:p>
          </table:table-cell>
          <table:table-cell office:value-type="currency" office:value="1165003.54" table:content-validation-name="val11" table:style-name="ce12">
            <text:p>£1,165,003.54</text:p>
          </table:table-cell>
          <table:table-cell office:value-type="currency" office:value="13747982.25" table:formula="of:=[.AD6]+[.AE6]+[.AF6]+[.AG6]+[.AH6]+[.AI6]" table:style-name="ce13">
            <text:p>£13,747,982.25</text:p>
          </table:table-cell>
          <table:table-cell office:value-type="currency" office:value="3208512.29" table:content-validation-name="val11" table:style-name="ce14">
            <text:p>£3,208,512.29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3208512.29" table:formula="of:=[.AK6]+[.AL6]" table:style-name="ce13">
            <text:p>£3,208,512.29</text:p>
          </table:table-cell>
          <table:table-cell office:value-type="currency" office:value="16956494.539999999" table:formula="of:=[.AJ6]+[.AM6]" table:style-name="ce13">
            <text:p>£16,956,494.54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uly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16" table:style-name="ce53">
            <text:p>2</text:p>
          </table:table-cell>
          <table:table-cell office:value-type="float" office:value="2" table:content-validation-name="val15" table:style-name="ce52">
            <text:p>2.00</text:p>
          </table:table-cell>
          <table:table-cell office:value-type="float" office:value="9" table:content-validation-name="val16" table:style-name="ce55">
            <text:p>9</text:p>
          </table:table-cell>
          <table:table-cell office:value-type="float" office:value="9" table:content-validation-name="val15" table:style-name="ce54">
            <text:p>9.00</text:p>
          </table:table-cell>
          <table:table-cell office:value-type="float" office:value="12" table:content-validation-name="val16" table:style-name="ce57">
            <text:p>12</text:p>
          </table:table-cell>
          <table:table-cell office:value-type="float" office:value="12" table:content-validation-name="val15" table:style-name="ce56">
            <text:p>12.00</text:p>
          </table:table-cell>
          <table:table-cell office:value-type="float" office:value="19" table:content-validation-name="val16" table:style-name="ce59">
            <text:p>19</text:p>
          </table:table-cell>
          <table:table-cell office:value-type="float" office:value="19" table:content-validation-name="val15" table:style-name="ce58">
            <text:p>19.00</text:p>
          </table:table-cell>
          <table:table-cell office:value-type="float" office:value="6" table:content-validation-name="val16" table:style-name="ce61">
            <text:p>6</text:p>
          </table:table-cell>
          <table:table-cell office:value-type="float" office:value="5.25" table:content-validation-name="val15" table:style-name="ce60">
            <text:p>5.25</text:p>
          </table:table-cell>
          <table:table-cell table:number-columns-repeated="2" table:style-name="ce7"/>
          <table:table-cell office:value-type="float" office:value="48" table:formula="of:=[.D4]+[.F4]+[.H4]+[.J4]+[.L4]" table:style-name="ce10">
            <text:p>48</text:p>
          </table:table-cell>
          <table:table-cell office:value-type="float" office:value="47.25" table:formula="of:=[.E4]+[.G4]+[.I4]+[.K4]+[.M4]" table:style-name="ce11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49" table:formula="of:=[.P4]+[.Z4]" table:style-name="ce10">
            <text:p>49</text:p>
          </table:table-cell>
          <table:table-cell office:value-type="float" office:value="48.25" table:formula="of:=[.Q4]+[.AA4]" table:style-name="ce11">
            <text:p>48</text:p>
          </table:table-cell>
          <table:table-cell office:value-type="currency" office:value="183053.06" table:content-validation-name="val13" table:style-name="ce12">
            <text:p>£183,053.06</text:p>
          </table:table-cell>
          <table:table-cell office:value-type="currency" office:value="7899.71" table:content-validation-name="val13" table:style-name="ce12">
            <text:p>£7,899.71</text:p>
          </table:table-cell>
          <table:table-cell office:value-type="currency" office:value="0" table:content-validation-name="val14" table:style-name="ce12">
            <text:p>£0.00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49690.48" table:content-validation-name="val13" table:style-name="ce12">
            <text:p>£49,690.48</text:p>
          </table:table-cell>
          <table:table-cell office:value-type="currency" office:value="21604.16" table:content-validation-name="val13" table:style-name="ce12">
            <text:p>£21,604.16</text:p>
          </table:table-cell>
          <table:table-cell office:value-type="currency" office:value="262247.40999999997" table:formula="of:=[.AD4]+[.AE4]+[.AF4]+[.AG4]+[.AH4]+[.AI4]" table:style-name="ce13">
            <text:p>£262,247.41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62247.40999999997" table:formula="of:=[.AJ4]+[.AM4]" table:style-name="ce13">
            <text:p>£262,247.4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6" table:style-name="ce53">
            <text:p>4</text:p>
          </table:table-cell>
          <table:table-cell office:value-type="float" office:value="3.6081081081081079" table:content-validation-name="val15" table:style-name="ce52">
            <text:p>3.61</text:p>
          </table:table-cell>
          <table:table-cell office:value-type="float" office:value="2" table:content-validation-name="val16" table:style-name="ce55">
            <text:p>2</text:p>
          </table:table-cell>
          <table:table-cell office:value-type="float" office:value="1.426426426426427" table:content-validation-name="val15" table:style-name="ce54">
            <text:p>1.43</text:p>
          </table:table-cell>
          <table:table-cell office:value-type="float" office:value="1" table:content-validation-name="val16" table:style-name="ce57">
            <text:p>1</text:p>
          </table:table-cell>
          <table:table-cell office:value-type="float" office:value="1" table:content-validation-name="val15" table:style-name="ce56">
            <text:p>1.00</text:p>
          </table:table-cell>
          <table:table-cell office:value-type="float" office:value="20" table:content-validation-name="val16" table:style-name="ce59">
            <text:p>20</text:p>
          </table:table-cell>
          <table:table-cell office:value-type="float" office:value="19.282499999999999" table:content-validation-name="val15" table:style-name="ce58">
            <text:p>19.28</text:p>
          </table:table-cell>
          <table:table-cell table:content-validation-name="val16" table:style-name="ce61"/>
          <table:table-cell table:content-validation-name="val15" table:style-name="ce60"/>
          <table:table-cell table:number-columns-repeated="2" table:style-name="ce7"/>
          <table:table-cell office:value-type="float" office:value="27" table:formula="of:=[.D5]+[.F5]+[.H5]+[.J5]+[.L5]" table:style-name="ce10">
            <text:p>27</text:p>
          </table:table-cell>
          <table:table-cell office:value-type="float" office:value="25.317034534534535" table:formula="of:=[.E5]+[.G5]+[.I5]+[.K5]+[.M5]" table:style-name="ce11">
            <text:p>25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7" table:formula="of:=[.P5]+[.Z5]" table:style-name="ce10">
            <text:p>27</text:p>
          </table:table-cell>
          <table:table-cell office:value-type="float" office:value="25.317034534534535" table:formula="of:=[.Q5]+[.AA5]" table:style-name="ce11">
            <text:p>25</text:p>
          </table:table-cell>
          <table:table-cell office:value-type="currency" office:value="118423.41" table:content-validation-name="val13" table:style-name="ce12">
            <text:p>£118,423.41</text:p>
          </table:table-cell>
          <table:table-cell office:value-type="currency" office:value="2977.04" table:content-validation-name="val13" table:style-name="ce12">
            <text:p>£2,977.04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33782.75" table:content-validation-name="val13" table:style-name="ce12">
            <text:p>£33,782.75</text:p>
          </table:table-cell>
          <table:table-cell office:value-type="currency" office:value="13956.82" table:content-validation-name="val13" table:style-name="ce12">
            <text:p>£13,956.82</text:p>
          </table:table-cell>
          <table:table-cell office:value-type="currency" office:value="169140.02000000002" table:formula="of:=[.AD5]+[.AE5]+[.AF5]+[.AG5]+[.AH5]+[.AI5]" table:style-name="ce13">
            <text:p>£169,140.02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69140.02000000002" table:formula="of:=[.AJ5]+[.AM5]" table:style-name="ce13">
            <text:p>£169,140.0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2" table:content-validation-name="val16" table:style-name="ce53">
            <text:p>72</text:p>
          </table:table-cell>
          <table:table-cell office:value-type="float" office:value="68.177177177177185" table:content-validation-name="val15" table:style-name="ce52">
            <text:p>68.18</text:p>
          </table:table-cell>
          <table:table-cell office:value-type="float" office:value="323" table:content-validation-name="val16" table:style-name="ce55">
            <text:p>323</text:p>
          </table:table-cell>
          <table:table-cell office:value-type="float" office:value="313.58409909909909" table:content-validation-name="val15" table:style-name="ce54">
            <text:p>313.58</text:p>
          </table:table-cell>
          <table:table-cell office:value-type="float" office:value="216" table:content-validation-name="val16" table:style-name="ce57">
            <text:p>216</text:p>
          </table:table-cell>
          <table:table-cell office:value-type="float" office:value="212.05195195195196" table:content-validation-name="val15" table:style-name="ce56">
            <text:p>212.05</text:p>
          </table:table-cell>
          <table:table-cell office:value-type="float" office:value="1599" table:content-validation-name="val16" table:style-name="ce59">
            <text:p>1599</text:p>
          </table:table-cell>
          <table:table-cell office:value-type="float" office:value="1456.646278892131" table:content-validation-name="val15" table:style-name="ce58">
            <text:p>1456.65</text:p>
          </table:table-cell>
          <table:table-cell office:value-type="float" office:value="204" table:content-validation-name="val16" table:style-name="ce61">
            <text:p>204</text:p>
          </table:table-cell>
          <table:table-cell office:value-type="float" office:value="191.4782657657658" table:content-validation-name="val15" table:style-name="ce60">
            <text:p>191.48</text:p>
          </table:table-cell>
          <table:table-cell table:number-columns-repeated="2" table:style-name="ce7"/>
          <table:table-cell office:value-type="float" office:value="2414" table:formula="of:=[.D6]+[.F6]+[.H6]+[.J6]+[.L6]" table:style-name="ce10">
            <text:p>2414</text:p>
          </table:table-cell>
          <table:table-cell office:value-type="float" office:value="2241.937772886125" table:formula="of:=[.E6]+[.G6]+[.I6]+[.K6]+[.M6]" table:style-name="ce11">
            <text:p>2242</text:p>
          </table:table-cell>
          <table:table-cell office:value-type="float" office:value="138" table:style-name="ce7">
            <text:p>138</text:p>
          </table:table-cell>
          <table:table-cell office:value-type="float" office:value="136.52000000000001" table:style-name="ce7">
            <text:p>136.52</text:p>
          </table:table-cell>
          <table:table-cell office:value-type="float" office:value="122" table:style-name="ce7">
            <text:p>122</text:p>
          </table:table-cell>
          <table:table-cell office:value-type="float" office:value="121.4" table:style-name="ce7">
            <text:p>121.4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2" table:style-name="ce7">
            <text:p>2</text:p>
          </table:table-cell>
          <table:table-cell office:value-type="float" office:value="0.01" table:style-name="ce7">
            <text:p>0.01</text:p>
          </table:table-cell>
          <table:table-cell office:value-type="float" office:value="291" table:formula="of:=[.R6]+[.T6]+[.V6]+[.X6]" table:style-name="ce10">
            <text:p>291</text:p>
          </table:table-cell>
          <table:table-cell office:value-type="float" office:value="286.93" table:formula="of:=[.S6]+[.U6]+[.W6]+[.Y6]" table:style-name="ce11">
            <text:p>287</text:p>
          </table:table-cell>
          <table:table-cell office:value-type="float" office:value="2705" table:formula="of:=[.P6]+[.Z6]" table:style-name="ce10">
            <text:p>2705</text:p>
          </table:table-cell>
          <table:table-cell office:value-type="float" office:value="2528.8677728861248" table:formula="of:=[.Q6]+[.AA6]" table:style-name="ce11">
            <text:p>2529</text:p>
          </table:table-cell>
          <table:table-cell office:value-type="currency" office:value="9892175.7599999998" table:content-validation-name="val13" table:style-name="ce12">
            <text:p>£9,892,175.76</text:p>
          </table:table-cell>
          <table:table-cell office:value-type="currency" office:value="37926.370000000003" table:content-validation-name="val13" table:style-name="ce12">
            <text:p>£37,926.37</text:p>
          </table:table-cell>
          <table:table-cell office:value-type="currency" office:value="27300" table:content-validation-name="val13" table:style-name="ce12">
            <text:p>£27,300.00</text:p>
          </table:table-cell>
          <table:table-cell office:value-type="currency" office:value="188849.23" table:content-validation-name="val13" table:style-name="ce12">
            <text:p>£188,849.23</text:p>
          </table:table-cell>
          <table:table-cell office:value-type="currency" office:value="2739073" table:content-validation-name="val13" table:style-name="ce12">
            <text:p>£2,739,073.00</text:p>
          </table:table-cell>
          <table:table-cell office:value-type="currency" office:value="1148394.55" table:content-validation-name="val13" table:style-name="ce12">
            <text:p>£1,148,394.55</text:p>
          </table:table-cell>
          <table:table-cell office:value-type="currency" office:value="14033718.91" table:formula="of:=[.AD6]+[.AE6]+[.AF6]+[.AG6]+[.AH6]+[.AI6]" table:style-name="ce13">
            <text:p>£14,033,718.91</text:p>
          </table:table-cell>
          <table:table-cell office:value-type="currency" office:value="1580304.36" table:content-validation-name="val13" table:style-name="ce14">
            <text:p>£1,580,304.36</text:p>
          </table:table-cell>
          <table:table-cell office:value-type="currency" office:value="137.5" table:content-validation-name="val13" table:style-name="ce14">
            <text:p>£137.50</text:p>
          </table:table-cell>
          <table:table-cell office:value-type="currency" office:value="1580441.86" table:formula="of:=[.AK6]+[.AL6]" table:style-name="ce13">
            <text:p>£1,580,441.86</text:p>
          </table:table-cell>
          <table:table-cell office:value-type="currency" office:value="15614160.77" table:formula="of:=[.AJ6]+[.AM6]" table:style-name="ce13">
            <text:p>£15,614,160.77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August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0" table:style-name="ce63">
            <text:p>2</text:p>
          </table:table-cell>
          <table:table-cell office:value-type="float" office:value="2" table:content-validation-name="val19" table:style-name="ce62">
            <text:p>2.00</text:p>
          </table:table-cell>
          <table:table-cell office:value-type="float" office:value="9" table:content-validation-name="val20" table:style-name="ce65">
            <text:p>9</text:p>
          </table:table-cell>
          <table:table-cell office:value-type="float" office:value="9" table:content-validation-name="val19" table:style-name="ce64">
            <text:p>9.00</text:p>
          </table:table-cell>
          <table:table-cell office:value-type="float" office:value="14" table:content-validation-name="val20" table:style-name="ce67">
            <text:p>14</text:p>
          </table:table-cell>
          <table:table-cell office:value-type="float" office:value="14" table:content-validation-name="val19" table:style-name="ce66">
            <text:p>14.00</text:p>
          </table:table-cell>
          <table:table-cell office:value-type="float" office:value="22" table:content-validation-name="val20" table:style-name="ce69">
            <text:p>22</text:p>
          </table:table-cell>
          <table:table-cell office:value-type="float" office:value="22" table:content-validation-name="val19" table:style-name="ce68">
            <text:p>22.00</text:p>
          </table:table-cell>
          <table:table-cell office:value-type="float" office:value="6" table:content-validation-name="val20" table:style-name="ce71">
            <text:p>6</text:p>
          </table:table-cell>
          <table:table-cell office:value-type="float" office:value="5.25" table:content-validation-name="val19" table:style-name="ce70">
            <text:p>5.25</text:p>
          </table:table-cell>
          <table:table-cell table:number-columns-repeated="2" table:style-name="ce7"/>
          <table:table-cell office:value-type="float" office:value="53" table:formula="of:=[.D4]+[.F4]+[.H4]+[.J4]+[.L4]" table:style-name="ce10">
            <text:p>53</text:p>
          </table:table-cell>
          <table:table-cell office:value-type="float" office:value="52.25" table:formula="of:=[.E4]+[.G4]+[.I4]+[.K4]+[.M4]" table:style-name="ce11">
            <text:p>5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4" table:formula="of:=[.P4]+[.Z4]" table:style-name="ce10">
            <text:p>54</text:p>
          </table:table-cell>
          <table:table-cell office:value-type="float" office:value="53.25" table:formula="of:=[.Q4]+[.AA4]" table:style-name="ce11">
            <text:p>53</text:p>
          </table:table-cell>
          <table:table-cell office:value-type="currency" office:value="180014.1" table:content-validation-name="val17" table:style-name="ce12">
            <text:p>£180,014.10</text:p>
          </table:table-cell>
          <table:table-cell office:value-type="currency" office:value="7522.94" table:content-validation-name="val17" table:style-name="ce12">
            <text:p>£7,522.94</text:p>
          </table:table-cell>
          <table:table-cell office:value-type="currency" office:value="0" table:content-validation-name="val18" table:style-name="ce12">
            <text:p>£0.00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47680.35" table:content-validation-name="val17" table:style-name="ce12">
            <text:p>£47,680.35</text:p>
          </table:table-cell>
          <table:table-cell office:value-type="currency" office:value="21063.27" table:content-validation-name="val17" table:style-name="ce12">
            <text:p>£21,063.27</text:p>
          </table:table-cell>
          <table:table-cell office:value-type="currency" office:value="256280.66" table:formula="of:=[.AD4]+[.AE4]+[.AF4]+[.AG4]+[.AH4]+[.AI4]" table:style-name="ce13">
            <text:p>£256,280.66</text:p>
          </table:table-cell>
          <table:table-cell office:value-type="currency" office:value="3528.4" table:content-validation-name="val17" table:style-name="ce14">
            <text:p>£3,528.40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3528.4" table:formula="of:=[.AK4]+[.AL4]" table:style-name="ce13">
            <text:p>£3,528.40</text:p>
          </table:table-cell>
          <table:table-cell office:value-type="currency" office:value="259809.06" table:formula="of:=[.AJ4]+[.AM4]" table:style-name="ce13">
            <text:p>£259,809.0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0" table:style-name="ce63">
            <text:p>4</text:p>
          </table:table-cell>
          <table:table-cell office:value-type="float" office:value="3.6081081081081079" table:content-validation-name="val19" table:style-name="ce62">
            <text:p>3.61</text:p>
          </table:table-cell>
          <table:table-cell office:value-type="float" office:value="2" table:content-validation-name="val20" table:style-name="ce65">
            <text:p>2</text:p>
          </table:table-cell>
          <table:table-cell office:value-type="float" office:value="1.426426426426427" table:content-validation-name="val19" table:style-name="ce64">
            <text:p>1.43</text:p>
          </table:table-cell>
          <table:table-cell office:value-type="float" office:value="1" table:content-validation-name="val20" table:style-name="ce67">
            <text:p>1</text:p>
          </table:table-cell>
          <table:table-cell office:value-type="float" office:value="1" table:content-validation-name="val19" table:style-name="ce66">
            <text:p>1.00</text:p>
          </table:table-cell>
          <table:table-cell office:value-type="float" office:value="23" table:content-validation-name="val20" table:style-name="ce69">
            <text:p>23</text:p>
          </table:table-cell>
          <table:table-cell office:value-type="float" office:value="22.282499999999999" table:content-validation-name="val19" table:style-name="ce68">
            <text:p>22.28</text:p>
          </table:table-cell>
          <table:table-cell table:content-validation-name="val20" table:style-name="ce71"/>
          <table:table-cell table:content-validation-name="val19" table:style-name="ce70"/>
          <table:table-cell table:number-columns-repeated="2" table:style-name="ce7"/>
          <table:table-cell office:value-type="float" office:value="30" table:formula="of:=[.D5]+[.F5]+[.H5]+[.J5]+[.L5]" table:style-name="ce10">
            <text:p>30</text:p>
          </table:table-cell>
          <table:table-cell office:value-type="float" office:value="28.317034534534535" table:formula="of:=[.E5]+[.G5]+[.I5]+[.K5]+[.M5]" table:style-name="ce11">
            <text:p>28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30" table:formula="of:=[.P5]+[.Z5]" table:style-name="ce10">
            <text:p>30</text:p>
          </table:table-cell>
          <table:table-cell office:value-type="float" office:value="28.317034534534535" table:formula="of:=[.Q5]+[.AA5]" table:style-name="ce11">
            <text:p>28</text:p>
          </table:table-cell>
          <table:table-cell office:value-type="currency" office:value="122772.31" table:content-validation-name="val17" table:style-name="ce12">
            <text:p>£122,772.31</text:p>
          </table:table-cell>
          <table:table-cell office:value-type="currency" office:value="2977.04" table:content-validation-name="val17" table:style-name="ce12">
            <text:p>£2,977.04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34996.07" table:content-validation-name="val17" table:style-name="ce12">
            <text:p>£34,996.07</text:p>
          </table:table-cell>
          <table:table-cell office:value-type="currency" office:value="14285.84" table:content-validation-name="val17" table:style-name="ce12">
            <text:p>£14,285.84</text:p>
          </table:table-cell>
          <table:table-cell office:value-type="currency" office:value="175031.25999999998" table:formula="of:=[.AD5]+[.AE5]+[.AF5]+[.AG5]+[.AH5]+[.AI5]" table:style-name="ce13">
            <text:p>£175,031.26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5031.25999999998" table:formula="of:=[.AJ5]+[.AM5]" table:style-name="ce13">
            <text:p>£175,031.2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1" table:content-validation-name="val20" table:style-name="ce63">
            <text:p>71</text:p>
          </table:table-cell>
          <table:table-cell office:value-type="float" office:value="66.70574860574861" table:content-validation-name="val19" table:style-name="ce62">
            <text:p>66.71</text:p>
          </table:table-cell>
          <table:table-cell office:value-type="float" office:value="329" table:content-validation-name="val20" table:style-name="ce65">
            <text:p>329</text:p>
          </table:table-cell>
          <table:table-cell office:value-type="float" office:value="319.79490990990996" table:content-validation-name="val19" table:style-name="ce64">
            <text:p>319.79</text:p>
          </table:table-cell>
          <table:table-cell office:value-type="float" office:value="214" table:content-validation-name="val20" table:style-name="ce67">
            <text:p>214</text:p>
          </table:table-cell>
          <table:table-cell office:value-type="float" office:value="210.05195195195193" table:content-validation-name="val19" table:style-name="ce66">
            <text:p>210.05</text:p>
          </table:table-cell>
          <table:table-cell office:value-type="float" office:value="1595" table:content-validation-name="val20" table:style-name="ce69">
            <text:p>1595</text:p>
          </table:table-cell>
          <table:table-cell office:value-type="float" office:value="1453.0447623756131" table:content-validation-name="val19" table:style-name="ce68">
            <text:p>1453.04</text:p>
          </table:table-cell>
          <table:table-cell office:value-type="float" office:value="201" table:content-validation-name="val20" table:style-name="ce71">
            <text:p>201</text:p>
          </table:table-cell>
          <table:table-cell office:value-type="float" office:value="188.8618993993995" table:content-validation-name="val19" table:style-name="ce70">
            <text:p>188.86</text:p>
          </table:table-cell>
          <table:table-cell table:number-columns-repeated="2" table:style-name="ce7"/>
          <table:table-cell office:value-type="float" office:value="2410" table:formula="of:=[.D6]+[.F6]+[.H6]+[.J6]+[.L6]" table:style-name="ce10">
            <text:p>2410</text:p>
          </table:table-cell>
          <table:table-cell office:value-type="float" office:value="2238.4592722426232" table:formula="of:=[.E6]+[.G6]+[.I6]+[.K6]+[.M6]" table:style-name="ce11">
            <text:p>2238</text:p>
          </table:table-cell>
          <table:table-cell office:value-type="float" office:value="133" table:style-name="ce7">
            <text:p>133</text:p>
          </table:table-cell>
          <table:table-cell office:value-type="float" office:value="131.51999999999998" table:style-name="ce7">
            <text:p>131.52</text:p>
          </table:table-cell>
          <table:table-cell office:value-type="float" office:value="129" table:style-name="ce7">
            <text:p>129</text:p>
          </table:table-cell>
          <table:table-cell office:value-type="float" office:value="127.99999999999999" table:style-name="ce7">
            <text:p>12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5" table:style-name="ce7">
            <text:p>5</text:p>
          </table:table-cell>
          <table:table-cell office:value-type="float" office:value="0.43" table:style-name="ce7">
            <text:p>0.43</text:p>
          </table:table-cell>
          <table:table-cell office:value-type="float" office:value="296" table:formula="of:=[.R6]+[.T6]+[.V6]+[.X6]" table:style-name="ce10">
            <text:p>296</text:p>
          </table:table-cell>
          <table:table-cell office:value-type="float" office:value="288.95" table:formula="of:=[.S6]+[.U6]+[.W6]+[.Y6]" table:style-name="ce11">
            <text:p>289</text:p>
          </table:table-cell>
          <table:table-cell office:value-type="float" office:value="2706" table:formula="of:=[.P6]+[.Z6]" table:style-name="ce10">
            <text:p>2706</text:p>
          </table:table-cell>
          <table:table-cell office:value-type="float" office:value="2527.409272242623" table:formula="of:=[.Q6]+[.AA6]" table:style-name="ce11">
            <text:p>2527</text:p>
          </table:table-cell>
          <table:table-cell office:value-type="currency" office:value="9428999.6199999992" table:content-validation-name="val17" table:style-name="ce12">
            <text:p>£9,428,999.62</text:p>
          </table:table-cell>
          <table:table-cell office:value-type="currency" office:value="37436.6" table:content-validation-name="val17" table:style-name="ce12">
            <text:p>£37,436.60</text:p>
          </table:table-cell>
          <table:table-cell office:value-type="currency" office:value="5000" table:content-validation-name="val17" table:style-name="ce12">
            <text:p>£5,000.00</text:p>
          </table:table-cell>
          <table:table-cell office:value-type="currency" office:value="179031.96" table:content-validation-name="val17" table:style-name="ce12">
            <text:p>£179,031.96</text:p>
          </table:table-cell>
          <table:table-cell office:value-type="currency" office:value="2734370.32" table:content-validation-name="val17" table:style-name="ce12">
            <text:p>£2,734,370.32</text:p>
          </table:table-cell>
          <table:table-cell office:value-type="currency" office:value="1142349.6100000001" table:content-validation-name="val17" table:style-name="ce12">
            <text:p>£1,142,349.61</text:p>
          </table:table-cell>
          <table:table-cell office:value-type="currency" office:value="13527188.109999999" table:formula="of:=[.AD6]+[.AE6]+[.AF6]+[.AG6]+[.AH6]+[.AI6]" table:style-name="ce13">
            <text:p>£13,527,188.11</text:p>
          </table:table-cell>
          <table:table-cell office:value-type="currency" office:value="1149397.01" table:content-validation-name="val17" table:style-name="ce14">
            <text:p>£1,149,397.01</text:p>
          </table:table-cell>
          <table:table-cell office:value-type="currency" office:value="11387.5" table:content-validation-name="val17" table:style-name="ce14">
            <text:p>£11,387.50</text:p>
          </table:table-cell>
          <table:table-cell office:value-type="currency" office:value="1160784.51" table:formula="of:=[.AK6]+[.AL6]" table:style-name="ce13">
            <text:p>£1,160,784.51</text:p>
          </table:table-cell>
          <table:table-cell office:value-type="currency" office:value="14687972.619999999" table:formula="of:=[.AJ6]+[.AM6]" table:style-name="ce13">
            <text:p>£14,687,972.62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September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1" table:style-name="ce73">
            <text:p>2</text:p>
          </table:table-cell>
          <table:table-cell office:value-type="float" office:value="2" table:content-validation-name="val22" table:style-name="ce72">
            <text:p>2.00</text:p>
          </table:table-cell>
          <table:table-cell office:value-type="float" office:value="9" table:content-validation-name="val21" table:style-name="ce75">
            <text:p>9</text:p>
          </table:table-cell>
          <table:table-cell office:value-type="float" office:value="9" table:content-validation-name="val22" table:style-name="ce74">
            <text:p>9.00</text:p>
          </table:table-cell>
          <table:table-cell office:value-type="float" office:value="13" table:content-validation-name="val21" table:style-name="ce77">
            <text:p>13</text:p>
          </table:table-cell>
          <table:table-cell office:value-type="float" office:value="13" table:content-validation-name="val22" table:style-name="ce76">
            <text:p>13.00</text:p>
          </table:table-cell>
          <table:table-cell office:value-type="float" office:value="24" table:content-validation-name="val21" table:style-name="ce79">
            <text:p>24</text:p>
          </table:table-cell>
          <table:table-cell office:value-type="float" office:value="24" table:content-validation-name="val22" table:style-name="ce78">
            <text:p>24.00</text:p>
          </table:table-cell>
          <table:table-cell office:value-type="float" office:value="6" table:content-validation-name="val21" table:style-name="ce81">
            <text:p>6</text:p>
          </table:table-cell>
          <table:table-cell office:value-type="float" office:value="5.25" table:content-validation-name="val22" table:style-name="ce80">
            <text:p>5.25</text:p>
          </table:table-cell>
          <table:table-cell table:number-columns-repeated="2" table:style-name="ce7"/>
          <table:table-cell office:value-type="float" office:value="54" table:formula="of:=[.D4]+[.F4]+[.H4]+[.J4]+[.L4]" table:style-name="ce10">
            <text:p>54</text:p>
          </table:table-cell>
          <table:table-cell office:value-type="float" office:value="53.25" table:formula="of:=[.E4]+[.G4]+[.I4]+[.K4]+[.M4]" table:style-name="ce11">
            <text:p>5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5" table:formula="of:=[.P4]+[.Z4]" table:style-name="ce10">
            <text:p>55</text:p>
          </table:table-cell>
          <table:table-cell office:value-type="float" office:value="54.25" table:formula="of:=[.Q4]+[.AA4]" table:style-name="ce11">
            <text:p>54</text:p>
          </table:table-cell>
          <table:table-cell office:value-type="currency" office:value="193457.32" table:content-validation-name="val24" table:style-name="ce12">
            <text:p>£193,457.32</text:p>
          </table:table-cell>
          <table:table-cell office:value-type="currency" office:value="7804.32" table:content-validation-name="val24" table:style-name="ce12">
            <text:p>£7,804.32</text:p>
          </table:table-cell>
          <table:table-cell office:value-type="currency" office:value="0" table:content-validation-name="val23" table:style-name="ce12">
            <text:p>£0.00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53289.3" table:content-validation-name="val24" table:style-name="ce12">
            <text:p>£53,289.30</text:p>
          </table:table-cell>
          <table:table-cell office:value-type="currency" office:value="22548.28" table:content-validation-name="val24" table:style-name="ce12">
            <text:p>£22,548.28</text:p>
          </table:table-cell>
          <table:table-cell office:value-type="currency" office:value="277099.21999999997" table:formula="of:=[.AD4]+[.AE4]+[.AF4]+[.AG4]+[.AH4]+[.AI4]" table:style-name="ce13">
            <text:p>£277,099.22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77099.21999999997" table:formula="of:=[.AJ4]+[.AM4]" table:style-name="ce13">
            <text:p>£277,099.2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1" table:style-name="ce73">
            <text:p>4</text:p>
          </table:table-cell>
          <table:table-cell office:value-type="float" office:value="3.6081081081081079" table:content-validation-name="val22" table:style-name="ce72">
            <text:p>3.61</text:p>
          </table:table-cell>
          <table:table-cell office:value-type="float" office:value="2" table:content-validation-name="val21" table:style-name="ce75">
            <text:p>2</text:p>
          </table:table-cell>
          <table:table-cell office:value-type="float" office:value="1.426426426426427" table:content-validation-name="val22" table:style-name="ce74">
            <text:p>1.43</text:p>
          </table:table-cell>
          <table:table-cell office:value-type="float" office:value="1" table:content-validation-name="val21" table:style-name="ce77">
            <text:p>1</text:p>
          </table:table-cell>
          <table:table-cell office:value-type="float" office:value="1" table:content-validation-name="val22" table:style-name="ce76">
            <text:p>1.00</text:p>
          </table:table-cell>
          <table:table-cell office:value-type="float" office:value="20" table:content-validation-name="val21" table:style-name="ce79">
            <text:p>20</text:p>
          </table:table-cell>
          <table:table-cell office:value-type="float" office:value="19.282499999999999" table:content-validation-name="val22" table:style-name="ce78">
            <text:p>19.28</text:p>
          </table:table-cell>
          <table:table-cell office:value-type="float" office:value="2" table:content-validation-name="val21" table:style-name="ce81">
            <text:p>2</text:p>
          </table:table-cell>
          <table:table-cell office:value-type="float" office:value="2" table:content-validation-name="val22" table:style-name="ce80">
            <text:p>2.00</text:p>
          </table:table-cell>
          <table:table-cell table:number-columns-repeated="2" table:style-name="ce7"/>
          <table:table-cell office:value-type="float" office:value="29" table:formula="of:=[.D5]+[.F5]+[.H5]+[.J5]+[.L5]" table:style-name="ce10">
            <text:p>29</text:p>
          </table:table-cell>
          <table:table-cell office:value-type="float" office:value="27.317034534534535" table:formula="of:=[.E5]+[.G5]+[.I5]+[.K5]+[.M5]" table:style-name="ce11">
            <text:p>27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9" table:formula="of:=[.P5]+[.Z5]" table:style-name="ce10">
            <text:p>29</text:p>
          </table:table-cell>
          <table:table-cell office:value-type="float" office:value="27.317034534534535" table:formula="of:=[.Q5]+[.AA5]" table:style-name="ce11">
            <text:p>27</text:p>
          </table:table-cell>
          <table:table-cell office:value-type="currency" office:value="122817.98" table:content-validation-name="val24" table:style-name="ce12">
            <text:p>£122,817.98</text:p>
          </table:table-cell>
          <table:table-cell office:value-type="currency" office:value="477.04" table:content-validation-name="val24" table:style-name="ce12">
            <text:p>£477.04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34683.31" table:content-validation-name="val24" table:style-name="ce12">
            <text:p>£34,683.31</text:p>
          </table:table-cell>
          <table:table-cell office:value-type="currency" office:value="14048.16" table:content-validation-name="val24" table:style-name="ce12">
            <text:p>£14,048.16</text:p>
          </table:table-cell>
          <table:table-cell office:value-type="currency" office:value="172026.49" table:formula="of:=[.AD5]+[.AE5]+[.AF5]+[.AG5]+[.AH5]+[.AI5]" table:style-name="ce13">
            <text:p>£172,026.49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2026.49" table:formula="of:=[.AJ5]+[.AM5]" table:style-name="ce13">
            <text:p>£172,026.49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8" table:content-validation-name="val21" table:style-name="ce73">
            <text:p>68</text:p>
          </table:table-cell>
          <table:table-cell office:value-type="float" office:value="64.039081939081939" table:content-validation-name="val22" table:style-name="ce72">
            <text:p>64.04</text:p>
          </table:table-cell>
          <table:table-cell office:value-type="float" office:value="337" table:content-validation-name="val21" table:style-name="ce75">
            <text:p>337</text:p>
          </table:table-cell>
          <table:table-cell office:value-type="float" office:value="326.10196267696273" table:content-validation-name="val22" table:style-name="ce74">
            <text:p>326.10</text:p>
          </table:table-cell>
          <table:table-cell office:value-type="float" office:value="220" table:content-validation-name="val21" table:style-name="ce77">
            <text:p>220</text:p>
          </table:table-cell>
          <table:table-cell office:value-type="float" office:value="216.86276276276277" table:content-validation-name="val22" table:style-name="ce76">
            <text:p>216.86</text:p>
          </table:table-cell>
          <table:table-cell office:value-type="float" office:value="1631.0000000000002" table:content-validation-name="val21" table:style-name="ce79">
            <text:p>1631</text:p>
          </table:table-cell>
          <table:table-cell office:value-type="float" office:value="1485.3440073348572" table:content-validation-name="val22" table:style-name="ce78">
            <text:p>1485.34</text:p>
          </table:table-cell>
          <table:table-cell office:value-type="float" office:value="203" table:content-validation-name="val21" table:style-name="ce81">
            <text:p>203</text:p>
          </table:table-cell>
          <table:table-cell office:value-type="float" office:value="190.61219969969983" table:content-validation-name="val22" table:style-name="ce80">
            <text:p>190.61</text:p>
          </table:table-cell>
          <table:table-cell table:number-columns-repeated="2" table:style-name="ce7"/>
          <table:table-cell office:value-type="float" office:value="2459" table:formula="of:=[.D6]+[.F6]+[.H6]+[.J6]+[.L6]" table:style-name="ce10">
            <text:p>2459</text:p>
          </table:table-cell>
          <table:table-cell office:value-type="float" office:value="2282.9600144133647" table:formula="of:=[.E6]+[.G6]+[.I6]+[.K6]+[.M6]" table:style-name="ce11">
            <text:p>2283</text:p>
          </table:table-cell>
          <table:table-cell office:value-type="float" office:value="135" table:style-name="ce7">
            <text:p>135</text:p>
          </table:table-cell>
          <table:table-cell office:value-type="float" office:value="133.51999999999998" table:style-name="ce7">
            <text:p>133.52</text:p>
          </table:table-cell>
          <table:table-cell office:value-type="float" office:value="136" table:style-name="ce7">
            <text:p>136</text:p>
          </table:table-cell>
          <table:table-cell office:value-type="float" office:value="135" table:style-name="ce7">
            <text:p>13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" table:style-name="ce7">
            <text:p>3</text:p>
          </table:table-cell>
          <table:table-cell office:value-type="float" office:value="0.28000000000000003" table:style-name="ce7">
            <text:p>0.28</text:p>
          </table:table-cell>
          <table:table-cell office:value-type="float" office:value="304" table:formula="of:=[.R6]+[.T6]+[.V6]+[.X6]" table:style-name="ce10">
            <text:p>304</text:p>
          </table:table-cell>
          <table:table-cell office:value-type="float" office:value="298.79999999999995" table:formula="of:=[.S6]+[.U6]+[.W6]+[.Y6]" table:style-name="ce11">
            <text:p>299</text:p>
          </table:table-cell>
          <table:table-cell office:value-type="float" office:value="2763" table:formula="of:=[.P6]+[.Z6]" table:style-name="ce10">
            <text:p>2763</text:p>
          </table:table-cell>
          <table:table-cell office:value-type="float" office:value="2581.7600144133648" table:formula="of:=[.Q6]+[.AA6]" table:style-name="ce11">
            <text:p>2582</text:p>
          </table:table-cell>
          <table:table-cell office:value-type="currency" office:value="9526982.0800000001" table:content-validation-name="val24" table:style-name="ce12">
            <text:p>£9,526,982.08</text:p>
          </table:table-cell>
          <table:table-cell office:value-type="currency" office:value="32547.17" table:content-validation-name="val24" table:style-name="ce12">
            <text:p>£32,547.17</text:p>
          </table:table-cell>
          <table:table-cell office:value-type="currency" office:value="91200" table:content-validation-name="val24" table:style-name="ce12">
            <text:p>£91,200.00</text:p>
          </table:table-cell>
          <table:table-cell office:value-type="currency" office:value="133597.24" table:content-validation-name="val24" table:style-name="ce12">
            <text:p>£133,597.24</text:p>
          </table:table-cell>
          <table:table-cell office:value-type="currency" office:value="2766239.01" table:content-validation-name="val24" table:style-name="ce12">
            <text:p>£2,766,239.01</text:p>
          </table:table-cell>
          <table:table-cell office:value-type="currency" office:value="1114936.04" table:content-validation-name="val24" table:style-name="ce12">
            <text:p>£1,114,936.04</text:p>
          </table:table-cell>
          <table:table-cell office:value-type="currency" office:value="13665501.539999999" table:formula="of:=[.AD6]+[.AE6]+[.AF6]+[.AG6]+[.AH6]+[.AI6]" table:style-name="ce13">
            <text:p>£13,665,501.54</text:p>
          </table:table-cell>
          <table:table-cell office:value-type="currency" office:value="1420604.22" table:content-validation-name="val24" table:style-name="ce14">
            <text:p>£1,420,604.22</text:p>
          </table:table-cell>
          <table:table-cell office:value-type="currency" office:value="10268.75" table:content-validation-name="val24" table:style-name="ce14">
            <text:p>£10,268.75</text:p>
          </table:table-cell>
          <table:table-cell office:value-type="currency" office:value="1430872.97" table:formula="of:=[.AK6]+[.AL6]" table:style-name="ce13">
            <text:p>£1,430,872.97</text:p>
          </table:table-cell>
          <table:table-cell office:value-type="currency" office:value="15096374.51" table:formula="of:=[.AJ6]+[.AM6]" table:style-name="ce13">
            <text:p>£15,096,374.51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October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8" table:style-name="ce82">
            <text:p>2</text:p>
          </table:table-cell>
          <table:table-cell office:value-type="float" office:value="2" table:content-validation-name="val27" table:style-name="ce83">
            <text:p>2.00</text:p>
          </table:table-cell>
          <table:table-cell office:value-type="float" office:value="9" table:content-validation-name="val28" table:style-name="ce84">
            <text:p>9</text:p>
          </table:table-cell>
          <table:table-cell office:value-type="float" office:value="9" table:content-validation-name="val27" table:style-name="ce85">
            <text:p>9.00</text:p>
          </table:table-cell>
          <table:table-cell office:value-type="float" office:value="11" table:content-validation-name="val28" table:style-name="ce86">
            <text:p>11</text:p>
          </table:table-cell>
          <table:table-cell office:value-type="float" office:value="11" table:content-validation-name="val27" table:style-name="ce87">
            <text:p>11.00</text:p>
          </table:table-cell>
          <table:table-cell office:value-type="float" office:value="23" table:content-validation-name="val28" table:style-name="ce88">
            <text:p>23</text:p>
          </table:table-cell>
          <table:table-cell office:value-type="float" office:value="23" table:content-validation-name="val27" table:style-name="ce89">
            <text:p>23.00</text:p>
          </table:table-cell>
          <table:table-cell office:value-type="float" office:value="5" table:content-validation-name="val28" table:style-name="ce98">
            <text:p>5</text:p>
          </table:table-cell>
          <table:table-cell office:value-type="float" office:value="4.25" table:content-validation-name="val27" table:style-name="ce95">
            <text:p>4.25</text:p>
          </table:table-cell>
          <table:table-cell table:number-columns-repeated="2" table:style-name="ce7"/>
          <table:table-cell office:value-type="float" office:value="50" table:formula="of:=[.D4]+[.F4]+[.H4]+[.J4]+[.L4]" table:style-name="ce10">
            <text:p>50</text:p>
          </table:table-cell>
          <table:table-cell office:value-type="float" office:value="49.25" table:formula="of:=[.E4]+[.G4]+[.I4]+[.K4]+[.M4]" table:style-name="ce11">
            <text:p>49</text:p>
          </table:table-cell>
          <table:table-cell office:value-type="float" office:value="1" table:content-validation-name="val28" table:style-name="ce90">
            <text:p>1</text:p>
          </table:table-cell>
          <table:table-cell office:value-type="float" office:value="1" table:content-validation-name="val27" table:style-name="ce91">
            <text:p>1</text:p>
          </table:table-cell>
          <table:table-cell table:content-validation-name="val28" table:style-name="ce92"/>
          <table:table-cell table:content-validation-name="val27" table:style-name="ce93"/>
          <table:table-cell table:content-validation-name="val28" table:style-name="ce94"/>
          <table:table-cell table:content-validation-name="val27" table:style-name="ce96"/>
          <table:table-cell table:content-validation-name="val28" table:style-name="ce97"/>
          <table:table-cell table:content-validation-name="val27" table:style-name="ce99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1" table:formula="of:=[.P4]+[.Z4]" table:style-name="ce10">
            <text:p>51</text:p>
          </table:table-cell>
          <table:table-cell office:value-type="float" office:value="50.25" table:formula="of:=[.Q4]+[.AA4]" table:style-name="ce11">
            <text:p>50</text:p>
          </table:table-cell>
          <table:table-cell office:value-type="currency" office:value="173349.76000000001" table:content-validation-name="val25" table:style-name="ce12">
            <text:p>£173,349.76</text:p>
          </table:table-cell>
          <table:table-cell office:value-type="currency" office:value="10523.72" table:content-validation-name="val25" table:style-name="ce12">
            <text:p>£10,523.72</text:p>
          </table:table-cell>
          <table:table-cell office:value-type="currency" office:value="0" table:content-validation-name="val26" table:style-name="ce12">
            <text:p>£0.00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41497.56" table:content-validation-name="val25" table:style-name="ce12">
            <text:p>£41,497.56</text:p>
          </table:table-cell>
          <table:table-cell office:value-type="currency" office:value="20750.27" table:content-validation-name="val25" table:style-name="ce12">
            <text:p>£20,750.27</text:p>
          </table:table-cell>
          <table:table-cell office:value-type="currency" office:value="246121.31" table:formula="of:=[.AD4]+[.AE4]+[.AF4]+[.AG4]+[.AH4]+[.AI4]" table:style-name="ce13">
            <text:p>£246,121.31</text:p>
          </table:table-cell>
          <table:table-cell office:value-type="currency" office:value="9807.48" table:content-validation-name="val25" table:style-name="ce14">
            <text:p>£9,807.48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9807.48" table:formula="of:=[.AK4]+[.AL4]" table:style-name="ce13">
            <text:p>£9,807.48</text:p>
          </table:table-cell>
          <table:table-cell office:value-type="currency" office:value="255928.79" table:formula="of:=[.AJ4]+[.AM4]" table:style-name="ce13">
            <text:p>£255,928.79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8" table:style-name="ce82">
            <text:p>4</text:p>
          </table:table-cell>
          <table:table-cell office:value-type="float" office:value="3.6081081081081079" table:content-validation-name="val27" table:style-name="ce83">
            <text:p>3.61</text:p>
          </table:table-cell>
          <table:table-cell office:value-type="float" office:value="2" table:content-validation-name="val28" table:style-name="ce84">
            <text:p>2</text:p>
          </table:table-cell>
          <table:table-cell office:value-type="float" office:value="1.426426426426427" table:content-validation-name="val27" table:style-name="ce85">
            <text:p>1.43</text:p>
          </table:table-cell>
          <table:table-cell office:value-type="float" office:value="1" table:content-validation-name="val28" table:style-name="ce86">
            <text:p>1</text:p>
          </table:table-cell>
          <table:table-cell office:value-type="float" office:value="1" table:content-validation-name="val27" table:style-name="ce87">
            <text:p>1.00</text:p>
          </table:table-cell>
          <table:table-cell office:value-type="float" office:value="21" table:content-validation-name="val28" table:style-name="ce88">
            <text:p>21</text:p>
          </table:table-cell>
          <table:table-cell office:value-type="float" office:value="20.282499999999999" table:content-validation-name="val27" table:style-name="ce89">
            <text:p>20.28</text:p>
          </table:table-cell>
          <table:table-cell office:value-type="float" office:value="2" table:content-validation-name="val28" table:style-name="ce98">
            <text:p>2</text:p>
          </table:table-cell>
          <table:table-cell office:value-type="float" office:value="2" table:content-validation-name="val27" table:style-name="ce95">
            <text:p>2.00</text:p>
          </table:table-cell>
          <table:table-cell table:number-columns-repeated="2" table:style-name="ce7"/>
          <table:table-cell office:value-type="float" office:value="30" table:formula="of:=[.D5]+[.F5]+[.H5]+[.J5]+[.L5]" table:style-name="ce10">
            <text:p>30</text:p>
          </table:table-cell>
          <table:table-cell office:value-type="float" office:value="28.317034534534535" table:formula="of:=[.E5]+[.G5]+[.I5]+[.K5]+[.M5]" table:style-name="ce11">
            <text:p>28</text:p>
          </table:table-cell>
          <table:table-cell table:content-validation-name="val28" table:style-name="ce90"/>
          <table:table-cell table:content-validation-name="val27" table:style-name="ce91"/>
          <table:table-cell table:content-validation-name="val28" table:style-name="ce92"/>
          <table:table-cell table:content-validation-name="val27" table:style-name="ce93"/>
          <table:table-cell table:content-validation-name="val28" table:style-name="ce94"/>
          <table:table-cell table:content-validation-name="val27" table:style-name="ce96"/>
          <table:table-cell table:content-validation-name="val28" table:style-name="ce97"/>
          <table:table-cell table:content-validation-name="val27" table:style-name="ce99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30" table:formula="of:=[.P5]+[.Z5]" table:style-name="ce10">
            <text:p>30</text:p>
          </table:table-cell>
          <table:table-cell office:value-type="float" office:value="28.317034534534535" table:formula="of:=[.Q5]+[.AA5]" table:style-name="ce11">
            <text:p>28</text:p>
          </table:table-cell>
          <table:table-cell office:value-type="currency" office:value="122817.98" table:content-validation-name="val25" table:style-name="ce12">
            <text:p>£122,817.98</text:p>
          </table:table-cell>
          <table:table-cell office:value-type="currency" office:value="477.04" table:content-validation-name="val25" table:style-name="ce12">
            <text:p>£477.04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34834.03" table:content-validation-name="val25" table:style-name="ce12">
            <text:p>£34,834.03</text:p>
          </table:table-cell>
          <table:table-cell office:value-type="currency" office:value="14122.71" table:content-validation-name="val25" table:style-name="ce12">
            <text:p>£14,122.71</text:p>
          </table:table-cell>
          <table:table-cell office:value-type="currency" office:value="172251.75999999998" table:formula="of:=[.AD5]+[.AE5]+[.AF5]+[.AG5]+[.AH5]+[.AI5]" table:style-name="ce13">
            <text:p>£172,251.76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2251.75999999998" table:formula="of:=[.AJ5]+[.AM5]" table:style-name="ce13">
            <text:p>£172,251.7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5" table:content-validation-name="val28" table:style-name="ce82">
            <text:p>65</text:p>
          </table:table-cell>
          <table:table-cell office:value-type="float" office:value="61.039081939081946" table:content-validation-name="val27" table:style-name="ce83">
            <text:p>61.04</text:p>
          </table:table-cell>
          <table:table-cell office:value-type="float" office:value="345" table:content-validation-name="val28" table:style-name="ce84">
            <text:p>345</text:p>
          </table:table-cell>
          <table:table-cell office:value-type="float" office:value="333.18304375804371" table:content-validation-name="val27" table:style-name="ce85">
            <text:p>333.18</text:p>
          </table:table-cell>
          <table:table-cell office:value-type="float" office:value="223" table:content-validation-name="val28" table:style-name="ce86">
            <text:p>223</text:p>
          </table:table-cell>
          <table:table-cell office:value-type="float" office:value="218.86276276276277" table:content-validation-name="val27" table:style-name="ce87">
            <text:p>218.86</text:p>
          </table:table-cell>
          <table:table-cell office:value-type="float" office:value="1639" table:content-validation-name="val28" table:style-name="ce88">
            <text:p>1639</text:p>
          </table:table-cell>
          <table:table-cell office:value-type="float" office:value="1494.8279207343205" table:content-validation-name="val27" table:style-name="ce89">
            <text:p>1494.83</text:p>
          </table:table-cell>
          <table:table-cell office:value-type="float" office:value="202" table:content-validation-name="val28" table:style-name="ce98">
            <text:p>202</text:p>
          </table:table-cell>
          <table:table-cell office:value-type="float" office:value="189.74027777777778" table:content-validation-name="val27" table:style-name="ce95">
            <text:p>189.74</text:p>
          </table:table-cell>
          <table:table-cell table:number-columns-repeated="2" table:style-name="ce7"/>
          <table:table-cell office:value-type="float" office:value="2474" table:formula="of:=[.D6]+[.F6]+[.H6]+[.J6]+[.L6]" table:style-name="ce10">
            <text:p>2474</text:p>
          </table:table-cell>
          <table:table-cell office:value-type="float" office:value="2297.6530869719868" table:formula="of:=[.E6]+[.G6]+[.I6]+[.K6]+[.M6]" table:style-name="ce11">
            <text:p>2298</text:p>
          </table:table-cell>
          <table:table-cell office:value-type="float" office:value="134" table:content-validation-name="val28" table:style-name="ce90">
            <text:p>134</text:p>
          </table:table-cell>
          <table:table-cell office:value-type="float" office:value="132.52000000000001" table:content-validation-name="val27" table:style-name="ce91">
            <text:p>132.52</text:p>
          </table:table-cell>
          <table:table-cell office:value-type="float" office:value="138" table:content-validation-name="val28" table:style-name="ce92">
            <text:p>138</text:p>
          </table:table-cell>
          <table:table-cell office:value-type="float" office:value="137" table:content-validation-name="val27" table:style-name="ce93">
            <text:p>137</text:p>
          </table:table-cell>
          <table:table-cell office:value-type="float" office:value="30" table:content-validation-name="val28" table:style-name="ce94">
            <text:p>30</text:p>
          </table:table-cell>
          <table:table-cell office:value-type="float" office:value="30" table:content-validation-name="val27" table:style-name="ce96">
            <text:p>30</text:p>
          </table:table-cell>
          <table:table-cell office:value-type="float" office:value="3" table:content-validation-name="val28" table:style-name="ce97">
            <text:p>3</text:p>
          </table:table-cell>
          <table:table-cell office:value-type="float" office:value="0.22" table:content-validation-name="val27" table:style-name="ce99">
            <text:p>0.22</text:p>
          </table:table-cell>
          <table:table-cell office:value-type="float" office:value="305" table:formula="of:=[.R6]+[.T6]+[.V6]+[.X6]" table:style-name="ce10">
            <text:p>305</text:p>
          </table:table-cell>
          <table:table-cell office:value-type="float" office:value="299.74" table:formula="of:=[.S6]+[.U6]+[.W6]+[.Y6]" table:style-name="ce11">
            <text:p>300</text:p>
          </table:table-cell>
          <table:table-cell office:value-type="float" office:value="2779" table:formula="of:=[.P6]+[.Z6]" table:style-name="ce10">
            <text:p>2779</text:p>
          </table:table-cell>
          <table:table-cell office:value-type="float" office:value="2597.393086971987" table:formula="of:=[.Q6]+[.AA6]" table:style-name="ce11">
            <text:p>2597</text:p>
          </table:table-cell>
          <table:table-cell office:value-type="currency" office:value="10093740.699999999" table:content-validation-name="val25" table:style-name="ce12">
            <text:p>£10,093,740.70</text:p>
          </table:table-cell>
          <table:table-cell office:value-type="currency" office:value="33249.089999999997" table:content-validation-name="val25" table:style-name="ce12">
            <text:p>£33,249.09</text:p>
          </table:table-cell>
          <table:table-cell office:value-type="currency" office:value="7800" table:content-validation-name="val25" table:style-name="ce12">
            <text:p>£7,800.00</text:p>
          </table:table-cell>
          <table:table-cell office:value-type="currency" office:value="152529.57" table:content-validation-name="val25" table:style-name="ce12">
            <text:p>£152,529.57</text:p>
          </table:table-cell>
          <table:table-cell office:value-type="currency" office:value="2797153.67" table:content-validation-name="val25" table:style-name="ce12">
            <text:p>£2,797,153.67</text:p>
          </table:table-cell>
          <table:table-cell office:value-type="currency" office:value="1167061.68" table:content-validation-name="val25" table:style-name="ce12">
            <text:p>£1,167,061.68</text:p>
          </table:table-cell>
          <table:table-cell office:value-type="currency" office:value="14251534.709999999" table:formula="of:=[.AD6]+[.AE6]+[.AF6]+[.AG6]+[.AH6]+[.AI6]" table:style-name="ce13">
            <text:p>£14,251,534.71</text:p>
          </table:table-cell>
          <table:table-cell office:value-type="currency" office:value="1507570.62" table:content-validation-name="val25" table:style-name="ce14">
            <text:p>£1,507,570.62</text:p>
          </table:table-cell>
          <table:table-cell office:value-type="currency" office:value="4725" table:content-validation-name="val25" table:style-name="ce14">
            <text:p>£4,725.00</text:p>
          </table:table-cell>
          <table:table-cell office:value-type="currency" office:value="1512295.62" table:formula="of:=[.AK6]+[.AL6]" table:style-name="ce13">
            <text:p>£1,512,295.62</text:p>
          </table:table-cell>
          <table:table-cell office:value-type="currency" office:value="15763830.329999998" table:formula="of:=[.AJ6]+[.AM6]" table:style-name="ce13">
            <text:p>£15,763,830.33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November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9" table:style-name="ce101">
            <text:p>2</text:p>
          </table:table-cell>
          <table:table-cell office:value-type="float" office:value="2" table:content-validation-name="val30" table:style-name="ce100">
            <text:p>2.00</text:p>
          </table:table-cell>
          <table:table-cell office:value-type="float" office:value="8" table:content-validation-name="val29" table:style-name="ce103">
            <text:p>8</text:p>
          </table:table-cell>
          <table:table-cell office:value-type="float" office:value="8" table:content-validation-name="val30" table:style-name="ce102">
            <text:p>8.00</text:p>
          </table:table-cell>
          <table:table-cell office:value-type="float" office:value="13" table:content-validation-name="val29" table:style-name="ce105">
            <text:p>13</text:p>
          </table:table-cell>
          <table:table-cell office:value-type="float" office:value="13" table:content-validation-name="val30" table:style-name="ce104">
            <text:p>13.00</text:p>
          </table:table-cell>
          <table:table-cell office:value-type="float" office:value="22" table:content-validation-name="val29" table:style-name="ce107">
            <text:p>22</text:p>
          </table:table-cell>
          <table:table-cell office:value-type="float" office:value="22" table:content-validation-name="val30" table:style-name="ce106">
            <text:p>22.00</text:p>
          </table:table-cell>
          <table:table-cell office:value-type="float" office:value="6" table:content-validation-name="val29" table:style-name="ce109">
            <text:p>6</text:p>
          </table:table-cell>
          <table:table-cell office:value-type="float" office:value="5.25" table:content-validation-name="val30" table:style-name="ce108">
            <text:p>5.25</text:p>
          </table:table-cell>
          <table:table-cell table:number-columns-repeated="2" table:style-name="ce7"/>
          <table:table-cell office:value-type="float" office:value="51" table:formula="of:=[.D4]+[.F4]+[.H4]+[.J4]+[.L4]" table:style-name="ce10">
            <text:p>51</text:p>
          </table:table-cell>
          <table:table-cell office:value-type="float" office:value="50.25" table:formula="of:=[.E4]+[.G4]+[.I4]+[.K4]+[.M4]" table:style-name="ce11">
            <text:p>5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2" table:formula="of:=[.P4]+[.Z4]" table:style-name="ce10">
            <text:p>52</text:p>
          </table:table-cell>
          <table:table-cell office:value-type="float" office:value="51.25" table:formula="of:=[.Q4]+[.AA4]" table:style-name="ce11">
            <text:p>51</text:p>
          </table:table-cell>
          <table:table-cell office:value-type="currency" office:value="187347.21" table:content-validation-name="val32" table:style-name="ce12">
            <text:p>£187,347.21</text:p>
          </table:table-cell>
          <table:table-cell office:value-type="currency" office:value="7397.08" table:content-validation-name="val32" table:style-name="ce12">
            <text:p>£7,397.08</text:p>
          </table:table-cell>
          <table:table-cell office:value-type="currency" office:value="0" table:content-validation-name="val31" table:style-name="ce12">
            <text:p>£0.00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50687.91" table:content-validation-name="val32" table:style-name="ce12">
            <text:p>£50,687.91</text:p>
          </table:table-cell>
          <table:table-cell office:value-type="currency" office:value="22583.19" table:content-validation-name="val32" table:style-name="ce12">
            <text:p>£22,583.19</text:p>
          </table:table-cell>
          <table:table-cell office:value-type="currency" office:value="268015.38999999996" table:formula="of:=[.AD4]+[.AE4]+[.AF4]+[.AG4]+[.AH4]+[.AI4]" table:style-name="ce13">
            <text:p>£268,015.39</text:p>
          </table:table-cell>
          <table:table-cell office:value-type="currency" office:value="1386.56" table:content-validation-name="val32" table:style-name="ce14">
            <text:p>£1,386.56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1386.56" table:formula="of:=[.AK4]+[.AL4]" table:style-name="ce13">
            <text:p>£1,386.56</text:p>
          </table:table-cell>
          <table:table-cell office:value-type="currency" office:value="269401.94999999995" table:formula="of:=[.AJ4]+[.AM4]" table:style-name="ce13">
            <text:p>£269,401.95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9" table:style-name="ce101">
            <text:p>4</text:p>
          </table:table-cell>
          <table:table-cell office:value-type="float" office:value="3.6081081081081079" table:content-validation-name="val30" table:style-name="ce100">
            <text:p>3.61</text:p>
          </table:table-cell>
          <table:table-cell office:value-type="float" office:value="2" table:content-validation-name="val29" table:style-name="ce103">
            <text:p>2</text:p>
          </table:table-cell>
          <table:table-cell office:value-type="float" office:value="1.5885885885885891" table:content-validation-name="val30" table:style-name="ce102">
            <text:p>1.59</text:p>
          </table:table-cell>
          <table:table-cell office:value-type="float" office:value="1" table:content-validation-name="val29" table:style-name="ce105">
            <text:p>1</text:p>
          </table:table-cell>
          <table:table-cell office:value-type="float" office:value="1" table:content-validation-name="val30" table:style-name="ce104">
            <text:p>1.00</text:p>
          </table:table-cell>
          <table:table-cell office:value-type="float" office:value="20" table:content-validation-name="val29" table:style-name="ce107">
            <text:p>20</text:p>
          </table:table-cell>
          <table:table-cell office:value-type="float" office:value="19.282500000000002" table:content-validation-name="val30" table:style-name="ce106">
            <text:p>19.28</text:p>
          </table:table-cell>
          <table:table-cell office:value-type="float" office:value="2" table:content-validation-name="val29" table:style-name="ce109">
            <text:p>2</text:p>
          </table:table-cell>
          <table:table-cell office:value-type="float" office:value="2" table:content-validation-name="val30" table:style-name="ce108">
            <text:p>2.00</text:p>
          </table:table-cell>
          <table:table-cell table:number-columns-repeated="2" table:style-name="ce7"/>
          <table:table-cell office:value-type="float" office:value="29" table:formula="of:=[.D5]+[.F5]+[.H5]+[.J5]+[.L5]" table:style-name="ce10">
            <text:p>29</text:p>
          </table:table-cell>
          <table:table-cell office:value-type="float" office:value="27.4791966966967" table:formula="of:=[.E5]+[.G5]+[.I5]+[.K5]+[.M5]" table:style-name="ce11">
            <text:p>27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9" table:formula="of:=[.P5]+[.Z5]" table:style-name="ce10">
            <text:p>29</text:p>
          </table:table-cell>
          <table:table-cell office:value-type="float" office:value="27.4791966966967" table:formula="of:=[.Q5]+[.AA5]" table:style-name="ce11">
            <text:p>27</text:p>
          </table:table-cell>
          <table:table-cell office:value-type="currency" office:value="124429.1" table:content-validation-name="val32" table:style-name="ce12">
            <text:p>£124,429.10</text:p>
          </table:table-cell>
          <table:table-cell office:value-type="currency" office:value="477.04" table:content-validation-name="val32" table:style-name="ce12">
            <text:p>£477.04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35283.53" table:content-validation-name="val32" table:style-name="ce12">
            <text:p>£35,283.53</text:p>
          </table:table-cell>
          <table:table-cell office:value-type="currency" office:value="14244.03" table:content-validation-name="val32" table:style-name="ce12">
            <text:p>£14,244.03</text:p>
          </table:table-cell>
          <table:table-cell office:value-type="currency" office:value="174433.69999999998" table:formula="of:=[.AD5]+[.AE5]+[.AF5]+[.AG5]+[.AH5]+[.AI5]" table:style-name="ce13">
            <text:p>£174,433.70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4433.69999999998" table:formula="of:=[.AJ5]+[.AM5]" table:style-name="ce13">
            <text:p>£174,433.70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3" table:content-validation-name="val29" table:style-name="ce101">
            <text:p>63</text:p>
          </table:table-cell>
          <table:table-cell office:value-type="float" office:value="58.70574860574861" table:content-validation-name="val30" table:style-name="ce100">
            <text:p>58.71</text:p>
          </table:table-cell>
          <table:table-cell office:value-type="float" office:value="339" table:content-validation-name="val29" table:style-name="ce103">
            <text:p>339</text:p>
          </table:table-cell>
          <table:table-cell office:value-type="float" office:value="327.71161518661535" table:content-validation-name="val30" table:style-name="ce102">
            <text:p>327.71</text:p>
          </table:table-cell>
          <table:table-cell office:value-type="float" office:value="236" table:content-validation-name="val29" table:style-name="ce105">
            <text:p>236</text:p>
          </table:table-cell>
          <table:table-cell office:value-type="float" office:value="230.96276276276274" table:content-validation-name="val30" table:style-name="ce104">
            <text:p>230.96</text:p>
          </table:table-cell>
          <table:table-cell office:value-type="float" office:value="1656.0000000000002" table:content-validation-name="val29" table:style-name="ce107">
            <text:p>1656</text:p>
          </table:table-cell>
          <table:table-cell office:value-type="float" office:value="1512.7151679118103" table:content-validation-name="val30" table:style-name="ce106">
            <text:p>1512.72</text:p>
          </table:table-cell>
          <table:table-cell office:value-type="float" office:value="204" table:content-validation-name="val29" table:style-name="ce109">
            <text:p>204</text:p>
          </table:table-cell>
          <table:table-cell office:value-type="float" office:value="191.70153903903912" table:content-validation-name="val30" table:style-name="ce108">
            <text:p>191.70</text:p>
          </table:table-cell>
          <table:table-cell table:number-columns-repeated="2" table:style-name="ce7"/>
          <table:table-cell office:value-type="float" office:value="2498" table:formula="of:=[.D6]+[.F6]+[.H6]+[.J6]+[.L6]" table:style-name="ce10">
            <text:p>2498</text:p>
          </table:table-cell>
          <table:table-cell office:value-type="float" office:value="2321.7968335059763" table:formula="of:=[.E6]+[.G6]+[.I6]+[.K6]+[.M6]" table:style-name="ce11">
            <text:p>2322</text:p>
          </table:table-cell>
          <table:table-cell office:value-type="float" office:value="127" table:style-name="ce7">
            <text:p>127</text:p>
          </table:table-cell>
          <table:table-cell office:value-type="float" office:value="125.52" table:style-name="ce7">
            <text:p>125.52</text:p>
          </table:table-cell>
          <table:table-cell office:value-type="float" office:value="143" table:style-name="ce7">
            <text:p>143</text:p>
          </table:table-cell>
          <table:table-cell office:value-type="float" office:value="142" table:style-name="ce7">
            <text:p>142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1" table:style-name="ce7">
            <text:p>1</text:p>
          </table:table-cell>
          <table:table-cell office:value-type="float" office:value="0.11" table:style-name="ce7">
            <text:p>0.11</text:p>
          </table:table-cell>
          <table:table-cell office:value-type="float" office:value="301" table:formula="of:=[.R6]+[.T6]+[.V6]+[.X6]" table:style-name="ce10">
            <text:p>301</text:p>
          </table:table-cell>
          <table:table-cell office:value-type="float" office:value="297.63" table:formula="of:=[.S6]+[.U6]+[.W6]+[.Y6]" table:style-name="ce11">
            <text:p>298</text:p>
          </table:table-cell>
          <table:table-cell office:value-type="float" office:value="2799" table:formula="of:=[.P6]+[.Z6]" table:style-name="ce10">
            <text:p>2799</text:p>
          </table:table-cell>
          <table:table-cell office:value-type="float" office:value="2619.4268335059764" table:formula="of:=[.Q6]+[.AA6]" table:style-name="ce11">
            <text:p>2619</text:p>
          </table:table-cell>
          <table:table-cell office:value-type="currency" office:value="10146291.91" table:content-validation-name="val32" table:style-name="ce12">
            <text:p>£10,146,291.91</text:p>
          </table:table-cell>
          <table:table-cell office:value-type="currency" office:value="44097.04" table:content-validation-name="val32" table:style-name="ce12">
            <text:p>£44,097.04</text:p>
          </table:table-cell>
          <table:table-cell office:value-type="currency" office:value="40350" table:content-validation-name="val32" table:style-name="ce12">
            <text:p>£40,350.00</text:p>
          </table:table-cell>
          <table:table-cell office:value-type="currency" office:value="225017.8" table:content-validation-name="val32" table:style-name="ce12">
            <text:p>£225,017.80</text:p>
          </table:table-cell>
          <table:table-cell office:value-type="currency" office:value="2811189.82" table:content-validation-name="val32" table:style-name="ce12">
            <text:p>£2,811,189.82</text:p>
          </table:table-cell>
          <table:table-cell office:value-type="currency" office:value="1131804.58" table:content-validation-name="val32" table:style-name="ce12">
            <text:p>£1,131,804.58</text:p>
          </table:table-cell>
          <table:table-cell office:value-type="currency" office:value="14398751.15" table:formula="of:=[.AD6]+[.AE6]+[.AF6]+[.AG6]+[.AH6]+[.AI6]" table:style-name="ce13">
            <text:p>£14,398,751.15</text:p>
          </table:table-cell>
          <table:table-cell office:value-type="currency" office:value="1312032.8799999999" table:content-validation-name="val32" table:style-name="ce14">
            <text:p>£1,312,032.88</text:p>
          </table:table-cell>
          <table:table-cell office:value-type="currency" office:value="2543.75" table:content-validation-name="val32" table:style-name="ce14">
            <text:p>£2,543.75</text:p>
          </table:table-cell>
          <table:table-cell office:value-type="currency" office:value="1314576.6299999999" table:formula="of:=[.AK6]+[.AL6]" table:style-name="ce13">
            <text:p>£1,314,576.63</text:p>
          </table:table-cell>
          <table:table-cell office:value-type="currency" office:value="15713327.780000001" table:formula="of:=[.AJ6]+[.AM6]" table:style-name="ce13">
            <text:p>£15,713,327.78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December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33" table:style-name="ce111">
            <text:p>1</text:p>
          </table:table-cell>
          <table:table-cell office:value-type="float" office:value="1" table:content-validation-name="val34" table:style-name="ce110">
            <text:p>1.00</text:p>
          </table:table-cell>
          <table:table-cell office:value-type="float" office:value="8" table:content-validation-name="val33" table:style-name="ce113">
            <text:p>8</text:p>
          </table:table-cell>
          <table:table-cell office:value-type="float" office:value="8" table:content-validation-name="val34" table:style-name="ce112">
            <text:p>8.00</text:p>
          </table:table-cell>
          <table:table-cell office:value-type="float" office:value="12" table:content-validation-name="val33" table:style-name="ce115">
            <text:p>12</text:p>
          </table:table-cell>
          <table:table-cell office:value-type="float" office:value="12" table:content-validation-name="val34" table:style-name="ce114">
            <text:p>12.00</text:p>
          </table:table-cell>
          <table:table-cell office:value-type="float" office:value="20" table:content-validation-name="val33" table:style-name="ce117">
            <text:p>20</text:p>
          </table:table-cell>
          <table:table-cell office:value-type="float" office:value="20" table:content-validation-name="val34" table:style-name="ce116">
            <text:p>20.00</text:p>
          </table:table-cell>
          <table:table-cell office:value-type="float" office:value="6" table:content-validation-name="val33" table:style-name="ce119">
            <text:p>6</text:p>
          </table:table-cell>
          <table:table-cell office:value-type="float" office:value="5.25" table:content-validation-name="val34" table:style-name="ce118">
            <text:p>5.25</text:p>
          </table:table-cell>
          <table:table-cell table:number-columns-repeated="2" table:style-name="ce7"/>
          <table:table-cell office:value-type="float" office:value="47" table:formula="of:=[.D4]+[.F4]+[.H4]+[.J4]+[.L4]" table:style-name="ce10">
            <text:p>47</text:p>
          </table:table-cell>
          <table:table-cell office:value-type="float" office:value="46.25" table:formula="of:=[.E4]+[.G4]+[.I4]+[.K4]+[.M4]" table:style-name="ce11">
            <text:p>46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7" table:formula="of:=[.P4]+[.Z4]" table:style-name="ce10">
            <text:p>47</text:p>
          </table:table-cell>
          <table:table-cell office:value-type="float" office:value="46.25" table:formula="of:=[.Q4]+[.AA4]" table:style-name="ce11">
            <text:p>46</text:p>
          </table:table-cell>
          <table:table-cell office:value-type="currency" office:value="184600.3" table:content-validation-name="val36" table:style-name="ce12">
            <text:p>£184,600.30</text:p>
          </table:table-cell>
          <table:table-cell office:value-type="currency" office:value="8648.3700000000008" table:content-validation-name="val36" table:style-name="ce12">
            <text:p>£8,648.37</text:p>
          </table:table-cell>
          <table:table-cell office:value-type="currency" office:value="6450" table:content-validation-name="val35" table:style-name="ce12">
            <text:p>£6,450.00</text:p>
          </table:table-cell>
          <table:table-cell office:value-type="currency" office:value="0" table:content-validation-name="val36" table:style-name="ce12">
            <text:p>£0.00</text:p>
          </table:table-cell>
          <table:table-cell office:value-type="currency" office:value="49393.54" table:content-validation-name="val36" table:style-name="ce12">
            <text:p>£49,393.54</text:p>
          </table:table-cell>
          <table:table-cell office:value-type="currency" office:value="22772.76" table:content-validation-name="val36" table:style-name="ce12">
            <text:p>£22,772.76</text:p>
          </table:table-cell>
          <table:table-cell office:value-type="currency" office:value="271864.96999999997" table:formula="of:=[.AD4]+[.AE4]+[.AF4]+[.AG4]+[.AH4]+[.AI4]" table:style-name="ce13">
            <text:p>£271,864.97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71864.96999999997" table:formula="of:=[.AJ4]+[.AM4]" table:style-name="ce13">
            <text:p>£271,864.9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33" table:style-name="ce111">
            <text:p>4</text:p>
          </table:table-cell>
          <table:table-cell office:value-type="float" office:value="3.6081081081081079" table:content-validation-name="val34" table:style-name="ce110">
            <text:p>3.61</text:p>
          </table:table-cell>
          <table:table-cell office:value-type="float" office:value="2" table:content-validation-name="val33" table:style-name="ce113">
            <text:p>2</text:p>
          </table:table-cell>
          <table:table-cell office:value-type="float" office:value="1.5885885885885891" table:content-validation-name="val34" table:style-name="ce112">
            <text:p>1.59</text:p>
          </table:table-cell>
          <table:table-cell office:value-type="float" office:value="1" table:content-validation-name="val33" table:style-name="ce115">
            <text:p>1</text:p>
          </table:table-cell>
          <table:table-cell office:value-type="float" office:value="1" table:content-validation-name="val34" table:style-name="ce114">
            <text:p>1.00</text:p>
          </table:table-cell>
          <table:table-cell office:value-type="float" office:value="19" table:content-validation-name="val33" table:style-name="ce117">
            <text:p>19</text:p>
          </table:table-cell>
          <table:table-cell office:value-type="float" office:value="18.282499999999999" table:content-validation-name="val34" table:style-name="ce116">
            <text:p>18.28</text:p>
          </table:table-cell>
          <table:table-cell office:value-type="float" office:value="2" table:content-validation-name="val33" table:style-name="ce119">
            <text:p>2</text:p>
          </table:table-cell>
          <table:table-cell office:value-type="float" office:value="2" table:content-validation-name="val34" table:style-name="ce118">
            <text:p>2.00</text:p>
          </table:table-cell>
          <table:table-cell table:number-columns-repeated="2" table:style-name="ce7"/>
          <table:table-cell office:value-type="float" office:value="28" table:formula="of:=[.D5]+[.F5]+[.H5]+[.J5]+[.L5]" table:style-name="ce10">
            <text:p>28</text:p>
          </table:table-cell>
          <table:table-cell office:value-type="float" office:value="26.479196696696697" table:formula="of:=[.E5]+[.G5]+[.I5]+[.K5]+[.M5]" table:style-name="ce11">
            <text:p>26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8" table:formula="of:=[.P5]+[.Z5]" table:style-name="ce10">
            <text:p>28</text:p>
          </table:table-cell>
          <table:table-cell office:value-type="float" office:value="26.479196696696697" table:formula="of:=[.Q5]+[.AA5]" table:style-name="ce11">
            <text:p>26</text:p>
          </table:table-cell>
          <table:table-cell office:value-type="currency" office:value="122569.54" table:content-validation-name="val36" table:style-name="ce12">
            <text:p>£122,569.54</text:p>
          </table:table-cell>
          <table:table-cell office:value-type="currency" office:value="477.04" table:content-validation-name="val36" table:style-name="ce12">
            <text:p>£477.04</text:p>
          </table:table-cell>
          <table:table-cell office:value-type="currency" office:value="0" table:content-validation-name="val36" table:style-name="ce12">
            <text:p>£0.00</text:p>
          </table:table-cell>
          <table:table-cell office:value-type="currency" office:value="0" table:content-validation-name="val36" table:style-name="ce12">
            <text:p>£0.00</text:p>
          </table:table-cell>
          <table:table-cell office:value-type="currency" office:value="34761.370000000003" table:content-validation-name="val36" table:style-name="ce12">
            <text:p>£34,761.37</text:p>
          </table:table-cell>
          <table:table-cell office:value-type="currency" office:value="14088.42" table:content-validation-name="val36" table:style-name="ce12">
            <text:p>£14,088.42</text:p>
          </table:table-cell>
          <table:table-cell office:value-type="currency" office:value="171896.37" table:formula="of:=[.AD5]+[.AE5]+[.AF5]+[.AG5]+[.AH5]+[.AI5]" table:style-name="ce13">
            <text:p>£171,896.37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1896.37" table:formula="of:=[.AJ5]+[.AM5]" table:style-name="ce13">
            <text:p>£171,896.3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3" table:content-validation-name="val33" table:style-name="ce111">
            <text:p>63</text:p>
          </table:table-cell>
          <table:table-cell office:value-type="float" office:value="58.705748605748617" table:content-validation-name="val34" table:style-name="ce110">
            <text:p>58.71</text:p>
          </table:table-cell>
          <table:table-cell office:value-type="float" office:value="341" table:content-validation-name="val33" table:style-name="ce113">
            <text:p>341</text:p>
          </table:table-cell>
          <table:table-cell office:value-type="float" office:value="330.6981016731018" table:content-validation-name="val34" table:style-name="ce112">
            <text:p>330.70</text:p>
          </table:table-cell>
          <table:table-cell office:value-type="float" office:value="241" table:content-validation-name="val33" table:style-name="ce115">
            <text:p>241</text:p>
          </table:table-cell>
          <table:table-cell office:value-type="float" office:value="235.96276276276274" table:content-validation-name="val34" table:style-name="ce114">
            <text:p>235.96</text:p>
          </table:table-cell>
          <table:table-cell office:value-type="float" office:value="1656.0000000000002" table:content-validation-name="val33" table:style-name="ce117">
            <text:p>1656</text:p>
          </table:table-cell>
          <table:table-cell office:value-type="float" office:value="1513.0871970838393" table:content-validation-name="val34" table:style-name="ce116">
            <text:p>1513.09</text:p>
          </table:table-cell>
          <table:table-cell office:value-type="float" office:value="202" table:content-validation-name="val33" table:style-name="ce119">
            <text:p>202</text:p>
          </table:table-cell>
          <table:table-cell office:value-type="float" office:value="190.34170420420429" table:content-validation-name="val34" table:style-name="ce118">
            <text:p>190.34</text:p>
          </table:table-cell>
          <table:table-cell table:number-columns-repeated="2" table:style-name="ce7"/>
          <table:table-cell office:value-type="float" office:value="2503" table:formula="of:=[.D6]+[.F6]+[.H6]+[.J6]+[.L6]" table:style-name="ce10">
            <text:p>2503</text:p>
          </table:table-cell>
          <table:table-cell office:value-type="float" office:value="2328.7955143296567" table:formula="of:=[.E6]+[.G6]+[.I6]+[.K6]+[.M6]" table:style-name="ce11">
            <text:p>2329</text:p>
          </table:table-cell>
          <table:table-cell office:value-type="float" office:value="125" table:style-name="ce7">
            <text:p>125</text:p>
          </table:table-cell>
          <table:table-cell office:value-type="float" office:value="123.87" table:style-name="ce7">
            <text:p>123.87</text:p>
          </table:table-cell>
          <table:table-cell office:value-type="float" office:value="140" table:style-name="ce7">
            <text:p>140</text:p>
          </table:table-cell>
          <table:table-cell office:value-type="float" office:value="138.86000000000001" table:style-name="ce7">
            <text:p>138.86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2" table:style-name="ce7"/>
          <table:table-cell office:value-type="float" office:value="295" table:formula="of:=[.R6]+[.T6]+[.V6]+[.X6]" table:style-name="ce10">
            <text:p>295</text:p>
          </table:table-cell>
          <table:table-cell office:value-type="float" office:value="292.73" table:formula="of:=[.S6]+[.U6]+[.W6]+[.Y6]" table:style-name="ce11">
            <text:p>293</text:p>
          </table:table-cell>
          <table:table-cell office:value-type="float" office:value="2798" table:formula="of:=[.P6]+[.Z6]" table:style-name="ce10">
            <text:p>2798</text:p>
          </table:table-cell>
          <table:table-cell office:value-type="float" office:value="2621.5255143296567" table:formula="of:=[.Q6]+[.AA6]" table:style-name="ce11">
            <text:p>2622</text:p>
          </table:table-cell>
          <table:table-cell office:value-type="currency" office:value="10528730.33" table:content-validation-name="val36" table:style-name="ce12">
            <text:p>£10,528,730.33</text:p>
          </table:table-cell>
          <table:table-cell office:value-type="currency" office:value="38357.26" table:content-validation-name="val36" table:style-name="ce12">
            <text:p>£38,357.26</text:p>
          </table:table-cell>
          <table:table-cell office:value-type="currency" office:value="363350" table:content-validation-name="val36" table:style-name="ce12">
            <text:p>£363,350.00</text:p>
          </table:table-cell>
          <table:table-cell office:value-type="currency" office:value="300937.59999999998" table:content-validation-name="val36" table:style-name="ce12">
            <text:p>£300,937.60</text:p>
          </table:table-cell>
          <table:table-cell office:value-type="currency" office:value="2949578.46" table:content-validation-name="val36" table:style-name="ce12">
            <text:p>£2,949,578.46</text:p>
          </table:table-cell>
          <table:table-cell office:value-type="currency" office:value="1293065.1299999999" table:content-validation-name="val36" table:style-name="ce12">
            <text:p>£1,293,065.13</text:p>
          </table:table-cell>
          <table:table-cell office:value-type="currency" office:value="15474018.779999997" table:formula="of:=[.AD6]+[.AE6]+[.AF6]+[.AG6]+[.AH6]+[.AI6]" table:style-name="ce13">
            <text:p>£15,474,018.78</text:p>
          </table:table-cell>
          <table:table-cell office:value-type="currency" office:value="1442721.6" table:content-validation-name="val36" table:style-name="ce14">
            <text:p>£1,442,721.60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1442721.6" table:formula="of:=[.AK6]+[.AL6]" table:style-name="ce13">
            <text:p>£1,442,721.60</text:p>
          </table:table-cell>
          <table:table-cell office:value-type="currency" office:value="16916740.379999999" table:formula="of:=[.AJ6]+[.AM6]" table:style-name="ce13">
            <text:p>£16,916,740.38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anuar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40" table:style-name="ce120">
            <text:p>1</text:p>
          </table:table-cell>
          <table:table-cell office:value-type="float" office:value="1" table:content-validation-name="val39" table:style-name="ce121">
            <text:p>1.00</text:p>
          </table:table-cell>
          <table:table-cell office:value-type="float" office:value="9" table:content-validation-name="val40" table:style-name="ce122">
            <text:p>9</text:p>
          </table:table-cell>
          <table:table-cell office:value-type="float" office:value="9" table:content-validation-name="val39" table:style-name="ce123">
            <text:p>9.00</text:p>
          </table:table-cell>
          <table:table-cell office:value-type="float" office:value="13" table:content-validation-name="val40" table:style-name="ce124">
            <text:p>13</text:p>
          </table:table-cell>
          <table:table-cell office:value-type="float" office:value="13" table:content-validation-name="val39" table:style-name="ce125">
            <text:p>13.00</text:p>
          </table:table-cell>
          <table:table-cell office:value-type="float" office:value="23" table:content-validation-name="val40" table:style-name="ce126">
            <text:p>23</text:p>
          </table:table-cell>
          <table:table-cell office:value-type="float" office:value="23" table:content-validation-name="val39" table:style-name="ce127">
            <text:p>23.00</text:p>
          </table:table-cell>
          <table:table-cell office:value-type="float" office:value="6" table:content-validation-name="val40" table:style-name="ce128">
            <text:p>6</text:p>
          </table:table-cell>
          <table:table-cell office:value-type="float" office:value="5.25" table:content-validation-name="val39" table:style-name="ce129">
            <text:p>5.25</text:p>
          </table:table-cell>
          <table:table-cell table:number-columns-repeated="2" table:style-name="ce7"/>
          <table:table-cell office:value-type="float" office:value="52" table:formula="of:=[.D4]+[.F4]+[.H4]+[.J4]+[.L4]" table:style-name="ce10">
            <text:p>52</text:p>
          </table:table-cell>
          <table:table-cell office:value-type="float" office:value="51.25" table:formula="of:=[.E4]+[.G4]+[.I4]+[.K4]+[.M4]" table:style-name="ce11">
            <text:p>51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52" table:formula="of:=[.P4]+[.Z4]" table:style-name="ce10">
            <text:p>52</text:p>
          </table:table-cell>
          <table:table-cell office:value-type="float" office:value="51.25" table:formula="of:=[.Q4]+[.AA4]" table:style-name="ce11">
            <text:p>51</text:p>
          </table:table-cell>
          <table:table-cell office:value-type="currency" office:value="181228.94" table:content-validation-name="val37" table:style-name="ce12">
            <text:p>£181,228.94</text:p>
          </table:table-cell>
          <table:table-cell office:value-type="currency" office:value="10315.18" table:content-validation-name="val37" table:style-name="ce12">
            <text:p>£10,315.18</text:p>
          </table:table-cell>
          <table:table-cell office:value-type="currency" office:value="5400" table:content-validation-name="val38" table:style-name="ce12">
            <text:p>£5,400.00</text:p>
          </table:table-cell>
          <table:table-cell office:value-type="currency" office:value="0" table:content-validation-name="val37" table:style-name="ce12">
            <text:p>£0.00</text:p>
          </table:table-cell>
          <table:table-cell office:value-type="currency" office:value="50036.47" table:content-validation-name="val37" table:style-name="ce12">
            <text:p>£50,036.47</text:p>
          </table:table-cell>
          <table:table-cell office:value-type="currency" office:value="22071.7" table:content-validation-name="val37" table:style-name="ce12">
            <text:p>£22,071.70</text:p>
          </table:table-cell>
          <table:table-cell office:value-type="currency" office:value="269052.28999999998" table:formula="of:=[.AD4]+[.AE4]+[.AF4]+[.AG4]+[.AH4]+[.AI4]" table:style-name="ce13">
            <text:p>£269,052.29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69052.28999999998" table:formula="of:=[.AJ4]+[.AM4]" table:style-name="ce13">
            <text:p>£269,052.29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40" table:style-name="ce120">
            <text:p>4</text:p>
          </table:table-cell>
          <table:table-cell office:value-type="float" office:value="3.6081081081081079" table:content-validation-name="val39" table:style-name="ce121">
            <text:p>3.61</text:p>
          </table:table-cell>
          <table:table-cell office:value-type="float" office:value="2" table:content-validation-name="val40" table:style-name="ce122">
            <text:p>2</text:p>
          </table:table-cell>
          <table:table-cell office:value-type="float" office:value="1.5885885885885891" table:content-validation-name="val39" table:style-name="ce123">
            <text:p>1.59</text:p>
          </table:table-cell>
          <table:table-cell office:value-type="float" office:value="1" table:content-validation-name="val40" table:style-name="ce124">
            <text:p>1</text:p>
          </table:table-cell>
          <table:table-cell office:value-type="float" office:value="1" table:content-validation-name="val39" table:style-name="ce125">
            <text:p>1.00</text:p>
          </table:table-cell>
          <table:table-cell office:value-type="float" office:value="16" table:content-validation-name="val40" table:style-name="ce126">
            <text:p>16</text:p>
          </table:table-cell>
          <table:table-cell office:value-type="float" office:value="15.282499999999999" table:content-validation-name="val39" table:style-name="ce127">
            <text:p>15.28</text:p>
          </table:table-cell>
          <table:table-cell office:value-type="float" office:value="2" table:content-validation-name="val40" table:style-name="ce128">
            <text:p>2</text:p>
          </table:table-cell>
          <table:table-cell office:value-type="float" office:value="2" table:content-validation-name="val39" table:style-name="ce129">
            <text:p>2.00</text:p>
          </table:table-cell>
          <table:table-cell table:number-columns-repeated="2" table:style-name="ce7"/>
          <table:table-cell office:value-type="float" office:value="25" table:formula="of:=[.D5]+[.F5]+[.H5]+[.J5]+[.L5]" table:style-name="ce10">
            <text:p>25</text:p>
          </table:table-cell>
          <table:table-cell office:value-type="float" office:value="23.479196696696697" table:formula="of:=[.E5]+[.G5]+[.I5]+[.K5]+[.M5]" table:style-name="ce11">
            <text:p>23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5" table:formula="of:=[.P5]+[.Z5]" table:style-name="ce10">
            <text:p>25</text:p>
          </table:table-cell>
          <table:table-cell office:value-type="float" office:value="23.479196696696697" table:formula="of:=[.Q5]+[.AA5]" table:style-name="ce11">
            <text:p>23</text:p>
          </table:table-cell>
          <table:table-cell office:value-type="currency" office:value="125227.07" table:content-validation-name="val37" table:style-name="ce12">
            <text:p>£125,227.07</text:p>
          </table:table-cell>
          <table:table-cell office:value-type="currency" office:value="477.04" table:content-validation-name="val37" table:style-name="ce12">
            <text:p>£477.04</text:p>
          </table:table-cell>
          <table:table-cell office:value-type="currency" office:value="0" table:content-validation-name="val37" table:style-name="ce12">
            <text:p>£0.00</text:p>
          </table:table-cell>
          <table:table-cell office:value-type="currency" office:value="0" table:content-validation-name="val37" table:style-name="ce12">
            <text:p>£0.00</text:p>
          </table:table-cell>
          <table:table-cell office:value-type="currency" office:value="33507.47" table:content-validation-name="val37" table:style-name="ce12">
            <text:p>£33,507.47</text:p>
          </table:table-cell>
          <table:table-cell office:value-type="currency" office:value="14556.19" table:content-validation-name="val37" table:style-name="ce12">
            <text:p>£14,556.19</text:p>
          </table:table-cell>
          <table:table-cell office:value-type="currency" office:value="173767.77000000002" table:formula="of:=[.AD5]+[.AE5]+[.AF5]+[.AG5]+[.AH5]+[.AI5]" table:style-name="ce13">
            <text:p>£173,767.77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73767.77000000002" table:formula="of:=[.AJ5]+[.AM5]" table:style-name="ce13">
            <text:p>£173,767.7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2" table:content-validation-name="val40" table:style-name="ce120">
            <text:p>62</text:p>
          </table:table-cell>
          <table:table-cell office:value-type="float" office:value="57.705748605748603" table:content-validation-name="val39" table:style-name="ce121">
            <text:p>57.71</text:p>
          </table:table-cell>
          <table:table-cell office:value-type="float" office:value="335" table:content-validation-name="val40" table:style-name="ce122">
            <text:p>335</text:p>
          </table:table-cell>
          <table:table-cell office:value-type="float" office:value="324.70891248391251" table:content-validation-name="val39" table:style-name="ce123">
            <text:p>324.71</text:p>
          </table:table-cell>
          <table:table-cell office:value-type="float" office:value="237" table:content-validation-name="val40" table:style-name="ce124">
            <text:p>237</text:p>
          </table:table-cell>
          <table:table-cell office:value-type="float" office:value="232.38528528528528" table:content-validation-name="val39" table:style-name="ce125">
            <text:p>232.39</text:p>
          </table:table-cell>
          <table:table-cell office:value-type="float" office:value="1667" table:content-validation-name="val40" table:style-name="ce126">
            <text:p>1667</text:p>
          </table:table-cell>
          <table:table-cell office:value-type="float" office:value="1520.8437912651295" table:content-validation-name="val39" table:style-name="ce127">
            <text:p>1520.84</text:p>
          </table:table-cell>
          <table:table-cell office:value-type="float" office:value="197.99999999999997" table:content-validation-name="val40" table:style-name="ce128">
            <text:p>198</text:p>
          </table:table-cell>
          <table:table-cell office:value-type="float" office:value="187.42008258258261" table:content-validation-name="val39" table:style-name="ce129">
            <text:p>187.42</text:p>
          </table:table-cell>
          <table:table-cell table:number-columns-repeated="2" table:style-name="ce7"/>
          <table:table-cell office:value-type="float" office:value="2499" table:formula="of:=[.D6]+[.F6]+[.H6]+[.J6]+[.L6]" table:style-name="ce10">
            <text:p>2499</text:p>
          </table:table-cell>
          <table:table-cell office:value-type="float" office:value="2323.0638202226583" table:formula="of:=[.E6]+[.G6]+[.I6]+[.K6]+[.M6]" table:style-name="ce11">
            <text:p>2323</text:p>
          </table:table-cell>
          <table:table-cell office:value-type="float" office:value="122" table:content-validation-name="val40" table:style-name="ce130">
            <text:p>122</text:p>
          </table:table-cell>
          <table:table-cell office:value-type="float" office:value="120.86999999999999" table:content-validation-name="val39" table:style-name="ce131">
            <text:p>120.87</text:p>
          </table:table-cell>
          <table:table-cell office:value-type="float" office:value="130" table:content-validation-name="val40" table:style-name="ce132">
            <text:p>130</text:p>
          </table:table-cell>
          <table:table-cell office:value-type="float" office:value="129.26" table:content-validation-name="val39" table:style-name="ce133">
            <text:p>129.26</text:p>
          </table:table-cell>
          <table:table-cell office:value-type="float" office:value="28" table:content-validation-name="val40" table:style-name="ce134">
            <text:p>28</text:p>
          </table:table-cell>
          <table:table-cell office:value-type="float" office:value="28" table:content-validation-name="val39" table:style-name="ce135">
            <text:p>28</text:p>
          </table:table-cell>
          <table:table-cell office:value-type="float" office:value="2" table:content-validation-name="val40" table:style-name="ce137">
            <text:p>2</text:p>
          </table:table-cell>
          <table:table-cell office:value-type="float" office:value="0.06" table:content-validation-name="val39" table:style-name="ce136">
            <text:p>0.06</text:p>
          </table:table-cell>
          <table:table-cell office:value-type="float" office:value="282" table:formula="of:=[.R6]+[.T6]+[.V6]+[.X6]" table:style-name="ce10">
            <text:p>282</text:p>
          </table:table-cell>
          <table:table-cell office:value-type="float" office:value="278.19" table:formula="of:=[.S6]+[.U6]+[.W6]+[.Y6]" table:style-name="ce11">
            <text:p>278</text:p>
          </table:table-cell>
          <table:table-cell office:value-type="float" office:value="2781" table:formula="of:=[.P6]+[.Z6]" table:style-name="ce10">
            <text:p>2781</text:p>
          </table:table-cell>
          <table:table-cell office:value-type="float" office:value="2601.2538202226583" table:formula="of:=[.Q6]+[.AA6]" table:style-name="ce11">
            <text:p>2601</text:p>
          </table:table-cell>
          <table:table-cell office:value-type="currency" office:value="10289420.810000001" table:content-validation-name="val37" table:style-name="ce12">
            <text:p>£10,289,420.81</text:p>
          </table:table-cell>
          <table:table-cell office:value-type="currency" office:value="34653.42" table:content-validation-name="val37" table:style-name="ce12">
            <text:p>£34,653.42</text:p>
          </table:table-cell>
          <table:table-cell office:value-type="currency" office:value="12950" table:content-validation-name="val37" table:style-name="ce12">
            <text:p>£12,950.00</text:p>
          </table:table-cell>
          <table:table-cell office:value-type="currency" office:value="224226.76" table:content-validation-name="val37" table:style-name="ce12">
            <text:p>£224,226.76</text:p>
          </table:table-cell>
          <table:table-cell office:value-type="currency" office:value="2827635.94" table:content-validation-name="val37" table:style-name="ce12">
            <text:p>£2,827,635.94</text:p>
          </table:table-cell>
          <table:table-cell office:value-type="currency" office:value="1194776.1000000001" table:content-validation-name="val37" table:style-name="ce12">
            <text:p>£1,194,776.10</text:p>
          </table:table-cell>
          <table:table-cell office:value-type="currency" office:value="14583663.029999999" table:formula="of:=[.AD6]+[.AE6]+[.AF6]+[.AG6]+[.AH6]+[.AI6]" table:style-name="ce13">
            <text:p>£14,583,663.03</text:p>
          </table:table-cell>
          <table:table-cell office:value-type="currency" office:value="1365071.95" table:content-validation-name="val37" table:style-name="ce14">
            <text:p>£1,365,071.95</text:p>
          </table:table-cell>
          <table:table-cell office:value-type="currency" office:value="1050" table:content-validation-name="val37" table:style-name="ce14">
            <text:p>£1,050.00</text:p>
          </table:table-cell>
          <table:table-cell office:value-type="currency" office:value="1366121.95" table:formula="of:=[.AK6]+[.AL6]" table:style-name="ce13">
            <text:p>£1,366,121.95</text:p>
          </table:table-cell>
          <table:table-cell office:value-type="currency" office:value="15949784.979999999" table:formula="of:=[.AJ6]+[.AM6]" table:style-name="ce13">
            <text:p>£15,949,784.98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Februar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41" table:style-name="ce139">
            <text:p>1</text:p>
          </table:table-cell>
          <table:table-cell office:value-type="float" office:value="1" table:content-validation-name="val42" table:style-name="ce138">
            <text:p>1.00</text:p>
          </table:table-cell>
          <table:table-cell office:value-type="float" office:value="8" table:content-validation-name="val41" table:style-name="ce141">
            <text:p>8</text:p>
          </table:table-cell>
          <table:table-cell office:value-type="float" office:value="7.6" table:content-validation-name="val42" table:style-name="ce140">
            <text:p>7.60</text:p>
          </table:table-cell>
          <table:table-cell office:value-type="float" office:value="13" table:content-validation-name="val41" table:style-name="ce143">
            <text:p>13</text:p>
          </table:table-cell>
          <table:table-cell office:value-type="float" office:value="13" table:content-validation-name="val42" table:style-name="ce142">
            <text:p>13.00</text:p>
          </table:table-cell>
          <table:table-cell office:value-type="float" office:value="21" table:content-validation-name="val41" table:style-name="ce145">
            <text:p>21</text:p>
          </table:table-cell>
          <table:table-cell office:value-type="float" office:value="21" table:content-validation-name="val42" table:style-name="ce144">
            <text:p>21.00</text:p>
          </table:table-cell>
          <table:table-cell office:value-type="float" office:value="6" table:content-validation-name="val41" table:style-name="ce147">
            <text:p>6</text:p>
          </table:table-cell>
          <table:table-cell office:value-type="float" office:value="5.25" table:content-validation-name="val42" table:style-name="ce146">
            <text:p>5.25</text:p>
          </table:table-cell>
          <table:table-cell table:number-columns-repeated="2" table:style-name="ce7"/>
          <table:table-cell office:value-type="float" office:value="49" table:formula="of:=[.D4]+[.F4]+[.H4]+[.J4]+[.L4]" table:style-name="ce10">
            <text:p>49</text:p>
          </table:table-cell>
          <table:table-cell office:value-type="float" office:value="47.85" table:formula="of:=[.E4]+[.G4]+[.I4]+[.K4]+[.M4]" table:style-name="ce11">
            <text:p>48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9" table:formula="of:=[.P4]+[.Z4]" table:style-name="ce10">
            <text:p>49</text:p>
          </table:table-cell>
          <table:table-cell office:value-type="float" office:value="47.85" table:formula="of:=[.Q4]+[.AA4]" table:style-name="ce11">
            <text:p>48</text:p>
          </table:table-cell>
          <table:table-cell office:value-type="currency" office:value="211753.99" table:content-validation-name="val44" table:style-name="ce12">
            <text:p>£211,753.99</text:p>
          </table:table-cell>
          <table:table-cell office:value-type="currency" office:value="7969.54" table:content-validation-name="val44" table:style-name="ce12">
            <text:p>£7,969.54</text:p>
          </table:table-cell>
          <table:table-cell office:value-type="currency" office:value="4950" table:content-validation-name="val43" table:style-name="ce12">
            <text:p>£4,950.00</text:p>
          </table:table-cell>
          <table:table-cell office:value-type="currency" office:value="0" table:content-validation-name="val44" table:style-name="ce12">
            <text:p>£0.00</text:p>
          </table:table-cell>
          <table:table-cell office:value-type="currency" office:value="56326.39" table:content-validation-name="val44" table:style-name="ce12">
            <text:p>£56,326.39</text:p>
          </table:table-cell>
          <table:table-cell office:value-type="currency" office:value="25773.58" table:content-validation-name="val44" table:style-name="ce12">
            <text:p>£25,773.58</text:p>
          </table:table-cell>
          <table:table-cell office:value-type="currency" office:value="306773.5" table:formula="of:=[.AD4]+[.AE4]+[.AF4]+[.AG4]+[.AH4]+[.AI4]" table:style-name="ce13">
            <text:p>£306,773.50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306773.5" table:formula="of:=[.AJ4]+[.AM4]" table:style-name="ce13">
            <text:p>£306,773.50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41" table:style-name="ce139">
            <text:p>4</text:p>
          </table:table-cell>
          <table:table-cell office:value-type="float" office:value="3.6081081081081079" table:content-validation-name="val42" table:style-name="ce138">
            <text:p>3.61</text:p>
          </table:table-cell>
          <table:table-cell office:value-type="float" office:value="2" table:content-validation-name="val41" table:style-name="ce141">
            <text:p>2</text:p>
          </table:table-cell>
          <table:table-cell office:value-type="float" office:value="1.5885885885885891" table:content-validation-name="val42" table:style-name="ce140">
            <text:p>1.59</text:p>
          </table:table-cell>
          <table:table-cell office:value-type="float" office:value="1" table:content-validation-name="val41" table:style-name="ce143">
            <text:p>1</text:p>
          </table:table-cell>
          <table:table-cell office:value-type="float" office:value="1" table:content-validation-name="val42" table:style-name="ce142">
            <text:p>1.00</text:p>
          </table:table-cell>
          <table:table-cell office:value-type="float" office:value="17" table:content-validation-name="val41" table:style-name="ce145">
            <text:p>17</text:p>
          </table:table-cell>
          <table:table-cell office:value-type="float" office:value="16.282499999999999" table:content-validation-name="val42" table:style-name="ce144">
            <text:p>16.28</text:p>
          </table:table-cell>
          <table:table-cell office:value-type="float" office:value="2" table:content-validation-name="val41" table:style-name="ce147">
            <text:p>2</text:p>
          </table:table-cell>
          <table:table-cell office:value-type="float" office:value="2" table:content-validation-name="val42" table:style-name="ce146">
            <text:p>2.00</text:p>
          </table:table-cell>
          <table:table-cell table:number-columns-repeated="2" table:style-name="ce7"/>
          <table:table-cell office:value-type="float" office:value="26" table:formula="of:=[.D5]+[.F5]+[.H5]+[.J5]+[.L5]" table:style-name="ce10">
            <text:p>26</text:p>
          </table:table-cell>
          <table:table-cell office:value-type="float" office:value="24.479196696696697" table:formula="of:=[.E5]+[.G5]+[.I5]+[.K5]+[.M5]" table:style-name="ce11">
            <text:p>24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6" table:formula="of:=[.P5]+[.Z5]" table:style-name="ce10">
            <text:p>26</text:p>
          </table:table-cell>
          <table:table-cell office:value-type="float" office:value="24.479196696696697" table:formula="of:=[.Q5]+[.AA5]" table:style-name="ce11">
            <text:p>24</text:p>
          </table:table-cell>
          <table:table-cell office:value-type="currency" office:value="139317.6" table:content-validation-name="val44" table:style-name="ce12">
            <text:p>£139,317.60</text:p>
          </table:table-cell>
          <table:table-cell office:value-type="currency" office:value="307.69" table:content-validation-name="val44" table:style-name="ce12">
            <text:p>£307.69</text:p>
          </table:table-cell>
          <table:table-cell office:value-type="currency" office:value="1800" table:content-validation-name="val44" table:style-name="ce12">
            <text:p>£1,800.00</text:p>
          </table:table-cell>
          <table:table-cell office:value-type="currency" office:value="0" table:content-validation-name="val44" table:style-name="ce12">
            <text:p>£0.00</text:p>
          </table:table-cell>
          <table:table-cell office:value-type="currency" office:value="36823.39" table:content-validation-name="val44" table:style-name="ce12">
            <text:p>£36,823.39</text:p>
          </table:table-cell>
          <table:table-cell office:value-type="currency" office:value="16472.84" table:content-validation-name="val44" table:style-name="ce12">
            <text:p>£16,472.84</text:p>
          </table:table-cell>
          <table:table-cell office:value-type="currency" office:value="194721.52" table:formula="of:=[.AD5]+[.AE5]+[.AF5]+[.AG5]+[.AH5]+[.AI5]" table:style-name="ce13">
            <text:p>£194,721.52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94721.52" table:formula="of:=[.AJ5]+[.AM5]" table:style-name="ce13">
            <text:p>£194,721.5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2" table:content-validation-name="val41" table:style-name="ce139">
            <text:p>62</text:p>
          </table:table-cell>
          <table:table-cell office:value-type="float" office:value="57.705748605748617" table:content-validation-name="val42" table:style-name="ce138">
            <text:p>57.71</text:p>
          </table:table-cell>
          <table:table-cell office:value-type="float" office:value="334" table:content-validation-name="val41" table:style-name="ce141">
            <text:p>334</text:p>
          </table:table-cell>
          <table:table-cell office:value-type="float" office:value="323.9089124839125" table:content-validation-name="val42" table:style-name="ce140">
            <text:p>323.91</text:p>
          </table:table-cell>
          <table:table-cell office:value-type="float" office:value="240" table:content-validation-name="val41" table:style-name="ce143">
            <text:p>240</text:p>
          </table:table-cell>
          <table:table-cell office:value-type="float" office:value="235.38528528528528" table:content-validation-name="val42" table:style-name="ce142">
            <text:p>235.39</text:p>
          </table:table-cell>
          <table:table-cell office:value-type="float" office:value="1691" table:content-validation-name="val41" table:style-name="ce145">
            <text:p>1691</text:p>
          </table:table-cell>
          <table:table-cell office:value-type="float" office:value="1545.0912565003989" table:content-validation-name="val42" table:style-name="ce144">
            <text:p>1545.09</text:p>
          </table:table-cell>
          <table:table-cell office:value-type="float" office:value="197.99999999999997" table:content-validation-name="val41" table:style-name="ce147">
            <text:p>198</text:p>
          </table:table-cell>
          <table:table-cell office:value-type="float" office:value="187.09125375375382" table:content-validation-name="val42" table:style-name="ce146">
            <text:p>187.09</text:p>
          </table:table-cell>
          <table:table-cell table:number-columns-repeated="2" table:style-name="ce7"/>
          <table:table-cell office:value-type="float" office:value="2525" table:formula="of:=[.D6]+[.F6]+[.H6]+[.J6]+[.L6]" table:style-name="ce10">
            <text:p>2525</text:p>
          </table:table-cell>
          <table:table-cell office:value-type="float" office:value="2349.1824566290993" table:formula="of:=[.E6]+[.G6]+[.I6]+[.K6]+[.M6]" table:style-name="ce11">
            <text:p>2349</text:p>
          </table:table-cell>
          <table:table-cell office:value-type="float" office:value="125" table:style-name="ce7">
            <text:p>125</text:p>
          </table:table-cell>
          <table:table-cell office:value-type="float" office:value="123.86999999999999" table:style-name="ce7">
            <text:p>123.87</text:p>
          </table:table-cell>
          <table:table-cell office:value-type="float" office:value="133" table:style-name="ce7">
            <text:p>133</text:p>
          </table:table-cell>
          <table:table-cell office:value-type="float" office:value="132.26" table:style-name="ce7">
            <text:p>132.26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15">
            <text:p>0.10</text:p>
          </table:table-cell>
          <table:table-cell office:value-type="float" office:value="290" table:formula="of:=[.R6]+[.T6]+[.V6]+[.X6]" table:style-name="ce10">
            <text:p>290</text:p>
          </table:table-cell>
          <table:table-cell office:value-type="float" office:value="287.23" table:formula="of:=[.S6]+[.U6]+[.W6]+[.Y6]" table:style-name="ce11">
            <text:p>287</text:p>
          </table:table-cell>
          <table:table-cell office:value-type="float" office:value="2815" table:formula="of:=[.P6]+[.Z6]" table:style-name="ce10">
            <text:p>2815</text:p>
          </table:table-cell>
          <table:table-cell office:value-type="float" office:value="2636.4124566290993" table:formula="of:=[.Q6]+[.AA6]" table:style-name="ce11">
            <text:p>2636</text:p>
          </table:table-cell>
          <table:table-cell office:value-type="currency" office:value="11826132.869999999" table:content-validation-name="val44" table:style-name="ce12">
            <text:p>£11,826,132.87</text:p>
          </table:table-cell>
          <table:table-cell office:value-type="currency" office:value="29792.19" table:content-validation-name="val44" table:style-name="ce12">
            <text:p>£29,792.19</text:p>
          </table:table-cell>
          <table:table-cell office:value-type="currency" office:value="331250" table:content-validation-name="val44" table:style-name="ce12">
            <text:p>£331,250.00</text:p>
          </table:table-cell>
          <table:table-cell office:value-type="currency" office:value="201817.15" table:content-validation-name="val44" table:style-name="ce12">
            <text:p>£201,817.15</text:p>
          </table:table-cell>
          <table:table-cell office:value-type="currency" office:value="3234838.7" table:content-validation-name="val44" table:style-name="ce12">
            <text:p>£3,234,838.70</text:p>
          </table:table-cell>
          <table:table-cell office:value-type="currency" office:value="1448049.73" table:content-validation-name="val44" table:style-name="ce12">
            <text:p>£1,448,049.73</text:p>
          </table:table-cell>
          <table:table-cell office:value-type="currency" office:value="17071880.640000001" table:formula="of:=[.AD6]+[.AE6]+[.AF6]+[.AG6]+[.AH6]+[.AI6]" table:style-name="ce13">
            <text:p>£17,071,880.64</text:p>
          </table:table-cell>
          <table:table-cell office:value-type="currency" office:value="1354089.98" table:content-validation-name="val44" table:style-name="ce14">
            <text:p>£1,354,089.98</text:p>
          </table:table-cell>
          <table:table-cell office:value-type="currency" office:value="2268.75" table:content-validation-name="val44" table:style-name="ce14">
            <text:p>£2,268.75</text:p>
          </table:table-cell>
          <table:table-cell office:value-type="currency" office:value="1356358.73" table:formula="of:=[.AK6]+[.AL6]" table:style-name="ce13">
            <text:p>£1,356,358.73</text:p>
          </table:table-cell>
          <table:table-cell office:value-type="currency" office:value="18428239.370000001" table:formula="of:=[.AJ6]+[.AM6]" table:style-name="ce13">
            <text:p>£18,428,239.37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March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table:content-validation-name="val48" table:style-name="ce149"/>
          <table:table-cell table:content-validation-name="val47" table:style-name="ce148"/>
          <table:table-cell office:value-type="float" office:value="8" table:content-validation-name="val48" table:style-name="ce151">
            <text:p>8</text:p>
          </table:table-cell>
          <table:table-cell office:value-type="float" office:value="7.6" table:content-validation-name="val47" table:style-name="ce150">
            <text:p>7.60</text:p>
          </table:table-cell>
          <table:table-cell office:value-type="float" office:value="14" table:content-validation-name="val48" table:style-name="ce153">
            <text:p>14</text:p>
          </table:table-cell>
          <table:table-cell office:value-type="float" office:value="14" table:content-validation-name="val47" table:style-name="ce152">
            <text:p>14.00</text:p>
          </table:table-cell>
          <table:table-cell office:value-type="float" office:value="21" table:content-validation-name="val48" table:style-name="ce155">
            <text:p>21</text:p>
          </table:table-cell>
          <table:table-cell office:value-type="float" office:value="21" table:content-validation-name="val47" table:style-name="ce154">
            <text:p>21.00</text:p>
          </table:table-cell>
          <table:table-cell office:value-type="float" office:value="6" table:content-validation-name="val48" table:style-name="ce157">
            <text:p>6</text:p>
          </table:table-cell>
          <table:table-cell office:value-type="float" office:value="5.25" table:content-validation-name="val47" table:style-name="ce156">
            <text:p>5.25</text:p>
          </table:table-cell>
          <table:table-cell table:number-columns-repeated="2" table:style-name="ce7"/>
          <table:table-cell office:value-type="float" office:value="49" table:formula="of:=[.D4]+[.F4]+[.H4]+[.J4]+[.L4]" table:style-name="ce10">
            <text:p>49</text:p>
          </table:table-cell>
          <table:table-cell office:value-type="float" office:value="47.85" table:formula="of:=[.E4]+[.G4]+[.I4]+[.K4]+[.M4]" table:style-name="ce11">
            <text:p>48</text:p>
          </table:table-cell>
          <table:table-cell table:number-columns-repeated="6" table:style-name="ce7"/>
          <table:table-cell office:value-type="float" office:value="2" table:style-name="ce7">
            <text:p>2</text:p>
          </table:table-cell>
          <table:table-cell office:value-type="float" office:value="0.36" table:style-name="ce7">
            <text:p>0.36</text:p>
          </table:table-cell>
          <table:table-cell office:value-type="float" office:value="2" table:formula="of:=[.R4]+[.T4]+[.V4]+[.X4]" table:style-name="ce10">
            <text:p>2</text:p>
          </table:table-cell>
          <table:table-cell office:value-type="float" office:value="0.36" table:formula="of:=[.S4]+[.U4]+[.W4]+[.Y4]" table:style-name="ce21">
            <text:p>0.36</text:p>
          </table:table-cell>
          <table:table-cell office:value-type="float" office:value="51" table:formula="of:=[.P4]+[.Z4]" table:style-name="ce10">
            <text:p>51</text:p>
          </table:table-cell>
          <table:table-cell office:value-type="float" office:value="48.21" table:formula="of:=[.Q4]+[.AA4]" table:style-name="ce11">
            <text:p>48</text:p>
          </table:table-cell>
          <table:table-cell office:value-type="currency" office:value="189191.38" table:content-validation-name="val45" table:style-name="ce12">
            <text:p>£189,191.38</text:p>
          </table:table-cell>
          <table:table-cell office:value-type="currency" office:value="8376.75" table:content-validation-name="val45" table:style-name="ce12">
            <text:p>£8,376.75</text:p>
          </table:table-cell>
          <table:table-cell office:value-type="currency" office:value="1350" table:content-validation-name="val46" table:style-name="ce12">
            <text:p>£1,350.00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49627.01" table:content-validation-name="val45" table:style-name="ce12">
            <text:p>£49,627.01</text:p>
          </table:table-cell>
          <table:table-cell office:value-type="currency" office:value="22572.39" table:content-validation-name="val45" table:style-name="ce12">
            <text:p>£22,572.39</text:p>
          </table:table-cell>
          <table:table-cell office:value-type="currency" office:value="271117.53000000003" table:formula="of:=[.AD4]+[.AE4]+[.AF4]+[.AG4]+[.AH4]+[.AI4]" table:style-name="ce13">
            <text:p>£271,117.53</text:p>
          </table:table-cell>
          <table:table-cell office:value-type="currency" office:value="709.58" table:content-validation-name="val45" table:style-name="ce14">
            <text:p>£709.58</text:p>
          </table:table-cell>
          <table:table-cell office:value-type="currency" office:value="7000" table:content-validation-name="val45" table:style-name="ce14">
            <text:p>£7,000.00</text:p>
          </table:table-cell>
          <table:table-cell office:value-type="currency" office:value="7709.58" table:formula="of:=[.AK4]+[.AL4]" table:style-name="ce13">
            <text:p>£7,709.58</text:p>
          </table:table-cell>
          <table:table-cell office:value-type="currency" office:value="278827.11000000004" table:formula="of:=[.AJ4]+[.AM4]" table:style-name="ce13">
            <text:p>£278,827.1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48" table:style-name="ce149">
            <text:p>4</text:p>
          </table:table-cell>
          <table:table-cell office:value-type="float" office:value="3.6081081081081079" table:content-validation-name="val47" table:style-name="ce148">
            <text:p>3.61</text:p>
          </table:table-cell>
          <table:table-cell office:value-type="float" office:value="1" table:content-validation-name="val48" table:style-name="ce151">
            <text:p>1</text:p>
          </table:table-cell>
          <table:table-cell office:value-type="float" office:value="0.77777777777777801" table:content-validation-name="val47" table:style-name="ce150">
            <text:p>0.78</text:p>
          </table:table-cell>
          <table:table-cell office:value-type="float" office:value="1" table:content-validation-name="val48" table:style-name="ce153">
            <text:p>1</text:p>
          </table:table-cell>
          <table:table-cell office:value-type="float" office:value="0.81081081081081097" table:content-validation-name="val47" table:style-name="ce152">
            <text:p>0.81</text:p>
          </table:table-cell>
          <table:table-cell office:value-type="float" office:value="16" table:content-validation-name="val48" table:style-name="ce155">
            <text:p>16</text:p>
          </table:table-cell>
          <table:table-cell office:value-type="float" office:value="15.282499999999999" table:content-validation-name="val47" table:style-name="ce154">
            <text:p>15.28</text:p>
          </table:table-cell>
          <table:table-cell office:value-type="float" office:value="2" table:content-validation-name="val48" table:style-name="ce157">
            <text:p>2</text:p>
          </table:table-cell>
          <table:table-cell office:value-type="float" office:value="2" table:content-validation-name="val47" table:style-name="ce156">
            <text:p>2.00</text:p>
          </table:table-cell>
          <table:table-cell table:number-columns-repeated="2" table:style-name="ce7"/>
          <table:table-cell office:value-type="float" office:value="24" table:formula="of:=[.D5]+[.F5]+[.H5]+[.J5]+[.L5]" table:style-name="ce10">
            <text:p>24</text:p>
          </table:table-cell>
          <table:table-cell office:value-type="float" office:value="22.479196696696697" table:formula="of:=[.E5]+[.G5]+[.I5]+[.K5]+[.M5]" table:style-name="ce11">
            <text:p>22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21">
            <text:p>0.00</text:p>
          </table:table-cell>
          <table:table-cell office:value-type="float" office:value="24" table:formula="of:=[.P5]+[.Z5]" table:style-name="ce10">
            <text:p>24</text:p>
          </table:table-cell>
          <table:table-cell office:value-type="float" office:value="22.479196696696697" table:formula="of:=[.Q5]+[.AA5]" table:style-name="ce11">
            <text:p>22</text:p>
          </table:table-cell>
          <table:table-cell office:value-type="currency" office:value="131445.39000000001" table:content-validation-name="val45" table:style-name="ce12">
            <text:p>£131,445.39</text:p>
          </table:table-cell>
          <table:table-cell office:value-type="currency" office:value="477.04" table:content-validation-name="val45" table:style-name="ce12">
            <text:p>£477.04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35599.72" table:content-validation-name="val45" table:style-name="ce12">
            <text:p>£35,599.72</text:p>
          </table:table-cell>
          <table:table-cell office:value-type="currency" office:value="15306.66" table:content-validation-name="val45" table:style-name="ce12">
            <text:p>£15,306.66</text:p>
          </table:table-cell>
          <table:table-cell office:value-type="currency" office:value="182828.81000000003" table:formula="of:=[.AD5]+[.AE5]+[.AF5]+[.AG5]+[.AH5]+[.AI5]" table:style-name="ce13">
            <text:p>£182,828.81</text:p>
          </table:table-cell>
          <table:table-cell office:value-type="currency" office:value="0" table:content-validation-name="val45" table:style-name="ce14">
            <text:p>£0.00</text:p>
          </table:table-cell>
          <table:table-cell office:value-type="currency" office:value="0" table:content-validation-name="val4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82828.81000000003" table:formula="of:=[.AJ5]+[.AM5]" table:style-name="ce13">
            <text:p>£182,828.8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66" table:content-validation-name="val48" table:style-name="ce149">
            <text:p>66</text:p>
          </table:table-cell>
          <table:table-cell office:value-type="float" office:value="61.70574860574861" table:content-validation-name="val47" table:style-name="ce148">
            <text:p>61.71</text:p>
          </table:table-cell>
          <table:table-cell office:value-type="float" office:value="339" table:content-validation-name="val48" table:style-name="ce151">
            <text:p>339</text:p>
          </table:table-cell>
          <table:table-cell office:value-type="float" office:value="328.34134491634495" table:content-validation-name="val47" table:style-name="ce150">
            <text:p>328.34</text:p>
          </table:table-cell>
          <table:table-cell office:value-type="float" office:value="249" table:content-validation-name="val48" table:style-name="ce153">
            <text:p>249</text:p>
          </table:table-cell>
          <table:table-cell office:value-type="float" office:value="244.38528528528528" table:content-validation-name="val47" table:style-name="ce152">
            <text:p>244.39</text:p>
          </table:table-cell>
          <table:table-cell office:value-type="float" office:value="1686" table:content-validation-name="val48" table:style-name="ce155">
            <text:p>1686</text:p>
          </table:table-cell>
          <table:table-cell office:value-type="float" office:value="1542.2533553849973" table:content-validation-name="val47" table:style-name="ce154">
            <text:p>1542.25</text:p>
          </table:table-cell>
          <table:table-cell office:value-type="float" office:value="202" table:content-validation-name="val48" table:style-name="ce157">
            <text:p>202</text:p>
          </table:table-cell>
          <table:table-cell office:value-type="float" office:value="191.01813063063071" table:content-validation-name="val47" table:style-name="ce156">
            <text:p>191.02</text:p>
          </table:table-cell>
          <table:table-cell table:number-columns-repeated="2" table:style-name="ce7"/>
          <table:table-cell office:value-type="float" office:value="2542" table:formula="of:=[.D6]+[.F6]+[.H6]+[.J6]+[.L6]" table:style-name="ce10">
            <text:p>2542</text:p>
          </table:table-cell>
          <table:table-cell office:value-type="float" office:value="2367.7038648230068" table:formula="of:=[.E6]+[.G6]+[.I6]+[.K6]+[.M6]" table:style-name="ce11">
            <text:p>2368</text:p>
          </table:table-cell>
          <table:table-cell office:value-type="float" office:value="131" table:style-name="ce7">
            <text:p>131</text:p>
          </table:table-cell>
          <table:table-cell office:value-type="float" office:value="129.87" table:style-name="ce7">
            <text:p>129.87</text:p>
          </table:table-cell>
          <table:table-cell office:value-type="float" office:value="135" table:style-name="ce7">
            <text:p>135</text:p>
          </table:table-cell>
          <table:table-cell office:value-type="float" office:value="134.26" table:style-name="ce7">
            <text:p>134.26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7" table:style-name="ce7">
            <text:p>7</text:p>
          </table:table-cell>
          <table:table-cell office:value-type="float" office:value="1.39" table:style-name="ce7">
            <text:p>1.39</text:p>
          </table:table-cell>
          <table:table-cell office:value-type="float" office:value="302" table:formula="of:=[.R6]+[.T6]+[.V6]+[.X6]" table:style-name="ce10">
            <text:p>302</text:p>
          </table:table-cell>
          <table:table-cell office:value-type="float" office:value="294.52" table:formula="of:=[.S6]+[.U6]+[.W6]+[.Y6]" table:style-name="ce21">
            <text:p>294.52</text:p>
          </table:table-cell>
          <table:table-cell office:value-type="float" office:value="2844" table:formula="of:=[.P6]+[.Z6]" table:style-name="ce10">
            <text:p>2844</text:p>
          </table:table-cell>
          <table:table-cell office:value-type="float" office:value="2662.2238648230068" table:formula="of:=[.Q6]+[.AA6]" table:style-name="ce11">
            <text:p>2662</text:p>
          </table:table-cell>
          <table:table-cell office:value-type="currency" office:value="10581194.09" table:content-validation-name="val45" table:style-name="ce12">
            <text:p>£10,581,194.09</text:p>
          </table:table-cell>
          <table:table-cell office:value-type="currency" office:value="36932.65" table:content-validation-name="val45" table:style-name="ce12">
            <text:p>£36,932.65</text:p>
          </table:table-cell>
          <table:table-cell office:value-type="currency" office:value="27500" table:content-validation-name="val45" table:style-name="ce12">
            <text:p>£27,500.00</text:p>
          </table:table-cell>
          <table:table-cell office:value-type="currency" office:value="161296.76" table:content-validation-name="val45" table:style-name="ce12">
            <text:p>£161,296.76</text:p>
          </table:table-cell>
          <table:table-cell office:value-type="currency" office:value="2919440.99" table:content-validation-name="val45" table:style-name="ce12">
            <text:p>£2,919,440.99</text:p>
          </table:table-cell>
          <table:table-cell office:value-type="currency" office:value="1233423.3899999999" table:content-validation-name="val45" table:style-name="ce12">
            <text:p>£1,233,423.39</text:p>
          </table:table-cell>
          <table:table-cell office:value-type="currency" office:value="14959787.880000001" table:formula="of:=[.AD6]+[.AE6]+[.AF6]+[.AG6]+[.AH6]+[.AI6]" table:style-name="ce13">
            <text:p>£14,959,787.88</text:p>
          </table:table-cell>
          <table:table-cell office:value-type="currency" office:value="1804106.39" table:content-validation-name="val45" table:style-name="ce14">
            <text:p>£1,804,106.39</text:p>
          </table:table-cell>
          <table:table-cell office:value-type="currency" office:value="33780" table:content-validation-name="val45" table:style-name="ce14">
            <text:p>£33,780.00</text:p>
          </table:table-cell>
          <table:table-cell office:value-type="currency" office:value="1837886.39" table:formula="of:=[.AK6]+[.AL6]" table:style-name="ce13">
            <text:p>£1,837,886.39</text:p>
          </table:table-cell>
          <table:table-cell office:value-type="currency" office:value="16797674.27" table:formula="of:=[.AJ6]+[.AM6]" table:style-name="ce13">
            <text:p>£16,797,674.27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>
      <number:currency-symbol>£</number:currency-symbol>
      <number:number number:decimal-places="2" number:min-integer-digits="1" number:grouping="true"/>
    </number:currency-style>
    <number:number-style style:name="N49P0">
      <number:number number:decimal-places="0" number:min-integer-digits="1" number:grouping="true"/>
    </number:number-style>
    <number:number-style style:name="N49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-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number:number-style style:name="N52P0">
      <number:text>$</number:text>
      <number:number number:decimal-places="2" number:min-integer-digits="1" number:grouping="true"/>
      <number:text> </number:text>
    </number:number-style>
    <number:number-style style:name="N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2P0"/>
    </number:number-style>
    <number:currency-style style:name="N53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3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3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date-style style:name="N54">
      <number:day number:style="long"/>
      <number:text>:</number:text>
      <number:hours number:style="long"/>
      <number:text>:</number:text>
      <number:minutes number:style="long"/>
    </number:date-style>
    <number:date-style style:name="N55">
      <number:day-of-week number:style="long"/>
      <number:text>/</number:text>
      <number:month number:style="long"/>
      <number:text>/</number:text>
      <number:year number:style="long"/>
    </number:date-style>
    <number:date-style style:name="N56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7">
      <number:month/>
      <number:text>/</number:text>
      <number:day/>
      <number:text>/</number:text>
      <number:year number:style="long"/>
    </number:date-style>
    <number:number-style style:name="N58P0">
      <number:number number:decimal-places="1" number:min-integer-digits="1" number:grouping="true"/>
      <number:text> </number:text>
    </number:number-style>
    <number:number-style style:name="N58"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number:number-style style:name="N59P0">
      <number:number number:decimal-places="2" number:min-integer-digits="1" number:grouping="true"/>
    </number:number-style>
    <number:number-style style:name="N59">
      <number:text>-</number:text>
      <number:number number:decimal-places="2" number:min-integer-digits="1" number:grouping="true"/>
      <style:map style:condition="value()&gt;=0" style:apply-style-name="N59P0"/>
    </number:number-style>
    <number:number-style style:name="N60P0">
      <number:number number:decimal-places="3" number:min-integer-digits="1" number:grouping="true"/>
      <number:text> </number:text>
    </number:number-style>
    <number:number-style style:name="N60">
      <number:text>(</number:text>
      <number:number number:decimal-places="3" number:min-integer-digits="1" number:grouping="true"/>
      <number:text>)</number:text>
      <style:map style:condition="value()&gt;=0" style:apply-style-name="N60P0"/>
    </number:number-style>
    <number:number-style style:name="N61P0">
      <number:text> </number:text>
      <number:number number:decimal-places="2" number:min-integer-digits="1" number:grouping="true"/>
      <number:text>   </number:text>
    </number:number-style>
    <number:number-style style:name="N61P1">
      <number:text>-</number:text>
      <number:number number:decimal-places="2" number:min-integer-digits="1" number:grouping="true"/>
      <number:text>   </number:text>
    </number:number-style>
    <number:number-style style:name="N61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date-style style:name="N62">
      <number:month number:style="long"/>
      <number:text>/</number:text>
      <number:day number:style="long"/>
      <number:text>/</number:text>
      <number:year/>
    </number:date-style>
    <number:number-style style:name="N6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3P2">
      <number:text> - </number:text>
    </number:text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number:percentage-style style:name="N64P0">
      <number:number number:decimal-places="2" number:min-integer-digits="1"/>
      <number:text>%</number:text>
    </number:percentage-style>
    <number:percentage-style style:name="N64">
      <style:text-properties fo:color="#FF0000"/>
      <number:text>(</number:text>
      <number:number number:decimal-places="2" number:min-integer-digits="1"/>
      <number:text>%)</number:text>
      <style:map style:condition="value()&gt;=0" style:apply-style-name="N64P0"/>
    </number:percentage-style>
    <number:number-style style:name="N65P0">
      <number:number number:decimal-places="0" number:min-integer-digits="1" number:grouping="true">
        <number:embedded-text number:position="0"> </number:embedded-text>
      </number:number>
    </number:number-style>
    <number:number-style style:name="N65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5P0"/>
    </number:number-style>
    <number:percentage-style style:name="N66">
      <number:number number:decimal-places="1" number:min-integer-digits="1"/>
      <number:text>%</number:text>
    </number:percentage-style>
    <number:time-style style:name="N67">
      <number:hours number:style="long"/>
      <number:text>:</number:text>
      <number:minutes number:style="long"/>
    </number:time-style>
    <number:number-style style:name="N68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69P0">
      <number:number number:decimal-places="0" number:min-integer-digits="1" number:grouping="true"/>
    </number:number-style>
    <number:number-style style:name="N69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69">
      <number:text>-</number:text>
      <style:map style:condition="value()&gt;0" style:apply-style-name="N69P0"/>
      <style:map style:condition="value()&lt;0" style:apply-style-name="N69P1"/>
    </number:text-style>
    <number:percentage-style style:name="N70P0">
      <number:number number:decimal-places="0" number:min-integer-digits="1"/>
      <number:text>%</number:text>
    </number:percentage-style>
    <number:percentage-style style:name="N70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4" number:min-integer-digits="1" number:grouping="true"/>
    </number:number-style>
    <number:number-style style:name="N71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1P0"/>
    </number:number-style>
    <number:number-style style:name="N72P0">
      <number:text>$</number:text>
      <number:number number:decimal-places="0" number:min-integer-digits="1" number:grouping="true"/>
    </number:number-style>
    <number:number-style style:name="N72">
      <number:text>-$</number:text>
      <number:number number:decimal-places="0" number:min-integer-digits="1" number:grouping="true"/>
      <style:map style:condition="value()&gt;=0" style:apply-style-name="N72P0"/>
    </number:number-style>
    <number:number-style style:name="N73P0">
      <number:text>$</number:text>
      <number:number number:decimal-places="2" number:min-integer-digits="1" number:grouping="true"/>
    </number:number-style>
    <number:number-style style:name="N73">
      <number:text>-$</number:text>
      <number:number number:decimal-places="2" number:min-integer-digits="1" number:grouping="true"/>
      <style:map style:condition="value()&gt;=0" style:apply-style-name="N73P0"/>
    </number:number-style>
    <number:number-style style:name="N74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4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4P2">
      <number:text> -   </number:text>
    </number:text-style>
    <number:text-style style:name="N74">
      <number:text> </number:text>
      <number:text-content/>
      <number:text> </number:text>
      <style:map style:condition="value()&gt;0" style:apply-style-name="N74P0"/>
      <style:map style:condition="value()&lt;0" style:apply-style-name="N74P1"/>
      <style:map style:condition="value()=0" style:apply-style-name="N74P2"/>
    </number:text-style>
    <number:number-style style:name="N75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5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5P2">
      <number:text> $ -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2" number:min-integer-digits="1" number:grouping="true"/>
      <number:text> </number:text>
    </number:number-style>
    <number:number-style style:name="N76P1">
      <number:text> $ -</number:text>
      <number:number number:decimal-places="2" number:min-integer-digits="1" number:grouping="true"/>
      <number:text> </number:text>
    </number:number-style>
    <number:number-style style:name="N76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</number:text>
      <number:number number:decimal-places="2" number:min-integer-digits="1" number:grouping="true"/>
      <number:text> </number:text>
    </number:number-style>
    <number:number-style style:name="N77P1">
      <number:text> -</number:text>
      <number:number number:decimal-places="2" number:min-integer-digits="1" number:grouping="true"/>
      <number:text> </number:text>
    </number:number-style>
    <number:number-style style:name="N7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$</number:text>
      <number:number number:decimal-places="0" number:min-integer-digits="1" number:grouping="true"/>
    </number:number-style>
    <number:number-style style:name="N78">
      <style:text-properties fo:color="#FF0000"/>
      <number:text>-$</number:text>
      <number:number number:decimal-places="0" number:min-integer-digits="1" number:grouping="true"/>
      <style:map style:condition="value()&gt;=0" style:apply-style-name="N78P0"/>
    </number:number-style>
    <number:date-style style:name="N79">
      <number:month number:textual="true"/>
      <number:text>-</number:text>
      <number:year/>
      <number:text> </number:text>
    </number:date-style>
    <number:number-style style:name="N80P0">
      <number:number number:decimal-places="0" number:min-integer-digits="1" number:grouping="true">
        <number:embedded-text number:position="0"> $</number:embedded-text>
      </number:number>
    </number:number-style>
    <number:number-style style:name="N80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0P0"/>
    </number:number-style>
    <number:currency-style style:name="N81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1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1">
      <number:text> </number:text>
      <number:text-content/>
      <number:text> </number:text>
      <style:map style:condition="value()&gt;0" style:apply-style-name="N81P0"/>
      <style:map style:condition="value()&lt;0" style:apply-style-name="N81P1"/>
      <style:map style:condition="value()=0" style:apply-style-name="N81P2"/>
    </number:text-style>
    <number:number-style style:name="N82P0">
      <number:number number:decimal-places="2" number:min-integer-digits="1" number:grouping="true"/>
    </number:number-style>
    <number:number-style style:name="N82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2">
      <number:text>-</number:text>
      <style:map style:condition="value()&gt;0" style:apply-style-name="N82P0"/>
      <style:map style:condition="value()&lt;0" style:apply-style-name="N82P1"/>
    </number:text-style>
    <number:percentage-style style:name="N83P0">
      <number:number number:decimal-places="1" number:min-integer-digits="1"/>
      <number:text>%</number:text>
    </number:percentage-style>
    <number:percentage-style style:name="N83">
      <number:text>(</number:text>
      <number:number number:decimal-places="1" number:min-integer-digits="1"/>
      <number:text>%)</number:text>
      <style:map style:condition="value()&gt;=0" style:apply-style-name="N83P0"/>
    </number:percentage-style>
    <number:percentage-style style:name="N84P0">
      <number:number number:decimal-places="0" number:min-integer-digits="1"/>
      <number:text>% </number:text>
    </number:percentage-style>
    <number:percentage-style style:name="N84">
      <style:text-properties fo:color="#FF0000"/>
      <number:text>(</number:text>
      <number:number number:decimal-places="0" number:min-integer-digits="1"/>
      <number:text>%)</number:text>
      <style:map style:condition="value()&gt;=0" style:apply-style-name="N84P0"/>
    </number:percentage-style>
    <number:percentage-style style:name="N85P0">
      <number:number number:decimal-places="1" number:min-integer-digits="1"/>
      <number:text>% </number:text>
    </number:percentage-style>
    <number:percentage-style style:name="N85">
      <style:text-properties fo:color="#FF0000"/>
      <number:text>(</number:text>
      <number:number number:decimal-places="1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</number:text>
    </number:percentage-style>
    <number:percentage-style style:name="N86">
      <style:text-properties fo:color="#FF0000"/>
      <number:text>-</number:text>
      <number:number number:decimal-places="1" number:min-integer-digits="1"/>
      <number:text>%</number:text>
      <style:map style:condition="value()&gt;=0" style:apply-style-name="N86P0"/>
    </number:percentage-style>
    <number:number-style style:name="N87">
      <number:number number:decimal-places="0" number:min-integer-digits="11">
        <number:embedded-text number:position="5"> </number:embedded-text>
      </number:number>
    </number:number-style>
    <number:number-style style:name="N88P0">
      <number:number number:decimal-places="0" number:min-integer-digits="4"/>
    </number:number-style>
    <number:number-style style:name="N88">
      <number:number number:min-integer-digits="1"/>
      <style:map style:condition="value()&lt;=9999" style:apply-style-name="N88P0"/>
    </number:number-style>
    <number:number-style style:name="N89P0">
      <number:text>N-</number:text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text-style style:name="N90P0"/>
    <number:text-style style:name="N90P1"/>
    <number:text-style style:name="N90P2"/>
    <number:text-style style:name="N90">
      <style:map style:condition="value()&gt;0" style:apply-style-name="N90P0"/>
      <style:map style:condition="value()&lt;0" style:apply-style-name="N90P1"/>
      <style:map style:condition="value()=0" style:apply-style-name="N90P2"/>
    </number:text-style>
    <number:text-style style:name="N91P0"/>
    <number:text-style style:name="N91P1"/>
    <number:text-style style:name="N91">
      <style:map style:condition="value()&gt;0" style:apply-style-name="N91P0"/>
      <style:map style:condition="value()&lt;0" style:apply-style-name="N91P1"/>
    </number:text-style>
    <number:number-style style:name="N9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2P0"/>
    </number:number-style>
    <number:number-style style:name="N93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3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3P0"/>
    </number:number-style>
    <number:number-style style:name="N94P0">
      <number:number number:decimal-places="1" number:min-integer-digits="0" number:grouping="true" number:display-factor="1000"/>
      <number:text> </number:text>
    </number:number-style>
    <number:number-style style:name="N94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4P0"/>
    </number:number-style>
    <number:time-style style:name="N95">
      <number:hours/>
      <number:text>:</number:text>
      <number:minutes number:style="long"/>
      <number:text> </number:text>
      <number:am-pm/>
    </number:time-style>
    <number:time-style style:name="N96" number:truncate-on-overflow="false">
      <number:hours/>
      <number:text>:</number:text>
      <number:minutes number:style="long"/>
    </number:time-style>
    <number:time-style style:name="N97" number:truncate-on-overflow="false">
      <number:hours number:style="long"/>
      <number:text>:</number:text>
      <number:minutes number:style="long"/>
    </number:time-style>
    <number:number-style style:name="N98">
      <number:number number:decimal-places="0" number:min-integer-digits="2"/>
    </number:number-style>
    <number:number-style style:name="N99">
      <number:number number:decimal-places="0" number:min-integer-digits="3"/>
    </number:number-style>
    <number:number-style style:name="N100">
      <number:number number:decimal-places="0" number:min-integer-digits="1" number:grouping="true" number:display-factor="1000"/>
    </number:number-style>
    <number:number-style style:name="N101P0">
      <style:text-properties fo:color="#0000FF"/>
      <number:number number:decimal-places="2" number:min-integer-digits="1" number:grouping="true"/>
    </number:number-style>
    <number:number-style style:name="N101P1">
      <style:text-properties fo:color="#FF0000"/>
      <number:text>-</number:text>
      <number:number number:decimal-places="2" number:min-integer-digits="1" number:grouping="true"/>
    </number:number-style>
    <number:number-style style:name="N101">
      <number:number number:decimal-places="2" number:min-integer-digits="1"/>
      <style:map style:condition="value()&gt;0" style:apply-style-name="N101P0"/>
      <style:map style:condition="value()&lt;0" style:apply-style-name="N101P1"/>
    </number:number-style>
    <number:number-style style:name="N102P0">
      <number:text>kr</number:text>
      <number:number number:decimal-places="0" number:min-integer-digits="1" number:grouping="true" number:display-factor="1000"/>
    </number:number-style>
    <number:number-style style:name="N102">
      <number:text>kr-</number:text>
      <number:number number:decimal-places="0" number:min-integer-digits="1" number:grouping="true" number:display-factor="1000"/>
      <style:map style:condition="value()&gt;=0" style:apply-style-name="N102P0"/>
    </number:number-style>
    <number:number-style style:name="N103P0">
      <style:text-properties fo:color="#0000FF"/>
      <number:text>kr</number:text>
      <number:number number:decimal-places="2" number:min-integer-digits="1" number:grouping="true"/>
    </number:number-style>
    <number:number-style style:name="N103P1">
      <style:text-properties fo:color="#FF0000"/>
      <number:text>kr-</number:text>
      <number:number number:decimal-places="2" number:min-integer-digits="1" number:grouping="true"/>
    </number:number-style>
    <number:number-style style:name="N103">
      <number:number number:decimal-places="2" number:min-integer-digits="1"/>
      <style:map style:condition="value()&gt;0" style:apply-style-name="N103P0"/>
      <style:map style:condition="value()&lt;0" style:apply-style-name="N103P1"/>
    </number:number-style>
    <number:number-style style:name="N104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4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4P2">
      <number:text> Ł- </number:text>
    </number:text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>
      <number:text> Ł</number:text>
      <number:number number:decimal-places="2" number:min-integer-digits="1" number:grouping="true"/>
      <number:text> </number:text>
    </number:number-style>
    <number:number-style style:name="N105P1">
      <number:text>-Ł</number:text>
      <number:number number:decimal-places="2" number:min-integer-digits="1" number:grouping="true"/>
      <number:text> </number:text>
    </number:number-style>
    <number:number-style style:name="N105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</style:style>
    <style:style style:name="_50_0_37__32_-_32_Accent1_32_2_32_2" style:display-name="20% - Accent1 2 2" style:family="table-cell" style:data-style-name="N0">
      <style:table-cell-properties fo:background-color="#C0C0C0"/>
    </style:style>
    <style:style style:name="_50_0_37__32_-_32_Accent1_32_2_32_2_32_2" style:display-name="20% - Accent1 2 2 2" style:family="table-cell" style:data-style-name="N0">
      <style:table-cell-properties fo:background-color="#C0C0C0"/>
    </style:style>
    <style:style style:name="_50_0_37__32_-_32_Accent1_32_2_32_2_32_2_32_2" style:display-name="20% - Accent1 2 2 2 2" style:family="table-cell" style:data-style-name="N0">
      <style:table-cell-properties fo:background-color="#C0C0C0"/>
    </style:style>
    <style:style style:name="_50_0_37__32_-_32_Accent1_32_2_32_2_32_2_32_2_32_2" style:display-name="20% - Accent1 2 2 2 2 2" style:family="table-cell" style:data-style-name="N0">
      <style:table-cell-properties fo:background-color="#C0C0C0"/>
    </style:style>
    <style:style style:name="_50_0_37__32_-_32_Accent1_32_2_32_2_32_2_32_2_32_3" style:display-name="20% - Accent1 2 2 2 2 3" style:family="table-cell" style:data-style-name="N0">
      <style:table-cell-properties fo:background-color="#C0C0C0"/>
    </style:style>
    <style:style style:name="_50_0_37__32_-_32_Accent1_32_2_32_2_32_2_32_2_32_4" style:display-name="20% - Accent1 2 2 2 2 4" style:family="table-cell" style:data-style-name="N0">
      <style:table-cell-properties fo:background-color="#C0C0C0"/>
    </style:style>
    <style:style style:name="_50_0_37__32_-_32_Accent1_32_2_32_2_32_2_32_3" style:display-name="20% - Accent1 2 2 2 3" style:family="table-cell" style:data-style-name="N0">
      <style:table-cell-properties fo:background-color="#C0C0C0"/>
    </style:style>
    <style:style style:name="_50_0_37__32_-_32_Accent1_32_2_32_2_32_2_32_4" style:display-name="20% - Accent1 2 2 2 4" style:family="table-cell" style:data-style-name="N0">
      <style:table-cell-properties fo:background-color="#C0C0C0"/>
    </style:style>
    <style:style style:name="_50_0_37__32_-_32_Accent1_32_2_32_2_32_2_32_5" style:display-name="20% - Accent1 2 2 2 5" style:family="table-cell" style:data-style-name="N0">
      <style:table-cell-properties fo:background-color="#C0C0C0"/>
    </style:style>
    <style:style style:name="_50_0_37__32_-_32_Accent1_32_2_32_2_32_3" style:display-name="20% - Accent1 2 2 3" style:family="table-cell" style:data-style-name="N0">
      <style:table-cell-properties fo:background-color="#C0C0C0"/>
    </style:style>
    <style:style style:name="_50_0_37__32_-_32_Accent1_32_2_32_2_32_3_32_2" style:display-name="20% - Accent1 2 2 3 2" style:family="table-cell" style:data-style-name="N0">
      <style:table-cell-properties fo:background-color="#C0C0C0"/>
    </style:style>
    <style:style style:name="_50_0_37__32_-_32_Accent1_32_2_32_2_32_3_32_3" style:display-name="20% - Accent1 2 2 3 3" style:family="table-cell" style:data-style-name="N0">
      <style:table-cell-properties fo:background-color="#C0C0C0"/>
    </style:style>
    <style:style style:name="_50_0_37__32_-_32_Accent1_32_2_32_2_32_3_32_4" style:display-name="20% - Accent1 2 2 3 4" style:family="table-cell" style:data-style-name="N0">
      <style:table-cell-properties fo:background-color="#C0C0C0"/>
    </style:style>
    <style:style style:name="_50_0_37__32_-_32_Accent1_32_2_32_2_32_4" style:display-name="20% - Accent1 2 2 4" style:family="table-cell" style:data-style-name="N0">
      <style:table-cell-properties fo:background-color="#C0C0C0"/>
    </style:style>
    <style:style style:name="_50_0_37__32_-_32_Accent1_32_2_32_2_32_5" style:display-name="20% - Accent1 2 2 5" style:family="table-cell" style:data-style-name="N0">
      <style:table-cell-properties fo:background-color="#C0C0C0"/>
    </style:style>
    <style:style style:name="_50_0_37__32_-_32_Accent1_32_2_32_2_32_6" style:display-name="20% - Accent1 2 2 6" style:family="table-cell" style:data-style-name="N0">
      <style:table-cell-properties fo:background-color="#C0C0C0"/>
    </style:style>
    <style:style style:name="_50_0_37__32_-_32_Accent1_32_2_32_3" style:display-name="20% - Accent1 2 3" style:family="table-cell" style:data-style-name="N0">
      <style:table-cell-properties fo:background-color="#DCE6F1"/>
    </style:style>
    <style:style style:name="_50_0_37__32_-_32_Accent1_32_2_32_3_32_2" style:display-name="20% - Accent1 2 3 2" style:family="table-cell" style:data-style-name="N0">
      <style:table-cell-properties fo:background-color="#DCE6F1"/>
    </style:style>
    <style:style style:name="_50_0_37__32_-_32_Accent1_32_2_32_3_32_2_32_2" style:display-name="20% - Accent1 2 3 2 2" style:family="table-cell" style:data-style-name="N0">
      <style:table-cell-properties fo:background-color="#DCE6F1"/>
    </style:style>
    <style:style style:name="_50_0_37__32_-_32_Accent1_32_2_32_3_32_2_32_3" style:display-name="20% - Accent1 2 3 2 3" style:family="table-cell" style:data-style-name="N0">
      <style:table-cell-properties fo:background-color="#DCE6F1"/>
    </style:style>
    <style:style style:name="_50_0_37__32_-_32_Accent1_32_2_32_3_32_2_32_4" style:display-name="20% - Accent1 2 3 2 4" style:family="table-cell" style:data-style-name="N0">
      <style:table-cell-properties fo:background-color="#DCE6F1"/>
    </style:style>
    <style:style style:name="_50_0_37__32_-_32_Accent1_32_2_32_3_32_3" style:display-name="20% - Accent1 2 3 3" style:family="table-cell" style:data-style-name="N0">
      <style:table-cell-properties fo:background-color="#DCE6F1"/>
    </style:style>
    <style:style style:name="_50_0_37__32_-_32_Accent1_32_2_32_3_32_4" style:display-name="20% - Accent1 2 3 4" style:family="table-cell" style:data-style-name="N0">
      <style:table-cell-properties fo:background-color="#DCE6F1"/>
    </style:style>
    <style:style style:name="_50_0_37__32_-_32_Accent1_32_2_32_3_32_5" style:display-name="20% - Accent1 2 3 5" style:family="table-cell" style:data-style-name="N0">
      <style:table-cell-properties fo:background-color="#DCE6F1"/>
    </style:style>
    <style:style style:name="_50_0_37__32_-_32_Accent1_32_2_32_4" style:display-name="20% - Accent1 2 4" style:family="table-cell" style:data-style-name="N0">
      <style:table-cell-properties fo:background-color="#DCE6F1"/>
    </style:style>
    <style:style style:name="_50_0_37__32_-_32_Accent1_32_2_32_4_32_2" style:display-name="20% - Accent1 2 4 2" style:family="table-cell" style:data-style-name="N0">
      <style:table-cell-properties fo:background-color="#DCE6F1"/>
    </style:style>
    <style:style style:name="_50_0_37__32_-_32_Accent1_32_2_32_4_32_3" style:display-name="20% - Accent1 2 4 3" style:family="table-cell" style:data-style-name="N0">
      <style:table-cell-properties fo:background-color="#DCE6F1"/>
    </style:style>
    <style:style style:name="_50_0_37__32_-_32_Accent1_32_2_32_4_32_4" style:display-name="20% - Accent1 2 4 4" style:family="table-cell" style:data-style-name="N0">
      <style:table-cell-properties fo:background-color="#DCE6F1"/>
    </style:style>
    <style:style style:name="_50_0_37__32_-_32_Accent1_32_2_32_5" style:display-name="20% - Accent1 2 5" style:family="table-cell" style:data-style-name="N0">
      <style:table-cell-properties fo:background-color="#DCE6F1"/>
    </style:style>
    <style:style style:name="_50_0_37__32_-_32_Accent1_32_2_32_6" style:display-name="20% - Accent1 2 6" style:family="table-cell" style:data-style-name="N0">
      <style:table-cell-properties fo:background-color="#DCE6F1"/>
    </style:style>
    <style:style style:name="_50_0_37__32_-_32_Accent1_32_2_32_7" style:display-name="20% - Accent1 2 7" style:family="table-cell" style:data-style-name="N0">
      <style:table-cell-properties fo:background-color="#DCE6F1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3_32_2" style:display-name="20% - Accent1 3 2" style:family="table-cell" style:data-style-name="N0">
      <style:table-cell-properties fo:background-color="#C0C0C0"/>
    </style:style>
    <style:style style:name="_50_0_37__32_-_32_Accent1_32_3_32_2_32_2" style:display-name="20% - Accent1 3 2 2" style:family="table-cell" style:data-style-name="N0">
      <style:table-cell-properties fo:background-color="#C0C0C0"/>
    </style:style>
    <style:style style:name="_50_0_37__32_-_32_Accent1_32_3_32_2_32_2_32_2" style:display-name="20% - Accent1 3 2 2 2" style:family="table-cell" style:data-style-name="N0">
      <style:table-cell-properties fo:background-color="#C0C0C0"/>
    </style:style>
    <style:style style:name="_50_0_37__32_-_32_Accent1_32_3_32_2_32_2_32_2_32_2" style:display-name="20% - Accent1 3 2 2 2 2" style:family="table-cell" style:data-style-name="N0">
      <style:table-cell-properties fo:background-color="#C0C0C0"/>
    </style:style>
    <style:style style:name="_50_0_37__32_-_32_Accent1_32_3_32_2_32_2_32_2_32_3" style:display-name="20% - Accent1 3 2 2 2 3" style:family="table-cell" style:data-style-name="N0">
      <style:table-cell-properties fo:background-color="#C0C0C0"/>
    </style:style>
    <style:style style:name="_50_0_37__32_-_32_Accent1_32_3_32_2_32_2_32_2_32_4" style:display-name="20% - Accent1 3 2 2 2 4" style:family="table-cell" style:data-style-name="N0">
      <style:table-cell-properties fo:background-color="#C0C0C0"/>
    </style:style>
    <style:style style:name="_50_0_37__32_-_32_Accent1_32_3_32_2_32_2_32_3" style:display-name="20% - Accent1 3 2 2 3" style:family="table-cell" style:data-style-name="N0">
      <style:table-cell-properties fo:background-color="#C0C0C0"/>
    </style:style>
    <style:style style:name="_50_0_37__32_-_32_Accent1_32_3_32_2_32_2_32_4" style:display-name="20% - Accent1 3 2 2 4" style:family="table-cell" style:data-style-name="N0">
      <style:table-cell-properties fo:background-color="#C0C0C0"/>
    </style:style>
    <style:style style:name="_50_0_37__32_-_32_Accent1_32_3_32_2_32_2_32_5" style:display-name="20% - Accent1 3 2 2 5" style:family="table-cell" style:data-style-name="N0">
      <style:table-cell-properties fo:background-color="#C0C0C0"/>
    </style:style>
    <style:style style:name="_50_0_37__32_-_32_Accent1_32_3_32_2_32_3" style:display-name="20% - Accent1 3 2 3" style:family="table-cell" style:data-style-name="N0">
      <style:table-cell-properties fo:background-color="#C0C0C0"/>
    </style:style>
    <style:style style:name="_50_0_37__32_-_32_Accent1_32_3_32_2_32_3_32_2" style:display-name="20% - Accent1 3 2 3 2" style:family="table-cell" style:data-style-name="N0">
      <style:table-cell-properties fo:background-color="#C0C0C0"/>
    </style:style>
    <style:style style:name="_50_0_37__32_-_32_Accent1_32_3_32_2_32_3_32_3" style:display-name="20% - Accent1 3 2 3 3" style:family="table-cell" style:data-style-name="N0">
      <style:table-cell-properties fo:background-color="#C0C0C0"/>
    </style:style>
    <style:style style:name="_50_0_37__32_-_32_Accent1_32_3_32_2_32_3_32_4" style:display-name="20% - Accent1 3 2 3 4" style:family="table-cell" style:data-style-name="N0">
      <style:table-cell-properties fo:background-color="#C0C0C0"/>
    </style:style>
    <style:style style:name="_50_0_37__32_-_32_Accent1_32_3_32_2_32_4" style:display-name="20% - Accent1 3 2 4" style:family="table-cell" style:data-style-name="N0">
      <style:table-cell-properties fo:background-color="#C0C0C0"/>
    </style:style>
    <style:style style:name="_50_0_37__32_-_32_Accent1_32_3_32_2_32_5" style:display-name="20% - Accent1 3 2 5" style:family="table-cell" style:data-style-name="N0">
      <style:table-cell-properties fo:background-color="#C0C0C0"/>
    </style:style>
    <style:style style:name="_50_0_37__32_-_32_Accent1_32_3_32_2_32_6" style:display-name="20% - Accent1 3 2 6" style:family="table-cell" style:data-style-name="N0">
      <style:table-cell-properties fo:background-color="#C0C0C0"/>
    </style:style>
    <style:style style:name="_50_0_37__32_-_32_Accent1_32_3_32_3" style:display-name="20% - Accent1 3 3" style:family="table-cell" style:data-style-name="N0">
      <style:table-cell-properties fo:background-color="#DCE6F1"/>
    </style:style>
    <style:style style:name="_50_0_37__32_-_32_Accent1_32_3_32_3_32_2" style:display-name="20% - Accent1 3 3 2" style:family="table-cell" style:data-style-name="N0">
      <style:table-cell-properties fo:background-color="#DCE6F1"/>
    </style:style>
    <style:style style:name="_50_0_37__32_-_32_Accent1_32_3_32_3_32_2_32_2" style:display-name="20% - Accent1 3 3 2 2" style:family="table-cell" style:data-style-name="N0">
      <style:table-cell-properties fo:background-color="#DCE6F1"/>
    </style:style>
    <style:style style:name="_50_0_37__32_-_32_Accent1_32_3_32_3_32_2_32_3" style:display-name="20% - Accent1 3 3 2 3" style:family="table-cell" style:data-style-name="N0">
      <style:table-cell-properties fo:background-color="#DCE6F1"/>
    </style:style>
    <style:style style:name="_50_0_37__32_-_32_Accent1_32_3_32_3_32_2_32_4" style:display-name="20% - Accent1 3 3 2 4" style:family="table-cell" style:data-style-name="N0">
      <style:table-cell-properties fo:background-color="#DCE6F1"/>
    </style:style>
    <style:style style:name="_50_0_37__32_-_32_Accent1_32_3_32_3_32_3" style:display-name="20% - Accent1 3 3 3" style:family="table-cell" style:data-style-name="N0">
      <style:table-cell-properties fo:background-color="#DCE6F1"/>
    </style:style>
    <style:style style:name="_50_0_37__32_-_32_Accent1_32_3_32_3_32_4" style:display-name="20% - Accent1 3 3 4" style:family="table-cell" style:data-style-name="N0">
      <style:table-cell-properties fo:background-color="#DCE6F1"/>
    </style:style>
    <style:style style:name="_50_0_37__32_-_32_Accent1_32_3_32_3_32_5" style:display-name="20% - Accent1 3 3 5" style:family="table-cell" style:data-style-name="N0">
      <style:table-cell-properties fo:background-color="#DCE6F1"/>
    </style:style>
    <style:style style:name="_50_0_37__32_-_32_Accent1_32_3_32_4" style:display-name="20% - Accent1 3 4" style:family="table-cell" style:data-style-name="N0">
      <style:table-cell-properties fo:background-color="#DCE6F1"/>
    </style:style>
    <style:style style:name="_50_0_37__32_-_32_Accent1_32_3_32_4_32_2" style:display-name="20% - Accent1 3 4 2" style:family="table-cell" style:data-style-name="N0">
      <style:table-cell-properties fo:background-color="#DCE6F1"/>
    </style:style>
    <style:style style:name="_50_0_37__32_-_32_Accent1_32_3_32_4_32_3" style:display-name="20% - Accent1 3 4 3" style:family="table-cell" style:data-style-name="N0">
      <style:table-cell-properties fo:background-color="#DCE6F1"/>
    </style:style>
    <style:style style:name="_50_0_37__32_-_32_Accent1_32_3_32_4_32_4" style:display-name="20% - Accent1 3 4 4" style:family="table-cell" style:data-style-name="N0">
      <style:table-cell-properties fo:background-color="#DCE6F1"/>
    </style:style>
    <style:style style:name="_50_0_37__32_-_32_Accent1_32_3_32_5" style:display-name="20% - Accent1 3 5" style:family="table-cell" style:data-style-name="N0">
      <style:table-cell-properties fo:background-color="#DCE6F1"/>
    </style:style>
    <style:style style:name="_50_0_37__32_-_32_Accent1_32_3_32_6" style:display-name="20% - Accent1 3 6" style:family="table-cell" style:data-style-name="N0">
      <style:table-cell-properties fo:background-color="#DCE6F1"/>
    </style:style>
    <style:style style:name="_50_0_37__32_-_32_Accent1_32_3_32_7" style:display-name="20% - Accent1 3 7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1_32_4_32_2" style:display-name="20% - Accent1 4 2" style:family="table-cell" style:data-style-name="N0">
      <style:table-cell-properties fo:background-color="#C0C0C0"/>
    </style:style>
    <style:style style:name="_50_0_37__32_-_32_Accent1_32_4_32_2_32_2" style:display-name="20% - Accent1 4 2 2" style:family="table-cell" style:data-style-name="N0">
      <style:table-cell-properties fo:background-color="#C0C0C0"/>
    </style:style>
    <style:style style:name="_50_0_37__32_-_32_Accent1_32_4_32_2_32_2_32_2" style:display-name="20% - Accent1 4 2 2 2" style:family="table-cell" style:data-style-name="N0">
      <style:table-cell-properties fo:background-color="#C0C0C0"/>
    </style:style>
    <style:style style:name="_50_0_37__32_-_32_Accent1_32_4_32_2_32_2_32_2_32_2" style:display-name="20% - Accent1 4 2 2 2 2" style:family="table-cell" style:data-style-name="N0">
      <style:table-cell-properties fo:background-color="#C0C0C0"/>
    </style:style>
    <style:style style:name="_50_0_37__32_-_32_Accent1_32_4_32_2_32_2_32_2_32_3" style:display-name="20% - Accent1 4 2 2 2 3" style:family="table-cell" style:data-style-name="N0">
      <style:table-cell-properties fo:background-color="#C0C0C0"/>
    </style:style>
    <style:style style:name="_50_0_37__32_-_32_Accent1_32_4_32_2_32_2_32_2_32_4" style:display-name="20% - Accent1 4 2 2 2 4" style:family="table-cell" style:data-style-name="N0">
      <style:table-cell-properties fo:background-color="#C0C0C0"/>
    </style:style>
    <style:style style:name="_50_0_37__32_-_32_Accent1_32_4_32_2_32_2_32_3" style:display-name="20% - Accent1 4 2 2 3" style:family="table-cell" style:data-style-name="N0">
      <style:table-cell-properties fo:background-color="#C0C0C0"/>
    </style:style>
    <style:style style:name="_50_0_37__32_-_32_Accent1_32_4_32_2_32_2_32_4" style:display-name="20% - Accent1 4 2 2 4" style:family="table-cell" style:data-style-name="N0">
      <style:table-cell-properties fo:background-color="#C0C0C0"/>
    </style:style>
    <style:style style:name="_50_0_37__32_-_32_Accent1_32_4_32_2_32_2_32_5" style:display-name="20% - Accent1 4 2 2 5" style:family="table-cell" style:data-style-name="N0">
      <style:table-cell-properties fo:background-color="#C0C0C0"/>
    </style:style>
    <style:style style:name="_50_0_37__32_-_32_Accent1_32_4_32_2_32_3" style:display-name="20% - Accent1 4 2 3" style:family="table-cell" style:data-style-name="N0">
      <style:table-cell-properties fo:background-color="#C0C0C0"/>
    </style:style>
    <style:style style:name="_50_0_37__32_-_32_Accent1_32_4_32_2_32_3_32_2" style:display-name="20% - Accent1 4 2 3 2" style:family="table-cell" style:data-style-name="N0">
      <style:table-cell-properties fo:background-color="#C0C0C0"/>
    </style:style>
    <style:style style:name="_50_0_37__32_-_32_Accent1_32_4_32_2_32_3_32_3" style:display-name="20% - Accent1 4 2 3 3" style:family="table-cell" style:data-style-name="N0">
      <style:table-cell-properties fo:background-color="#C0C0C0"/>
    </style:style>
    <style:style style:name="_50_0_37__32_-_32_Accent1_32_4_32_2_32_3_32_4" style:display-name="20% - Accent1 4 2 3 4" style:family="table-cell" style:data-style-name="N0">
      <style:table-cell-properties fo:background-color="#C0C0C0"/>
    </style:style>
    <style:style style:name="_50_0_37__32_-_32_Accent1_32_4_32_2_32_4" style:display-name="20% - Accent1 4 2 4" style:family="table-cell" style:data-style-name="N0">
      <style:table-cell-properties fo:background-color="#C0C0C0"/>
    </style:style>
    <style:style style:name="_50_0_37__32_-_32_Accent1_32_4_32_2_32_5" style:display-name="20% - Accent1 4 2 5" style:family="table-cell" style:data-style-name="N0">
      <style:table-cell-properties fo:background-color="#C0C0C0"/>
    </style:style>
    <style:style style:name="_50_0_37__32_-_32_Accent1_32_4_32_2_32_6" style:display-name="20% - Accent1 4 2 6" style:family="table-cell" style:data-style-name="N0">
      <style:table-cell-properties fo:background-color="#C0C0C0"/>
    </style:style>
    <style:style style:name="_50_0_37__32_-_32_Accent1_32_4_32_3" style:display-name="20% - Accent1 4 3" style:family="table-cell" style:data-style-name="N0">
      <style:table-cell-properties fo:background-color="#DCE6F1"/>
    </style:style>
    <style:style style:name="_50_0_37__32_-_32_Accent1_32_4_32_3_32_2" style:display-name="20% - Accent1 4 3 2" style:family="table-cell" style:data-style-name="N0">
      <style:table-cell-properties fo:background-color="#DCE6F1"/>
    </style:style>
    <style:style style:name="_50_0_37__32_-_32_Accent1_32_4_32_3_32_2_32_2" style:display-name="20% - Accent1 4 3 2 2" style:family="table-cell" style:data-style-name="N0">
      <style:table-cell-properties fo:background-color="#DCE6F1"/>
    </style:style>
    <style:style style:name="_50_0_37__32_-_32_Accent1_32_4_32_3_32_2_32_3" style:display-name="20% - Accent1 4 3 2 3" style:family="table-cell" style:data-style-name="N0">
      <style:table-cell-properties fo:background-color="#DCE6F1"/>
    </style:style>
    <style:style style:name="_50_0_37__32_-_32_Accent1_32_4_32_3_32_2_32_4" style:display-name="20% - Accent1 4 3 2 4" style:family="table-cell" style:data-style-name="N0">
      <style:table-cell-properties fo:background-color="#DCE6F1"/>
    </style:style>
    <style:style style:name="_50_0_37__32_-_32_Accent1_32_4_32_3_32_3" style:display-name="20% - Accent1 4 3 3" style:family="table-cell" style:data-style-name="N0">
      <style:table-cell-properties fo:background-color="#DCE6F1"/>
    </style:style>
    <style:style style:name="_50_0_37__32_-_32_Accent1_32_4_32_3_32_4" style:display-name="20% - Accent1 4 3 4" style:family="table-cell" style:data-style-name="N0">
      <style:table-cell-properties fo:background-color="#DCE6F1"/>
    </style:style>
    <style:style style:name="_50_0_37__32_-_32_Accent1_32_4_32_3_32_5" style:display-name="20% - Accent1 4 3 5" style:family="table-cell" style:data-style-name="N0">
      <style:table-cell-properties fo:background-color="#DCE6F1"/>
    </style:style>
    <style:style style:name="_50_0_37__32_-_32_Accent1_32_4_32_4" style:display-name="20% - Accent1 4 4" style:family="table-cell" style:data-style-name="N0">
      <style:table-cell-properties fo:background-color="#DCE6F1"/>
    </style:style>
    <style:style style:name="_50_0_37__32_-_32_Accent1_32_4_32_4_32_2" style:display-name="20% - Accent1 4 4 2" style:family="table-cell" style:data-style-name="N0">
      <style:table-cell-properties fo:background-color="#DCE6F1"/>
    </style:style>
    <style:style style:name="_50_0_37__32_-_32_Accent1_32_4_32_4_32_3" style:display-name="20% - Accent1 4 4 3" style:family="table-cell" style:data-style-name="N0">
      <style:table-cell-properties fo:background-color="#DCE6F1"/>
    </style:style>
    <style:style style:name="_50_0_37__32_-_32_Accent1_32_4_32_4_32_4" style:display-name="20% - Accent1 4 4 4" style:family="table-cell" style:data-style-name="N0">
      <style:table-cell-properties fo:background-color="#DCE6F1"/>
    </style:style>
    <style:style style:name="_50_0_37__32_-_32_Accent1_32_4_32_5" style:display-name="20% - Accent1 4 5" style:family="table-cell" style:data-style-name="N0">
      <style:table-cell-properties fo:background-color="#DCE6F1"/>
    </style:style>
    <style:style style:name="_50_0_37__32_-_32_Accent1_32_4_32_6" style:display-name="20% - Accent1 4 6" style:family="table-cell" style:data-style-name="N0">
      <style:table-cell-properties fo:background-color="#DCE6F1"/>
    </style:style>
    <style:style style:name="_50_0_37__32_-_32_Accent1_32_4_32_7" style:display-name="20% - Accent1 4 7" style:family="table-cell" style:data-style-name="N0">
      <style:table-cell-properties fo:background-color="#DCE6F1"/>
    </style:style>
    <style:style style:name="_50_0_37__32_-_32_Accent1_32_5" style:display-name="20% - Accent1 5" style:family="table-cell" style:data-style-name="N0">
      <style:table-cell-properties fo:background-color="#DCE6F1"/>
    </style:style>
    <style:style style:name="_50_0_37__32_-_32_Accent1_32_5_32_2" style:display-name="20% - Accent1 5 2" style:family="table-cell" style:data-style-name="N0">
      <style:table-cell-properties fo:background-color="#C0C0C0"/>
    </style:style>
    <style:style style:name="_50_0_37__32_-_32_Accent1_32_5_32_2_32_2" style:display-name="20% - Accent1 5 2 2" style:family="table-cell" style:data-style-name="N0">
      <style:table-cell-properties fo:background-color="#C0C0C0"/>
    </style:style>
    <style:style style:name="_50_0_37__32_-_32_Accent1_32_5_32_2_32_2_32_2" style:display-name="20% - Accent1 5 2 2 2" style:family="table-cell" style:data-style-name="N0">
      <style:table-cell-properties fo:background-color="#C0C0C0"/>
    </style:style>
    <style:style style:name="_50_0_37__32_-_32_Accent1_32_5_32_2_32_2_32_2_32_2" style:display-name="20% - Accent1 5 2 2 2 2" style:family="table-cell" style:data-style-name="N0">
      <style:table-cell-properties fo:background-color="#C0C0C0"/>
    </style:style>
    <style:style style:name="_50_0_37__32_-_32_Accent1_32_5_32_2_32_2_32_2_32_3" style:display-name="20% - Accent1 5 2 2 2 3" style:family="table-cell" style:data-style-name="N0">
      <style:table-cell-properties fo:background-color="#C0C0C0"/>
    </style:style>
    <style:style style:name="_50_0_37__32_-_32_Accent1_32_5_32_2_32_2_32_2_32_4" style:display-name="20% - Accent1 5 2 2 2 4" style:family="table-cell" style:data-style-name="N0">
      <style:table-cell-properties fo:background-color="#C0C0C0"/>
    </style:style>
    <style:style style:name="_50_0_37__32_-_32_Accent1_32_5_32_2_32_2_32_3" style:display-name="20% - Accent1 5 2 2 3" style:family="table-cell" style:data-style-name="N0">
      <style:table-cell-properties fo:background-color="#C0C0C0"/>
    </style:style>
    <style:style style:name="_50_0_37__32_-_32_Accent1_32_5_32_2_32_2_32_4" style:display-name="20% - Accent1 5 2 2 4" style:family="table-cell" style:data-style-name="N0">
      <style:table-cell-properties fo:background-color="#C0C0C0"/>
    </style:style>
    <style:style style:name="_50_0_37__32_-_32_Accent1_32_5_32_2_32_2_32_5" style:display-name="20% - Accent1 5 2 2 5" style:family="table-cell" style:data-style-name="N0">
      <style:table-cell-properties fo:background-color="#C0C0C0"/>
    </style:style>
    <style:style style:name="_50_0_37__32_-_32_Accent1_32_5_32_2_32_3" style:display-name="20% - Accent1 5 2 3" style:family="table-cell" style:data-style-name="N0">
      <style:table-cell-properties fo:background-color="#C0C0C0"/>
    </style:style>
    <style:style style:name="_50_0_37__32_-_32_Accent1_32_5_32_2_32_3_32_2" style:display-name="20% - Accent1 5 2 3 2" style:family="table-cell" style:data-style-name="N0">
      <style:table-cell-properties fo:background-color="#C0C0C0"/>
    </style:style>
    <style:style style:name="_50_0_37__32_-_32_Accent1_32_5_32_2_32_3_32_3" style:display-name="20% - Accent1 5 2 3 3" style:family="table-cell" style:data-style-name="N0">
      <style:table-cell-properties fo:background-color="#C0C0C0"/>
    </style:style>
    <style:style style:name="_50_0_37__32_-_32_Accent1_32_5_32_2_32_3_32_4" style:display-name="20% - Accent1 5 2 3 4" style:family="table-cell" style:data-style-name="N0">
      <style:table-cell-properties fo:background-color="#C0C0C0"/>
    </style:style>
    <style:style style:name="_50_0_37__32_-_32_Accent1_32_5_32_2_32_4" style:display-name="20% - Accent1 5 2 4" style:family="table-cell" style:data-style-name="N0">
      <style:table-cell-properties fo:background-color="#C0C0C0"/>
    </style:style>
    <style:style style:name="_50_0_37__32_-_32_Accent1_32_5_32_2_32_5" style:display-name="20% - Accent1 5 2 5" style:family="table-cell" style:data-style-name="N0">
      <style:table-cell-properties fo:background-color="#C0C0C0"/>
    </style:style>
    <style:style style:name="_50_0_37__32_-_32_Accent1_32_5_32_2_32_6" style:display-name="20% - Accent1 5 2 6" style:family="table-cell" style:data-style-name="N0">
      <style:table-cell-properties fo:background-color="#C0C0C0"/>
    </style:style>
    <style:style style:name="_50_0_37__32_-_32_Accent1_32_5_32_3" style:display-name="20% - Accent1 5 3" style:family="table-cell" style:data-style-name="N0">
      <style:table-cell-properties fo:background-color="#DCE6F1"/>
    </style:style>
    <style:style style:name="_50_0_37__32_-_32_Accent1_32_5_32_3_32_2" style:display-name="20% - Accent1 5 3 2" style:family="table-cell" style:data-style-name="N0">
      <style:table-cell-properties fo:background-color="#DCE6F1"/>
    </style:style>
    <style:style style:name="_50_0_37__32_-_32_Accent1_32_5_32_3_32_2_32_2" style:display-name="20% - Accent1 5 3 2 2" style:family="table-cell" style:data-style-name="N0">
      <style:table-cell-properties fo:background-color="#DCE6F1"/>
    </style:style>
    <style:style style:name="_50_0_37__32_-_32_Accent1_32_5_32_3_32_2_32_3" style:display-name="20% - Accent1 5 3 2 3" style:family="table-cell" style:data-style-name="N0">
      <style:table-cell-properties fo:background-color="#DCE6F1"/>
    </style:style>
    <style:style style:name="_50_0_37__32_-_32_Accent1_32_5_32_3_32_2_32_4" style:display-name="20% - Accent1 5 3 2 4" style:family="table-cell" style:data-style-name="N0">
      <style:table-cell-properties fo:background-color="#DCE6F1"/>
    </style:style>
    <style:style style:name="_50_0_37__32_-_32_Accent1_32_5_32_3_32_3" style:display-name="20% - Accent1 5 3 3" style:family="table-cell" style:data-style-name="N0">
      <style:table-cell-properties fo:background-color="#DCE6F1"/>
    </style:style>
    <style:style style:name="_50_0_37__32_-_32_Accent1_32_5_32_3_32_4" style:display-name="20% - Accent1 5 3 4" style:family="table-cell" style:data-style-name="N0">
      <style:table-cell-properties fo:background-color="#DCE6F1"/>
    </style:style>
    <style:style style:name="_50_0_37__32_-_32_Accent1_32_5_32_3_32_5" style:display-name="20% - Accent1 5 3 5" style:family="table-cell" style:data-style-name="N0">
      <style:table-cell-properties fo:background-color="#DCE6F1"/>
    </style:style>
    <style:style style:name="_50_0_37__32_-_32_Accent1_32_5_32_4" style:display-name="20% - Accent1 5 4" style:family="table-cell" style:data-style-name="N0">
      <style:table-cell-properties fo:background-color="#DCE6F1"/>
    </style:style>
    <style:style style:name="_50_0_37__32_-_32_Accent1_32_5_32_4_32_2" style:display-name="20% - Accent1 5 4 2" style:family="table-cell" style:data-style-name="N0">
      <style:table-cell-properties fo:background-color="#DCE6F1"/>
    </style:style>
    <style:style style:name="_50_0_37__32_-_32_Accent1_32_5_32_4_32_3" style:display-name="20% - Accent1 5 4 3" style:family="table-cell" style:data-style-name="N0">
      <style:table-cell-properties fo:background-color="#DCE6F1"/>
    </style:style>
    <style:style style:name="_50_0_37__32_-_32_Accent1_32_5_32_4_32_4" style:display-name="20% - Accent1 5 4 4" style:family="table-cell" style:data-style-name="N0">
      <style:table-cell-properties fo:background-color="#DCE6F1"/>
    </style:style>
    <style:style style:name="_50_0_37__32_-_32_Accent1_32_5_32_5" style:display-name="20% - Accent1 5 5" style:family="table-cell" style:data-style-name="N0">
      <style:table-cell-properties fo:background-color="#DCE6F1"/>
    </style:style>
    <style:style style:name="_50_0_37__32_-_32_Accent1_32_5_32_6" style:display-name="20% - Accent1 5 6" style:family="table-cell" style:data-style-name="N0">
      <style:table-cell-properties fo:background-color="#DCE6F1"/>
    </style:style>
    <style:style style:name="_50_0_37__32_-_32_Accent1_32_5_32_7" style:display-name="20% - Accent1 5 7" style:family="table-cell" style:data-style-name="N0">
      <style:table-cell-properties fo:background-color="#DCE6F1"/>
    </style:style>
    <style:style style:name="_50_0_37__32_-_32_Accent1_32_6" style:display-name="20% - Accent1 6" style:family="table-cell" style:data-style-name="N0">
      <style:table-cell-properties fo:background-color="#DCE6F1"/>
    </style:style>
    <style:style style:name="_50_0_37__32_-_32_Accent1_32_6_32_2" style:display-name="20% - Accent1 6 2" style:family="table-cell" style:data-style-name="N0">
      <style:table-cell-properties fo:background-color="#DCE6F1"/>
    </style:style>
    <style:style style:name="_50_0_37__32_-_32_Accent1_32_6_32_2_32_2" style:display-name="20% - Accent1 6 2 2" style:family="table-cell" style:data-style-name="N0">
      <style:table-cell-properties fo:background-color="#DCE6F1"/>
    </style:style>
    <style:style style:name="_50_0_37__32_-_32_Accent1_32_6_32_2_32_2_32_2" style:display-name="20% - Accent1 6 2 2 2" style:family="table-cell" style:data-style-name="N0">
      <style:table-cell-properties fo:background-color="#DCE6F1"/>
    </style:style>
    <style:style style:name="_50_0_37__32_-_32_Accent1_32_6_32_2_32_2_32_3" style:display-name="20% - Accent1 6 2 2 3" style:family="table-cell" style:data-style-name="N0">
      <style:table-cell-properties fo:background-color="#DCE6F1"/>
    </style:style>
    <style:style style:name="_50_0_37__32_-_32_Accent1_32_6_32_2_32_2_32_4" style:display-name="20% - Accent1 6 2 2 4" style:family="table-cell" style:data-style-name="N0">
      <style:table-cell-properties fo:background-color="#DCE6F1"/>
    </style:style>
    <style:style style:name="_50_0_37__32_-_32_Accent1_32_6_32_2_32_3" style:display-name="20% - Accent1 6 2 3" style:family="table-cell" style:data-style-name="N0">
      <style:table-cell-properties fo:background-color="#DCE6F1"/>
    </style:style>
    <style:style style:name="_50_0_37__32_-_32_Accent1_32_6_32_2_32_4" style:display-name="20% - Accent1 6 2 4" style:family="table-cell" style:data-style-name="N0">
      <style:table-cell-properties fo:background-color="#DCE6F1"/>
    </style:style>
    <style:style style:name="_50_0_37__32_-_32_Accent1_32_6_32_2_32_5" style:display-name="20% - Accent1 6 2 5" style:family="table-cell" style:data-style-name="N0">
      <style:table-cell-properties fo:background-color="#DCE6F1"/>
    </style:style>
    <style:style style:name="_50_0_37__32_-_32_Accent1_32_6_32_3" style:display-name="20% - Accent1 6 3" style:family="table-cell" style:data-style-name="N0">
      <style:table-cell-properties fo:background-color="#DCE6F1"/>
    </style:style>
    <style:style style:name="_50_0_37__32_-_32_Accent1_32_6_32_3_32_2" style:display-name="20% - Accent1 6 3 2" style:family="table-cell" style:data-style-name="N0">
      <style:table-cell-properties fo:background-color="#DCE6F1"/>
    </style:style>
    <style:style style:name="_50_0_37__32_-_32_Accent1_32_6_32_3_32_3" style:display-name="20% - Accent1 6 3 3" style:family="table-cell" style:data-style-name="N0">
      <style:table-cell-properties fo:background-color="#DCE6F1"/>
    </style:style>
    <style:style style:name="_50_0_37__32_-_32_Accent1_32_6_32_3_32_4" style:display-name="20% - Accent1 6 3 4" style:family="table-cell" style:data-style-name="N0">
      <style:table-cell-properties fo:background-color="#DCE6F1"/>
    </style:style>
    <style:style style:name="_50_0_37__32_-_32_Accent1_32_6_32_4" style:display-name="20% - Accent1 6 4" style:family="table-cell" style:data-style-name="N0">
      <style:table-cell-properties fo:background-color="#DCE6F1"/>
    </style:style>
    <style:style style:name="_50_0_37__32_-_32_Accent1_32_6_32_5" style:display-name="20% - Accent1 6 5" style:family="table-cell" style:data-style-name="N0">
      <style:table-cell-properties fo:background-color="#DCE6F1"/>
    </style:style>
    <style:style style:name="_50_0_37__32_-_32_Accent1_32_6_32_6" style:display-name="20% - Accent1 6 6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2DCDB"/>
    </style:style>
    <style:style style:name="_50_0_37__32_-_32_Accent2_32_2_32_2" style:display-name="20% - Accent2 2 2" style:family="table-cell" style:data-style-name="N0">
      <style:table-cell-properties fo:background-color="#F2DCDB"/>
    </style:style>
    <style:style style:name="_50_0_37__32_-_32_Accent2_32_2_32_2_32_2" style:display-name="20% - Accent2 2 2 2" style:family="table-cell" style:data-style-name="N0">
      <style:table-cell-properties fo:background-color="#F2DCDB"/>
    </style:style>
    <style:style style:name="_50_0_37__32_-_32_Accent2_32_2_32_2_32_2_32_2" style:display-name="20% - Accent2 2 2 2 2" style:family="table-cell" style:data-style-name="N0">
      <style:table-cell-properties fo:background-color="#F2DCDB"/>
    </style:style>
    <style:style style:name="_50_0_37__32_-_32_Accent2_32_2_32_2_32_2_32_2_32_2" style:display-name="20% - Accent2 2 2 2 2 2" style:family="table-cell" style:data-style-name="N0">
      <style:table-cell-properties fo:background-color="#F2DCDB"/>
    </style:style>
    <style:style style:name="_50_0_37__32_-_32_Accent2_32_2_32_2_32_2_32_2_32_3" style:display-name="20% - Accent2 2 2 2 2 3" style:family="table-cell" style:data-style-name="N0">
      <style:table-cell-properties fo:background-color="#F2DCDB"/>
    </style:style>
    <style:style style:name="_50_0_37__32_-_32_Accent2_32_2_32_2_32_2_32_2_32_4" style:display-name="20% - Accent2 2 2 2 2 4" style:family="table-cell" style:data-style-name="N0">
      <style:table-cell-properties fo:background-color="#F2DCDB"/>
    </style:style>
    <style:style style:name="_50_0_37__32_-_32_Accent2_32_2_32_2_32_2_32_3" style:display-name="20% - Accent2 2 2 2 3" style:family="table-cell" style:data-style-name="N0">
      <style:table-cell-properties fo:background-color="#F2DCDB"/>
    </style:style>
    <style:style style:name="_50_0_37__32_-_32_Accent2_32_2_32_2_32_2_32_4" style:display-name="20% - Accent2 2 2 2 4" style:family="table-cell" style:data-style-name="N0">
      <style:table-cell-properties fo:background-color="#F2DCDB"/>
    </style:style>
    <style:style style:name="_50_0_37__32_-_32_Accent2_32_2_32_2_32_2_32_5" style:display-name="20% - Accent2 2 2 2 5" style:family="table-cell" style:data-style-name="N0">
      <style:table-cell-properties fo:background-color="#F2DCDB"/>
    </style:style>
    <style:style style:name="_50_0_37__32_-_32_Accent2_32_2_32_2_32_3" style:display-name="20% - Accent2 2 2 3" style:family="table-cell" style:data-style-name="N0">
      <style:table-cell-properties fo:background-color="#F2DCDB"/>
    </style:style>
    <style:style style:name="_50_0_37__32_-_32_Accent2_32_2_32_2_32_3_32_2" style:display-name="20% - Accent2 2 2 3 2" style:family="table-cell" style:data-style-name="N0">
      <style:table-cell-properties fo:background-color="#F2DCDB"/>
    </style:style>
    <style:style style:name="_50_0_37__32_-_32_Accent2_32_2_32_2_32_3_32_3" style:display-name="20% - Accent2 2 2 3 3" style:family="table-cell" style:data-style-name="N0">
      <style:table-cell-properties fo:background-color="#F2DCDB"/>
    </style:style>
    <style:style style:name="_50_0_37__32_-_32_Accent2_32_2_32_2_32_3_32_4" style:display-name="20% - Accent2 2 2 3 4" style:family="table-cell" style:data-style-name="N0">
      <style:table-cell-properties fo:background-color="#F2DCDB"/>
    </style:style>
    <style:style style:name="_50_0_37__32_-_32_Accent2_32_2_32_2_32_4" style:display-name="20% - Accent2 2 2 4" style:family="table-cell" style:data-style-name="N0">
      <style:table-cell-properties fo:background-color="#F2DCDB"/>
    </style:style>
    <style:style style:name="_50_0_37__32_-_32_Accent2_32_2_32_2_32_5" style:display-name="20% - Accent2 2 2 5" style:family="table-cell" style:data-style-name="N0">
      <style:table-cell-properties fo:background-color="#F2DCDB"/>
    </style:style>
    <style:style style:name="_50_0_37__32_-_32_Accent2_32_2_32_2_32_6" style:display-name="20% - Accent2 2 2 6" style:family="table-cell" style:data-style-name="N0">
      <style:table-cell-properties fo:background-color="#F2DCDB"/>
    </style:style>
    <style:style style:name="_50_0_37__32_-_32_Accent2_32_2_32_3" style:display-name="20% - Accent2 2 3" style:family="table-cell" style:data-style-name="N0">
      <style:table-cell-properties fo:background-color="#F2DCDB"/>
    </style:style>
    <style:style style:name="_50_0_37__32_-_32_Accent2_32_2_32_3_32_2" style:display-name="20% - Accent2 2 3 2" style:family="table-cell" style:data-style-name="N0">
      <style:table-cell-properties fo:background-color="#F2DCDB"/>
    </style:style>
    <style:style style:name="_50_0_37__32_-_32_Accent2_32_2_32_3_32_2_32_2" style:display-name="20% - Accent2 2 3 2 2" style:family="table-cell" style:data-style-name="N0">
      <style:table-cell-properties fo:background-color="#F2DCDB"/>
    </style:style>
    <style:style style:name="_50_0_37__32_-_32_Accent2_32_2_32_3_32_2_32_3" style:display-name="20% - Accent2 2 3 2 3" style:family="table-cell" style:data-style-name="N0">
      <style:table-cell-properties fo:background-color="#F2DCDB"/>
    </style:style>
    <style:style style:name="_50_0_37__32_-_32_Accent2_32_2_32_3_32_2_32_4" style:display-name="20% - Accent2 2 3 2 4" style:family="table-cell" style:data-style-name="N0">
      <style:table-cell-properties fo:background-color="#F2DCDB"/>
    </style:style>
    <style:style style:name="_50_0_37__32_-_32_Accent2_32_2_32_3_32_3" style:display-name="20% - Accent2 2 3 3" style:family="table-cell" style:data-style-name="N0">
      <style:table-cell-properties fo:background-color="#F2DCDB"/>
    </style:style>
    <style:style style:name="_50_0_37__32_-_32_Accent2_32_2_32_3_32_4" style:display-name="20% - Accent2 2 3 4" style:family="table-cell" style:data-style-name="N0">
      <style:table-cell-properties fo:background-color="#F2DCDB"/>
    </style:style>
    <style:style style:name="_50_0_37__32_-_32_Accent2_32_2_32_3_32_5" style:display-name="20% - Accent2 2 3 5" style:family="table-cell" style:data-style-name="N0">
      <style:table-cell-properties fo:background-color="#F2DCDB"/>
    </style:style>
    <style:style style:name="_50_0_37__32_-_32_Accent2_32_2_32_4" style:display-name="20% - Accent2 2 4" style:family="table-cell" style:data-style-name="N0">
      <style:table-cell-properties fo:background-color="#F2DCDB"/>
    </style:style>
    <style:style style:name="_50_0_37__32_-_32_Accent2_32_2_32_4_32_2" style:display-name="20% - Accent2 2 4 2" style:family="table-cell" style:data-style-name="N0">
      <style:table-cell-properties fo:background-color="#F2DCDB"/>
    </style:style>
    <style:style style:name="_50_0_37__32_-_32_Accent2_32_2_32_4_32_3" style:display-name="20% - Accent2 2 4 3" style:family="table-cell" style:data-style-name="N0">
      <style:table-cell-properties fo:background-color="#F2DCDB"/>
    </style:style>
    <style:style style:name="_50_0_37__32_-_32_Accent2_32_2_32_4_32_4" style:display-name="20% - Accent2 2 4 4" style:family="table-cell" style:data-style-name="N0">
      <style:table-cell-properties fo:background-color="#F2DCDB"/>
    </style:style>
    <style:style style:name="_50_0_37__32_-_32_Accent2_32_2_32_5" style:display-name="20% - Accent2 2 5" style:family="table-cell" style:data-style-name="N0">
      <style:table-cell-properties fo:background-color="#F2DCDB"/>
    </style:style>
    <style:style style:name="_50_0_37__32_-_32_Accent2_32_2_32_6" style:display-name="20% - Accent2 2 6" style:family="table-cell" style:data-style-name="N0">
      <style:table-cell-properties fo:background-color="#F2DCDB"/>
    </style:style>
    <style:style style:name="_50_0_37__32_-_32_Accent2_32_2_32_7" style:display-name="20% - Accent2 2 7" style:family="table-cell" style:data-style-name="N0">
      <style:table-cell-properties fo:background-color="#F2DCDB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3_32_2" style:display-name="20% - Accent2 3 2" style:family="table-cell" style:data-style-name="N0">
      <style:table-cell-properties fo:background-color="#F2DCDB"/>
    </style:style>
    <style:style style:name="_50_0_37__32_-_32_Accent2_32_3_32_2_32_2" style:display-name="20% - Accent2 3 2 2" style:family="table-cell" style:data-style-name="N0">
      <style:table-cell-properties fo:background-color="#F2DCDB"/>
    </style:style>
    <style:style style:name="_50_0_37__32_-_32_Accent2_32_3_32_2_32_2_32_2" style:display-name="20% - Accent2 3 2 2 2" style:family="table-cell" style:data-style-name="N0">
      <style:table-cell-properties fo:background-color="#F2DCDB"/>
    </style:style>
    <style:style style:name="_50_0_37__32_-_32_Accent2_32_3_32_2_32_2_32_2_32_2" style:display-name="20% - Accent2 3 2 2 2 2" style:family="table-cell" style:data-style-name="N0">
      <style:table-cell-properties fo:background-color="#F2DCDB"/>
    </style:style>
    <style:style style:name="_50_0_37__32_-_32_Accent2_32_3_32_2_32_2_32_2_32_3" style:display-name="20% - Accent2 3 2 2 2 3" style:family="table-cell" style:data-style-name="N0">
      <style:table-cell-properties fo:background-color="#F2DCDB"/>
    </style:style>
    <style:style style:name="_50_0_37__32_-_32_Accent2_32_3_32_2_32_2_32_2_32_4" style:display-name="20% - Accent2 3 2 2 2 4" style:family="table-cell" style:data-style-name="N0">
      <style:table-cell-properties fo:background-color="#F2DCDB"/>
    </style:style>
    <style:style style:name="_50_0_37__32_-_32_Accent2_32_3_32_2_32_2_32_3" style:display-name="20% - Accent2 3 2 2 3" style:family="table-cell" style:data-style-name="N0">
      <style:table-cell-properties fo:background-color="#F2DCDB"/>
    </style:style>
    <style:style style:name="_50_0_37__32_-_32_Accent2_32_3_32_2_32_2_32_4" style:display-name="20% - Accent2 3 2 2 4" style:family="table-cell" style:data-style-name="N0">
      <style:table-cell-properties fo:background-color="#F2DCDB"/>
    </style:style>
    <style:style style:name="_50_0_37__32_-_32_Accent2_32_3_32_2_32_2_32_5" style:display-name="20% - Accent2 3 2 2 5" style:family="table-cell" style:data-style-name="N0">
      <style:table-cell-properties fo:background-color="#F2DCDB"/>
    </style:style>
    <style:style style:name="_50_0_37__32_-_32_Accent2_32_3_32_2_32_3" style:display-name="20% - Accent2 3 2 3" style:family="table-cell" style:data-style-name="N0">
      <style:table-cell-properties fo:background-color="#F2DCDB"/>
    </style:style>
    <style:style style:name="_50_0_37__32_-_32_Accent2_32_3_32_2_32_3_32_2" style:display-name="20% - Accent2 3 2 3 2" style:family="table-cell" style:data-style-name="N0">
      <style:table-cell-properties fo:background-color="#F2DCDB"/>
    </style:style>
    <style:style style:name="_50_0_37__32_-_32_Accent2_32_3_32_2_32_3_32_3" style:display-name="20% - Accent2 3 2 3 3" style:family="table-cell" style:data-style-name="N0">
      <style:table-cell-properties fo:background-color="#F2DCDB"/>
    </style:style>
    <style:style style:name="_50_0_37__32_-_32_Accent2_32_3_32_2_32_3_32_4" style:display-name="20% - Accent2 3 2 3 4" style:family="table-cell" style:data-style-name="N0">
      <style:table-cell-properties fo:background-color="#F2DCDB"/>
    </style:style>
    <style:style style:name="_50_0_37__32_-_32_Accent2_32_3_32_2_32_4" style:display-name="20% - Accent2 3 2 4" style:family="table-cell" style:data-style-name="N0">
      <style:table-cell-properties fo:background-color="#F2DCDB"/>
    </style:style>
    <style:style style:name="_50_0_37__32_-_32_Accent2_32_3_32_2_32_5" style:display-name="20% - Accent2 3 2 5" style:family="table-cell" style:data-style-name="N0">
      <style:table-cell-properties fo:background-color="#F2DCDB"/>
    </style:style>
    <style:style style:name="_50_0_37__32_-_32_Accent2_32_3_32_2_32_6" style:display-name="20% - Accent2 3 2 6" style:family="table-cell" style:data-style-name="N0">
      <style:table-cell-properties fo:background-color="#F2DCDB"/>
    </style:style>
    <style:style style:name="_50_0_37__32_-_32_Accent2_32_3_32_3" style:display-name="20% - Accent2 3 3" style:family="table-cell" style:data-style-name="N0">
      <style:table-cell-properties fo:background-color="#F2DCDB"/>
    </style:style>
    <style:style style:name="_50_0_37__32_-_32_Accent2_32_3_32_3_32_2" style:display-name="20% - Accent2 3 3 2" style:family="table-cell" style:data-style-name="N0">
      <style:table-cell-properties fo:background-color="#F2DCDB"/>
    </style:style>
    <style:style style:name="_50_0_37__32_-_32_Accent2_32_3_32_3_32_2_32_2" style:display-name="20% - Accent2 3 3 2 2" style:family="table-cell" style:data-style-name="N0">
      <style:table-cell-properties fo:background-color="#F2DCDB"/>
    </style:style>
    <style:style style:name="_50_0_37__32_-_32_Accent2_32_3_32_3_32_2_32_3" style:display-name="20% - Accent2 3 3 2 3" style:family="table-cell" style:data-style-name="N0">
      <style:table-cell-properties fo:background-color="#F2DCDB"/>
    </style:style>
    <style:style style:name="_50_0_37__32_-_32_Accent2_32_3_32_3_32_2_32_4" style:display-name="20% - Accent2 3 3 2 4" style:family="table-cell" style:data-style-name="N0">
      <style:table-cell-properties fo:background-color="#F2DCDB"/>
    </style:style>
    <style:style style:name="_50_0_37__32_-_32_Accent2_32_3_32_3_32_3" style:display-name="20% - Accent2 3 3 3" style:family="table-cell" style:data-style-name="N0">
      <style:table-cell-properties fo:background-color="#F2DCDB"/>
    </style:style>
    <style:style style:name="_50_0_37__32_-_32_Accent2_32_3_32_3_32_4" style:display-name="20% - Accent2 3 3 4" style:family="table-cell" style:data-style-name="N0">
      <style:table-cell-properties fo:background-color="#F2DCDB"/>
    </style:style>
    <style:style style:name="_50_0_37__32_-_32_Accent2_32_3_32_3_32_5" style:display-name="20% - Accent2 3 3 5" style:family="table-cell" style:data-style-name="N0">
      <style:table-cell-properties fo:background-color="#F2DCDB"/>
    </style:style>
    <style:style style:name="_50_0_37__32_-_32_Accent2_32_3_32_4" style:display-name="20% - Accent2 3 4" style:family="table-cell" style:data-style-name="N0">
      <style:table-cell-properties fo:background-color="#F2DCDB"/>
    </style:style>
    <style:style style:name="_50_0_37__32_-_32_Accent2_32_3_32_4_32_2" style:display-name="20% - Accent2 3 4 2" style:family="table-cell" style:data-style-name="N0">
      <style:table-cell-properties fo:background-color="#F2DCDB"/>
    </style:style>
    <style:style style:name="_50_0_37__32_-_32_Accent2_32_3_32_4_32_3" style:display-name="20% - Accent2 3 4 3" style:family="table-cell" style:data-style-name="N0">
      <style:table-cell-properties fo:background-color="#F2DCDB"/>
    </style:style>
    <style:style style:name="_50_0_37__32_-_32_Accent2_32_3_32_4_32_4" style:display-name="20% - Accent2 3 4 4" style:family="table-cell" style:data-style-name="N0">
      <style:table-cell-properties fo:background-color="#F2DCDB"/>
    </style:style>
    <style:style style:name="_50_0_37__32_-_32_Accent2_32_3_32_5" style:display-name="20% - Accent2 3 5" style:family="table-cell" style:data-style-name="N0">
      <style:table-cell-properties fo:background-color="#F2DCDB"/>
    </style:style>
    <style:style style:name="_50_0_37__32_-_32_Accent2_32_3_32_6" style:display-name="20% - Accent2 3 6" style:family="table-cell" style:data-style-name="N0">
      <style:table-cell-properties fo:background-color="#F2DCDB"/>
    </style:style>
    <style:style style:name="_50_0_37__32_-_32_Accent2_32_3_32_7" style:display-name="20% - Accent2 3 7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2_32_4_32_2" style:display-name="20% - Accent2 4 2" style:family="table-cell" style:data-style-name="N0">
      <style:table-cell-properties fo:background-color="#F2DCDB"/>
    </style:style>
    <style:style style:name="_50_0_37__32_-_32_Accent2_32_4_32_2_32_2" style:display-name="20% - Accent2 4 2 2" style:family="table-cell" style:data-style-name="N0">
      <style:table-cell-properties fo:background-color="#F2DCDB"/>
    </style:style>
    <style:style style:name="_50_0_37__32_-_32_Accent2_32_4_32_2_32_2_32_2" style:display-name="20% - Accent2 4 2 2 2" style:family="table-cell" style:data-style-name="N0">
      <style:table-cell-properties fo:background-color="#F2DCDB"/>
    </style:style>
    <style:style style:name="_50_0_37__32_-_32_Accent2_32_4_32_2_32_2_32_2_32_2" style:display-name="20% - Accent2 4 2 2 2 2" style:family="table-cell" style:data-style-name="N0">
      <style:table-cell-properties fo:background-color="#F2DCDB"/>
    </style:style>
    <style:style style:name="_50_0_37__32_-_32_Accent2_32_4_32_2_32_2_32_2_32_3" style:display-name="20% - Accent2 4 2 2 2 3" style:family="table-cell" style:data-style-name="N0">
      <style:table-cell-properties fo:background-color="#F2DCDB"/>
    </style:style>
    <style:style style:name="_50_0_37__32_-_32_Accent2_32_4_32_2_32_2_32_2_32_4" style:display-name="20% - Accent2 4 2 2 2 4" style:family="table-cell" style:data-style-name="N0">
      <style:table-cell-properties fo:background-color="#F2DCDB"/>
    </style:style>
    <style:style style:name="_50_0_37__32_-_32_Accent2_32_4_32_2_32_2_32_3" style:display-name="20% - Accent2 4 2 2 3" style:family="table-cell" style:data-style-name="N0">
      <style:table-cell-properties fo:background-color="#F2DCDB"/>
    </style:style>
    <style:style style:name="_50_0_37__32_-_32_Accent2_32_4_32_2_32_2_32_4" style:display-name="20% - Accent2 4 2 2 4" style:family="table-cell" style:data-style-name="N0">
      <style:table-cell-properties fo:background-color="#F2DCDB"/>
    </style:style>
    <style:style style:name="_50_0_37__32_-_32_Accent2_32_4_32_2_32_2_32_5" style:display-name="20% - Accent2 4 2 2 5" style:family="table-cell" style:data-style-name="N0">
      <style:table-cell-properties fo:background-color="#F2DCDB"/>
    </style:style>
    <style:style style:name="_50_0_37__32_-_32_Accent2_32_4_32_2_32_3" style:display-name="20% - Accent2 4 2 3" style:family="table-cell" style:data-style-name="N0">
      <style:table-cell-properties fo:background-color="#F2DCDB"/>
    </style:style>
    <style:style style:name="_50_0_37__32_-_32_Accent2_32_4_32_2_32_3_32_2" style:display-name="20% - Accent2 4 2 3 2" style:family="table-cell" style:data-style-name="N0">
      <style:table-cell-properties fo:background-color="#F2DCDB"/>
    </style:style>
    <style:style style:name="_50_0_37__32_-_32_Accent2_32_4_32_2_32_3_32_3" style:display-name="20% - Accent2 4 2 3 3" style:family="table-cell" style:data-style-name="N0">
      <style:table-cell-properties fo:background-color="#F2DCDB"/>
    </style:style>
    <style:style style:name="_50_0_37__32_-_32_Accent2_32_4_32_2_32_3_32_4" style:display-name="20% - Accent2 4 2 3 4" style:family="table-cell" style:data-style-name="N0">
      <style:table-cell-properties fo:background-color="#F2DCDB"/>
    </style:style>
    <style:style style:name="_50_0_37__32_-_32_Accent2_32_4_32_2_32_4" style:display-name="20% - Accent2 4 2 4" style:family="table-cell" style:data-style-name="N0">
      <style:table-cell-properties fo:background-color="#F2DCDB"/>
    </style:style>
    <style:style style:name="_50_0_37__32_-_32_Accent2_32_4_32_2_32_5" style:display-name="20% - Accent2 4 2 5" style:family="table-cell" style:data-style-name="N0">
      <style:table-cell-properties fo:background-color="#F2DCDB"/>
    </style:style>
    <style:style style:name="_50_0_37__32_-_32_Accent2_32_4_32_2_32_6" style:display-name="20% - Accent2 4 2 6" style:family="table-cell" style:data-style-name="N0">
      <style:table-cell-properties fo:background-color="#F2DCDB"/>
    </style:style>
    <style:style style:name="_50_0_37__32_-_32_Accent2_32_4_32_3" style:display-name="20% - Accent2 4 3" style:family="table-cell" style:data-style-name="N0">
      <style:table-cell-properties fo:background-color="#F2DCDB"/>
    </style:style>
    <style:style style:name="_50_0_37__32_-_32_Accent2_32_4_32_3_32_2" style:display-name="20% - Accent2 4 3 2" style:family="table-cell" style:data-style-name="N0">
      <style:table-cell-properties fo:background-color="#F2DCDB"/>
    </style:style>
    <style:style style:name="_50_0_37__32_-_32_Accent2_32_4_32_3_32_2_32_2" style:display-name="20% - Accent2 4 3 2 2" style:family="table-cell" style:data-style-name="N0">
      <style:table-cell-properties fo:background-color="#F2DCDB"/>
    </style:style>
    <style:style style:name="_50_0_37__32_-_32_Accent2_32_4_32_3_32_2_32_3" style:display-name="20% - Accent2 4 3 2 3" style:family="table-cell" style:data-style-name="N0">
      <style:table-cell-properties fo:background-color="#F2DCDB"/>
    </style:style>
    <style:style style:name="_50_0_37__32_-_32_Accent2_32_4_32_3_32_2_32_4" style:display-name="20% - Accent2 4 3 2 4" style:family="table-cell" style:data-style-name="N0">
      <style:table-cell-properties fo:background-color="#F2DCDB"/>
    </style:style>
    <style:style style:name="_50_0_37__32_-_32_Accent2_32_4_32_3_32_3" style:display-name="20% - Accent2 4 3 3" style:family="table-cell" style:data-style-name="N0">
      <style:table-cell-properties fo:background-color="#F2DCDB"/>
    </style:style>
    <style:style style:name="_50_0_37__32_-_32_Accent2_32_4_32_3_32_4" style:display-name="20% - Accent2 4 3 4" style:family="table-cell" style:data-style-name="N0">
      <style:table-cell-properties fo:background-color="#F2DCDB"/>
    </style:style>
    <style:style style:name="_50_0_37__32_-_32_Accent2_32_4_32_3_32_5" style:display-name="20% - Accent2 4 3 5" style:family="table-cell" style:data-style-name="N0">
      <style:table-cell-properties fo:background-color="#F2DCDB"/>
    </style:style>
    <style:style style:name="_50_0_37__32_-_32_Accent2_32_4_32_4" style:display-name="20% - Accent2 4 4" style:family="table-cell" style:data-style-name="N0">
      <style:table-cell-properties fo:background-color="#F2DCDB"/>
    </style:style>
    <style:style style:name="_50_0_37__32_-_32_Accent2_32_4_32_4_32_2" style:display-name="20% - Accent2 4 4 2" style:family="table-cell" style:data-style-name="N0">
      <style:table-cell-properties fo:background-color="#F2DCDB"/>
    </style:style>
    <style:style style:name="_50_0_37__32_-_32_Accent2_32_4_32_4_32_3" style:display-name="20% - Accent2 4 4 3" style:family="table-cell" style:data-style-name="N0">
      <style:table-cell-properties fo:background-color="#F2DCDB"/>
    </style:style>
    <style:style style:name="_50_0_37__32_-_32_Accent2_32_4_32_4_32_4" style:display-name="20% - Accent2 4 4 4" style:family="table-cell" style:data-style-name="N0">
      <style:table-cell-properties fo:background-color="#F2DCDB"/>
    </style:style>
    <style:style style:name="_50_0_37__32_-_32_Accent2_32_4_32_5" style:display-name="20% - Accent2 4 5" style:family="table-cell" style:data-style-name="N0">
      <style:table-cell-properties fo:background-color="#F2DCDB"/>
    </style:style>
    <style:style style:name="_50_0_37__32_-_32_Accent2_32_4_32_6" style:display-name="20% - Accent2 4 6" style:family="table-cell" style:data-style-name="N0">
      <style:table-cell-properties fo:background-color="#F2DCDB"/>
    </style:style>
    <style:style style:name="_50_0_37__32_-_32_Accent2_32_4_32_7" style:display-name="20% - Accent2 4 7" style:family="table-cell" style:data-style-name="N0">
      <style:table-cell-properties fo:background-color="#F2DCDB"/>
    </style:style>
    <style:style style:name="_50_0_37__32_-_32_Accent2_32_5" style:display-name="20% - Accent2 5" style:family="table-cell" style:data-style-name="N0">
      <style:table-cell-properties fo:background-color="#F2DCDB"/>
    </style:style>
    <style:style style:name="_50_0_37__32_-_32_Accent2_32_5_32_2" style:display-name="20% - Accent2 5 2" style:family="table-cell" style:data-style-name="N0">
      <style:table-cell-properties fo:background-color="#F2DCDB"/>
    </style:style>
    <style:style style:name="_50_0_37__32_-_32_Accent2_32_5_32_2_32_2" style:display-name="20% - Accent2 5 2 2" style:family="table-cell" style:data-style-name="N0">
      <style:table-cell-properties fo:background-color="#F2DCDB"/>
    </style:style>
    <style:style style:name="_50_0_37__32_-_32_Accent2_32_5_32_2_32_2_32_2" style:display-name="20% - Accent2 5 2 2 2" style:family="table-cell" style:data-style-name="N0">
      <style:table-cell-properties fo:background-color="#F2DCDB"/>
    </style:style>
    <style:style style:name="_50_0_37__32_-_32_Accent2_32_5_32_2_32_2_32_2_32_2" style:display-name="20% - Accent2 5 2 2 2 2" style:family="table-cell" style:data-style-name="N0">
      <style:table-cell-properties fo:background-color="#F2DCDB"/>
    </style:style>
    <style:style style:name="_50_0_37__32_-_32_Accent2_32_5_32_2_32_2_32_2_32_3" style:display-name="20% - Accent2 5 2 2 2 3" style:family="table-cell" style:data-style-name="N0">
      <style:table-cell-properties fo:background-color="#F2DCDB"/>
    </style:style>
    <style:style style:name="_50_0_37__32_-_32_Accent2_32_5_32_2_32_2_32_2_32_4" style:display-name="20% - Accent2 5 2 2 2 4" style:family="table-cell" style:data-style-name="N0">
      <style:table-cell-properties fo:background-color="#F2DCDB"/>
    </style:style>
    <style:style style:name="_50_0_37__32_-_32_Accent2_32_5_32_2_32_2_32_3" style:display-name="20% - Accent2 5 2 2 3" style:family="table-cell" style:data-style-name="N0">
      <style:table-cell-properties fo:background-color="#F2DCDB"/>
    </style:style>
    <style:style style:name="_50_0_37__32_-_32_Accent2_32_5_32_2_32_2_32_4" style:display-name="20% - Accent2 5 2 2 4" style:family="table-cell" style:data-style-name="N0">
      <style:table-cell-properties fo:background-color="#F2DCDB"/>
    </style:style>
    <style:style style:name="_50_0_37__32_-_32_Accent2_32_5_32_2_32_2_32_5" style:display-name="20% - Accent2 5 2 2 5" style:family="table-cell" style:data-style-name="N0">
      <style:table-cell-properties fo:background-color="#F2DCDB"/>
    </style:style>
    <style:style style:name="_50_0_37__32_-_32_Accent2_32_5_32_2_32_3" style:display-name="20% - Accent2 5 2 3" style:family="table-cell" style:data-style-name="N0">
      <style:table-cell-properties fo:background-color="#F2DCDB"/>
    </style:style>
    <style:style style:name="_50_0_37__32_-_32_Accent2_32_5_32_2_32_3_32_2" style:display-name="20% - Accent2 5 2 3 2" style:family="table-cell" style:data-style-name="N0">
      <style:table-cell-properties fo:background-color="#F2DCDB"/>
    </style:style>
    <style:style style:name="_50_0_37__32_-_32_Accent2_32_5_32_2_32_3_32_3" style:display-name="20% - Accent2 5 2 3 3" style:family="table-cell" style:data-style-name="N0">
      <style:table-cell-properties fo:background-color="#F2DCDB"/>
    </style:style>
    <style:style style:name="_50_0_37__32_-_32_Accent2_32_5_32_2_32_3_32_4" style:display-name="20% - Accent2 5 2 3 4" style:family="table-cell" style:data-style-name="N0">
      <style:table-cell-properties fo:background-color="#F2DCDB"/>
    </style:style>
    <style:style style:name="_50_0_37__32_-_32_Accent2_32_5_32_2_32_4" style:display-name="20% - Accent2 5 2 4" style:family="table-cell" style:data-style-name="N0">
      <style:table-cell-properties fo:background-color="#F2DCDB"/>
    </style:style>
    <style:style style:name="_50_0_37__32_-_32_Accent2_32_5_32_2_32_5" style:display-name="20% - Accent2 5 2 5" style:family="table-cell" style:data-style-name="N0">
      <style:table-cell-properties fo:background-color="#F2DCDB"/>
    </style:style>
    <style:style style:name="_50_0_37__32_-_32_Accent2_32_5_32_2_32_6" style:display-name="20% - Accent2 5 2 6" style:family="table-cell" style:data-style-name="N0">
      <style:table-cell-properties fo:background-color="#F2DCDB"/>
    </style:style>
    <style:style style:name="_50_0_37__32_-_32_Accent2_32_5_32_3" style:display-name="20% - Accent2 5 3" style:family="table-cell" style:data-style-name="N0">
      <style:table-cell-properties fo:background-color="#F2DCDB"/>
    </style:style>
    <style:style style:name="_50_0_37__32_-_32_Accent2_32_5_32_3_32_2" style:display-name="20% - Accent2 5 3 2" style:family="table-cell" style:data-style-name="N0">
      <style:table-cell-properties fo:background-color="#F2DCDB"/>
    </style:style>
    <style:style style:name="_50_0_37__32_-_32_Accent2_32_5_32_3_32_2_32_2" style:display-name="20% - Accent2 5 3 2 2" style:family="table-cell" style:data-style-name="N0">
      <style:table-cell-properties fo:background-color="#F2DCDB"/>
    </style:style>
    <style:style style:name="_50_0_37__32_-_32_Accent2_32_5_32_3_32_2_32_3" style:display-name="20% - Accent2 5 3 2 3" style:family="table-cell" style:data-style-name="N0">
      <style:table-cell-properties fo:background-color="#F2DCDB"/>
    </style:style>
    <style:style style:name="_50_0_37__32_-_32_Accent2_32_5_32_3_32_2_32_4" style:display-name="20% - Accent2 5 3 2 4" style:family="table-cell" style:data-style-name="N0">
      <style:table-cell-properties fo:background-color="#F2DCDB"/>
    </style:style>
    <style:style style:name="_50_0_37__32_-_32_Accent2_32_5_32_3_32_3" style:display-name="20% - Accent2 5 3 3" style:family="table-cell" style:data-style-name="N0">
      <style:table-cell-properties fo:background-color="#F2DCDB"/>
    </style:style>
    <style:style style:name="_50_0_37__32_-_32_Accent2_32_5_32_3_32_4" style:display-name="20% - Accent2 5 3 4" style:family="table-cell" style:data-style-name="N0">
      <style:table-cell-properties fo:background-color="#F2DCDB"/>
    </style:style>
    <style:style style:name="_50_0_37__32_-_32_Accent2_32_5_32_3_32_5" style:display-name="20% - Accent2 5 3 5" style:family="table-cell" style:data-style-name="N0">
      <style:table-cell-properties fo:background-color="#F2DCDB"/>
    </style:style>
    <style:style style:name="_50_0_37__32_-_32_Accent2_32_5_32_4" style:display-name="20% - Accent2 5 4" style:family="table-cell" style:data-style-name="N0">
      <style:table-cell-properties fo:background-color="#F2DCDB"/>
    </style:style>
    <style:style style:name="_50_0_37__32_-_32_Accent2_32_5_32_4_32_2" style:display-name="20% - Accent2 5 4 2" style:family="table-cell" style:data-style-name="N0">
      <style:table-cell-properties fo:background-color="#F2DCDB"/>
    </style:style>
    <style:style style:name="_50_0_37__32_-_32_Accent2_32_5_32_4_32_3" style:display-name="20% - Accent2 5 4 3" style:family="table-cell" style:data-style-name="N0">
      <style:table-cell-properties fo:background-color="#F2DCDB"/>
    </style:style>
    <style:style style:name="_50_0_37__32_-_32_Accent2_32_5_32_4_32_4" style:display-name="20% - Accent2 5 4 4" style:family="table-cell" style:data-style-name="N0">
      <style:table-cell-properties fo:background-color="#F2DCDB"/>
    </style:style>
    <style:style style:name="_50_0_37__32_-_32_Accent2_32_5_32_5" style:display-name="20% - Accent2 5 5" style:family="table-cell" style:data-style-name="N0">
      <style:table-cell-properties fo:background-color="#F2DCDB"/>
    </style:style>
    <style:style style:name="_50_0_37__32_-_32_Accent2_32_5_32_6" style:display-name="20% - Accent2 5 6" style:family="table-cell" style:data-style-name="N0">
      <style:table-cell-properties fo:background-color="#F2DCDB"/>
    </style:style>
    <style:style style:name="_50_0_37__32_-_32_Accent2_32_5_32_7" style:display-name="20% - Accent2 5 7" style:family="table-cell" style:data-style-name="N0">
      <style:table-cell-properties fo:background-color="#F2DCDB"/>
    </style:style>
    <style:style style:name="_50_0_37__32_-_32_Accent2_32_6" style:display-name="20% - Accent2 6" style:family="table-cell" style:data-style-name="N0">
      <style:table-cell-properties fo:background-color="#F2DCDB"/>
    </style:style>
    <style:style style:name="_50_0_37__32_-_32_Accent2_32_6_32_2" style:display-name="20% - Accent2 6 2" style:family="table-cell" style:data-style-name="N0">
      <style:table-cell-properties fo:background-color="#F2DCDB"/>
    </style:style>
    <style:style style:name="_50_0_37__32_-_32_Accent2_32_6_32_2_32_2" style:display-name="20% - Accent2 6 2 2" style:family="table-cell" style:data-style-name="N0">
      <style:table-cell-properties fo:background-color="#F2DCDB"/>
    </style:style>
    <style:style style:name="_50_0_37__32_-_32_Accent2_32_6_32_2_32_2_32_2" style:display-name="20% - Accent2 6 2 2 2" style:family="table-cell" style:data-style-name="N0">
      <style:table-cell-properties fo:background-color="#F2DCDB"/>
    </style:style>
    <style:style style:name="_50_0_37__32_-_32_Accent2_32_6_32_2_32_2_32_3" style:display-name="20% - Accent2 6 2 2 3" style:family="table-cell" style:data-style-name="N0">
      <style:table-cell-properties fo:background-color="#F2DCDB"/>
    </style:style>
    <style:style style:name="_50_0_37__32_-_32_Accent2_32_6_32_2_32_2_32_4" style:display-name="20% - Accent2 6 2 2 4" style:family="table-cell" style:data-style-name="N0">
      <style:table-cell-properties fo:background-color="#F2DCDB"/>
    </style:style>
    <style:style style:name="_50_0_37__32_-_32_Accent2_32_6_32_2_32_3" style:display-name="20% - Accent2 6 2 3" style:family="table-cell" style:data-style-name="N0">
      <style:table-cell-properties fo:background-color="#F2DCDB"/>
    </style:style>
    <style:style style:name="_50_0_37__32_-_32_Accent2_32_6_32_2_32_4" style:display-name="20% - Accent2 6 2 4" style:family="table-cell" style:data-style-name="N0">
      <style:table-cell-properties fo:background-color="#F2DCDB"/>
    </style:style>
    <style:style style:name="_50_0_37__32_-_32_Accent2_32_6_32_2_32_5" style:display-name="20% - Accent2 6 2 5" style:family="table-cell" style:data-style-name="N0">
      <style:table-cell-properties fo:background-color="#F2DCDB"/>
    </style:style>
    <style:style style:name="_50_0_37__32_-_32_Accent2_32_6_32_3" style:display-name="20% - Accent2 6 3" style:family="table-cell" style:data-style-name="N0">
      <style:table-cell-properties fo:background-color="#F2DCDB"/>
    </style:style>
    <style:style style:name="_50_0_37__32_-_32_Accent2_32_6_32_3_32_2" style:display-name="20% - Accent2 6 3 2" style:family="table-cell" style:data-style-name="N0">
      <style:table-cell-properties fo:background-color="#F2DCDB"/>
    </style:style>
    <style:style style:name="_50_0_37__32_-_32_Accent2_32_6_32_3_32_3" style:display-name="20% - Accent2 6 3 3" style:family="table-cell" style:data-style-name="N0">
      <style:table-cell-properties fo:background-color="#F2DCDB"/>
    </style:style>
    <style:style style:name="_50_0_37__32_-_32_Accent2_32_6_32_3_32_4" style:display-name="20% - Accent2 6 3 4" style:family="table-cell" style:data-style-name="N0">
      <style:table-cell-properties fo:background-color="#F2DCDB"/>
    </style:style>
    <style:style style:name="_50_0_37__32_-_32_Accent2_32_6_32_4" style:display-name="20% - Accent2 6 4" style:family="table-cell" style:data-style-name="N0">
      <style:table-cell-properties fo:background-color="#F2DCDB"/>
    </style:style>
    <style:style style:name="_50_0_37__32_-_32_Accent2_32_6_32_5" style:display-name="20% - Accent2 6 5" style:family="table-cell" style:data-style-name="N0">
      <style:table-cell-properties fo:background-color="#F2DCDB"/>
    </style:style>
    <style:style style:name="_50_0_37__32_-_32_Accent2_32_6_32_6" style:display-name="20% - Accent2 6 6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EBF1DE"/>
    </style:style>
    <style:style style:name="_50_0_37__32_-_32_Accent3_32_2_32_2" style:display-name="20% - Accent3 2 2" style:family="table-cell" style:data-style-name="N0">
      <style:table-cell-properties fo:background-color="#EBF1DE"/>
    </style:style>
    <style:style style:name="_50_0_37__32_-_32_Accent3_32_2_32_2_32_2" style:display-name="20% - Accent3 2 2 2" style:family="table-cell" style:data-style-name="N0">
      <style:table-cell-properties fo:background-color="#EBF1DE"/>
    </style:style>
    <style:style style:name="_50_0_37__32_-_32_Accent3_32_2_32_2_32_2_32_2" style:display-name="20% - Accent3 2 2 2 2" style:family="table-cell" style:data-style-name="N0">
      <style:table-cell-properties fo:background-color="#EBF1DE"/>
    </style:style>
    <style:style style:name="_50_0_37__32_-_32_Accent3_32_2_32_2_32_2_32_2_32_2" style:display-name="20% - Accent3 2 2 2 2 2" style:family="table-cell" style:data-style-name="N0">
      <style:table-cell-properties fo:background-color="#EBF1DE"/>
    </style:style>
    <style:style style:name="_50_0_37__32_-_32_Accent3_32_2_32_2_32_2_32_2_32_3" style:display-name="20% - Accent3 2 2 2 2 3" style:family="table-cell" style:data-style-name="N0">
      <style:table-cell-properties fo:background-color="#EBF1DE"/>
    </style:style>
    <style:style style:name="_50_0_37__32_-_32_Accent3_32_2_32_2_32_2_32_2_32_4" style:display-name="20% - Accent3 2 2 2 2 4" style:family="table-cell" style:data-style-name="N0">
      <style:table-cell-properties fo:background-color="#EBF1DE"/>
    </style:style>
    <style:style style:name="_50_0_37__32_-_32_Accent3_32_2_32_2_32_2_32_3" style:display-name="20% - Accent3 2 2 2 3" style:family="table-cell" style:data-style-name="N0">
      <style:table-cell-properties fo:background-color="#EBF1DE"/>
    </style:style>
    <style:style style:name="_50_0_37__32_-_32_Accent3_32_2_32_2_32_2_32_4" style:display-name="20% - Accent3 2 2 2 4" style:family="table-cell" style:data-style-name="N0">
      <style:table-cell-properties fo:background-color="#EBF1DE"/>
    </style:style>
    <style:style style:name="_50_0_37__32_-_32_Accent3_32_2_32_2_32_2_32_5" style:display-name="20% - Accent3 2 2 2 5" style:family="table-cell" style:data-style-name="N0">
      <style:table-cell-properties fo:background-color="#EBF1DE"/>
    </style:style>
    <style:style style:name="_50_0_37__32_-_32_Accent3_32_2_32_2_32_3" style:display-name="20% - Accent3 2 2 3" style:family="table-cell" style:data-style-name="N0">
      <style:table-cell-properties fo:background-color="#EBF1DE"/>
    </style:style>
    <style:style style:name="_50_0_37__32_-_32_Accent3_32_2_32_2_32_3_32_2" style:display-name="20% - Accent3 2 2 3 2" style:family="table-cell" style:data-style-name="N0">
      <style:table-cell-properties fo:background-color="#EBF1DE"/>
    </style:style>
    <style:style style:name="_50_0_37__32_-_32_Accent3_32_2_32_2_32_3_32_3" style:display-name="20% - Accent3 2 2 3 3" style:family="table-cell" style:data-style-name="N0">
      <style:table-cell-properties fo:background-color="#EBF1DE"/>
    </style:style>
    <style:style style:name="_50_0_37__32_-_32_Accent3_32_2_32_2_32_3_32_4" style:display-name="20% - Accent3 2 2 3 4" style:family="table-cell" style:data-style-name="N0">
      <style:table-cell-properties fo:background-color="#EBF1DE"/>
    </style:style>
    <style:style style:name="_50_0_37__32_-_32_Accent3_32_2_32_2_32_4" style:display-name="20% - Accent3 2 2 4" style:family="table-cell" style:data-style-name="N0">
      <style:table-cell-properties fo:background-color="#EBF1DE"/>
    </style:style>
    <style:style style:name="_50_0_37__32_-_32_Accent3_32_2_32_2_32_5" style:display-name="20% - Accent3 2 2 5" style:family="table-cell" style:data-style-name="N0">
      <style:table-cell-properties fo:background-color="#EBF1DE"/>
    </style:style>
    <style:style style:name="_50_0_37__32_-_32_Accent3_32_2_32_2_32_6" style:display-name="20% - Accent3 2 2 6" style:family="table-cell" style:data-style-name="N0">
      <style:table-cell-properties fo:background-color="#EBF1DE"/>
    </style:style>
    <style:style style:name="_50_0_37__32_-_32_Accent3_32_2_32_3" style:display-name="20% - Accent3 2 3" style:family="table-cell" style:data-style-name="N0">
      <style:table-cell-properties fo:background-color="#EBF1DE"/>
    </style:style>
    <style:style style:name="_50_0_37__32_-_32_Accent3_32_2_32_3_32_2" style:display-name="20% - Accent3 2 3 2" style:family="table-cell" style:data-style-name="N0">
      <style:table-cell-properties fo:background-color="#EBF1DE"/>
    </style:style>
    <style:style style:name="_50_0_37__32_-_32_Accent3_32_2_32_3_32_2_32_2" style:display-name="20% - Accent3 2 3 2 2" style:family="table-cell" style:data-style-name="N0">
      <style:table-cell-properties fo:background-color="#EBF1DE"/>
    </style:style>
    <style:style style:name="_50_0_37__32_-_32_Accent3_32_2_32_3_32_2_32_3" style:display-name="20% - Accent3 2 3 2 3" style:family="table-cell" style:data-style-name="N0">
      <style:table-cell-properties fo:background-color="#EBF1DE"/>
    </style:style>
    <style:style style:name="_50_0_37__32_-_32_Accent3_32_2_32_3_32_2_32_4" style:display-name="20% - Accent3 2 3 2 4" style:family="table-cell" style:data-style-name="N0">
      <style:table-cell-properties fo:background-color="#EBF1DE"/>
    </style:style>
    <style:style style:name="_50_0_37__32_-_32_Accent3_32_2_32_3_32_3" style:display-name="20% - Accent3 2 3 3" style:family="table-cell" style:data-style-name="N0">
      <style:table-cell-properties fo:background-color="#EBF1DE"/>
    </style:style>
    <style:style style:name="_50_0_37__32_-_32_Accent3_32_2_32_3_32_4" style:display-name="20% - Accent3 2 3 4" style:family="table-cell" style:data-style-name="N0">
      <style:table-cell-properties fo:background-color="#EBF1DE"/>
    </style:style>
    <style:style style:name="_50_0_37__32_-_32_Accent3_32_2_32_3_32_5" style:display-name="20% - Accent3 2 3 5" style:family="table-cell" style:data-style-name="N0">
      <style:table-cell-properties fo:background-color="#EBF1DE"/>
    </style:style>
    <style:style style:name="_50_0_37__32_-_32_Accent3_32_2_32_4" style:display-name="20% - Accent3 2 4" style:family="table-cell" style:data-style-name="N0">
      <style:table-cell-properties fo:background-color="#EBF1DE"/>
    </style:style>
    <style:style style:name="_50_0_37__32_-_32_Accent3_32_2_32_4_32_2" style:display-name="20% - Accent3 2 4 2" style:family="table-cell" style:data-style-name="N0">
      <style:table-cell-properties fo:background-color="#EBF1DE"/>
    </style:style>
    <style:style style:name="_50_0_37__32_-_32_Accent3_32_2_32_4_32_3" style:display-name="20% - Accent3 2 4 3" style:family="table-cell" style:data-style-name="N0">
      <style:table-cell-properties fo:background-color="#EBF1DE"/>
    </style:style>
    <style:style style:name="_50_0_37__32_-_32_Accent3_32_2_32_4_32_4" style:display-name="20% - Accent3 2 4 4" style:family="table-cell" style:data-style-name="N0">
      <style:table-cell-properties fo:background-color="#EBF1DE"/>
    </style:style>
    <style:style style:name="_50_0_37__32_-_32_Accent3_32_2_32_5" style:display-name="20% - Accent3 2 5" style:family="table-cell" style:data-style-name="N0">
      <style:table-cell-properties fo:background-color="#EBF1DE"/>
    </style:style>
    <style:style style:name="_50_0_37__32_-_32_Accent3_32_2_32_6" style:display-name="20% - Accent3 2 6" style:family="table-cell" style:data-style-name="N0">
      <style:table-cell-properties fo:background-color="#EBF1DE"/>
    </style:style>
    <style:style style:name="_50_0_37__32_-_32_Accent3_32_2_32_7" style:display-name="20% - Accent3 2 7" style:family="table-cell" style:data-style-name="N0">
      <style:table-cell-properties fo:background-color="#EBF1DE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3_32_2" style:display-name="20% - Accent3 3 2" style:family="table-cell" style:data-style-name="N0">
      <style:table-cell-properties fo:background-color="#EBF1DE"/>
    </style:style>
    <style:style style:name="_50_0_37__32_-_32_Accent3_32_3_32_2_32_2" style:display-name="20% - Accent3 3 2 2" style:family="table-cell" style:data-style-name="N0">
      <style:table-cell-properties fo:background-color="#EBF1DE"/>
    </style:style>
    <style:style style:name="_50_0_37__32_-_32_Accent3_32_3_32_2_32_2_32_2" style:display-name="20% - Accent3 3 2 2 2" style:family="table-cell" style:data-style-name="N0">
      <style:table-cell-properties fo:background-color="#EBF1DE"/>
    </style:style>
    <style:style style:name="_50_0_37__32_-_32_Accent3_32_3_32_2_32_2_32_2_32_2" style:display-name="20% - Accent3 3 2 2 2 2" style:family="table-cell" style:data-style-name="N0">
      <style:table-cell-properties fo:background-color="#EBF1DE"/>
    </style:style>
    <style:style style:name="_50_0_37__32_-_32_Accent3_32_3_32_2_32_2_32_2_32_3" style:display-name="20% - Accent3 3 2 2 2 3" style:family="table-cell" style:data-style-name="N0">
      <style:table-cell-properties fo:background-color="#EBF1DE"/>
    </style:style>
    <style:style style:name="_50_0_37__32_-_32_Accent3_32_3_32_2_32_2_32_2_32_4" style:display-name="20% - Accent3 3 2 2 2 4" style:family="table-cell" style:data-style-name="N0">
      <style:table-cell-properties fo:background-color="#EBF1DE"/>
    </style:style>
    <style:style style:name="_50_0_37__32_-_32_Accent3_32_3_32_2_32_2_32_3" style:display-name="20% - Accent3 3 2 2 3" style:family="table-cell" style:data-style-name="N0">
      <style:table-cell-properties fo:background-color="#EBF1DE"/>
    </style:style>
    <style:style style:name="_50_0_37__32_-_32_Accent3_32_3_32_2_32_2_32_4" style:display-name="20% - Accent3 3 2 2 4" style:family="table-cell" style:data-style-name="N0">
      <style:table-cell-properties fo:background-color="#EBF1DE"/>
    </style:style>
    <style:style style:name="_50_0_37__32_-_32_Accent3_32_3_32_2_32_2_32_5" style:display-name="20% - Accent3 3 2 2 5" style:family="table-cell" style:data-style-name="N0">
      <style:table-cell-properties fo:background-color="#EBF1DE"/>
    </style:style>
    <style:style style:name="_50_0_37__32_-_32_Accent3_32_3_32_2_32_3" style:display-name="20% - Accent3 3 2 3" style:family="table-cell" style:data-style-name="N0">
      <style:table-cell-properties fo:background-color="#EBF1DE"/>
    </style:style>
    <style:style style:name="_50_0_37__32_-_32_Accent3_32_3_32_2_32_3_32_2" style:display-name="20% - Accent3 3 2 3 2" style:family="table-cell" style:data-style-name="N0">
      <style:table-cell-properties fo:background-color="#EBF1DE"/>
    </style:style>
    <style:style style:name="_50_0_37__32_-_32_Accent3_32_3_32_2_32_3_32_3" style:display-name="20% - Accent3 3 2 3 3" style:family="table-cell" style:data-style-name="N0">
      <style:table-cell-properties fo:background-color="#EBF1DE"/>
    </style:style>
    <style:style style:name="_50_0_37__32_-_32_Accent3_32_3_32_2_32_3_32_4" style:display-name="20% - Accent3 3 2 3 4" style:family="table-cell" style:data-style-name="N0">
      <style:table-cell-properties fo:background-color="#EBF1DE"/>
    </style:style>
    <style:style style:name="_50_0_37__32_-_32_Accent3_32_3_32_2_32_4" style:display-name="20% - Accent3 3 2 4" style:family="table-cell" style:data-style-name="N0">
      <style:table-cell-properties fo:background-color="#EBF1DE"/>
    </style:style>
    <style:style style:name="_50_0_37__32_-_32_Accent3_32_3_32_2_32_5" style:display-name="20% - Accent3 3 2 5" style:family="table-cell" style:data-style-name="N0">
      <style:table-cell-properties fo:background-color="#EBF1DE"/>
    </style:style>
    <style:style style:name="_50_0_37__32_-_32_Accent3_32_3_32_2_32_6" style:display-name="20% - Accent3 3 2 6" style:family="table-cell" style:data-style-name="N0">
      <style:table-cell-properties fo:background-color="#EBF1DE"/>
    </style:style>
    <style:style style:name="_50_0_37__32_-_32_Accent3_32_3_32_3" style:display-name="20% - Accent3 3 3" style:family="table-cell" style:data-style-name="N0">
      <style:table-cell-properties fo:background-color="#EBF1DE"/>
    </style:style>
    <style:style style:name="_50_0_37__32_-_32_Accent3_32_3_32_3_32_2" style:display-name="20% - Accent3 3 3 2" style:family="table-cell" style:data-style-name="N0">
      <style:table-cell-properties fo:background-color="#EBF1DE"/>
    </style:style>
    <style:style style:name="_50_0_37__32_-_32_Accent3_32_3_32_3_32_2_32_2" style:display-name="20% - Accent3 3 3 2 2" style:family="table-cell" style:data-style-name="N0">
      <style:table-cell-properties fo:background-color="#EBF1DE"/>
    </style:style>
    <style:style style:name="_50_0_37__32_-_32_Accent3_32_3_32_3_32_2_32_3" style:display-name="20% - Accent3 3 3 2 3" style:family="table-cell" style:data-style-name="N0">
      <style:table-cell-properties fo:background-color="#EBF1DE"/>
    </style:style>
    <style:style style:name="_50_0_37__32_-_32_Accent3_32_3_32_3_32_2_32_4" style:display-name="20% - Accent3 3 3 2 4" style:family="table-cell" style:data-style-name="N0">
      <style:table-cell-properties fo:background-color="#EBF1DE"/>
    </style:style>
    <style:style style:name="_50_0_37__32_-_32_Accent3_32_3_32_3_32_3" style:display-name="20% - Accent3 3 3 3" style:family="table-cell" style:data-style-name="N0">
      <style:table-cell-properties fo:background-color="#EBF1DE"/>
    </style:style>
    <style:style style:name="_50_0_37__32_-_32_Accent3_32_3_32_3_32_4" style:display-name="20% - Accent3 3 3 4" style:family="table-cell" style:data-style-name="N0">
      <style:table-cell-properties fo:background-color="#EBF1DE"/>
    </style:style>
    <style:style style:name="_50_0_37__32_-_32_Accent3_32_3_32_3_32_5" style:display-name="20% - Accent3 3 3 5" style:family="table-cell" style:data-style-name="N0">
      <style:table-cell-properties fo:background-color="#EBF1DE"/>
    </style:style>
    <style:style style:name="_50_0_37__32_-_32_Accent3_32_3_32_4" style:display-name="20% - Accent3 3 4" style:family="table-cell" style:data-style-name="N0">
      <style:table-cell-properties fo:background-color="#EBF1DE"/>
    </style:style>
    <style:style style:name="_50_0_37__32_-_32_Accent3_32_3_32_4_32_2" style:display-name="20% - Accent3 3 4 2" style:family="table-cell" style:data-style-name="N0">
      <style:table-cell-properties fo:background-color="#EBF1DE"/>
    </style:style>
    <style:style style:name="_50_0_37__32_-_32_Accent3_32_3_32_4_32_3" style:display-name="20% - Accent3 3 4 3" style:family="table-cell" style:data-style-name="N0">
      <style:table-cell-properties fo:background-color="#EBF1DE"/>
    </style:style>
    <style:style style:name="_50_0_37__32_-_32_Accent3_32_3_32_4_32_4" style:display-name="20% - Accent3 3 4 4" style:family="table-cell" style:data-style-name="N0">
      <style:table-cell-properties fo:background-color="#EBF1DE"/>
    </style:style>
    <style:style style:name="_50_0_37__32_-_32_Accent3_32_3_32_5" style:display-name="20% - Accent3 3 5" style:family="table-cell" style:data-style-name="N0">
      <style:table-cell-properties fo:background-color="#EBF1DE"/>
    </style:style>
    <style:style style:name="_50_0_37__32_-_32_Accent3_32_3_32_6" style:display-name="20% - Accent3 3 6" style:family="table-cell" style:data-style-name="N0">
      <style:table-cell-properties fo:background-color="#EBF1DE"/>
    </style:style>
    <style:style style:name="_50_0_37__32_-_32_Accent3_32_3_32_7" style:display-name="20% - Accent3 3 7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3_32_4_32_2" style:display-name="20% - Accent3 4 2" style:family="table-cell" style:data-style-name="N0">
      <style:table-cell-properties fo:background-color="#EBF1DE"/>
    </style:style>
    <style:style style:name="_50_0_37__32_-_32_Accent3_32_4_32_2_32_2" style:display-name="20% - Accent3 4 2 2" style:family="table-cell" style:data-style-name="N0">
      <style:table-cell-properties fo:background-color="#EBF1DE"/>
    </style:style>
    <style:style style:name="_50_0_37__32_-_32_Accent3_32_4_32_2_32_2_32_2" style:display-name="20% - Accent3 4 2 2 2" style:family="table-cell" style:data-style-name="N0">
      <style:table-cell-properties fo:background-color="#EBF1DE"/>
    </style:style>
    <style:style style:name="_50_0_37__32_-_32_Accent3_32_4_32_2_32_2_32_2_32_2" style:display-name="20% - Accent3 4 2 2 2 2" style:family="table-cell" style:data-style-name="N0">
      <style:table-cell-properties fo:background-color="#EBF1DE"/>
    </style:style>
    <style:style style:name="_50_0_37__32_-_32_Accent3_32_4_32_2_32_2_32_2_32_3" style:display-name="20% - Accent3 4 2 2 2 3" style:family="table-cell" style:data-style-name="N0">
      <style:table-cell-properties fo:background-color="#EBF1DE"/>
    </style:style>
    <style:style style:name="_50_0_37__32_-_32_Accent3_32_4_32_2_32_2_32_2_32_4" style:display-name="20% - Accent3 4 2 2 2 4" style:family="table-cell" style:data-style-name="N0">
      <style:table-cell-properties fo:background-color="#EBF1DE"/>
    </style:style>
    <style:style style:name="_50_0_37__32_-_32_Accent3_32_4_32_2_32_2_32_3" style:display-name="20% - Accent3 4 2 2 3" style:family="table-cell" style:data-style-name="N0">
      <style:table-cell-properties fo:background-color="#EBF1DE"/>
    </style:style>
    <style:style style:name="_50_0_37__32_-_32_Accent3_32_4_32_2_32_2_32_4" style:display-name="20% - Accent3 4 2 2 4" style:family="table-cell" style:data-style-name="N0">
      <style:table-cell-properties fo:background-color="#EBF1DE"/>
    </style:style>
    <style:style style:name="_50_0_37__32_-_32_Accent3_32_4_32_2_32_2_32_5" style:display-name="20% - Accent3 4 2 2 5" style:family="table-cell" style:data-style-name="N0">
      <style:table-cell-properties fo:background-color="#EBF1DE"/>
    </style:style>
    <style:style style:name="_50_0_37__32_-_32_Accent3_32_4_32_2_32_3" style:display-name="20% - Accent3 4 2 3" style:family="table-cell" style:data-style-name="N0">
      <style:table-cell-properties fo:background-color="#EBF1DE"/>
    </style:style>
    <style:style style:name="_50_0_37__32_-_32_Accent3_32_4_32_2_32_3_32_2" style:display-name="20% - Accent3 4 2 3 2" style:family="table-cell" style:data-style-name="N0">
      <style:table-cell-properties fo:background-color="#EBF1DE"/>
    </style:style>
    <style:style style:name="_50_0_37__32_-_32_Accent3_32_4_32_2_32_3_32_3" style:display-name="20% - Accent3 4 2 3 3" style:family="table-cell" style:data-style-name="N0">
      <style:table-cell-properties fo:background-color="#EBF1DE"/>
    </style:style>
    <style:style style:name="_50_0_37__32_-_32_Accent3_32_4_32_2_32_3_32_4" style:display-name="20% - Accent3 4 2 3 4" style:family="table-cell" style:data-style-name="N0">
      <style:table-cell-properties fo:background-color="#EBF1DE"/>
    </style:style>
    <style:style style:name="_50_0_37__32_-_32_Accent3_32_4_32_2_32_4" style:display-name="20% - Accent3 4 2 4" style:family="table-cell" style:data-style-name="N0">
      <style:table-cell-properties fo:background-color="#EBF1DE"/>
    </style:style>
    <style:style style:name="_50_0_37__32_-_32_Accent3_32_4_32_2_32_5" style:display-name="20% - Accent3 4 2 5" style:family="table-cell" style:data-style-name="N0">
      <style:table-cell-properties fo:background-color="#EBF1DE"/>
    </style:style>
    <style:style style:name="_50_0_37__32_-_32_Accent3_32_4_32_2_32_6" style:display-name="20% - Accent3 4 2 6" style:family="table-cell" style:data-style-name="N0">
      <style:table-cell-properties fo:background-color="#EBF1DE"/>
    </style:style>
    <style:style style:name="_50_0_37__32_-_32_Accent3_32_4_32_3" style:display-name="20% - Accent3 4 3" style:family="table-cell" style:data-style-name="N0">
      <style:table-cell-properties fo:background-color="#EBF1DE"/>
    </style:style>
    <style:style style:name="_50_0_37__32_-_32_Accent3_32_4_32_3_32_2" style:display-name="20% - Accent3 4 3 2" style:family="table-cell" style:data-style-name="N0">
      <style:table-cell-properties fo:background-color="#EBF1DE"/>
    </style:style>
    <style:style style:name="_50_0_37__32_-_32_Accent3_32_4_32_3_32_2_32_2" style:display-name="20% - Accent3 4 3 2 2" style:family="table-cell" style:data-style-name="N0">
      <style:table-cell-properties fo:background-color="#EBF1DE"/>
    </style:style>
    <style:style style:name="_50_0_37__32_-_32_Accent3_32_4_32_3_32_2_32_3" style:display-name="20% - Accent3 4 3 2 3" style:family="table-cell" style:data-style-name="N0">
      <style:table-cell-properties fo:background-color="#EBF1DE"/>
    </style:style>
    <style:style style:name="_50_0_37__32_-_32_Accent3_32_4_32_3_32_2_32_4" style:display-name="20% - Accent3 4 3 2 4" style:family="table-cell" style:data-style-name="N0">
      <style:table-cell-properties fo:background-color="#EBF1DE"/>
    </style:style>
    <style:style style:name="_50_0_37__32_-_32_Accent3_32_4_32_3_32_3" style:display-name="20% - Accent3 4 3 3" style:family="table-cell" style:data-style-name="N0">
      <style:table-cell-properties fo:background-color="#EBF1DE"/>
    </style:style>
    <style:style style:name="_50_0_37__32_-_32_Accent3_32_4_32_3_32_4" style:display-name="20% - Accent3 4 3 4" style:family="table-cell" style:data-style-name="N0">
      <style:table-cell-properties fo:background-color="#EBF1DE"/>
    </style:style>
    <style:style style:name="_50_0_37__32_-_32_Accent3_32_4_32_3_32_5" style:display-name="20% - Accent3 4 3 5" style:family="table-cell" style:data-style-name="N0">
      <style:table-cell-properties fo:background-color="#EBF1DE"/>
    </style:style>
    <style:style style:name="_50_0_37__32_-_32_Accent3_32_4_32_4" style:display-name="20% - Accent3 4 4" style:family="table-cell" style:data-style-name="N0">
      <style:table-cell-properties fo:background-color="#EBF1DE"/>
    </style:style>
    <style:style style:name="_50_0_37__32_-_32_Accent3_32_4_32_4_32_2" style:display-name="20% - Accent3 4 4 2" style:family="table-cell" style:data-style-name="N0">
      <style:table-cell-properties fo:background-color="#EBF1DE"/>
    </style:style>
    <style:style style:name="_50_0_37__32_-_32_Accent3_32_4_32_4_32_3" style:display-name="20% - Accent3 4 4 3" style:family="table-cell" style:data-style-name="N0">
      <style:table-cell-properties fo:background-color="#EBF1DE"/>
    </style:style>
    <style:style style:name="_50_0_37__32_-_32_Accent3_32_4_32_4_32_4" style:display-name="20% - Accent3 4 4 4" style:family="table-cell" style:data-style-name="N0">
      <style:table-cell-properties fo:background-color="#EBF1DE"/>
    </style:style>
    <style:style style:name="_50_0_37__32_-_32_Accent3_32_4_32_5" style:display-name="20% - Accent3 4 5" style:family="table-cell" style:data-style-name="N0">
      <style:table-cell-properties fo:background-color="#EBF1DE"/>
    </style:style>
    <style:style style:name="_50_0_37__32_-_32_Accent3_32_4_32_6" style:display-name="20% - Accent3 4 6" style:family="table-cell" style:data-style-name="N0">
      <style:table-cell-properties fo:background-color="#EBF1DE"/>
    </style:style>
    <style:style style:name="_50_0_37__32_-_32_Accent3_32_4_32_7" style:display-name="20% - Accent3 4 7" style:family="table-cell" style:data-style-name="N0">
      <style:table-cell-properties fo:background-color="#EBF1DE"/>
    </style:style>
    <style:style style:name="_50_0_37__32_-_32_Accent3_32_5" style:display-name="20% - Accent3 5" style:family="table-cell" style:data-style-name="N0">
      <style:table-cell-properties fo:background-color="#EBF1DE"/>
    </style:style>
    <style:style style:name="_50_0_37__32_-_32_Accent3_32_5_32_2" style:display-name="20% - Accent3 5 2" style:family="table-cell" style:data-style-name="N0">
      <style:table-cell-properties fo:background-color="#EBF1DE"/>
    </style:style>
    <style:style style:name="_50_0_37__32_-_32_Accent3_32_5_32_2_32_2" style:display-name="20% - Accent3 5 2 2" style:family="table-cell" style:data-style-name="N0">
      <style:table-cell-properties fo:background-color="#EBF1DE"/>
    </style:style>
    <style:style style:name="_50_0_37__32_-_32_Accent3_32_5_32_2_32_2_32_2" style:display-name="20% - Accent3 5 2 2 2" style:family="table-cell" style:data-style-name="N0">
      <style:table-cell-properties fo:background-color="#EBF1DE"/>
    </style:style>
    <style:style style:name="_50_0_37__32_-_32_Accent3_32_5_32_2_32_2_32_2_32_2" style:display-name="20% - Accent3 5 2 2 2 2" style:family="table-cell" style:data-style-name="N0">
      <style:table-cell-properties fo:background-color="#EBF1DE"/>
    </style:style>
    <style:style style:name="_50_0_37__32_-_32_Accent3_32_5_32_2_32_2_32_2_32_3" style:display-name="20% - Accent3 5 2 2 2 3" style:family="table-cell" style:data-style-name="N0">
      <style:table-cell-properties fo:background-color="#EBF1DE"/>
    </style:style>
    <style:style style:name="_50_0_37__32_-_32_Accent3_32_5_32_2_32_2_32_2_32_4" style:display-name="20% - Accent3 5 2 2 2 4" style:family="table-cell" style:data-style-name="N0">
      <style:table-cell-properties fo:background-color="#EBF1DE"/>
    </style:style>
    <style:style style:name="_50_0_37__32_-_32_Accent3_32_5_32_2_32_2_32_3" style:display-name="20% - Accent3 5 2 2 3" style:family="table-cell" style:data-style-name="N0">
      <style:table-cell-properties fo:background-color="#EBF1DE"/>
    </style:style>
    <style:style style:name="_50_0_37__32_-_32_Accent3_32_5_32_2_32_2_32_4" style:display-name="20% - Accent3 5 2 2 4" style:family="table-cell" style:data-style-name="N0">
      <style:table-cell-properties fo:background-color="#EBF1DE"/>
    </style:style>
    <style:style style:name="_50_0_37__32_-_32_Accent3_32_5_32_2_32_2_32_5" style:display-name="20% - Accent3 5 2 2 5" style:family="table-cell" style:data-style-name="N0">
      <style:table-cell-properties fo:background-color="#EBF1DE"/>
    </style:style>
    <style:style style:name="_50_0_37__32_-_32_Accent3_32_5_32_2_32_3" style:display-name="20% - Accent3 5 2 3" style:family="table-cell" style:data-style-name="N0">
      <style:table-cell-properties fo:background-color="#EBF1DE"/>
    </style:style>
    <style:style style:name="_50_0_37__32_-_32_Accent3_32_5_32_2_32_3_32_2" style:display-name="20% - Accent3 5 2 3 2" style:family="table-cell" style:data-style-name="N0">
      <style:table-cell-properties fo:background-color="#EBF1DE"/>
    </style:style>
    <style:style style:name="_50_0_37__32_-_32_Accent3_32_5_32_2_32_3_32_3" style:display-name="20% - Accent3 5 2 3 3" style:family="table-cell" style:data-style-name="N0">
      <style:table-cell-properties fo:background-color="#EBF1DE"/>
    </style:style>
    <style:style style:name="_50_0_37__32_-_32_Accent3_32_5_32_2_32_3_32_4" style:display-name="20% - Accent3 5 2 3 4" style:family="table-cell" style:data-style-name="N0">
      <style:table-cell-properties fo:background-color="#EBF1DE"/>
    </style:style>
    <style:style style:name="_50_0_37__32_-_32_Accent3_32_5_32_2_32_4" style:display-name="20% - Accent3 5 2 4" style:family="table-cell" style:data-style-name="N0">
      <style:table-cell-properties fo:background-color="#EBF1DE"/>
    </style:style>
    <style:style style:name="_50_0_37__32_-_32_Accent3_32_5_32_2_32_5" style:display-name="20% - Accent3 5 2 5" style:family="table-cell" style:data-style-name="N0">
      <style:table-cell-properties fo:background-color="#EBF1DE"/>
    </style:style>
    <style:style style:name="_50_0_37__32_-_32_Accent3_32_5_32_2_32_6" style:display-name="20% - Accent3 5 2 6" style:family="table-cell" style:data-style-name="N0">
      <style:table-cell-properties fo:background-color="#EBF1DE"/>
    </style:style>
    <style:style style:name="_50_0_37__32_-_32_Accent3_32_5_32_3" style:display-name="20% - Accent3 5 3" style:family="table-cell" style:data-style-name="N0">
      <style:table-cell-properties fo:background-color="#EBF1DE"/>
    </style:style>
    <style:style style:name="_50_0_37__32_-_32_Accent3_32_5_32_3_32_2" style:display-name="20% - Accent3 5 3 2" style:family="table-cell" style:data-style-name="N0">
      <style:table-cell-properties fo:background-color="#EBF1DE"/>
    </style:style>
    <style:style style:name="_50_0_37__32_-_32_Accent3_32_5_32_3_32_2_32_2" style:display-name="20% - Accent3 5 3 2 2" style:family="table-cell" style:data-style-name="N0">
      <style:table-cell-properties fo:background-color="#EBF1DE"/>
    </style:style>
    <style:style style:name="_50_0_37__32_-_32_Accent3_32_5_32_3_32_2_32_3" style:display-name="20% - Accent3 5 3 2 3" style:family="table-cell" style:data-style-name="N0">
      <style:table-cell-properties fo:background-color="#EBF1DE"/>
    </style:style>
    <style:style style:name="_50_0_37__32_-_32_Accent3_32_5_32_3_32_2_32_4" style:display-name="20% - Accent3 5 3 2 4" style:family="table-cell" style:data-style-name="N0">
      <style:table-cell-properties fo:background-color="#EBF1DE"/>
    </style:style>
    <style:style style:name="_50_0_37__32_-_32_Accent3_32_5_32_3_32_3" style:display-name="20% - Accent3 5 3 3" style:family="table-cell" style:data-style-name="N0">
      <style:table-cell-properties fo:background-color="#EBF1DE"/>
    </style:style>
    <style:style style:name="_50_0_37__32_-_32_Accent3_32_5_32_3_32_4" style:display-name="20% - Accent3 5 3 4" style:family="table-cell" style:data-style-name="N0">
      <style:table-cell-properties fo:background-color="#EBF1DE"/>
    </style:style>
    <style:style style:name="_50_0_37__32_-_32_Accent3_32_5_32_3_32_5" style:display-name="20% - Accent3 5 3 5" style:family="table-cell" style:data-style-name="N0">
      <style:table-cell-properties fo:background-color="#EBF1DE"/>
    </style:style>
    <style:style style:name="_50_0_37__32_-_32_Accent3_32_5_32_4" style:display-name="20% - Accent3 5 4" style:family="table-cell" style:data-style-name="N0">
      <style:table-cell-properties fo:background-color="#EBF1DE"/>
    </style:style>
    <style:style style:name="_50_0_37__32_-_32_Accent3_32_5_32_4_32_2" style:display-name="20% - Accent3 5 4 2" style:family="table-cell" style:data-style-name="N0">
      <style:table-cell-properties fo:background-color="#EBF1DE"/>
    </style:style>
    <style:style style:name="_50_0_37__32_-_32_Accent3_32_5_32_4_32_3" style:display-name="20% - Accent3 5 4 3" style:family="table-cell" style:data-style-name="N0">
      <style:table-cell-properties fo:background-color="#EBF1DE"/>
    </style:style>
    <style:style style:name="_50_0_37__32_-_32_Accent3_32_5_32_4_32_4" style:display-name="20% - Accent3 5 4 4" style:family="table-cell" style:data-style-name="N0">
      <style:table-cell-properties fo:background-color="#EBF1DE"/>
    </style:style>
    <style:style style:name="_50_0_37__32_-_32_Accent3_32_5_32_5" style:display-name="20% - Accent3 5 5" style:family="table-cell" style:data-style-name="N0">
      <style:table-cell-properties fo:background-color="#EBF1DE"/>
    </style:style>
    <style:style style:name="_50_0_37__32_-_32_Accent3_32_5_32_6" style:display-name="20% - Accent3 5 6" style:family="table-cell" style:data-style-name="N0">
      <style:table-cell-properties fo:background-color="#EBF1DE"/>
    </style:style>
    <style:style style:name="_50_0_37__32_-_32_Accent3_32_5_32_7" style:display-name="20% - Accent3 5 7" style:family="table-cell" style:data-style-name="N0">
      <style:table-cell-properties fo:background-color="#EBF1DE"/>
    </style:style>
    <style:style style:name="_50_0_37__32_-_32_Accent3_32_6" style:display-name="20% - Accent3 6" style:family="table-cell" style:data-style-name="N0">
      <style:table-cell-properties fo:background-color="#EBF1DE"/>
    </style:style>
    <style:style style:name="_50_0_37__32_-_32_Accent3_32_6_32_2" style:display-name="20% - Accent3 6 2" style:family="table-cell" style:data-style-name="N0">
      <style:table-cell-properties fo:background-color="#EBF1DE"/>
    </style:style>
    <style:style style:name="_50_0_37__32_-_32_Accent3_32_6_32_2_32_2" style:display-name="20% - Accent3 6 2 2" style:family="table-cell" style:data-style-name="N0">
      <style:table-cell-properties fo:background-color="#EBF1DE"/>
    </style:style>
    <style:style style:name="_50_0_37__32_-_32_Accent3_32_6_32_2_32_2_32_2" style:display-name="20% - Accent3 6 2 2 2" style:family="table-cell" style:data-style-name="N0">
      <style:table-cell-properties fo:background-color="#EBF1DE"/>
    </style:style>
    <style:style style:name="_50_0_37__32_-_32_Accent3_32_6_32_2_32_2_32_3" style:display-name="20% - Accent3 6 2 2 3" style:family="table-cell" style:data-style-name="N0">
      <style:table-cell-properties fo:background-color="#EBF1DE"/>
    </style:style>
    <style:style style:name="_50_0_37__32_-_32_Accent3_32_6_32_2_32_2_32_4" style:display-name="20% - Accent3 6 2 2 4" style:family="table-cell" style:data-style-name="N0">
      <style:table-cell-properties fo:background-color="#EBF1DE"/>
    </style:style>
    <style:style style:name="_50_0_37__32_-_32_Accent3_32_6_32_2_32_3" style:display-name="20% - Accent3 6 2 3" style:family="table-cell" style:data-style-name="N0">
      <style:table-cell-properties fo:background-color="#EBF1DE"/>
    </style:style>
    <style:style style:name="_50_0_37__32_-_32_Accent3_32_6_32_2_32_4" style:display-name="20% - Accent3 6 2 4" style:family="table-cell" style:data-style-name="N0">
      <style:table-cell-properties fo:background-color="#EBF1DE"/>
    </style:style>
    <style:style style:name="_50_0_37__32_-_32_Accent3_32_6_32_2_32_5" style:display-name="20% - Accent3 6 2 5" style:family="table-cell" style:data-style-name="N0">
      <style:table-cell-properties fo:background-color="#EBF1DE"/>
    </style:style>
    <style:style style:name="_50_0_37__32_-_32_Accent3_32_6_32_3" style:display-name="20% - Accent3 6 3" style:family="table-cell" style:data-style-name="N0">
      <style:table-cell-properties fo:background-color="#EBF1DE"/>
    </style:style>
    <style:style style:name="_50_0_37__32_-_32_Accent3_32_6_32_3_32_2" style:display-name="20% - Accent3 6 3 2" style:family="table-cell" style:data-style-name="N0">
      <style:table-cell-properties fo:background-color="#EBF1DE"/>
    </style:style>
    <style:style style:name="_50_0_37__32_-_32_Accent3_32_6_32_3_32_3" style:display-name="20% - Accent3 6 3 3" style:family="table-cell" style:data-style-name="N0">
      <style:table-cell-properties fo:background-color="#EBF1DE"/>
    </style:style>
    <style:style style:name="_50_0_37__32_-_32_Accent3_32_6_32_3_32_4" style:display-name="20% - Accent3 6 3 4" style:family="table-cell" style:data-style-name="N0">
      <style:table-cell-properties fo:background-color="#EBF1DE"/>
    </style:style>
    <style:style style:name="_50_0_37__32_-_32_Accent3_32_6_32_4" style:display-name="20% - Accent3 6 4" style:family="table-cell" style:data-style-name="N0">
      <style:table-cell-properties fo:background-color="#EBF1DE"/>
    </style:style>
    <style:style style:name="_50_0_37__32_-_32_Accent3_32_6_32_5" style:display-name="20% - Accent3 6 5" style:family="table-cell" style:data-style-name="N0">
      <style:table-cell-properties fo:background-color="#EBF1DE"/>
    </style:style>
    <style:style style:name="_50_0_37__32_-_32_Accent3_32_6_32_6" style:display-name="20% - Accent3 6 6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E4DFEC"/>
    </style:style>
    <style:style style:name="_50_0_37__32_-_32_Accent4_32_2_32_2" style:display-name="20% - Accent4 2 2" style:family="table-cell" style:data-style-name="N0">
      <style:table-cell-properties fo:background-color="#C0C0C0"/>
    </style:style>
    <style:style style:name="_50_0_37__32_-_32_Accent4_32_2_32_2_32_2" style:display-name="20% - Accent4 2 2 2" style:family="table-cell" style:data-style-name="N0">
      <style:table-cell-properties fo:background-color="#C0C0C0"/>
    </style:style>
    <style:style style:name="_50_0_37__32_-_32_Accent4_32_2_32_2_32_2_32_2" style:display-name="20% - Accent4 2 2 2 2" style:family="table-cell" style:data-style-name="N0">
      <style:table-cell-properties fo:background-color="#C0C0C0"/>
    </style:style>
    <style:style style:name="_50_0_37__32_-_32_Accent4_32_2_32_2_32_2_32_2_32_2" style:display-name="20% - Accent4 2 2 2 2 2" style:family="table-cell" style:data-style-name="N0">
      <style:table-cell-properties fo:background-color="#C0C0C0"/>
    </style:style>
    <style:style style:name="_50_0_37__32_-_32_Accent4_32_2_32_2_32_2_32_2_32_3" style:display-name="20% - Accent4 2 2 2 2 3" style:family="table-cell" style:data-style-name="N0">
      <style:table-cell-properties fo:background-color="#C0C0C0"/>
    </style:style>
    <style:style style:name="_50_0_37__32_-_32_Accent4_32_2_32_2_32_2_32_2_32_4" style:display-name="20% - Accent4 2 2 2 2 4" style:family="table-cell" style:data-style-name="N0">
      <style:table-cell-properties fo:background-color="#C0C0C0"/>
    </style:style>
    <style:style style:name="_50_0_37__32_-_32_Accent4_32_2_32_2_32_2_32_3" style:display-name="20% - Accent4 2 2 2 3" style:family="table-cell" style:data-style-name="N0">
      <style:table-cell-properties fo:background-color="#C0C0C0"/>
    </style:style>
    <style:style style:name="_50_0_37__32_-_32_Accent4_32_2_32_2_32_2_32_4" style:display-name="20% - Accent4 2 2 2 4" style:family="table-cell" style:data-style-name="N0">
      <style:table-cell-properties fo:background-color="#C0C0C0"/>
    </style:style>
    <style:style style:name="_50_0_37__32_-_32_Accent4_32_2_32_2_32_2_32_5" style:display-name="20% - Accent4 2 2 2 5" style:family="table-cell" style:data-style-name="N0">
      <style:table-cell-properties fo:background-color="#C0C0C0"/>
    </style:style>
    <style:style style:name="_50_0_37__32_-_32_Accent4_32_2_32_2_32_3" style:display-name="20% - Accent4 2 2 3" style:family="table-cell" style:data-style-name="N0">
      <style:table-cell-properties fo:background-color="#C0C0C0"/>
    </style:style>
    <style:style style:name="_50_0_37__32_-_32_Accent4_32_2_32_2_32_3_32_2" style:display-name="20% - Accent4 2 2 3 2" style:family="table-cell" style:data-style-name="N0">
      <style:table-cell-properties fo:background-color="#C0C0C0"/>
    </style:style>
    <style:style style:name="_50_0_37__32_-_32_Accent4_32_2_32_2_32_3_32_3" style:display-name="20% - Accent4 2 2 3 3" style:family="table-cell" style:data-style-name="N0">
      <style:table-cell-properties fo:background-color="#C0C0C0"/>
    </style:style>
    <style:style style:name="_50_0_37__32_-_32_Accent4_32_2_32_2_32_3_32_4" style:display-name="20% - Accent4 2 2 3 4" style:family="table-cell" style:data-style-name="N0">
      <style:table-cell-properties fo:background-color="#C0C0C0"/>
    </style:style>
    <style:style style:name="_50_0_37__32_-_32_Accent4_32_2_32_2_32_4" style:display-name="20% - Accent4 2 2 4" style:family="table-cell" style:data-style-name="N0">
      <style:table-cell-properties fo:background-color="#C0C0C0"/>
    </style:style>
    <style:style style:name="_50_0_37__32_-_32_Accent4_32_2_32_2_32_5" style:display-name="20% - Accent4 2 2 5" style:family="table-cell" style:data-style-name="N0">
      <style:table-cell-properties fo:background-color="#C0C0C0"/>
    </style:style>
    <style:style style:name="_50_0_37__32_-_32_Accent4_32_2_32_2_32_6" style:display-name="20% - Accent4 2 2 6" style:family="table-cell" style:data-style-name="N0">
      <style:table-cell-properties fo:background-color="#C0C0C0"/>
    </style:style>
    <style:style style:name="_50_0_37__32_-_32_Accent4_32_2_32_3" style:display-name="20% - Accent4 2 3" style:family="table-cell" style:data-style-name="N0">
      <style:table-cell-properties fo:background-color="#E4DFEC"/>
    </style:style>
    <style:style style:name="_50_0_37__32_-_32_Accent4_32_2_32_3_32_2" style:display-name="20% - Accent4 2 3 2" style:family="table-cell" style:data-style-name="N0">
      <style:table-cell-properties fo:background-color="#E4DFEC"/>
    </style:style>
    <style:style style:name="_50_0_37__32_-_32_Accent4_32_2_32_3_32_2_32_2" style:display-name="20% - Accent4 2 3 2 2" style:family="table-cell" style:data-style-name="N0">
      <style:table-cell-properties fo:background-color="#E4DFEC"/>
    </style:style>
    <style:style style:name="_50_0_37__32_-_32_Accent4_32_2_32_3_32_2_32_3" style:display-name="20% - Accent4 2 3 2 3" style:family="table-cell" style:data-style-name="N0">
      <style:table-cell-properties fo:background-color="#E4DFEC"/>
    </style:style>
    <style:style style:name="_50_0_37__32_-_32_Accent4_32_2_32_3_32_2_32_4" style:display-name="20% - Accent4 2 3 2 4" style:family="table-cell" style:data-style-name="N0">
      <style:table-cell-properties fo:background-color="#E4DFEC"/>
    </style:style>
    <style:style style:name="_50_0_37__32_-_32_Accent4_32_2_32_3_32_3" style:display-name="20% - Accent4 2 3 3" style:family="table-cell" style:data-style-name="N0">
      <style:table-cell-properties fo:background-color="#E4DFEC"/>
    </style:style>
    <style:style style:name="_50_0_37__32_-_32_Accent4_32_2_32_3_32_4" style:display-name="20% - Accent4 2 3 4" style:family="table-cell" style:data-style-name="N0">
      <style:table-cell-properties fo:background-color="#E4DFEC"/>
    </style:style>
    <style:style style:name="_50_0_37__32_-_32_Accent4_32_2_32_3_32_5" style:display-name="20% - Accent4 2 3 5" style:family="table-cell" style:data-style-name="N0">
      <style:table-cell-properties fo:background-color="#E4DFEC"/>
    </style:style>
    <style:style style:name="_50_0_37__32_-_32_Accent4_32_2_32_4" style:display-name="20% - Accent4 2 4" style:family="table-cell" style:data-style-name="N0">
      <style:table-cell-properties fo:background-color="#E4DFEC"/>
    </style:style>
    <style:style style:name="_50_0_37__32_-_32_Accent4_32_2_32_4_32_2" style:display-name="20% - Accent4 2 4 2" style:family="table-cell" style:data-style-name="N0">
      <style:table-cell-properties fo:background-color="#E4DFEC"/>
    </style:style>
    <style:style style:name="_50_0_37__32_-_32_Accent4_32_2_32_4_32_3" style:display-name="20% - Accent4 2 4 3" style:family="table-cell" style:data-style-name="N0">
      <style:table-cell-properties fo:background-color="#E4DFEC"/>
    </style:style>
    <style:style style:name="_50_0_37__32_-_32_Accent4_32_2_32_4_32_4" style:display-name="20% - Accent4 2 4 4" style:family="table-cell" style:data-style-name="N0">
      <style:table-cell-properties fo:background-color="#E4DFEC"/>
    </style:style>
    <style:style style:name="_50_0_37__32_-_32_Accent4_32_2_32_5" style:display-name="20% - Accent4 2 5" style:family="table-cell" style:data-style-name="N0">
      <style:table-cell-properties fo:background-color="#E4DFEC"/>
    </style:style>
    <style:style style:name="_50_0_37__32_-_32_Accent4_32_2_32_6" style:display-name="20% - Accent4 2 6" style:family="table-cell" style:data-style-name="N0">
      <style:table-cell-properties fo:background-color="#E4DFEC"/>
    </style:style>
    <style:style style:name="_50_0_37__32_-_32_Accent4_32_2_32_7" style:display-name="20% - Accent4 2 7" style:family="table-cell" style:data-style-name="N0">
      <style:table-cell-properties fo:background-color="#E4DFEC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3_32_2" style:display-name="20% - Accent4 3 2" style:family="table-cell" style:data-style-name="N0">
      <style:table-cell-properties fo:background-color="#C0C0C0"/>
    </style:style>
    <style:style style:name="_50_0_37__32_-_32_Accent4_32_3_32_2_32_2" style:display-name="20% - Accent4 3 2 2" style:family="table-cell" style:data-style-name="N0">
      <style:table-cell-properties fo:background-color="#C0C0C0"/>
    </style:style>
    <style:style style:name="_50_0_37__32_-_32_Accent4_32_3_32_2_32_2_32_2" style:display-name="20% - Accent4 3 2 2 2" style:family="table-cell" style:data-style-name="N0">
      <style:table-cell-properties fo:background-color="#C0C0C0"/>
    </style:style>
    <style:style style:name="_50_0_37__32_-_32_Accent4_32_3_32_2_32_2_32_2_32_2" style:display-name="20% - Accent4 3 2 2 2 2" style:family="table-cell" style:data-style-name="N0">
      <style:table-cell-properties fo:background-color="#C0C0C0"/>
    </style:style>
    <style:style style:name="_50_0_37__32_-_32_Accent4_32_3_32_2_32_2_32_2_32_3" style:display-name="20% - Accent4 3 2 2 2 3" style:family="table-cell" style:data-style-name="N0">
      <style:table-cell-properties fo:background-color="#C0C0C0"/>
    </style:style>
    <style:style style:name="_50_0_37__32_-_32_Accent4_32_3_32_2_32_2_32_2_32_4" style:display-name="20% - Accent4 3 2 2 2 4" style:family="table-cell" style:data-style-name="N0">
      <style:table-cell-properties fo:background-color="#C0C0C0"/>
    </style:style>
    <style:style style:name="_50_0_37__32_-_32_Accent4_32_3_32_2_32_2_32_3" style:display-name="20% - Accent4 3 2 2 3" style:family="table-cell" style:data-style-name="N0">
      <style:table-cell-properties fo:background-color="#C0C0C0"/>
    </style:style>
    <style:style style:name="_50_0_37__32_-_32_Accent4_32_3_32_2_32_2_32_4" style:display-name="20% - Accent4 3 2 2 4" style:family="table-cell" style:data-style-name="N0">
      <style:table-cell-properties fo:background-color="#C0C0C0"/>
    </style:style>
    <style:style style:name="_50_0_37__32_-_32_Accent4_32_3_32_2_32_2_32_5" style:display-name="20% - Accent4 3 2 2 5" style:family="table-cell" style:data-style-name="N0">
      <style:table-cell-properties fo:background-color="#C0C0C0"/>
    </style:style>
    <style:style style:name="_50_0_37__32_-_32_Accent4_32_3_32_2_32_3" style:display-name="20% - Accent4 3 2 3" style:family="table-cell" style:data-style-name="N0">
      <style:table-cell-properties fo:background-color="#C0C0C0"/>
    </style:style>
    <style:style style:name="_50_0_37__32_-_32_Accent4_32_3_32_2_32_3_32_2" style:display-name="20% - Accent4 3 2 3 2" style:family="table-cell" style:data-style-name="N0">
      <style:table-cell-properties fo:background-color="#C0C0C0"/>
    </style:style>
    <style:style style:name="_50_0_37__32_-_32_Accent4_32_3_32_2_32_3_32_3" style:display-name="20% - Accent4 3 2 3 3" style:family="table-cell" style:data-style-name="N0">
      <style:table-cell-properties fo:background-color="#C0C0C0"/>
    </style:style>
    <style:style style:name="_50_0_37__32_-_32_Accent4_32_3_32_2_32_3_32_4" style:display-name="20% - Accent4 3 2 3 4" style:family="table-cell" style:data-style-name="N0">
      <style:table-cell-properties fo:background-color="#C0C0C0"/>
    </style:style>
    <style:style style:name="_50_0_37__32_-_32_Accent4_32_3_32_2_32_4" style:display-name="20% - Accent4 3 2 4" style:family="table-cell" style:data-style-name="N0">
      <style:table-cell-properties fo:background-color="#C0C0C0"/>
    </style:style>
    <style:style style:name="_50_0_37__32_-_32_Accent4_32_3_32_2_32_5" style:display-name="20% - Accent4 3 2 5" style:family="table-cell" style:data-style-name="N0">
      <style:table-cell-properties fo:background-color="#C0C0C0"/>
    </style:style>
    <style:style style:name="_50_0_37__32_-_32_Accent4_32_3_32_2_32_6" style:display-name="20% - Accent4 3 2 6" style:family="table-cell" style:data-style-name="N0">
      <style:table-cell-properties fo:background-color="#C0C0C0"/>
    </style:style>
    <style:style style:name="_50_0_37__32_-_32_Accent4_32_3_32_3" style:display-name="20% - Accent4 3 3" style:family="table-cell" style:data-style-name="N0">
      <style:table-cell-properties fo:background-color="#E4DFEC"/>
    </style:style>
    <style:style style:name="_50_0_37__32_-_32_Accent4_32_3_32_3_32_2" style:display-name="20% - Accent4 3 3 2" style:family="table-cell" style:data-style-name="N0">
      <style:table-cell-properties fo:background-color="#E4DFEC"/>
    </style:style>
    <style:style style:name="_50_0_37__32_-_32_Accent4_32_3_32_3_32_2_32_2" style:display-name="20% - Accent4 3 3 2 2" style:family="table-cell" style:data-style-name="N0">
      <style:table-cell-properties fo:background-color="#E4DFEC"/>
    </style:style>
    <style:style style:name="_50_0_37__32_-_32_Accent4_32_3_32_3_32_2_32_3" style:display-name="20% - Accent4 3 3 2 3" style:family="table-cell" style:data-style-name="N0">
      <style:table-cell-properties fo:background-color="#E4DFEC"/>
    </style:style>
    <style:style style:name="_50_0_37__32_-_32_Accent4_32_3_32_3_32_2_32_4" style:display-name="20% - Accent4 3 3 2 4" style:family="table-cell" style:data-style-name="N0">
      <style:table-cell-properties fo:background-color="#E4DFEC"/>
    </style:style>
    <style:style style:name="_50_0_37__32_-_32_Accent4_32_3_32_3_32_3" style:display-name="20% - Accent4 3 3 3" style:family="table-cell" style:data-style-name="N0">
      <style:table-cell-properties fo:background-color="#E4DFEC"/>
    </style:style>
    <style:style style:name="_50_0_37__32_-_32_Accent4_32_3_32_3_32_4" style:display-name="20% - Accent4 3 3 4" style:family="table-cell" style:data-style-name="N0">
      <style:table-cell-properties fo:background-color="#E4DFEC"/>
    </style:style>
    <style:style style:name="_50_0_37__32_-_32_Accent4_32_3_32_3_32_5" style:display-name="20% - Accent4 3 3 5" style:family="table-cell" style:data-style-name="N0">
      <style:table-cell-properties fo:background-color="#E4DFEC"/>
    </style:style>
    <style:style style:name="_50_0_37__32_-_32_Accent4_32_3_32_4" style:display-name="20% - Accent4 3 4" style:family="table-cell" style:data-style-name="N0">
      <style:table-cell-properties fo:background-color="#E4DFEC"/>
    </style:style>
    <style:style style:name="_50_0_37__32_-_32_Accent4_32_3_32_4_32_2" style:display-name="20% - Accent4 3 4 2" style:family="table-cell" style:data-style-name="N0">
      <style:table-cell-properties fo:background-color="#E4DFEC"/>
    </style:style>
    <style:style style:name="_50_0_37__32_-_32_Accent4_32_3_32_4_32_3" style:display-name="20% - Accent4 3 4 3" style:family="table-cell" style:data-style-name="N0">
      <style:table-cell-properties fo:background-color="#E4DFEC"/>
    </style:style>
    <style:style style:name="_50_0_37__32_-_32_Accent4_32_3_32_4_32_4" style:display-name="20% - Accent4 3 4 4" style:family="table-cell" style:data-style-name="N0">
      <style:table-cell-properties fo:background-color="#E4DFEC"/>
    </style:style>
    <style:style style:name="_50_0_37__32_-_32_Accent4_32_3_32_5" style:display-name="20% - Accent4 3 5" style:family="table-cell" style:data-style-name="N0">
      <style:table-cell-properties fo:background-color="#E4DFEC"/>
    </style:style>
    <style:style style:name="_50_0_37__32_-_32_Accent4_32_3_32_6" style:display-name="20% - Accent4 3 6" style:family="table-cell" style:data-style-name="N0">
      <style:table-cell-properties fo:background-color="#E4DFEC"/>
    </style:style>
    <style:style style:name="_50_0_37__32_-_32_Accent4_32_3_32_7" style:display-name="20% - Accent4 3 7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4_32_4_32_2" style:display-name="20% - Accent4 4 2" style:family="table-cell" style:data-style-name="N0">
      <style:table-cell-properties fo:background-color="#C0C0C0"/>
    </style:style>
    <style:style style:name="_50_0_37__32_-_32_Accent4_32_4_32_2_32_2" style:display-name="20% - Accent4 4 2 2" style:family="table-cell" style:data-style-name="N0">
      <style:table-cell-properties fo:background-color="#C0C0C0"/>
    </style:style>
    <style:style style:name="_50_0_37__32_-_32_Accent4_32_4_32_2_32_2_32_2" style:display-name="20% - Accent4 4 2 2 2" style:family="table-cell" style:data-style-name="N0">
      <style:table-cell-properties fo:background-color="#C0C0C0"/>
    </style:style>
    <style:style style:name="_50_0_37__32_-_32_Accent4_32_4_32_2_32_2_32_2_32_2" style:display-name="20% - Accent4 4 2 2 2 2" style:family="table-cell" style:data-style-name="N0">
      <style:table-cell-properties fo:background-color="#C0C0C0"/>
    </style:style>
    <style:style style:name="_50_0_37__32_-_32_Accent4_32_4_32_2_32_2_32_2_32_3" style:display-name="20% - Accent4 4 2 2 2 3" style:family="table-cell" style:data-style-name="N0">
      <style:table-cell-properties fo:background-color="#C0C0C0"/>
    </style:style>
    <style:style style:name="_50_0_37__32_-_32_Accent4_32_4_32_2_32_2_32_2_32_4" style:display-name="20% - Accent4 4 2 2 2 4" style:family="table-cell" style:data-style-name="N0">
      <style:table-cell-properties fo:background-color="#C0C0C0"/>
    </style:style>
    <style:style style:name="_50_0_37__32_-_32_Accent4_32_4_32_2_32_2_32_3" style:display-name="20% - Accent4 4 2 2 3" style:family="table-cell" style:data-style-name="N0">
      <style:table-cell-properties fo:background-color="#C0C0C0"/>
    </style:style>
    <style:style style:name="_50_0_37__32_-_32_Accent4_32_4_32_2_32_2_32_4" style:display-name="20% - Accent4 4 2 2 4" style:family="table-cell" style:data-style-name="N0">
      <style:table-cell-properties fo:background-color="#C0C0C0"/>
    </style:style>
    <style:style style:name="_50_0_37__32_-_32_Accent4_32_4_32_2_32_2_32_5" style:display-name="20% - Accent4 4 2 2 5" style:family="table-cell" style:data-style-name="N0">
      <style:table-cell-properties fo:background-color="#C0C0C0"/>
    </style:style>
    <style:style style:name="_50_0_37__32_-_32_Accent4_32_4_32_2_32_3" style:display-name="20% - Accent4 4 2 3" style:family="table-cell" style:data-style-name="N0">
      <style:table-cell-properties fo:background-color="#C0C0C0"/>
    </style:style>
    <style:style style:name="_50_0_37__32_-_32_Accent4_32_4_32_2_32_3_32_2" style:display-name="20% - Accent4 4 2 3 2" style:family="table-cell" style:data-style-name="N0">
      <style:table-cell-properties fo:background-color="#C0C0C0"/>
    </style:style>
    <style:style style:name="_50_0_37__32_-_32_Accent4_32_4_32_2_32_3_32_3" style:display-name="20% - Accent4 4 2 3 3" style:family="table-cell" style:data-style-name="N0">
      <style:table-cell-properties fo:background-color="#C0C0C0"/>
    </style:style>
    <style:style style:name="_50_0_37__32_-_32_Accent4_32_4_32_2_32_3_32_4" style:display-name="20% - Accent4 4 2 3 4" style:family="table-cell" style:data-style-name="N0">
      <style:table-cell-properties fo:background-color="#C0C0C0"/>
    </style:style>
    <style:style style:name="_50_0_37__32_-_32_Accent4_32_4_32_2_32_4" style:display-name="20% - Accent4 4 2 4" style:family="table-cell" style:data-style-name="N0">
      <style:table-cell-properties fo:background-color="#C0C0C0"/>
    </style:style>
    <style:style style:name="_50_0_37__32_-_32_Accent4_32_4_32_2_32_5" style:display-name="20% - Accent4 4 2 5" style:family="table-cell" style:data-style-name="N0">
      <style:table-cell-properties fo:background-color="#C0C0C0"/>
    </style:style>
    <style:style style:name="_50_0_37__32_-_32_Accent4_32_4_32_2_32_6" style:display-name="20% - Accent4 4 2 6" style:family="table-cell" style:data-style-name="N0">
      <style:table-cell-properties fo:background-color="#C0C0C0"/>
    </style:style>
    <style:style style:name="_50_0_37__32_-_32_Accent4_32_4_32_3" style:display-name="20% - Accent4 4 3" style:family="table-cell" style:data-style-name="N0">
      <style:table-cell-properties fo:background-color="#E4DFEC"/>
    </style:style>
    <style:style style:name="_50_0_37__32_-_32_Accent4_32_4_32_3_32_2" style:display-name="20% - Accent4 4 3 2" style:family="table-cell" style:data-style-name="N0">
      <style:table-cell-properties fo:background-color="#E4DFEC"/>
    </style:style>
    <style:style style:name="_50_0_37__32_-_32_Accent4_32_4_32_3_32_2_32_2" style:display-name="20% - Accent4 4 3 2 2" style:family="table-cell" style:data-style-name="N0">
      <style:table-cell-properties fo:background-color="#E4DFEC"/>
    </style:style>
    <style:style style:name="_50_0_37__32_-_32_Accent4_32_4_32_3_32_2_32_3" style:display-name="20% - Accent4 4 3 2 3" style:family="table-cell" style:data-style-name="N0">
      <style:table-cell-properties fo:background-color="#E4DFEC"/>
    </style:style>
    <style:style style:name="_50_0_37__32_-_32_Accent4_32_4_32_3_32_2_32_4" style:display-name="20% - Accent4 4 3 2 4" style:family="table-cell" style:data-style-name="N0">
      <style:table-cell-properties fo:background-color="#E4DFEC"/>
    </style:style>
    <style:style style:name="_50_0_37__32_-_32_Accent4_32_4_32_3_32_3" style:display-name="20% - Accent4 4 3 3" style:family="table-cell" style:data-style-name="N0">
      <style:table-cell-properties fo:background-color="#E4DFEC"/>
    </style:style>
    <style:style style:name="_50_0_37__32_-_32_Accent4_32_4_32_3_32_4" style:display-name="20% - Accent4 4 3 4" style:family="table-cell" style:data-style-name="N0">
      <style:table-cell-properties fo:background-color="#E4DFEC"/>
    </style:style>
    <style:style style:name="_50_0_37__32_-_32_Accent4_32_4_32_3_32_5" style:display-name="20% - Accent4 4 3 5" style:family="table-cell" style:data-style-name="N0">
      <style:table-cell-properties fo:background-color="#E4DFEC"/>
    </style:style>
    <style:style style:name="_50_0_37__32_-_32_Accent4_32_4_32_4" style:display-name="20% - Accent4 4 4" style:family="table-cell" style:data-style-name="N0">
      <style:table-cell-properties fo:background-color="#E4DFEC"/>
    </style:style>
    <style:style style:name="_50_0_37__32_-_32_Accent4_32_4_32_4_32_2" style:display-name="20% - Accent4 4 4 2" style:family="table-cell" style:data-style-name="N0">
      <style:table-cell-properties fo:background-color="#E4DFEC"/>
    </style:style>
    <style:style style:name="_50_0_37__32_-_32_Accent4_32_4_32_4_32_3" style:display-name="20% - Accent4 4 4 3" style:family="table-cell" style:data-style-name="N0">
      <style:table-cell-properties fo:background-color="#E4DFEC"/>
    </style:style>
    <style:style style:name="_50_0_37__32_-_32_Accent4_32_4_32_4_32_4" style:display-name="20% - Accent4 4 4 4" style:family="table-cell" style:data-style-name="N0">
      <style:table-cell-properties fo:background-color="#E4DFEC"/>
    </style:style>
    <style:style style:name="_50_0_37__32_-_32_Accent4_32_4_32_5" style:display-name="20% - Accent4 4 5" style:family="table-cell" style:data-style-name="N0">
      <style:table-cell-properties fo:background-color="#E4DFEC"/>
    </style:style>
    <style:style style:name="_50_0_37__32_-_32_Accent4_32_4_32_6" style:display-name="20% - Accent4 4 6" style:family="table-cell" style:data-style-name="N0">
      <style:table-cell-properties fo:background-color="#E4DFEC"/>
    </style:style>
    <style:style style:name="_50_0_37__32_-_32_Accent4_32_4_32_7" style:display-name="20% - Accent4 4 7" style:family="table-cell" style:data-style-name="N0">
      <style:table-cell-properties fo:background-color="#E4DFEC"/>
    </style:style>
    <style:style style:name="_50_0_37__32_-_32_Accent4_32_5" style:display-name="20% - Accent4 5" style:family="table-cell" style:data-style-name="N0">
      <style:table-cell-properties fo:background-color="#E4DFEC"/>
    </style:style>
    <style:style style:name="_50_0_37__32_-_32_Accent4_32_5_32_2" style:display-name="20% - Accent4 5 2" style:family="table-cell" style:data-style-name="N0">
      <style:table-cell-properties fo:background-color="#C0C0C0"/>
    </style:style>
    <style:style style:name="_50_0_37__32_-_32_Accent4_32_5_32_2_32_2" style:display-name="20% - Accent4 5 2 2" style:family="table-cell" style:data-style-name="N0">
      <style:table-cell-properties fo:background-color="#C0C0C0"/>
    </style:style>
    <style:style style:name="_50_0_37__32_-_32_Accent4_32_5_32_2_32_2_32_2" style:display-name="20% - Accent4 5 2 2 2" style:family="table-cell" style:data-style-name="N0">
      <style:table-cell-properties fo:background-color="#C0C0C0"/>
    </style:style>
    <style:style style:name="_50_0_37__32_-_32_Accent4_32_5_32_2_32_2_32_2_32_2" style:display-name="20% - Accent4 5 2 2 2 2" style:family="table-cell" style:data-style-name="N0">
      <style:table-cell-properties fo:background-color="#C0C0C0"/>
    </style:style>
    <style:style style:name="_50_0_37__32_-_32_Accent4_32_5_32_2_32_2_32_2_32_3" style:display-name="20% - Accent4 5 2 2 2 3" style:family="table-cell" style:data-style-name="N0">
      <style:table-cell-properties fo:background-color="#C0C0C0"/>
    </style:style>
    <style:style style:name="_50_0_37__32_-_32_Accent4_32_5_32_2_32_2_32_2_32_4" style:display-name="20% - Accent4 5 2 2 2 4" style:family="table-cell" style:data-style-name="N0">
      <style:table-cell-properties fo:background-color="#C0C0C0"/>
    </style:style>
    <style:style style:name="_50_0_37__32_-_32_Accent4_32_5_32_2_32_2_32_3" style:display-name="20% - Accent4 5 2 2 3" style:family="table-cell" style:data-style-name="N0">
      <style:table-cell-properties fo:background-color="#C0C0C0"/>
    </style:style>
    <style:style style:name="_50_0_37__32_-_32_Accent4_32_5_32_2_32_2_32_4" style:display-name="20% - Accent4 5 2 2 4" style:family="table-cell" style:data-style-name="N0">
      <style:table-cell-properties fo:background-color="#C0C0C0"/>
    </style:style>
    <style:style style:name="_50_0_37__32_-_32_Accent4_32_5_32_2_32_2_32_5" style:display-name="20% - Accent4 5 2 2 5" style:family="table-cell" style:data-style-name="N0">
      <style:table-cell-properties fo:background-color="#C0C0C0"/>
    </style:style>
    <style:style style:name="_50_0_37__32_-_32_Accent4_32_5_32_2_32_3" style:display-name="20% - Accent4 5 2 3" style:family="table-cell" style:data-style-name="N0">
      <style:table-cell-properties fo:background-color="#C0C0C0"/>
    </style:style>
    <style:style style:name="_50_0_37__32_-_32_Accent4_32_5_32_2_32_3_32_2" style:display-name="20% - Accent4 5 2 3 2" style:family="table-cell" style:data-style-name="N0">
      <style:table-cell-properties fo:background-color="#C0C0C0"/>
    </style:style>
    <style:style style:name="_50_0_37__32_-_32_Accent4_32_5_32_2_32_3_32_3" style:display-name="20% - Accent4 5 2 3 3" style:family="table-cell" style:data-style-name="N0">
      <style:table-cell-properties fo:background-color="#C0C0C0"/>
    </style:style>
    <style:style style:name="_50_0_37__32_-_32_Accent4_32_5_32_2_32_3_32_4" style:display-name="20% - Accent4 5 2 3 4" style:family="table-cell" style:data-style-name="N0">
      <style:table-cell-properties fo:background-color="#C0C0C0"/>
    </style:style>
    <style:style style:name="_50_0_37__32_-_32_Accent4_32_5_32_2_32_4" style:display-name="20% - Accent4 5 2 4" style:family="table-cell" style:data-style-name="N0">
      <style:table-cell-properties fo:background-color="#C0C0C0"/>
    </style:style>
    <style:style style:name="_50_0_37__32_-_32_Accent4_32_5_32_2_32_5" style:display-name="20% - Accent4 5 2 5" style:family="table-cell" style:data-style-name="N0">
      <style:table-cell-properties fo:background-color="#C0C0C0"/>
    </style:style>
    <style:style style:name="_50_0_37__32_-_32_Accent4_32_5_32_2_32_6" style:display-name="20% - Accent4 5 2 6" style:family="table-cell" style:data-style-name="N0">
      <style:table-cell-properties fo:background-color="#C0C0C0"/>
    </style:style>
    <style:style style:name="_50_0_37__32_-_32_Accent4_32_5_32_3" style:display-name="20% - Accent4 5 3" style:family="table-cell" style:data-style-name="N0">
      <style:table-cell-properties fo:background-color="#E4DFEC"/>
    </style:style>
    <style:style style:name="_50_0_37__32_-_32_Accent4_32_5_32_3_32_2" style:display-name="20% - Accent4 5 3 2" style:family="table-cell" style:data-style-name="N0">
      <style:table-cell-properties fo:background-color="#E4DFEC"/>
    </style:style>
    <style:style style:name="_50_0_37__32_-_32_Accent4_32_5_32_3_32_2_32_2" style:display-name="20% - Accent4 5 3 2 2" style:family="table-cell" style:data-style-name="N0">
      <style:table-cell-properties fo:background-color="#E4DFEC"/>
    </style:style>
    <style:style style:name="_50_0_37__32_-_32_Accent4_32_5_32_3_32_2_32_3" style:display-name="20% - Accent4 5 3 2 3" style:family="table-cell" style:data-style-name="N0">
      <style:table-cell-properties fo:background-color="#E4DFEC"/>
    </style:style>
    <style:style style:name="_50_0_37__32_-_32_Accent4_32_5_32_3_32_2_32_4" style:display-name="20% - Accent4 5 3 2 4" style:family="table-cell" style:data-style-name="N0">
      <style:table-cell-properties fo:background-color="#E4DFEC"/>
    </style:style>
    <style:style style:name="_50_0_37__32_-_32_Accent4_32_5_32_3_32_3" style:display-name="20% - Accent4 5 3 3" style:family="table-cell" style:data-style-name="N0">
      <style:table-cell-properties fo:background-color="#E4DFEC"/>
    </style:style>
    <style:style style:name="_50_0_37__32_-_32_Accent4_32_5_32_3_32_4" style:display-name="20% - Accent4 5 3 4" style:family="table-cell" style:data-style-name="N0">
      <style:table-cell-properties fo:background-color="#E4DFEC"/>
    </style:style>
    <style:style style:name="_50_0_37__32_-_32_Accent4_32_5_32_3_32_5" style:display-name="20% - Accent4 5 3 5" style:family="table-cell" style:data-style-name="N0">
      <style:table-cell-properties fo:background-color="#E4DFEC"/>
    </style:style>
    <style:style style:name="_50_0_37__32_-_32_Accent4_32_5_32_4" style:display-name="20% - Accent4 5 4" style:family="table-cell" style:data-style-name="N0">
      <style:table-cell-properties fo:background-color="#E4DFEC"/>
    </style:style>
    <style:style style:name="_50_0_37__32_-_32_Accent4_32_5_32_4_32_2" style:display-name="20% - Accent4 5 4 2" style:family="table-cell" style:data-style-name="N0">
      <style:table-cell-properties fo:background-color="#E4DFEC"/>
    </style:style>
    <style:style style:name="_50_0_37__32_-_32_Accent4_32_5_32_4_32_3" style:display-name="20% - Accent4 5 4 3" style:family="table-cell" style:data-style-name="N0">
      <style:table-cell-properties fo:background-color="#E4DFEC"/>
    </style:style>
    <style:style style:name="_50_0_37__32_-_32_Accent4_32_5_32_4_32_4" style:display-name="20% - Accent4 5 4 4" style:family="table-cell" style:data-style-name="N0">
      <style:table-cell-properties fo:background-color="#E4DFEC"/>
    </style:style>
    <style:style style:name="_50_0_37__32_-_32_Accent4_32_5_32_5" style:display-name="20% - Accent4 5 5" style:family="table-cell" style:data-style-name="N0">
      <style:table-cell-properties fo:background-color="#E4DFEC"/>
    </style:style>
    <style:style style:name="_50_0_37__32_-_32_Accent4_32_5_32_6" style:display-name="20% - Accent4 5 6" style:family="table-cell" style:data-style-name="N0">
      <style:table-cell-properties fo:background-color="#E4DFEC"/>
    </style:style>
    <style:style style:name="_50_0_37__32_-_32_Accent4_32_5_32_7" style:display-name="20% - Accent4 5 7" style:family="table-cell" style:data-style-name="N0">
      <style:table-cell-properties fo:background-color="#E4DFEC"/>
    </style:style>
    <style:style style:name="_50_0_37__32_-_32_Accent4_32_6" style:display-name="20% - Accent4 6" style:family="table-cell" style:data-style-name="N0">
      <style:table-cell-properties fo:background-color="#E4DFEC"/>
    </style:style>
    <style:style style:name="_50_0_37__32_-_32_Accent4_32_6_32_2" style:display-name="20% - Accent4 6 2" style:family="table-cell" style:data-style-name="N0">
      <style:table-cell-properties fo:background-color="#E4DFEC"/>
    </style:style>
    <style:style style:name="_50_0_37__32_-_32_Accent4_32_6_32_2_32_2" style:display-name="20% - Accent4 6 2 2" style:family="table-cell" style:data-style-name="N0">
      <style:table-cell-properties fo:background-color="#E4DFEC"/>
    </style:style>
    <style:style style:name="_50_0_37__32_-_32_Accent4_32_6_32_2_32_2_32_2" style:display-name="20% - Accent4 6 2 2 2" style:family="table-cell" style:data-style-name="N0">
      <style:table-cell-properties fo:background-color="#E4DFEC"/>
    </style:style>
    <style:style style:name="_50_0_37__32_-_32_Accent4_32_6_32_2_32_2_32_3" style:display-name="20% - Accent4 6 2 2 3" style:family="table-cell" style:data-style-name="N0">
      <style:table-cell-properties fo:background-color="#E4DFEC"/>
    </style:style>
    <style:style style:name="_50_0_37__32_-_32_Accent4_32_6_32_2_32_2_32_4" style:display-name="20% - Accent4 6 2 2 4" style:family="table-cell" style:data-style-name="N0">
      <style:table-cell-properties fo:background-color="#E4DFEC"/>
    </style:style>
    <style:style style:name="_50_0_37__32_-_32_Accent4_32_6_32_2_32_3" style:display-name="20% - Accent4 6 2 3" style:family="table-cell" style:data-style-name="N0">
      <style:table-cell-properties fo:background-color="#E4DFEC"/>
    </style:style>
    <style:style style:name="_50_0_37__32_-_32_Accent4_32_6_32_2_32_4" style:display-name="20% - Accent4 6 2 4" style:family="table-cell" style:data-style-name="N0">
      <style:table-cell-properties fo:background-color="#E4DFEC"/>
    </style:style>
    <style:style style:name="_50_0_37__32_-_32_Accent4_32_6_32_2_32_5" style:display-name="20% - Accent4 6 2 5" style:family="table-cell" style:data-style-name="N0">
      <style:table-cell-properties fo:background-color="#E4DFEC"/>
    </style:style>
    <style:style style:name="_50_0_37__32_-_32_Accent4_32_6_32_3" style:display-name="20% - Accent4 6 3" style:family="table-cell" style:data-style-name="N0">
      <style:table-cell-properties fo:background-color="#E4DFEC"/>
    </style:style>
    <style:style style:name="_50_0_37__32_-_32_Accent4_32_6_32_3_32_2" style:display-name="20% - Accent4 6 3 2" style:family="table-cell" style:data-style-name="N0">
      <style:table-cell-properties fo:background-color="#E4DFEC"/>
    </style:style>
    <style:style style:name="_50_0_37__32_-_32_Accent4_32_6_32_3_32_3" style:display-name="20% - Accent4 6 3 3" style:family="table-cell" style:data-style-name="N0">
      <style:table-cell-properties fo:background-color="#E4DFEC"/>
    </style:style>
    <style:style style:name="_50_0_37__32_-_32_Accent4_32_6_32_3_32_4" style:display-name="20% - Accent4 6 3 4" style:family="table-cell" style:data-style-name="N0">
      <style:table-cell-properties fo:background-color="#E4DFEC"/>
    </style:style>
    <style:style style:name="_50_0_37__32_-_32_Accent4_32_6_32_4" style:display-name="20% - Accent4 6 4" style:family="table-cell" style:data-style-name="N0">
      <style:table-cell-properties fo:background-color="#E4DFEC"/>
    </style:style>
    <style:style style:name="_50_0_37__32_-_32_Accent4_32_6_32_5" style:display-name="20% - Accent4 6 5" style:family="table-cell" style:data-style-name="N0">
      <style:table-cell-properties fo:background-color="#E4DFEC"/>
    </style:style>
    <style:style style:name="_50_0_37__32_-_32_Accent4_32_6_32_6" style:display-name="20% - Accent4 6 6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DAEEF3"/>
    </style:style>
    <style:style style:name="_50_0_37__32_-_32_Accent5_32_2_32_2" style:display-name="20% - Accent5 2 2" style:family="table-cell" style:data-style-name="N0">
      <style:table-cell-properties fo:background-color="#DAEEF3"/>
    </style:style>
    <style:style style:name="_50_0_37__32_-_32_Accent5_32_2_32_2_32_2" style:display-name="20% - Accent5 2 2 2" style:family="table-cell" style:data-style-name="N0">
      <style:table-cell-properties fo:background-color="#DAEEF3"/>
    </style:style>
    <style:style style:name="_50_0_37__32_-_32_Accent5_32_2_32_2_32_2_32_2" style:display-name="20% - Accent5 2 2 2 2" style:family="table-cell" style:data-style-name="N0">
      <style:table-cell-properties fo:background-color="#DAEEF3"/>
    </style:style>
    <style:style style:name="_50_0_37__32_-_32_Accent5_32_2_32_2_32_2_32_2_32_2" style:display-name="20% - Accent5 2 2 2 2 2" style:family="table-cell" style:data-style-name="N0">
      <style:table-cell-properties fo:background-color="#DAEEF3"/>
    </style:style>
    <style:style style:name="_50_0_37__32_-_32_Accent5_32_2_32_2_32_2_32_2_32_3" style:display-name="20% - Accent5 2 2 2 2 3" style:family="table-cell" style:data-style-name="N0">
      <style:table-cell-properties fo:background-color="#DAEEF3"/>
    </style:style>
    <style:style style:name="_50_0_37__32_-_32_Accent5_32_2_32_2_32_2_32_2_32_4" style:display-name="20% - Accent5 2 2 2 2 4" style:family="table-cell" style:data-style-name="N0">
      <style:table-cell-properties fo:background-color="#DAEEF3"/>
    </style:style>
    <style:style style:name="_50_0_37__32_-_32_Accent5_32_2_32_2_32_2_32_3" style:display-name="20% - Accent5 2 2 2 3" style:family="table-cell" style:data-style-name="N0">
      <style:table-cell-properties fo:background-color="#DAEEF3"/>
    </style:style>
    <style:style style:name="_50_0_37__32_-_32_Accent5_32_2_32_2_32_2_32_4" style:display-name="20% - Accent5 2 2 2 4" style:family="table-cell" style:data-style-name="N0">
      <style:table-cell-properties fo:background-color="#DAEEF3"/>
    </style:style>
    <style:style style:name="_50_0_37__32_-_32_Accent5_32_2_32_2_32_2_32_5" style:display-name="20% - Accent5 2 2 2 5" style:family="table-cell" style:data-style-name="N0">
      <style:table-cell-properties fo:background-color="#DAEEF3"/>
    </style:style>
    <style:style style:name="_50_0_37__32_-_32_Accent5_32_2_32_2_32_3" style:display-name="20% - Accent5 2 2 3" style:family="table-cell" style:data-style-name="N0">
      <style:table-cell-properties fo:background-color="#DAEEF3"/>
    </style:style>
    <style:style style:name="_50_0_37__32_-_32_Accent5_32_2_32_2_32_3_32_2" style:display-name="20% - Accent5 2 2 3 2" style:family="table-cell" style:data-style-name="N0">
      <style:table-cell-properties fo:background-color="#DAEEF3"/>
    </style:style>
    <style:style style:name="_50_0_37__32_-_32_Accent5_32_2_32_2_32_3_32_3" style:display-name="20% - Accent5 2 2 3 3" style:family="table-cell" style:data-style-name="N0">
      <style:table-cell-properties fo:background-color="#DAEEF3"/>
    </style:style>
    <style:style style:name="_50_0_37__32_-_32_Accent5_32_2_32_2_32_3_32_4" style:display-name="20% - Accent5 2 2 3 4" style:family="table-cell" style:data-style-name="N0">
      <style:table-cell-properties fo:background-color="#DAEEF3"/>
    </style:style>
    <style:style style:name="_50_0_37__32_-_32_Accent5_32_2_32_2_32_4" style:display-name="20% - Accent5 2 2 4" style:family="table-cell" style:data-style-name="N0">
      <style:table-cell-properties fo:background-color="#DAEEF3"/>
    </style:style>
    <style:style style:name="_50_0_37__32_-_32_Accent5_32_2_32_2_32_5" style:display-name="20% - Accent5 2 2 5" style:family="table-cell" style:data-style-name="N0">
      <style:table-cell-properties fo:background-color="#DAEEF3"/>
    </style:style>
    <style:style style:name="_50_0_37__32_-_32_Accent5_32_2_32_2_32_6" style:display-name="20% - Accent5 2 2 6" style:family="table-cell" style:data-style-name="N0">
      <style:table-cell-properties fo:background-color="#DAEEF3"/>
    </style:style>
    <style:style style:name="_50_0_37__32_-_32_Accent5_32_2_32_3" style:display-name="20% - Accent5 2 3" style:family="table-cell" style:data-style-name="N0">
      <style:table-cell-properties fo:background-color="#DAEEF3"/>
    </style:style>
    <style:style style:name="_50_0_37__32_-_32_Accent5_32_2_32_3_32_2" style:display-name="20% - Accent5 2 3 2" style:family="table-cell" style:data-style-name="N0">
      <style:table-cell-properties fo:background-color="#DAEEF3"/>
    </style:style>
    <style:style style:name="_50_0_37__32_-_32_Accent5_32_2_32_3_32_2_32_2" style:display-name="20% - Accent5 2 3 2 2" style:family="table-cell" style:data-style-name="N0">
      <style:table-cell-properties fo:background-color="#DAEEF3"/>
    </style:style>
    <style:style style:name="_50_0_37__32_-_32_Accent5_32_2_32_3_32_2_32_3" style:display-name="20% - Accent5 2 3 2 3" style:family="table-cell" style:data-style-name="N0">
      <style:table-cell-properties fo:background-color="#DAEEF3"/>
    </style:style>
    <style:style style:name="_50_0_37__32_-_32_Accent5_32_2_32_3_32_2_32_4" style:display-name="20% - Accent5 2 3 2 4" style:family="table-cell" style:data-style-name="N0">
      <style:table-cell-properties fo:background-color="#DAEEF3"/>
    </style:style>
    <style:style style:name="_50_0_37__32_-_32_Accent5_32_2_32_3_32_3" style:display-name="20% - Accent5 2 3 3" style:family="table-cell" style:data-style-name="N0">
      <style:table-cell-properties fo:background-color="#DAEEF3"/>
    </style:style>
    <style:style style:name="_50_0_37__32_-_32_Accent5_32_2_32_3_32_4" style:display-name="20% - Accent5 2 3 4" style:family="table-cell" style:data-style-name="N0">
      <style:table-cell-properties fo:background-color="#DAEEF3"/>
    </style:style>
    <style:style style:name="_50_0_37__32_-_32_Accent5_32_2_32_3_32_5" style:display-name="20% - Accent5 2 3 5" style:family="table-cell" style:data-style-name="N0">
      <style:table-cell-properties fo:background-color="#DAEEF3"/>
    </style:style>
    <style:style style:name="_50_0_37__32_-_32_Accent5_32_2_32_4" style:display-name="20% - Accent5 2 4" style:family="table-cell" style:data-style-name="N0">
      <style:table-cell-properties fo:background-color="#DAEEF3"/>
    </style:style>
    <style:style style:name="_50_0_37__32_-_32_Accent5_32_2_32_4_32_2" style:display-name="20% - Accent5 2 4 2" style:family="table-cell" style:data-style-name="N0">
      <style:table-cell-properties fo:background-color="#DAEEF3"/>
    </style:style>
    <style:style style:name="_50_0_37__32_-_32_Accent5_32_2_32_4_32_3" style:display-name="20% - Accent5 2 4 3" style:family="table-cell" style:data-style-name="N0">
      <style:table-cell-properties fo:background-color="#DAEEF3"/>
    </style:style>
    <style:style style:name="_50_0_37__32_-_32_Accent5_32_2_32_4_32_4" style:display-name="20% - Accent5 2 4 4" style:family="table-cell" style:data-style-name="N0">
      <style:table-cell-properties fo:background-color="#DAEEF3"/>
    </style:style>
    <style:style style:name="_50_0_37__32_-_32_Accent5_32_2_32_5" style:display-name="20% - Accent5 2 5" style:family="table-cell" style:data-style-name="N0">
      <style:table-cell-properties fo:background-color="#DAEEF3"/>
    </style:style>
    <style:style style:name="_50_0_37__32_-_32_Accent5_32_2_32_6" style:display-name="20% - Accent5 2 6" style:family="table-cell" style:data-style-name="N0">
      <style:table-cell-properties fo:background-color="#DAEEF3"/>
    </style:style>
    <style:style style:name="_50_0_37__32_-_32_Accent5_32_2_32_7" style:display-name="20% - Accent5 2 7" style:family="table-cell" style:data-style-name="N0">
      <style:table-cell-properties fo:background-color="#DAEEF3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3_32_2" style:display-name="20% - Accent5 3 2" style:family="table-cell" style:data-style-name="N0">
      <style:table-cell-properties fo:background-color="#DAEEF3"/>
    </style:style>
    <style:style style:name="_50_0_37__32_-_32_Accent5_32_3_32_2_32_2" style:display-name="20% - Accent5 3 2 2" style:family="table-cell" style:data-style-name="N0">
      <style:table-cell-properties fo:background-color="#DAEEF3"/>
    </style:style>
    <style:style style:name="_50_0_37__32_-_32_Accent5_32_3_32_2_32_2_32_2" style:display-name="20% - Accent5 3 2 2 2" style:family="table-cell" style:data-style-name="N0">
      <style:table-cell-properties fo:background-color="#DAEEF3"/>
    </style:style>
    <style:style style:name="_50_0_37__32_-_32_Accent5_32_3_32_2_32_2_32_2_32_2" style:display-name="20% - Accent5 3 2 2 2 2" style:family="table-cell" style:data-style-name="N0">
      <style:table-cell-properties fo:background-color="#DAEEF3"/>
    </style:style>
    <style:style style:name="_50_0_37__32_-_32_Accent5_32_3_32_2_32_2_32_2_32_3" style:display-name="20% - Accent5 3 2 2 2 3" style:family="table-cell" style:data-style-name="N0">
      <style:table-cell-properties fo:background-color="#DAEEF3"/>
    </style:style>
    <style:style style:name="_50_0_37__32_-_32_Accent5_32_3_32_2_32_2_32_2_32_4" style:display-name="20% - Accent5 3 2 2 2 4" style:family="table-cell" style:data-style-name="N0">
      <style:table-cell-properties fo:background-color="#DAEEF3"/>
    </style:style>
    <style:style style:name="_50_0_37__32_-_32_Accent5_32_3_32_2_32_2_32_3" style:display-name="20% - Accent5 3 2 2 3" style:family="table-cell" style:data-style-name="N0">
      <style:table-cell-properties fo:background-color="#DAEEF3"/>
    </style:style>
    <style:style style:name="_50_0_37__32_-_32_Accent5_32_3_32_2_32_2_32_4" style:display-name="20% - Accent5 3 2 2 4" style:family="table-cell" style:data-style-name="N0">
      <style:table-cell-properties fo:background-color="#DAEEF3"/>
    </style:style>
    <style:style style:name="_50_0_37__32_-_32_Accent5_32_3_32_2_32_2_32_5" style:display-name="20% - Accent5 3 2 2 5" style:family="table-cell" style:data-style-name="N0">
      <style:table-cell-properties fo:background-color="#DAEEF3"/>
    </style:style>
    <style:style style:name="_50_0_37__32_-_32_Accent5_32_3_32_2_32_3" style:display-name="20% - Accent5 3 2 3" style:family="table-cell" style:data-style-name="N0">
      <style:table-cell-properties fo:background-color="#DAEEF3"/>
    </style:style>
    <style:style style:name="_50_0_37__32_-_32_Accent5_32_3_32_2_32_3_32_2" style:display-name="20% - Accent5 3 2 3 2" style:family="table-cell" style:data-style-name="N0">
      <style:table-cell-properties fo:background-color="#DAEEF3"/>
    </style:style>
    <style:style style:name="_50_0_37__32_-_32_Accent5_32_3_32_2_32_3_32_3" style:display-name="20% - Accent5 3 2 3 3" style:family="table-cell" style:data-style-name="N0">
      <style:table-cell-properties fo:background-color="#DAEEF3"/>
    </style:style>
    <style:style style:name="_50_0_37__32_-_32_Accent5_32_3_32_2_32_3_32_4" style:display-name="20% - Accent5 3 2 3 4" style:family="table-cell" style:data-style-name="N0">
      <style:table-cell-properties fo:background-color="#DAEEF3"/>
    </style:style>
    <style:style style:name="_50_0_37__32_-_32_Accent5_32_3_32_2_32_4" style:display-name="20% - Accent5 3 2 4" style:family="table-cell" style:data-style-name="N0">
      <style:table-cell-properties fo:background-color="#DAEEF3"/>
    </style:style>
    <style:style style:name="_50_0_37__32_-_32_Accent5_32_3_32_2_32_5" style:display-name="20% - Accent5 3 2 5" style:family="table-cell" style:data-style-name="N0">
      <style:table-cell-properties fo:background-color="#DAEEF3"/>
    </style:style>
    <style:style style:name="_50_0_37__32_-_32_Accent5_32_3_32_2_32_6" style:display-name="20% - Accent5 3 2 6" style:family="table-cell" style:data-style-name="N0">
      <style:table-cell-properties fo:background-color="#DAEEF3"/>
    </style:style>
    <style:style style:name="_50_0_37__32_-_32_Accent5_32_3_32_3" style:display-name="20% - Accent5 3 3" style:family="table-cell" style:data-style-name="N0">
      <style:table-cell-properties fo:background-color="#DAEEF3"/>
    </style:style>
    <style:style style:name="_50_0_37__32_-_32_Accent5_32_3_32_3_32_2" style:display-name="20% - Accent5 3 3 2" style:family="table-cell" style:data-style-name="N0">
      <style:table-cell-properties fo:background-color="#DAEEF3"/>
    </style:style>
    <style:style style:name="_50_0_37__32_-_32_Accent5_32_3_32_3_32_2_32_2" style:display-name="20% - Accent5 3 3 2 2" style:family="table-cell" style:data-style-name="N0">
      <style:table-cell-properties fo:background-color="#DAEEF3"/>
    </style:style>
    <style:style style:name="_50_0_37__32_-_32_Accent5_32_3_32_3_32_2_32_3" style:display-name="20% - Accent5 3 3 2 3" style:family="table-cell" style:data-style-name="N0">
      <style:table-cell-properties fo:background-color="#DAEEF3"/>
    </style:style>
    <style:style style:name="_50_0_37__32_-_32_Accent5_32_3_32_3_32_2_32_4" style:display-name="20% - Accent5 3 3 2 4" style:family="table-cell" style:data-style-name="N0">
      <style:table-cell-properties fo:background-color="#DAEEF3"/>
    </style:style>
    <style:style style:name="_50_0_37__32_-_32_Accent5_32_3_32_3_32_3" style:display-name="20% - Accent5 3 3 3" style:family="table-cell" style:data-style-name="N0">
      <style:table-cell-properties fo:background-color="#DAEEF3"/>
    </style:style>
    <style:style style:name="_50_0_37__32_-_32_Accent5_32_3_32_3_32_4" style:display-name="20% - Accent5 3 3 4" style:family="table-cell" style:data-style-name="N0">
      <style:table-cell-properties fo:background-color="#DAEEF3"/>
    </style:style>
    <style:style style:name="_50_0_37__32_-_32_Accent5_32_3_32_3_32_5" style:display-name="20% - Accent5 3 3 5" style:family="table-cell" style:data-style-name="N0">
      <style:table-cell-properties fo:background-color="#DAEEF3"/>
    </style:style>
    <style:style style:name="_50_0_37__32_-_32_Accent5_32_3_32_4" style:display-name="20% - Accent5 3 4" style:family="table-cell" style:data-style-name="N0">
      <style:table-cell-properties fo:background-color="#DAEEF3"/>
    </style:style>
    <style:style style:name="_50_0_37__32_-_32_Accent5_32_3_32_4_32_2" style:display-name="20% - Accent5 3 4 2" style:family="table-cell" style:data-style-name="N0">
      <style:table-cell-properties fo:background-color="#DAEEF3"/>
    </style:style>
    <style:style style:name="_50_0_37__32_-_32_Accent5_32_3_32_4_32_3" style:display-name="20% - Accent5 3 4 3" style:family="table-cell" style:data-style-name="N0">
      <style:table-cell-properties fo:background-color="#DAEEF3"/>
    </style:style>
    <style:style style:name="_50_0_37__32_-_32_Accent5_32_3_32_4_32_4" style:display-name="20% - Accent5 3 4 4" style:family="table-cell" style:data-style-name="N0">
      <style:table-cell-properties fo:background-color="#DAEEF3"/>
    </style:style>
    <style:style style:name="_50_0_37__32_-_32_Accent5_32_3_32_5" style:display-name="20% - Accent5 3 5" style:family="table-cell" style:data-style-name="N0">
      <style:table-cell-properties fo:background-color="#DAEEF3"/>
    </style:style>
    <style:style style:name="_50_0_37__32_-_32_Accent5_32_3_32_6" style:display-name="20% - Accent5 3 6" style:family="table-cell" style:data-style-name="N0">
      <style:table-cell-properties fo:background-color="#DAEEF3"/>
    </style:style>
    <style:style style:name="_50_0_37__32_-_32_Accent5_32_3_32_7" style:display-name="20% - Accent5 3 7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5_32_4_32_2" style:display-name="20% - Accent5 4 2" style:family="table-cell" style:data-style-name="N0">
      <style:table-cell-properties fo:background-color="#DAEEF3"/>
    </style:style>
    <style:style style:name="_50_0_37__32_-_32_Accent5_32_4_32_2_32_2" style:display-name="20% - Accent5 4 2 2" style:family="table-cell" style:data-style-name="N0">
      <style:table-cell-properties fo:background-color="#DAEEF3"/>
    </style:style>
    <style:style style:name="_50_0_37__32_-_32_Accent5_32_4_32_2_32_2_32_2" style:display-name="20% - Accent5 4 2 2 2" style:family="table-cell" style:data-style-name="N0">
      <style:table-cell-properties fo:background-color="#DAEEF3"/>
    </style:style>
    <style:style style:name="_50_0_37__32_-_32_Accent5_32_4_32_2_32_2_32_2_32_2" style:display-name="20% - Accent5 4 2 2 2 2" style:family="table-cell" style:data-style-name="N0">
      <style:table-cell-properties fo:background-color="#DAEEF3"/>
    </style:style>
    <style:style style:name="_50_0_37__32_-_32_Accent5_32_4_32_2_32_2_32_2_32_3" style:display-name="20% - Accent5 4 2 2 2 3" style:family="table-cell" style:data-style-name="N0">
      <style:table-cell-properties fo:background-color="#DAEEF3"/>
    </style:style>
    <style:style style:name="_50_0_37__32_-_32_Accent5_32_4_32_2_32_2_32_2_32_4" style:display-name="20% - Accent5 4 2 2 2 4" style:family="table-cell" style:data-style-name="N0">
      <style:table-cell-properties fo:background-color="#DAEEF3"/>
    </style:style>
    <style:style style:name="_50_0_37__32_-_32_Accent5_32_4_32_2_32_2_32_3" style:display-name="20% - Accent5 4 2 2 3" style:family="table-cell" style:data-style-name="N0">
      <style:table-cell-properties fo:background-color="#DAEEF3"/>
    </style:style>
    <style:style style:name="_50_0_37__32_-_32_Accent5_32_4_32_2_32_2_32_4" style:display-name="20% - Accent5 4 2 2 4" style:family="table-cell" style:data-style-name="N0">
      <style:table-cell-properties fo:background-color="#DAEEF3"/>
    </style:style>
    <style:style style:name="_50_0_37__32_-_32_Accent5_32_4_32_2_32_2_32_5" style:display-name="20% - Accent5 4 2 2 5" style:family="table-cell" style:data-style-name="N0">
      <style:table-cell-properties fo:background-color="#DAEEF3"/>
    </style:style>
    <style:style style:name="_50_0_37__32_-_32_Accent5_32_4_32_2_32_3" style:display-name="20% - Accent5 4 2 3" style:family="table-cell" style:data-style-name="N0">
      <style:table-cell-properties fo:background-color="#DAEEF3"/>
    </style:style>
    <style:style style:name="_50_0_37__32_-_32_Accent5_32_4_32_2_32_3_32_2" style:display-name="20% - Accent5 4 2 3 2" style:family="table-cell" style:data-style-name="N0">
      <style:table-cell-properties fo:background-color="#DAEEF3"/>
    </style:style>
    <style:style style:name="_50_0_37__32_-_32_Accent5_32_4_32_2_32_3_32_3" style:display-name="20% - Accent5 4 2 3 3" style:family="table-cell" style:data-style-name="N0">
      <style:table-cell-properties fo:background-color="#DAEEF3"/>
    </style:style>
    <style:style style:name="_50_0_37__32_-_32_Accent5_32_4_32_2_32_3_32_4" style:display-name="20% - Accent5 4 2 3 4" style:family="table-cell" style:data-style-name="N0">
      <style:table-cell-properties fo:background-color="#DAEEF3"/>
    </style:style>
    <style:style style:name="_50_0_37__32_-_32_Accent5_32_4_32_2_32_4" style:display-name="20% - Accent5 4 2 4" style:family="table-cell" style:data-style-name="N0">
      <style:table-cell-properties fo:background-color="#DAEEF3"/>
    </style:style>
    <style:style style:name="_50_0_37__32_-_32_Accent5_32_4_32_2_32_5" style:display-name="20% - Accent5 4 2 5" style:family="table-cell" style:data-style-name="N0">
      <style:table-cell-properties fo:background-color="#DAEEF3"/>
    </style:style>
    <style:style style:name="_50_0_37__32_-_32_Accent5_32_4_32_2_32_6" style:display-name="20% - Accent5 4 2 6" style:family="table-cell" style:data-style-name="N0">
      <style:table-cell-properties fo:background-color="#DAEEF3"/>
    </style:style>
    <style:style style:name="_50_0_37__32_-_32_Accent5_32_4_32_3" style:display-name="20% - Accent5 4 3" style:family="table-cell" style:data-style-name="N0">
      <style:table-cell-properties fo:background-color="#DAEEF3"/>
    </style:style>
    <style:style style:name="_50_0_37__32_-_32_Accent5_32_4_32_3_32_2" style:display-name="20% - Accent5 4 3 2" style:family="table-cell" style:data-style-name="N0">
      <style:table-cell-properties fo:background-color="#DAEEF3"/>
    </style:style>
    <style:style style:name="_50_0_37__32_-_32_Accent5_32_4_32_3_32_2_32_2" style:display-name="20% - Accent5 4 3 2 2" style:family="table-cell" style:data-style-name="N0">
      <style:table-cell-properties fo:background-color="#DAEEF3"/>
    </style:style>
    <style:style style:name="_50_0_37__32_-_32_Accent5_32_4_32_3_32_2_32_3" style:display-name="20% - Accent5 4 3 2 3" style:family="table-cell" style:data-style-name="N0">
      <style:table-cell-properties fo:background-color="#DAEEF3"/>
    </style:style>
    <style:style style:name="_50_0_37__32_-_32_Accent5_32_4_32_3_32_2_32_4" style:display-name="20% - Accent5 4 3 2 4" style:family="table-cell" style:data-style-name="N0">
      <style:table-cell-properties fo:background-color="#DAEEF3"/>
    </style:style>
    <style:style style:name="_50_0_37__32_-_32_Accent5_32_4_32_3_32_3" style:display-name="20% - Accent5 4 3 3" style:family="table-cell" style:data-style-name="N0">
      <style:table-cell-properties fo:background-color="#DAEEF3"/>
    </style:style>
    <style:style style:name="_50_0_37__32_-_32_Accent5_32_4_32_3_32_4" style:display-name="20% - Accent5 4 3 4" style:family="table-cell" style:data-style-name="N0">
      <style:table-cell-properties fo:background-color="#DAEEF3"/>
    </style:style>
    <style:style style:name="_50_0_37__32_-_32_Accent5_32_4_32_3_32_5" style:display-name="20% - Accent5 4 3 5" style:family="table-cell" style:data-style-name="N0">
      <style:table-cell-properties fo:background-color="#DAEEF3"/>
    </style:style>
    <style:style style:name="_50_0_37__32_-_32_Accent5_32_4_32_4" style:display-name="20% - Accent5 4 4" style:family="table-cell" style:data-style-name="N0">
      <style:table-cell-properties fo:background-color="#DAEEF3"/>
    </style:style>
    <style:style style:name="_50_0_37__32_-_32_Accent5_32_4_32_4_32_2" style:display-name="20% - Accent5 4 4 2" style:family="table-cell" style:data-style-name="N0">
      <style:table-cell-properties fo:background-color="#DAEEF3"/>
    </style:style>
    <style:style style:name="_50_0_37__32_-_32_Accent5_32_4_32_4_32_3" style:display-name="20% - Accent5 4 4 3" style:family="table-cell" style:data-style-name="N0">
      <style:table-cell-properties fo:background-color="#DAEEF3"/>
    </style:style>
    <style:style style:name="_50_0_37__32_-_32_Accent5_32_4_32_4_32_4" style:display-name="20% - Accent5 4 4 4" style:family="table-cell" style:data-style-name="N0">
      <style:table-cell-properties fo:background-color="#DAEEF3"/>
    </style:style>
    <style:style style:name="_50_0_37__32_-_32_Accent5_32_4_32_5" style:display-name="20% - Accent5 4 5" style:family="table-cell" style:data-style-name="N0">
      <style:table-cell-properties fo:background-color="#DAEEF3"/>
    </style:style>
    <style:style style:name="_50_0_37__32_-_32_Accent5_32_4_32_6" style:display-name="20% - Accent5 4 6" style:family="table-cell" style:data-style-name="N0">
      <style:table-cell-properties fo:background-color="#DAEEF3"/>
    </style:style>
    <style:style style:name="_50_0_37__32_-_32_Accent5_32_4_32_7" style:display-name="20% - Accent5 4 7" style:family="table-cell" style:data-style-name="N0">
      <style:table-cell-properties fo:background-color="#DAEEF3"/>
    </style:style>
    <style:style style:name="_50_0_37__32_-_32_Accent5_32_5" style:display-name="20% - Accent5 5" style:family="table-cell" style:data-style-name="N0">
      <style:table-cell-properties fo:background-color="#DAEEF3"/>
    </style:style>
    <style:style style:name="_50_0_37__32_-_32_Accent5_32_5_32_2" style:display-name="20% - Accent5 5 2" style:family="table-cell" style:data-style-name="N0">
      <style:table-cell-properties fo:background-color="#DAEEF3"/>
    </style:style>
    <style:style style:name="_50_0_37__32_-_32_Accent5_32_5_32_2_32_2" style:display-name="20% - Accent5 5 2 2" style:family="table-cell" style:data-style-name="N0">
      <style:table-cell-properties fo:background-color="#DAEEF3"/>
    </style:style>
    <style:style style:name="_50_0_37__32_-_32_Accent5_32_5_32_2_32_2_32_2" style:display-name="20% - Accent5 5 2 2 2" style:family="table-cell" style:data-style-name="N0">
      <style:table-cell-properties fo:background-color="#DAEEF3"/>
    </style:style>
    <style:style style:name="_50_0_37__32_-_32_Accent5_32_5_32_2_32_2_32_2_32_2" style:display-name="20% - Accent5 5 2 2 2 2" style:family="table-cell" style:data-style-name="N0">
      <style:table-cell-properties fo:background-color="#DAEEF3"/>
    </style:style>
    <style:style style:name="_50_0_37__32_-_32_Accent5_32_5_32_2_32_2_32_2_32_3" style:display-name="20% - Accent5 5 2 2 2 3" style:family="table-cell" style:data-style-name="N0">
      <style:table-cell-properties fo:background-color="#DAEEF3"/>
    </style:style>
    <style:style style:name="_50_0_37__32_-_32_Accent5_32_5_32_2_32_2_32_2_32_4" style:display-name="20% - Accent5 5 2 2 2 4" style:family="table-cell" style:data-style-name="N0">
      <style:table-cell-properties fo:background-color="#DAEEF3"/>
    </style:style>
    <style:style style:name="_50_0_37__32_-_32_Accent5_32_5_32_2_32_2_32_3" style:display-name="20% - Accent5 5 2 2 3" style:family="table-cell" style:data-style-name="N0">
      <style:table-cell-properties fo:background-color="#DAEEF3"/>
    </style:style>
    <style:style style:name="_50_0_37__32_-_32_Accent5_32_5_32_2_32_2_32_4" style:display-name="20% - Accent5 5 2 2 4" style:family="table-cell" style:data-style-name="N0">
      <style:table-cell-properties fo:background-color="#DAEEF3"/>
    </style:style>
    <style:style style:name="_50_0_37__32_-_32_Accent5_32_5_32_2_32_2_32_5" style:display-name="20% - Accent5 5 2 2 5" style:family="table-cell" style:data-style-name="N0">
      <style:table-cell-properties fo:background-color="#DAEEF3"/>
    </style:style>
    <style:style style:name="_50_0_37__32_-_32_Accent5_32_5_32_2_32_3" style:display-name="20% - Accent5 5 2 3" style:family="table-cell" style:data-style-name="N0">
      <style:table-cell-properties fo:background-color="#DAEEF3"/>
    </style:style>
    <style:style style:name="_50_0_37__32_-_32_Accent5_32_5_32_2_32_3_32_2" style:display-name="20% - Accent5 5 2 3 2" style:family="table-cell" style:data-style-name="N0">
      <style:table-cell-properties fo:background-color="#DAEEF3"/>
    </style:style>
    <style:style style:name="_50_0_37__32_-_32_Accent5_32_5_32_2_32_3_32_3" style:display-name="20% - Accent5 5 2 3 3" style:family="table-cell" style:data-style-name="N0">
      <style:table-cell-properties fo:background-color="#DAEEF3"/>
    </style:style>
    <style:style style:name="_50_0_37__32_-_32_Accent5_32_5_32_2_32_3_32_4" style:display-name="20% - Accent5 5 2 3 4" style:family="table-cell" style:data-style-name="N0">
      <style:table-cell-properties fo:background-color="#DAEEF3"/>
    </style:style>
    <style:style style:name="_50_0_37__32_-_32_Accent5_32_5_32_2_32_4" style:display-name="20% - Accent5 5 2 4" style:family="table-cell" style:data-style-name="N0">
      <style:table-cell-properties fo:background-color="#DAEEF3"/>
    </style:style>
    <style:style style:name="_50_0_37__32_-_32_Accent5_32_5_32_2_32_5" style:display-name="20% - Accent5 5 2 5" style:family="table-cell" style:data-style-name="N0">
      <style:table-cell-properties fo:background-color="#DAEEF3"/>
    </style:style>
    <style:style style:name="_50_0_37__32_-_32_Accent5_32_5_32_2_32_6" style:display-name="20% - Accent5 5 2 6" style:family="table-cell" style:data-style-name="N0">
      <style:table-cell-properties fo:background-color="#DAEEF3"/>
    </style:style>
    <style:style style:name="_50_0_37__32_-_32_Accent5_32_5_32_3" style:display-name="20% - Accent5 5 3" style:family="table-cell" style:data-style-name="N0">
      <style:table-cell-properties fo:background-color="#DAEEF3"/>
    </style:style>
    <style:style style:name="_50_0_37__32_-_32_Accent5_32_5_32_3_32_2" style:display-name="20% - Accent5 5 3 2" style:family="table-cell" style:data-style-name="N0">
      <style:table-cell-properties fo:background-color="#DAEEF3"/>
    </style:style>
    <style:style style:name="_50_0_37__32_-_32_Accent5_32_5_32_3_32_2_32_2" style:display-name="20% - Accent5 5 3 2 2" style:family="table-cell" style:data-style-name="N0">
      <style:table-cell-properties fo:background-color="#DAEEF3"/>
    </style:style>
    <style:style style:name="_50_0_37__32_-_32_Accent5_32_5_32_3_32_2_32_3" style:display-name="20% - Accent5 5 3 2 3" style:family="table-cell" style:data-style-name="N0">
      <style:table-cell-properties fo:background-color="#DAEEF3"/>
    </style:style>
    <style:style style:name="_50_0_37__32_-_32_Accent5_32_5_32_3_32_2_32_4" style:display-name="20% - Accent5 5 3 2 4" style:family="table-cell" style:data-style-name="N0">
      <style:table-cell-properties fo:background-color="#DAEEF3"/>
    </style:style>
    <style:style style:name="_50_0_37__32_-_32_Accent5_32_5_32_3_32_3" style:display-name="20% - Accent5 5 3 3" style:family="table-cell" style:data-style-name="N0">
      <style:table-cell-properties fo:background-color="#DAEEF3"/>
    </style:style>
    <style:style style:name="_50_0_37__32_-_32_Accent5_32_5_32_3_32_4" style:display-name="20% - Accent5 5 3 4" style:family="table-cell" style:data-style-name="N0">
      <style:table-cell-properties fo:background-color="#DAEEF3"/>
    </style:style>
    <style:style style:name="_50_0_37__32_-_32_Accent5_32_5_32_3_32_5" style:display-name="20% - Accent5 5 3 5" style:family="table-cell" style:data-style-name="N0">
      <style:table-cell-properties fo:background-color="#DAEEF3"/>
    </style:style>
    <style:style style:name="_50_0_37__32_-_32_Accent5_32_5_32_4" style:display-name="20% - Accent5 5 4" style:family="table-cell" style:data-style-name="N0">
      <style:table-cell-properties fo:background-color="#DAEEF3"/>
    </style:style>
    <style:style style:name="_50_0_37__32_-_32_Accent5_32_5_32_4_32_2" style:display-name="20% - Accent5 5 4 2" style:family="table-cell" style:data-style-name="N0">
      <style:table-cell-properties fo:background-color="#DAEEF3"/>
    </style:style>
    <style:style style:name="_50_0_37__32_-_32_Accent5_32_5_32_4_32_3" style:display-name="20% - Accent5 5 4 3" style:family="table-cell" style:data-style-name="N0">
      <style:table-cell-properties fo:background-color="#DAEEF3"/>
    </style:style>
    <style:style style:name="_50_0_37__32_-_32_Accent5_32_5_32_4_32_4" style:display-name="20% - Accent5 5 4 4" style:family="table-cell" style:data-style-name="N0">
      <style:table-cell-properties fo:background-color="#DAEEF3"/>
    </style:style>
    <style:style style:name="_50_0_37__32_-_32_Accent5_32_5_32_5" style:display-name="20% - Accent5 5 5" style:family="table-cell" style:data-style-name="N0">
      <style:table-cell-properties fo:background-color="#DAEEF3"/>
    </style:style>
    <style:style style:name="_50_0_37__32_-_32_Accent5_32_5_32_6" style:display-name="20% - Accent5 5 6" style:family="table-cell" style:data-style-name="N0">
      <style:table-cell-properties fo:background-color="#DAEEF3"/>
    </style:style>
    <style:style style:name="_50_0_37__32_-_32_Accent5_32_5_32_7" style:display-name="20% - Accent5 5 7" style:family="table-cell" style:data-style-name="N0">
      <style:table-cell-properties fo:background-color="#DAEEF3"/>
    </style:style>
    <style:style style:name="_50_0_37__32_-_32_Accent5_32_6" style:display-name="20% - Accent5 6" style:family="table-cell" style:data-style-name="N0">
      <style:table-cell-properties fo:background-color="#DAEEF3"/>
    </style:style>
    <style:style style:name="_50_0_37__32_-_32_Accent5_32_6_32_2" style:display-name="20% - Accent5 6 2" style:family="table-cell" style:data-style-name="N0">
      <style:table-cell-properties fo:background-color="#DAEEF3"/>
    </style:style>
    <style:style style:name="_50_0_37__32_-_32_Accent5_32_6_32_2_32_2" style:display-name="20% - Accent5 6 2 2" style:family="table-cell" style:data-style-name="N0">
      <style:table-cell-properties fo:background-color="#DAEEF3"/>
    </style:style>
    <style:style style:name="_50_0_37__32_-_32_Accent5_32_6_32_2_32_2_32_2" style:display-name="20% - Accent5 6 2 2 2" style:family="table-cell" style:data-style-name="N0">
      <style:table-cell-properties fo:background-color="#DAEEF3"/>
    </style:style>
    <style:style style:name="_50_0_37__32_-_32_Accent5_32_6_32_2_32_2_32_3" style:display-name="20% - Accent5 6 2 2 3" style:family="table-cell" style:data-style-name="N0">
      <style:table-cell-properties fo:background-color="#DAEEF3"/>
    </style:style>
    <style:style style:name="_50_0_37__32_-_32_Accent5_32_6_32_2_32_2_32_4" style:display-name="20% - Accent5 6 2 2 4" style:family="table-cell" style:data-style-name="N0">
      <style:table-cell-properties fo:background-color="#DAEEF3"/>
    </style:style>
    <style:style style:name="_50_0_37__32_-_32_Accent5_32_6_32_2_32_3" style:display-name="20% - Accent5 6 2 3" style:family="table-cell" style:data-style-name="N0">
      <style:table-cell-properties fo:background-color="#DAEEF3"/>
    </style:style>
    <style:style style:name="_50_0_37__32_-_32_Accent5_32_6_32_2_32_4" style:display-name="20% - Accent5 6 2 4" style:family="table-cell" style:data-style-name="N0">
      <style:table-cell-properties fo:background-color="#DAEEF3"/>
    </style:style>
    <style:style style:name="_50_0_37__32_-_32_Accent5_32_6_32_2_32_5" style:display-name="20% - Accent5 6 2 5" style:family="table-cell" style:data-style-name="N0">
      <style:table-cell-properties fo:background-color="#DAEEF3"/>
    </style:style>
    <style:style style:name="_50_0_37__32_-_32_Accent5_32_6_32_3" style:display-name="20% - Accent5 6 3" style:family="table-cell" style:data-style-name="N0">
      <style:table-cell-properties fo:background-color="#DAEEF3"/>
    </style:style>
    <style:style style:name="_50_0_37__32_-_32_Accent5_32_6_32_3_32_2" style:display-name="20% - Accent5 6 3 2" style:family="table-cell" style:data-style-name="N0">
      <style:table-cell-properties fo:background-color="#DAEEF3"/>
    </style:style>
    <style:style style:name="_50_0_37__32_-_32_Accent5_32_6_32_3_32_3" style:display-name="20% - Accent5 6 3 3" style:family="table-cell" style:data-style-name="N0">
      <style:table-cell-properties fo:background-color="#DAEEF3"/>
    </style:style>
    <style:style style:name="_50_0_37__32_-_32_Accent5_32_6_32_3_32_4" style:display-name="20% - Accent5 6 3 4" style:family="table-cell" style:data-style-name="N0">
      <style:table-cell-properties fo:background-color="#DAEEF3"/>
    </style:style>
    <style:style style:name="_50_0_37__32_-_32_Accent5_32_6_32_4" style:display-name="20% - Accent5 6 4" style:family="table-cell" style:data-style-name="N0">
      <style:table-cell-properties fo:background-color="#DAEEF3"/>
    </style:style>
    <style:style style:name="_50_0_37__32_-_32_Accent5_32_6_32_5" style:display-name="20% - Accent5 6 5" style:family="table-cell" style:data-style-name="N0">
      <style:table-cell-properties fo:background-color="#DAEEF3"/>
    </style:style>
    <style:style style:name="_50_0_37__32_-_32_Accent5_32_6_32_6" style:display-name="20% - Accent5 6 6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DE9D9"/>
    </style:style>
    <style:style style:name="_50_0_37__32_-_32_Accent6_32_2_32_2" style:display-name="20% - Accent6 2 2" style:family="table-cell" style:data-style-name="N0">
      <style:table-cell-properties fo:background-color="#FDE9D9"/>
    </style:style>
    <style:style style:name="_50_0_37__32_-_32_Accent6_32_2_32_2_32_2" style:display-name="20% - Accent6 2 2 2" style:family="table-cell" style:data-style-name="N0">
      <style:table-cell-properties fo:background-color="#FDE9D9"/>
    </style:style>
    <style:style style:name="_50_0_37__32_-_32_Accent6_32_2_32_2_32_2_32_2" style:display-name="20% - Accent6 2 2 2 2" style:family="table-cell" style:data-style-name="N0">
      <style:table-cell-properties fo:background-color="#FDE9D9"/>
    </style:style>
    <style:style style:name="_50_0_37__32_-_32_Accent6_32_2_32_2_32_2_32_2_32_2" style:display-name="20% - Accent6 2 2 2 2 2" style:family="table-cell" style:data-style-name="N0">
      <style:table-cell-properties fo:background-color="#FDE9D9"/>
    </style:style>
    <style:style style:name="_50_0_37__32_-_32_Accent6_32_2_32_2_32_2_32_2_32_3" style:display-name="20% - Accent6 2 2 2 2 3" style:family="table-cell" style:data-style-name="N0">
      <style:table-cell-properties fo:background-color="#FDE9D9"/>
    </style:style>
    <style:style style:name="_50_0_37__32_-_32_Accent6_32_2_32_2_32_2_32_2_32_4" style:display-name="20% - Accent6 2 2 2 2 4" style:family="table-cell" style:data-style-name="N0">
      <style:table-cell-properties fo:background-color="#FDE9D9"/>
    </style:style>
    <style:style style:name="_50_0_37__32_-_32_Accent6_32_2_32_2_32_2_32_3" style:display-name="20% - Accent6 2 2 2 3" style:family="table-cell" style:data-style-name="N0">
      <style:table-cell-properties fo:background-color="#FDE9D9"/>
    </style:style>
    <style:style style:name="_50_0_37__32_-_32_Accent6_32_2_32_2_32_2_32_4" style:display-name="20% - Accent6 2 2 2 4" style:family="table-cell" style:data-style-name="N0">
      <style:table-cell-properties fo:background-color="#FDE9D9"/>
    </style:style>
    <style:style style:name="_50_0_37__32_-_32_Accent6_32_2_32_2_32_2_32_5" style:display-name="20% - Accent6 2 2 2 5" style:family="table-cell" style:data-style-name="N0">
      <style:table-cell-properties fo:background-color="#FDE9D9"/>
    </style:style>
    <style:style style:name="_50_0_37__32_-_32_Accent6_32_2_32_2_32_3" style:display-name="20% - Accent6 2 2 3" style:family="table-cell" style:data-style-name="N0">
      <style:table-cell-properties fo:background-color="#FDE9D9"/>
    </style:style>
    <style:style style:name="_50_0_37__32_-_32_Accent6_32_2_32_2_32_3_32_2" style:display-name="20% - Accent6 2 2 3 2" style:family="table-cell" style:data-style-name="N0">
      <style:table-cell-properties fo:background-color="#FDE9D9"/>
    </style:style>
    <style:style style:name="_50_0_37__32_-_32_Accent6_32_2_32_2_32_3_32_3" style:display-name="20% - Accent6 2 2 3 3" style:family="table-cell" style:data-style-name="N0">
      <style:table-cell-properties fo:background-color="#FDE9D9"/>
    </style:style>
    <style:style style:name="_50_0_37__32_-_32_Accent6_32_2_32_2_32_3_32_4" style:display-name="20% - Accent6 2 2 3 4" style:family="table-cell" style:data-style-name="N0">
      <style:table-cell-properties fo:background-color="#FDE9D9"/>
    </style:style>
    <style:style style:name="_50_0_37__32_-_32_Accent6_32_2_32_2_32_4" style:display-name="20% - Accent6 2 2 4" style:family="table-cell" style:data-style-name="N0">
      <style:table-cell-properties fo:background-color="#FDE9D9"/>
    </style:style>
    <style:style style:name="_50_0_37__32_-_32_Accent6_32_2_32_2_32_5" style:display-name="20% - Accent6 2 2 5" style:family="table-cell" style:data-style-name="N0">
      <style:table-cell-properties fo:background-color="#FDE9D9"/>
    </style:style>
    <style:style style:name="_50_0_37__32_-_32_Accent6_32_2_32_2_32_6" style:display-name="20% - Accent6 2 2 6" style:family="table-cell" style:data-style-name="N0">
      <style:table-cell-properties fo:background-color="#FDE9D9"/>
    </style:style>
    <style:style style:name="_50_0_37__32_-_32_Accent6_32_2_32_3" style:display-name="20% - Accent6 2 3" style:family="table-cell" style:data-style-name="N0">
      <style:table-cell-properties fo:background-color="#FDE9D9"/>
    </style:style>
    <style:style style:name="_50_0_37__32_-_32_Accent6_32_2_32_3_32_2" style:display-name="20% - Accent6 2 3 2" style:family="table-cell" style:data-style-name="N0">
      <style:table-cell-properties fo:background-color="#FDE9D9"/>
    </style:style>
    <style:style style:name="_50_0_37__32_-_32_Accent6_32_2_32_3_32_2_32_2" style:display-name="20% - Accent6 2 3 2 2" style:family="table-cell" style:data-style-name="N0">
      <style:table-cell-properties fo:background-color="#FDE9D9"/>
    </style:style>
    <style:style style:name="_50_0_37__32_-_32_Accent6_32_2_32_3_32_2_32_3" style:display-name="20% - Accent6 2 3 2 3" style:family="table-cell" style:data-style-name="N0">
      <style:table-cell-properties fo:background-color="#FDE9D9"/>
    </style:style>
    <style:style style:name="_50_0_37__32_-_32_Accent6_32_2_32_3_32_2_32_4" style:display-name="20% - Accent6 2 3 2 4" style:family="table-cell" style:data-style-name="N0">
      <style:table-cell-properties fo:background-color="#FDE9D9"/>
    </style:style>
    <style:style style:name="_50_0_37__32_-_32_Accent6_32_2_32_3_32_3" style:display-name="20% - Accent6 2 3 3" style:family="table-cell" style:data-style-name="N0">
      <style:table-cell-properties fo:background-color="#FDE9D9"/>
    </style:style>
    <style:style style:name="_50_0_37__32_-_32_Accent6_32_2_32_3_32_4" style:display-name="20% - Accent6 2 3 4" style:family="table-cell" style:data-style-name="N0">
      <style:table-cell-properties fo:background-color="#FDE9D9"/>
    </style:style>
    <style:style style:name="_50_0_37__32_-_32_Accent6_32_2_32_3_32_5" style:display-name="20% - Accent6 2 3 5" style:family="table-cell" style:data-style-name="N0">
      <style:table-cell-properties fo:background-color="#FDE9D9"/>
    </style:style>
    <style:style style:name="_50_0_37__32_-_32_Accent6_32_2_32_4" style:display-name="20% - Accent6 2 4" style:family="table-cell" style:data-style-name="N0">
      <style:table-cell-properties fo:background-color="#FDE9D9"/>
    </style:style>
    <style:style style:name="_50_0_37__32_-_32_Accent6_32_2_32_4_32_2" style:display-name="20% - Accent6 2 4 2" style:family="table-cell" style:data-style-name="N0">
      <style:table-cell-properties fo:background-color="#FDE9D9"/>
    </style:style>
    <style:style style:name="_50_0_37__32_-_32_Accent6_32_2_32_4_32_3" style:display-name="20% - Accent6 2 4 3" style:family="table-cell" style:data-style-name="N0">
      <style:table-cell-properties fo:background-color="#FDE9D9"/>
    </style:style>
    <style:style style:name="_50_0_37__32_-_32_Accent6_32_2_32_4_32_4" style:display-name="20% - Accent6 2 4 4" style:family="table-cell" style:data-style-name="N0">
      <style:table-cell-properties fo:background-color="#FDE9D9"/>
    </style:style>
    <style:style style:name="_50_0_37__32_-_32_Accent6_32_2_32_5" style:display-name="20% - Accent6 2 5" style:family="table-cell" style:data-style-name="N0">
      <style:table-cell-properties fo:background-color="#FDE9D9"/>
    </style:style>
    <style:style style:name="_50_0_37__32_-_32_Accent6_32_2_32_6" style:display-name="20% - Accent6 2 6" style:family="table-cell" style:data-style-name="N0">
      <style:table-cell-properties fo:background-color="#FDE9D9"/>
    </style:style>
    <style:style style:name="_50_0_37__32_-_32_Accent6_32_2_32_7" style:display-name="20% - Accent6 2 7" style:family="table-cell" style:data-style-name="N0">
      <style:table-cell-properties fo:background-color="#FDE9D9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3_32_2" style:display-name="20% - Accent6 3 2" style:family="table-cell" style:data-style-name="N0">
      <style:table-cell-properties fo:background-color="#FDE9D9"/>
    </style:style>
    <style:style style:name="_50_0_37__32_-_32_Accent6_32_3_32_2_32_2" style:display-name="20% - Accent6 3 2 2" style:family="table-cell" style:data-style-name="N0">
      <style:table-cell-properties fo:background-color="#FDE9D9"/>
    </style:style>
    <style:style style:name="_50_0_37__32_-_32_Accent6_32_3_32_2_32_2_32_2" style:display-name="20% - Accent6 3 2 2 2" style:family="table-cell" style:data-style-name="N0">
      <style:table-cell-properties fo:background-color="#FDE9D9"/>
    </style:style>
    <style:style style:name="_50_0_37__32_-_32_Accent6_32_3_32_2_32_2_32_2_32_2" style:display-name="20% - Accent6 3 2 2 2 2" style:family="table-cell" style:data-style-name="N0">
      <style:table-cell-properties fo:background-color="#FDE9D9"/>
    </style:style>
    <style:style style:name="_50_0_37__32_-_32_Accent6_32_3_32_2_32_2_32_2_32_3" style:display-name="20% - Accent6 3 2 2 2 3" style:family="table-cell" style:data-style-name="N0">
      <style:table-cell-properties fo:background-color="#FDE9D9"/>
    </style:style>
    <style:style style:name="_50_0_37__32_-_32_Accent6_32_3_32_2_32_2_32_2_32_4" style:display-name="20% - Accent6 3 2 2 2 4" style:family="table-cell" style:data-style-name="N0">
      <style:table-cell-properties fo:background-color="#FDE9D9"/>
    </style:style>
    <style:style style:name="_50_0_37__32_-_32_Accent6_32_3_32_2_32_2_32_3" style:display-name="20% - Accent6 3 2 2 3" style:family="table-cell" style:data-style-name="N0">
      <style:table-cell-properties fo:background-color="#FDE9D9"/>
    </style:style>
    <style:style style:name="_50_0_37__32_-_32_Accent6_32_3_32_2_32_2_32_4" style:display-name="20% - Accent6 3 2 2 4" style:family="table-cell" style:data-style-name="N0">
      <style:table-cell-properties fo:background-color="#FDE9D9"/>
    </style:style>
    <style:style style:name="_50_0_37__32_-_32_Accent6_32_3_32_2_32_2_32_5" style:display-name="20% - Accent6 3 2 2 5" style:family="table-cell" style:data-style-name="N0">
      <style:table-cell-properties fo:background-color="#FDE9D9"/>
    </style:style>
    <style:style style:name="_50_0_37__32_-_32_Accent6_32_3_32_2_32_3" style:display-name="20% - Accent6 3 2 3" style:family="table-cell" style:data-style-name="N0">
      <style:table-cell-properties fo:background-color="#FDE9D9"/>
    </style:style>
    <style:style style:name="_50_0_37__32_-_32_Accent6_32_3_32_2_32_3_32_2" style:display-name="20% - Accent6 3 2 3 2" style:family="table-cell" style:data-style-name="N0">
      <style:table-cell-properties fo:background-color="#FDE9D9"/>
    </style:style>
    <style:style style:name="_50_0_37__32_-_32_Accent6_32_3_32_2_32_3_32_3" style:display-name="20% - Accent6 3 2 3 3" style:family="table-cell" style:data-style-name="N0">
      <style:table-cell-properties fo:background-color="#FDE9D9"/>
    </style:style>
    <style:style style:name="_50_0_37__32_-_32_Accent6_32_3_32_2_32_3_32_4" style:display-name="20% - Accent6 3 2 3 4" style:family="table-cell" style:data-style-name="N0">
      <style:table-cell-properties fo:background-color="#FDE9D9"/>
    </style:style>
    <style:style style:name="_50_0_37__32_-_32_Accent6_32_3_32_2_32_4" style:display-name="20% - Accent6 3 2 4" style:family="table-cell" style:data-style-name="N0">
      <style:table-cell-properties fo:background-color="#FDE9D9"/>
    </style:style>
    <style:style style:name="_50_0_37__32_-_32_Accent6_32_3_32_2_32_5" style:display-name="20% - Accent6 3 2 5" style:family="table-cell" style:data-style-name="N0">
      <style:table-cell-properties fo:background-color="#FDE9D9"/>
    </style:style>
    <style:style style:name="_50_0_37__32_-_32_Accent6_32_3_32_2_32_6" style:display-name="20% - Accent6 3 2 6" style:family="table-cell" style:data-style-name="N0">
      <style:table-cell-properties fo:background-color="#FDE9D9"/>
    </style:style>
    <style:style style:name="_50_0_37__32_-_32_Accent6_32_3_32_3" style:display-name="20% - Accent6 3 3" style:family="table-cell" style:data-style-name="N0">
      <style:table-cell-properties fo:background-color="#FDE9D9"/>
    </style:style>
    <style:style style:name="_50_0_37__32_-_32_Accent6_32_3_32_3_32_2" style:display-name="20% - Accent6 3 3 2" style:family="table-cell" style:data-style-name="N0">
      <style:table-cell-properties fo:background-color="#FDE9D9"/>
    </style:style>
    <style:style style:name="_50_0_37__32_-_32_Accent6_32_3_32_3_32_2_32_2" style:display-name="20% - Accent6 3 3 2 2" style:family="table-cell" style:data-style-name="N0">
      <style:table-cell-properties fo:background-color="#FDE9D9"/>
    </style:style>
    <style:style style:name="_50_0_37__32_-_32_Accent6_32_3_32_3_32_2_32_3" style:display-name="20% - Accent6 3 3 2 3" style:family="table-cell" style:data-style-name="N0">
      <style:table-cell-properties fo:background-color="#FDE9D9"/>
    </style:style>
    <style:style style:name="_50_0_37__32_-_32_Accent6_32_3_32_3_32_2_32_4" style:display-name="20% - Accent6 3 3 2 4" style:family="table-cell" style:data-style-name="N0">
      <style:table-cell-properties fo:background-color="#FDE9D9"/>
    </style:style>
    <style:style style:name="_50_0_37__32_-_32_Accent6_32_3_32_3_32_3" style:display-name="20% - Accent6 3 3 3" style:family="table-cell" style:data-style-name="N0">
      <style:table-cell-properties fo:background-color="#FDE9D9"/>
    </style:style>
    <style:style style:name="_50_0_37__32_-_32_Accent6_32_3_32_3_32_4" style:display-name="20% - Accent6 3 3 4" style:family="table-cell" style:data-style-name="N0">
      <style:table-cell-properties fo:background-color="#FDE9D9"/>
    </style:style>
    <style:style style:name="_50_0_37__32_-_32_Accent6_32_3_32_3_32_5" style:display-name="20% - Accent6 3 3 5" style:family="table-cell" style:data-style-name="N0">
      <style:table-cell-properties fo:background-color="#FDE9D9"/>
    </style:style>
    <style:style style:name="_50_0_37__32_-_32_Accent6_32_3_32_4" style:display-name="20% - Accent6 3 4" style:family="table-cell" style:data-style-name="N0">
      <style:table-cell-properties fo:background-color="#FDE9D9"/>
    </style:style>
    <style:style style:name="_50_0_37__32_-_32_Accent6_32_3_32_4_32_2" style:display-name="20% - Accent6 3 4 2" style:family="table-cell" style:data-style-name="N0">
      <style:table-cell-properties fo:background-color="#FDE9D9"/>
    </style:style>
    <style:style style:name="_50_0_37__32_-_32_Accent6_32_3_32_4_32_3" style:display-name="20% - Accent6 3 4 3" style:family="table-cell" style:data-style-name="N0">
      <style:table-cell-properties fo:background-color="#FDE9D9"/>
    </style:style>
    <style:style style:name="_50_0_37__32_-_32_Accent6_32_3_32_4_32_4" style:display-name="20% - Accent6 3 4 4" style:family="table-cell" style:data-style-name="N0">
      <style:table-cell-properties fo:background-color="#FDE9D9"/>
    </style:style>
    <style:style style:name="_50_0_37__32_-_32_Accent6_32_3_32_5" style:display-name="20% - Accent6 3 5" style:family="table-cell" style:data-style-name="N0">
      <style:table-cell-properties fo:background-color="#FDE9D9"/>
    </style:style>
    <style:style style:name="_50_0_37__32_-_32_Accent6_32_3_32_6" style:display-name="20% - Accent6 3 6" style:family="table-cell" style:data-style-name="N0">
      <style:table-cell-properties fo:background-color="#FDE9D9"/>
    </style:style>
    <style:style style:name="_50_0_37__32_-_32_Accent6_32_3_32_7" style:display-name="20% - Accent6 3 7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0_0_37__32_-_32_Accent6_32_4_32_2" style:display-name="20% - Accent6 4 2" style:family="table-cell" style:data-style-name="N0">
      <style:table-cell-properties fo:background-color="#FDE9D9"/>
    </style:style>
    <style:style style:name="_50_0_37__32_-_32_Accent6_32_4_32_2_32_2" style:display-name="20% - Accent6 4 2 2" style:family="table-cell" style:data-style-name="N0">
      <style:table-cell-properties fo:background-color="#FDE9D9"/>
    </style:style>
    <style:style style:name="_50_0_37__32_-_32_Accent6_32_4_32_2_32_2_32_2" style:display-name="20% - Accent6 4 2 2 2" style:family="table-cell" style:data-style-name="N0">
      <style:table-cell-properties fo:background-color="#FDE9D9"/>
    </style:style>
    <style:style style:name="_50_0_37__32_-_32_Accent6_32_4_32_2_32_2_32_2_32_2" style:display-name="20% - Accent6 4 2 2 2 2" style:family="table-cell" style:data-style-name="N0">
      <style:table-cell-properties fo:background-color="#FDE9D9"/>
    </style:style>
    <style:style style:name="_50_0_37__32_-_32_Accent6_32_4_32_2_32_2_32_2_32_3" style:display-name="20% - Accent6 4 2 2 2 3" style:family="table-cell" style:data-style-name="N0">
      <style:table-cell-properties fo:background-color="#FDE9D9"/>
    </style:style>
    <style:style style:name="_50_0_37__32_-_32_Accent6_32_4_32_2_32_2_32_2_32_4" style:display-name="20% - Accent6 4 2 2 2 4" style:family="table-cell" style:data-style-name="N0">
      <style:table-cell-properties fo:background-color="#FDE9D9"/>
    </style:style>
    <style:style style:name="_50_0_37__32_-_32_Accent6_32_4_32_2_32_2_32_3" style:display-name="20% - Accent6 4 2 2 3" style:family="table-cell" style:data-style-name="N0">
      <style:table-cell-properties fo:background-color="#FDE9D9"/>
    </style:style>
    <style:style style:name="_50_0_37__32_-_32_Accent6_32_4_32_2_32_2_32_4" style:display-name="20% - Accent6 4 2 2 4" style:family="table-cell" style:data-style-name="N0">
      <style:table-cell-properties fo:background-color="#FDE9D9"/>
    </style:style>
    <style:style style:name="_50_0_37__32_-_32_Accent6_32_4_32_2_32_2_32_5" style:display-name="20% - Accent6 4 2 2 5" style:family="table-cell" style:data-style-name="N0">
      <style:table-cell-properties fo:background-color="#FDE9D9"/>
    </style:style>
    <style:style style:name="_50_0_37__32_-_32_Accent6_32_4_32_2_32_3" style:display-name="20% - Accent6 4 2 3" style:family="table-cell" style:data-style-name="N0">
      <style:table-cell-properties fo:background-color="#FDE9D9"/>
    </style:style>
    <style:style style:name="_50_0_37__32_-_32_Accent6_32_4_32_2_32_3_32_2" style:display-name="20% - Accent6 4 2 3 2" style:family="table-cell" style:data-style-name="N0">
      <style:table-cell-properties fo:background-color="#FDE9D9"/>
    </style:style>
    <style:style style:name="_50_0_37__32_-_32_Accent6_32_4_32_2_32_3_32_3" style:display-name="20% - Accent6 4 2 3 3" style:family="table-cell" style:data-style-name="N0">
      <style:table-cell-properties fo:background-color="#FDE9D9"/>
    </style:style>
    <style:style style:name="_50_0_37__32_-_32_Accent6_32_4_32_2_32_3_32_4" style:display-name="20% - Accent6 4 2 3 4" style:family="table-cell" style:data-style-name="N0">
      <style:table-cell-properties fo:background-color="#FDE9D9"/>
    </style:style>
    <style:style style:name="_50_0_37__32_-_32_Accent6_32_4_32_2_32_4" style:display-name="20% - Accent6 4 2 4" style:family="table-cell" style:data-style-name="N0">
      <style:table-cell-properties fo:background-color="#FDE9D9"/>
    </style:style>
    <style:style style:name="_50_0_37__32_-_32_Accent6_32_4_32_2_32_5" style:display-name="20% - Accent6 4 2 5" style:family="table-cell" style:data-style-name="N0">
      <style:table-cell-properties fo:background-color="#FDE9D9"/>
    </style:style>
    <style:style style:name="_50_0_37__32_-_32_Accent6_32_4_32_2_32_6" style:display-name="20% - Accent6 4 2 6" style:family="table-cell" style:data-style-name="N0">
      <style:table-cell-properties fo:background-color="#FDE9D9"/>
    </style:style>
    <style:style style:name="_50_0_37__32_-_32_Accent6_32_4_32_3" style:display-name="20% - Accent6 4 3" style:family="table-cell" style:data-style-name="N0">
      <style:table-cell-properties fo:background-color="#FDE9D9"/>
    </style:style>
    <style:style style:name="_50_0_37__32_-_32_Accent6_32_4_32_3_32_2" style:display-name="20% - Accent6 4 3 2" style:family="table-cell" style:data-style-name="N0">
      <style:table-cell-properties fo:background-color="#FDE9D9"/>
    </style:style>
    <style:style style:name="_50_0_37__32_-_32_Accent6_32_4_32_3_32_2_32_2" style:display-name="20% - Accent6 4 3 2 2" style:family="table-cell" style:data-style-name="N0">
      <style:table-cell-properties fo:background-color="#FDE9D9"/>
    </style:style>
    <style:style style:name="_50_0_37__32_-_32_Accent6_32_4_32_3_32_2_32_3" style:display-name="20% - Accent6 4 3 2 3" style:family="table-cell" style:data-style-name="N0">
      <style:table-cell-properties fo:background-color="#FDE9D9"/>
    </style:style>
    <style:style style:name="_50_0_37__32_-_32_Accent6_32_4_32_3_32_2_32_4" style:display-name="20% - Accent6 4 3 2 4" style:family="table-cell" style:data-style-name="N0">
      <style:table-cell-properties fo:background-color="#FDE9D9"/>
    </style:style>
    <style:style style:name="_50_0_37__32_-_32_Accent6_32_4_32_3_32_3" style:display-name="20% - Accent6 4 3 3" style:family="table-cell" style:data-style-name="N0">
      <style:table-cell-properties fo:background-color="#FDE9D9"/>
    </style:style>
    <style:style style:name="_50_0_37__32_-_32_Accent6_32_4_32_3_32_4" style:display-name="20% - Accent6 4 3 4" style:family="table-cell" style:data-style-name="N0">
      <style:table-cell-properties fo:background-color="#FDE9D9"/>
    </style:style>
    <style:style style:name="_50_0_37__32_-_32_Accent6_32_4_32_3_32_5" style:display-name="20% - Accent6 4 3 5" style:family="table-cell" style:data-style-name="N0">
      <style:table-cell-properties fo:background-color="#FDE9D9"/>
    </style:style>
    <style:style style:name="_50_0_37__32_-_32_Accent6_32_4_32_4" style:display-name="20% - Accent6 4 4" style:family="table-cell" style:data-style-name="N0">
      <style:table-cell-properties fo:background-color="#FDE9D9"/>
    </style:style>
    <style:style style:name="_50_0_37__32_-_32_Accent6_32_4_32_4_32_2" style:display-name="20% - Accent6 4 4 2" style:family="table-cell" style:data-style-name="N0">
      <style:table-cell-properties fo:background-color="#FDE9D9"/>
    </style:style>
    <style:style style:name="_50_0_37__32_-_32_Accent6_32_4_32_4_32_3" style:display-name="20% - Accent6 4 4 3" style:family="table-cell" style:data-style-name="N0">
      <style:table-cell-properties fo:background-color="#FDE9D9"/>
    </style:style>
    <style:style style:name="_50_0_37__32_-_32_Accent6_32_4_32_4_32_4" style:display-name="20% - Accent6 4 4 4" style:family="table-cell" style:data-style-name="N0">
      <style:table-cell-properties fo:background-color="#FDE9D9"/>
    </style:style>
    <style:style style:name="_50_0_37__32_-_32_Accent6_32_4_32_5" style:display-name="20% - Accent6 4 5" style:family="table-cell" style:data-style-name="N0">
      <style:table-cell-properties fo:background-color="#FDE9D9"/>
    </style:style>
    <style:style style:name="_50_0_37__32_-_32_Accent6_32_4_32_6" style:display-name="20% - Accent6 4 6" style:family="table-cell" style:data-style-name="N0">
      <style:table-cell-properties fo:background-color="#FDE9D9"/>
    </style:style>
    <style:style style:name="_50_0_37__32_-_32_Accent6_32_4_32_7" style:display-name="20% - Accent6 4 7" style:family="table-cell" style:data-style-name="N0">
      <style:table-cell-properties fo:background-color="#FDE9D9"/>
    </style:style>
    <style:style style:name="_50_0_37__32_-_32_Accent6_32_5" style:display-name="20% - Accent6 5" style:family="table-cell" style:data-style-name="N0">
      <style:table-cell-properties fo:background-color="#FDE9D9"/>
    </style:style>
    <style:style style:name="_50_0_37__32_-_32_Accent6_32_5_32_2" style:display-name="20% - Accent6 5 2" style:family="table-cell" style:data-style-name="N0">
      <style:table-cell-properties fo:background-color="#FDE9D9"/>
    </style:style>
    <style:style style:name="_50_0_37__32_-_32_Accent6_32_5_32_2_32_2" style:display-name="20% - Accent6 5 2 2" style:family="table-cell" style:data-style-name="N0">
      <style:table-cell-properties fo:background-color="#FDE9D9"/>
    </style:style>
    <style:style style:name="_50_0_37__32_-_32_Accent6_32_5_32_2_32_2_32_2" style:display-name="20% - Accent6 5 2 2 2" style:family="table-cell" style:data-style-name="N0">
      <style:table-cell-properties fo:background-color="#FDE9D9"/>
    </style:style>
    <style:style style:name="_50_0_37__32_-_32_Accent6_32_5_32_2_32_2_32_2_32_2" style:display-name="20% - Accent6 5 2 2 2 2" style:family="table-cell" style:data-style-name="N0">
      <style:table-cell-properties fo:background-color="#FDE9D9"/>
    </style:style>
    <style:style style:name="_50_0_37__32_-_32_Accent6_32_5_32_2_32_2_32_2_32_3" style:display-name="20% - Accent6 5 2 2 2 3" style:family="table-cell" style:data-style-name="N0">
      <style:table-cell-properties fo:background-color="#FDE9D9"/>
    </style:style>
    <style:style style:name="_50_0_37__32_-_32_Accent6_32_5_32_2_32_2_32_2_32_4" style:display-name="20% - Accent6 5 2 2 2 4" style:family="table-cell" style:data-style-name="N0">
      <style:table-cell-properties fo:background-color="#FDE9D9"/>
    </style:style>
    <style:style style:name="_50_0_37__32_-_32_Accent6_32_5_32_2_32_2_32_3" style:display-name="20% - Accent6 5 2 2 3" style:family="table-cell" style:data-style-name="N0">
      <style:table-cell-properties fo:background-color="#FDE9D9"/>
    </style:style>
    <style:style style:name="_50_0_37__32_-_32_Accent6_32_5_32_2_32_2_32_4" style:display-name="20% - Accent6 5 2 2 4" style:family="table-cell" style:data-style-name="N0">
      <style:table-cell-properties fo:background-color="#FDE9D9"/>
    </style:style>
    <style:style style:name="_50_0_37__32_-_32_Accent6_32_5_32_2_32_2_32_5" style:display-name="20% - Accent6 5 2 2 5" style:family="table-cell" style:data-style-name="N0">
      <style:table-cell-properties fo:background-color="#FDE9D9"/>
    </style:style>
    <style:style style:name="_50_0_37__32_-_32_Accent6_32_5_32_2_32_3" style:display-name="20% - Accent6 5 2 3" style:family="table-cell" style:data-style-name="N0">
      <style:table-cell-properties fo:background-color="#FDE9D9"/>
    </style:style>
    <style:style style:name="_50_0_37__32_-_32_Accent6_32_5_32_2_32_3_32_2" style:display-name="20% - Accent6 5 2 3 2" style:family="table-cell" style:data-style-name="N0">
      <style:table-cell-properties fo:background-color="#FDE9D9"/>
    </style:style>
    <style:style style:name="_50_0_37__32_-_32_Accent6_32_5_32_2_32_3_32_3" style:display-name="20% - Accent6 5 2 3 3" style:family="table-cell" style:data-style-name="N0">
      <style:table-cell-properties fo:background-color="#FDE9D9"/>
    </style:style>
    <style:style style:name="_50_0_37__32_-_32_Accent6_32_5_32_2_32_3_32_4" style:display-name="20% - Accent6 5 2 3 4" style:family="table-cell" style:data-style-name="N0">
      <style:table-cell-properties fo:background-color="#FDE9D9"/>
    </style:style>
    <style:style style:name="_50_0_37__32_-_32_Accent6_32_5_32_2_32_4" style:display-name="20% - Accent6 5 2 4" style:family="table-cell" style:data-style-name="N0">
      <style:table-cell-properties fo:background-color="#FDE9D9"/>
    </style:style>
    <style:style style:name="_50_0_37__32_-_32_Accent6_32_5_32_2_32_5" style:display-name="20% - Accent6 5 2 5" style:family="table-cell" style:data-style-name="N0">
      <style:table-cell-properties fo:background-color="#FDE9D9"/>
    </style:style>
    <style:style style:name="_50_0_37__32_-_32_Accent6_32_5_32_2_32_6" style:display-name="20% - Accent6 5 2 6" style:family="table-cell" style:data-style-name="N0">
      <style:table-cell-properties fo:background-color="#FDE9D9"/>
    </style:style>
    <style:style style:name="_50_0_37__32_-_32_Accent6_32_5_32_3" style:display-name="20% - Accent6 5 3" style:family="table-cell" style:data-style-name="N0">
      <style:table-cell-properties fo:background-color="#FDE9D9"/>
    </style:style>
    <style:style style:name="_50_0_37__32_-_32_Accent6_32_5_32_3_32_2" style:display-name="20% - Accent6 5 3 2" style:family="table-cell" style:data-style-name="N0">
      <style:table-cell-properties fo:background-color="#FDE9D9"/>
    </style:style>
    <style:style style:name="_50_0_37__32_-_32_Accent6_32_5_32_3_32_2_32_2" style:display-name="20% - Accent6 5 3 2 2" style:family="table-cell" style:data-style-name="N0">
      <style:table-cell-properties fo:background-color="#FDE9D9"/>
    </style:style>
    <style:style style:name="_50_0_37__32_-_32_Accent6_32_5_32_3_32_2_32_3" style:display-name="20% - Accent6 5 3 2 3" style:family="table-cell" style:data-style-name="N0">
      <style:table-cell-properties fo:background-color="#FDE9D9"/>
    </style:style>
    <style:style style:name="_50_0_37__32_-_32_Accent6_32_5_32_3_32_2_32_4" style:display-name="20% - Accent6 5 3 2 4" style:family="table-cell" style:data-style-name="N0">
      <style:table-cell-properties fo:background-color="#FDE9D9"/>
    </style:style>
    <style:style style:name="_50_0_37__32_-_32_Accent6_32_5_32_3_32_3" style:display-name="20% - Accent6 5 3 3" style:family="table-cell" style:data-style-name="N0">
      <style:table-cell-properties fo:background-color="#FDE9D9"/>
    </style:style>
    <style:style style:name="_50_0_37__32_-_32_Accent6_32_5_32_3_32_4" style:display-name="20% - Accent6 5 3 4" style:family="table-cell" style:data-style-name="N0">
      <style:table-cell-properties fo:background-color="#FDE9D9"/>
    </style:style>
    <style:style style:name="_50_0_37__32_-_32_Accent6_32_5_32_3_32_5" style:display-name="20% - Accent6 5 3 5" style:family="table-cell" style:data-style-name="N0">
      <style:table-cell-properties fo:background-color="#FDE9D9"/>
    </style:style>
    <style:style style:name="_50_0_37__32_-_32_Accent6_32_5_32_4" style:display-name="20% - Accent6 5 4" style:family="table-cell" style:data-style-name="N0">
      <style:table-cell-properties fo:background-color="#FDE9D9"/>
    </style:style>
    <style:style style:name="_50_0_37__32_-_32_Accent6_32_5_32_4_32_2" style:display-name="20% - Accent6 5 4 2" style:family="table-cell" style:data-style-name="N0">
      <style:table-cell-properties fo:background-color="#FDE9D9"/>
    </style:style>
    <style:style style:name="_50_0_37__32_-_32_Accent6_32_5_32_4_32_3" style:display-name="20% - Accent6 5 4 3" style:family="table-cell" style:data-style-name="N0">
      <style:table-cell-properties fo:background-color="#FDE9D9"/>
    </style:style>
    <style:style style:name="_50_0_37__32_-_32_Accent6_32_5_32_4_32_4" style:display-name="20% - Accent6 5 4 4" style:family="table-cell" style:data-style-name="N0">
      <style:table-cell-properties fo:background-color="#FDE9D9"/>
    </style:style>
    <style:style style:name="_50_0_37__32_-_32_Accent6_32_5_32_5" style:display-name="20% - Accent6 5 5" style:family="table-cell" style:data-style-name="N0">
      <style:table-cell-properties fo:background-color="#FDE9D9"/>
    </style:style>
    <style:style style:name="_50_0_37__32_-_32_Accent6_32_5_32_6" style:display-name="20% - Accent6 5 6" style:family="table-cell" style:data-style-name="N0">
      <style:table-cell-properties fo:background-color="#FDE9D9"/>
    </style:style>
    <style:style style:name="_50_0_37__32_-_32_Accent6_32_5_32_7" style:display-name="20% - Accent6 5 7" style:family="table-cell" style:data-style-name="N0">
      <style:table-cell-properties fo:background-color="#FDE9D9"/>
    </style:style>
    <style:style style:name="_50_0_37__32_-_32_Accent6_32_6" style:display-name="20% - Accent6 6" style:family="table-cell" style:data-style-name="N0">
      <style:table-cell-properties fo:background-color="#FDE9D9"/>
    </style:style>
    <style:style style:name="_50_0_37__32_-_32_Accent6_32_6_32_2" style:display-name="20% - Accent6 6 2" style:family="table-cell" style:data-style-name="N0">
      <style:table-cell-properties fo:background-color="#FDE9D9"/>
    </style:style>
    <style:style style:name="_50_0_37__32_-_32_Accent6_32_6_32_2_32_2" style:display-name="20% - Accent6 6 2 2" style:family="table-cell" style:data-style-name="N0">
      <style:table-cell-properties fo:background-color="#FDE9D9"/>
    </style:style>
    <style:style style:name="_50_0_37__32_-_32_Accent6_32_6_32_2_32_2_32_2" style:display-name="20% - Accent6 6 2 2 2" style:family="table-cell" style:data-style-name="N0">
      <style:table-cell-properties fo:background-color="#FDE9D9"/>
    </style:style>
    <style:style style:name="_50_0_37__32_-_32_Accent6_32_6_32_2_32_2_32_3" style:display-name="20% - Accent6 6 2 2 3" style:family="table-cell" style:data-style-name="N0">
      <style:table-cell-properties fo:background-color="#FDE9D9"/>
    </style:style>
    <style:style style:name="_50_0_37__32_-_32_Accent6_32_6_32_2_32_2_32_4" style:display-name="20% - Accent6 6 2 2 4" style:family="table-cell" style:data-style-name="N0">
      <style:table-cell-properties fo:background-color="#FDE9D9"/>
    </style:style>
    <style:style style:name="_50_0_37__32_-_32_Accent6_32_6_32_2_32_3" style:display-name="20% - Accent6 6 2 3" style:family="table-cell" style:data-style-name="N0">
      <style:table-cell-properties fo:background-color="#FDE9D9"/>
    </style:style>
    <style:style style:name="_50_0_37__32_-_32_Accent6_32_6_32_2_32_4" style:display-name="20% - Accent6 6 2 4" style:family="table-cell" style:data-style-name="N0">
      <style:table-cell-properties fo:background-color="#FDE9D9"/>
    </style:style>
    <style:style style:name="_50_0_37__32_-_32_Accent6_32_6_32_2_32_5" style:display-name="20% - Accent6 6 2 5" style:family="table-cell" style:data-style-name="N0">
      <style:table-cell-properties fo:background-color="#FDE9D9"/>
    </style:style>
    <style:style style:name="_50_0_37__32_-_32_Accent6_32_6_32_3" style:display-name="20% - Accent6 6 3" style:family="table-cell" style:data-style-name="N0">
      <style:table-cell-properties fo:background-color="#FDE9D9"/>
    </style:style>
    <style:style style:name="_50_0_37__32_-_32_Accent6_32_6_32_3_32_2" style:display-name="20% - Accent6 6 3 2" style:family="table-cell" style:data-style-name="N0">
      <style:table-cell-properties fo:background-color="#FDE9D9"/>
    </style:style>
    <style:style style:name="_50_0_37__32_-_32_Accent6_32_6_32_3_32_3" style:display-name="20% - Accent6 6 3 3" style:family="table-cell" style:data-style-name="N0">
      <style:table-cell-properties fo:background-color="#FDE9D9"/>
    </style:style>
    <style:style style:name="_50_0_37__32_-_32_Accent6_32_6_32_3_32_4" style:display-name="20% - Accent6 6 3 4" style:family="table-cell" style:data-style-name="N0">
      <style:table-cell-properties fo:background-color="#FDE9D9"/>
    </style:style>
    <style:style style:name="_50_0_37__32_-_32_Accent6_32_6_32_4" style:display-name="20% - Accent6 6 4" style:family="table-cell" style:data-style-name="N0">
      <style:table-cell-properties fo:background-color="#FDE9D9"/>
    </style:style>
    <style:style style:name="_50_0_37__32_-_32_Accent6_32_6_32_5" style:display-name="20% - Accent6 6 5" style:family="table-cell" style:data-style-name="N0">
      <style:table-cell-properties fo:background-color="#FDE9D9"/>
    </style:style>
    <style:style style:name="_50_0_37__32_-_32_Accent6_32_6_32_6" style:display-name="20% - Accent6 6 6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B8CCE4"/>
    </style:style>
    <style:style style:name="_52_0_37__32_-_32_Accent1_32_2_32_2" style:display-name="40% - Accent1 2 2" style:family="table-cell" style:data-style-name="N0">
      <style:table-cell-properties fo:background-color="#C0C0C0"/>
    </style:style>
    <style:style style:name="_52_0_37__32_-_32_Accent1_32_2_32_2_32_2" style:display-name="40% - Accent1 2 2 2" style:family="table-cell" style:data-style-name="N0">
      <style:table-cell-properties fo:background-color="#C0C0C0"/>
    </style:style>
    <style:style style:name="_52_0_37__32_-_32_Accent1_32_2_32_2_32_2_32_2" style:display-name="40% - Accent1 2 2 2 2" style:family="table-cell" style:data-style-name="N0">
      <style:table-cell-properties fo:background-color="#C0C0C0"/>
    </style:style>
    <style:style style:name="_52_0_37__32_-_32_Accent1_32_2_32_2_32_2_32_2_32_2" style:display-name="40% - Accent1 2 2 2 2 2" style:family="table-cell" style:data-style-name="N0">
      <style:table-cell-properties fo:background-color="#C0C0C0"/>
    </style:style>
    <style:style style:name="_52_0_37__32_-_32_Accent1_32_2_32_2_32_2_32_2_32_3" style:display-name="40% - Accent1 2 2 2 2 3" style:family="table-cell" style:data-style-name="N0">
      <style:table-cell-properties fo:background-color="#C0C0C0"/>
    </style:style>
    <style:style style:name="_52_0_37__32_-_32_Accent1_32_2_32_2_32_2_32_2_32_4" style:display-name="40% - Accent1 2 2 2 2 4" style:family="table-cell" style:data-style-name="N0">
      <style:table-cell-properties fo:background-color="#C0C0C0"/>
    </style:style>
    <style:style style:name="_52_0_37__32_-_32_Accent1_32_2_32_2_32_2_32_3" style:display-name="40% - Accent1 2 2 2 3" style:family="table-cell" style:data-style-name="N0">
      <style:table-cell-properties fo:background-color="#C0C0C0"/>
    </style:style>
    <style:style style:name="_52_0_37__32_-_32_Accent1_32_2_32_2_32_2_32_4" style:display-name="40% - Accent1 2 2 2 4" style:family="table-cell" style:data-style-name="N0">
      <style:table-cell-properties fo:background-color="#C0C0C0"/>
    </style:style>
    <style:style style:name="_52_0_37__32_-_32_Accent1_32_2_32_2_32_2_32_5" style:display-name="40% - Accent1 2 2 2 5" style:family="table-cell" style:data-style-name="N0">
      <style:table-cell-properties fo:background-color="#C0C0C0"/>
    </style:style>
    <style:style style:name="_52_0_37__32_-_32_Accent1_32_2_32_2_32_3" style:display-name="40% - Accent1 2 2 3" style:family="table-cell" style:data-style-name="N0">
      <style:table-cell-properties fo:background-color="#C0C0C0"/>
    </style:style>
    <style:style style:name="_52_0_37__32_-_32_Accent1_32_2_32_2_32_3_32_2" style:display-name="40% - Accent1 2 2 3 2" style:family="table-cell" style:data-style-name="N0">
      <style:table-cell-properties fo:background-color="#C0C0C0"/>
    </style:style>
    <style:style style:name="_52_0_37__32_-_32_Accent1_32_2_32_2_32_3_32_3" style:display-name="40% - Accent1 2 2 3 3" style:family="table-cell" style:data-style-name="N0">
      <style:table-cell-properties fo:background-color="#C0C0C0"/>
    </style:style>
    <style:style style:name="_52_0_37__32_-_32_Accent1_32_2_32_2_32_3_32_4" style:display-name="40% - Accent1 2 2 3 4" style:family="table-cell" style:data-style-name="N0">
      <style:table-cell-properties fo:background-color="#C0C0C0"/>
    </style:style>
    <style:style style:name="_52_0_37__32_-_32_Accent1_32_2_32_2_32_4" style:display-name="40% - Accent1 2 2 4" style:family="table-cell" style:data-style-name="N0">
      <style:table-cell-properties fo:background-color="#C0C0C0"/>
    </style:style>
    <style:style style:name="_52_0_37__32_-_32_Accent1_32_2_32_2_32_5" style:display-name="40% - Accent1 2 2 5" style:family="table-cell" style:data-style-name="N0">
      <style:table-cell-properties fo:background-color="#C0C0C0"/>
    </style:style>
    <style:style style:name="_52_0_37__32_-_32_Accent1_32_2_32_2_32_6" style:display-name="40% - Accent1 2 2 6" style:family="table-cell" style:data-style-name="N0">
      <style:table-cell-properties fo:background-color="#C0C0C0"/>
    </style:style>
    <style:style style:name="_52_0_37__32_-_32_Accent1_32_2_32_3" style:display-name="40% - Accent1 2 3" style:family="table-cell" style:data-style-name="N0">
      <style:table-cell-properties fo:background-color="#B8CCE4"/>
    </style:style>
    <style:style style:name="_52_0_37__32_-_32_Accent1_32_2_32_3_32_2" style:display-name="40% - Accent1 2 3 2" style:family="table-cell" style:data-style-name="N0">
      <style:table-cell-properties fo:background-color="#B8CCE4"/>
    </style:style>
    <style:style style:name="_52_0_37__32_-_32_Accent1_32_2_32_3_32_2_32_2" style:display-name="40% - Accent1 2 3 2 2" style:family="table-cell" style:data-style-name="N0">
      <style:table-cell-properties fo:background-color="#B8CCE4"/>
    </style:style>
    <style:style style:name="_52_0_37__32_-_32_Accent1_32_2_32_3_32_2_32_3" style:display-name="40% - Accent1 2 3 2 3" style:family="table-cell" style:data-style-name="N0">
      <style:table-cell-properties fo:background-color="#B8CCE4"/>
    </style:style>
    <style:style style:name="_52_0_37__32_-_32_Accent1_32_2_32_3_32_2_32_4" style:display-name="40% - Accent1 2 3 2 4" style:family="table-cell" style:data-style-name="N0">
      <style:table-cell-properties fo:background-color="#B8CCE4"/>
    </style:style>
    <style:style style:name="_52_0_37__32_-_32_Accent1_32_2_32_3_32_3" style:display-name="40% - Accent1 2 3 3" style:family="table-cell" style:data-style-name="N0">
      <style:table-cell-properties fo:background-color="#B8CCE4"/>
    </style:style>
    <style:style style:name="_52_0_37__32_-_32_Accent1_32_2_32_3_32_4" style:display-name="40% - Accent1 2 3 4" style:family="table-cell" style:data-style-name="N0">
      <style:table-cell-properties fo:background-color="#B8CCE4"/>
    </style:style>
    <style:style style:name="_52_0_37__32_-_32_Accent1_32_2_32_3_32_5" style:display-name="40% - Accent1 2 3 5" style:family="table-cell" style:data-style-name="N0">
      <style:table-cell-properties fo:background-color="#B8CCE4"/>
    </style:style>
    <style:style style:name="_52_0_37__32_-_32_Accent1_32_2_32_4" style:display-name="40% - Accent1 2 4" style:family="table-cell" style:data-style-name="N0">
      <style:table-cell-properties fo:background-color="#B8CCE4"/>
    </style:style>
    <style:style style:name="_52_0_37__32_-_32_Accent1_32_2_32_4_32_2" style:display-name="40% - Accent1 2 4 2" style:family="table-cell" style:data-style-name="N0">
      <style:table-cell-properties fo:background-color="#B8CCE4"/>
    </style:style>
    <style:style style:name="_52_0_37__32_-_32_Accent1_32_2_32_4_32_3" style:display-name="40% - Accent1 2 4 3" style:family="table-cell" style:data-style-name="N0">
      <style:table-cell-properties fo:background-color="#B8CCE4"/>
    </style:style>
    <style:style style:name="_52_0_37__32_-_32_Accent1_32_2_32_4_32_4" style:display-name="40% - Accent1 2 4 4" style:family="table-cell" style:data-style-name="N0">
      <style:table-cell-properties fo:background-color="#B8CCE4"/>
    </style:style>
    <style:style style:name="_52_0_37__32_-_32_Accent1_32_2_32_5" style:display-name="40% - Accent1 2 5" style:family="table-cell" style:data-style-name="N0">
      <style:table-cell-properties fo:background-color="#B8CCE4"/>
    </style:style>
    <style:style style:name="_52_0_37__32_-_32_Accent1_32_2_32_6" style:display-name="40% - Accent1 2 6" style:family="table-cell" style:data-style-name="N0">
      <style:table-cell-properties fo:background-color="#B8CCE4"/>
    </style:style>
    <style:style style:name="_52_0_37__32_-_32_Accent1_32_2_32_7" style:display-name="40% - Accent1 2 7" style:family="table-cell" style:data-style-name="N0">
      <style:table-cell-properties fo:background-color="#B8CCE4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3_32_2" style:display-name="40% - Accent1 3 2" style:family="table-cell" style:data-style-name="N0">
      <style:table-cell-properties fo:background-color="#C0C0C0"/>
    </style:style>
    <style:style style:name="_52_0_37__32_-_32_Accent1_32_3_32_2_32_2" style:display-name="40% - Accent1 3 2 2" style:family="table-cell" style:data-style-name="N0">
      <style:table-cell-properties fo:background-color="#C0C0C0"/>
    </style:style>
    <style:style style:name="_52_0_37__32_-_32_Accent1_32_3_32_2_32_2_32_2" style:display-name="40% - Accent1 3 2 2 2" style:family="table-cell" style:data-style-name="N0">
      <style:table-cell-properties fo:background-color="#C0C0C0"/>
    </style:style>
    <style:style style:name="_52_0_37__32_-_32_Accent1_32_3_32_2_32_2_32_2_32_2" style:display-name="40% - Accent1 3 2 2 2 2" style:family="table-cell" style:data-style-name="N0">
      <style:table-cell-properties fo:background-color="#C0C0C0"/>
    </style:style>
    <style:style style:name="_52_0_37__32_-_32_Accent1_32_3_32_2_32_2_32_2_32_3" style:display-name="40% - Accent1 3 2 2 2 3" style:family="table-cell" style:data-style-name="N0">
      <style:table-cell-properties fo:background-color="#C0C0C0"/>
    </style:style>
    <style:style style:name="_52_0_37__32_-_32_Accent1_32_3_32_2_32_2_32_2_32_4" style:display-name="40% - Accent1 3 2 2 2 4" style:family="table-cell" style:data-style-name="N0">
      <style:table-cell-properties fo:background-color="#C0C0C0"/>
    </style:style>
    <style:style style:name="_52_0_37__32_-_32_Accent1_32_3_32_2_32_2_32_3" style:display-name="40% - Accent1 3 2 2 3" style:family="table-cell" style:data-style-name="N0">
      <style:table-cell-properties fo:background-color="#C0C0C0"/>
    </style:style>
    <style:style style:name="_52_0_37__32_-_32_Accent1_32_3_32_2_32_2_32_4" style:display-name="40% - Accent1 3 2 2 4" style:family="table-cell" style:data-style-name="N0">
      <style:table-cell-properties fo:background-color="#C0C0C0"/>
    </style:style>
    <style:style style:name="_52_0_37__32_-_32_Accent1_32_3_32_2_32_2_32_5" style:display-name="40% - Accent1 3 2 2 5" style:family="table-cell" style:data-style-name="N0">
      <style:table-cell-properties fo:background-color="#C0C0C0"/>
    </style:style>
    <style:style style:name="_52_0_37__32_-_32_Accent1_32_3_32_2_32_3" style:display-name="40% - Accent1 3 2 3" style:family="table-cell" style:data-style-name="N0">
      <style:table-cell-properties fo:background-color="#C0C0C0"/>
    </style:style>
    <style:style style:name="_52_0_37__32_-_32_Accent1_32_3_32_2_32_3_32_2" style:display-name="40% - Accent1 3 2 3 2" style:family="table-cell" style:data-style-name="N0">
      <style:table-cell-properties fo:background-color="#C0C0C0"/>
    </style:style>
    <style:style style:name="_52_0_37__32_-_32_Accent1_32_3_32_2_32_3_32_3" style:display-name="40% - Accent1 3 2 3 3" style:family="table-cell" style:data-style-name="N0">
      <style:table-cell-properties fo:background-color="#C0C0C0"/>
    </style:style>
    <style:style style:name="_52_0_37__32_-_32_Accent1_32_3_32_2_32_3_32_4" style:display-name="40% - Accent1 3 2 3 4" style:family="table-cell" style:data-style-name="N0">
      <style:table-cell-properties fo:background-color="#C0C0C0"/>
    </style:style>
    <style:style style:name="_52_0_37__32_-_32_Accent1_32_3_32_2_32_4" style:display-name="40% - Accent1 3 2 4" style:family="table-cell" style:data-style-name="N0">
      <style:table-cell-properties fo:background-color="#C0C0C0"/>
    </style:style>
    <style:style style:name="_52_0_37__32_-_32_Accent1_32_3_32_2_32_5" style:display-name="40% - Accent1 3 2 5" style:family="table-cell" style:data-style-name="N0">
      <style:table-cell-properties fo:background-color="#C0C0C0"/>
    </style:style>
    <style:style style:name="_52_0_37__32_-_32_Accent1_32_3_32_2_32_6" style:display-name="40% - Accent1 3 2 6" style:family="table-cell" style:data-style-name="N0">
      <style:table-cell-properties fo:background-color="#C0C0C0"/>
    </style:style>
    <style:style style:name="_52_0_37__32_-_32_Accent1_32_3_32_3" style:display-name="40% - Accent1 3 3" style:family="table-cell" style:data-style-name="N0">
      <style:table-cell-properties fo:background-color="#B8CCE4"/>
    </style:style>
    <style:style style:name="_52_0_37__32_-_32_Accent1_32_3_32_3_32_2" style:display-name="40% - Accent1 3 3 2" style:family="table-cell" style:data-style-name="N0">
      <style:table-cell-properties fo:background-color="#B8CCE4"/>
    </style:style>
    <style:style style:name="_52_0_37__32_-_32_Accent1_32_3_32_3_32_2_32_2" style:display-name="40% - Accent1 3 3 2 2" style:family="table-cell" style:data-style-name="N0">
      <style:table-cell-properties fo:background-color="#B8CCE4"/>
    </style:style>
    <style:style style:name="_52_0_37__32_-_32_Accent1_32_3_32_3_32_2_32_3" style:display-name="40% - Accent1 3 3 2 3" style:family="table-cell" style:data-style-name="N0">
      <style:table-cell-properties fo:background-color="#B8CCE4"/>
    </style:style>
    <style:style style:name="_52_0_37__32_-_32_Accent1_32_3_32_3_32_2_32_4" style:display-name="40% - Accent1 3 3 2 4" style:family="table-cell" style:data-style-name="N0">
      <style:table-cell-properties fo:background-color="#B8CCE4"/>
    </style:style>
    <style:style style:name="_52_0_37__32_-_32_Accent1_32_3_32_3_32_3" style:display-name="40% - Accent1 3 3 3" style:family="table-cell" style:data-style-name="N0">
      <style:table-cell-properties fo:background-color="#B8CCE4"/>
    </style:style>
    <style:style style:name="_52_0_37__32_-_32_Accent1_32_3_32_3_32_4" style:display-name="40% - Accent1 3 3 4" style:family="table-cell" style:data-style-name="N0">
      <style:table-cell-properties fo:background-color="#B8CCE4"/>
    </style:style>
    <style:style style:name="_52_0_37__32_-_32_Accent1_32_3_32_3_32_5" style:display-name="40% - Accent1 3 3 5" style:family="table-cell" style:data-style-name="N0">
      <style:table-cell-properties fo:background-color="#B8CCE4"/>
    </style:style>
    <style:style style:name="_52_0_37__32_-_32_Accent1_32_3_32_4" style:display-name="40% - Accent1 3 4" style:family="table-cell" style:data-style-name="N0">
      <style:table-cell-properties fo:background-color="#B8CCE4"/>
    </style:style>
    <style:style style:name="_52_0_37__32_-_32_Accent1_32_3_32_4_32_2" style:display-name="40% - Accent1 3 4 2" style:family="table-cell" style:data-style-name="N0">
      <style:table-cell-properties fo:background-color="#B8CCE4"/>
    </style:style>
    <style:style style:name="_52_0_37__32_-_32_Accent1_32_3_32_4_32_3" style:display-name="40% - Accent1 3 4 3" style:family="table-cell" style:data-style-name="N0">
      <style:table-cell-properties fo:background-color="#B8CCE4"/>
    </style:style>
    <style:style style:name="_52_0_37__32_-_32_Accent1_32_3_32_4_32_4" style:display-name="40% - Accent1 3 4 4" style:family="table-cell" style:data-style-name="N0">
      <style:table-cell-properties fo:background-color="#B8CCE4"/>
    </style:style>
    <style:style style:name="_52_0_37__32_-_32_Accent1_32_3_32_5" style:display-name="40% - Accent1 3 5" style:family="table-cell" style:data-style-name="N0">
      <style:table-cell-properties fo:background-color="#B8CCE4"/>
    </style:style>
    <style:style style:name="_52_0_37__32_-_32_Accent1_32_3_32_6" style:display-name="40% - Accent1 3 6" style:family="table-cell" style:data-style-name="N0">
      <style:table-cell-properties fo:background-color="#B8CCE4"/>
    </style:style>
    <style:style style:name="_52_0_37__32_-_32_Accent1_32_3_32_7" style:display-name="40% - Accent1 3 7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1_32_4_32_2" style:display-name="40% - Accent1 4 2" style:family="table-cell" style:data-style-name="N0">
      <style:table-cell-properties fo:background-color="#C0C0C0"/>
    </style:style>
    <style:style style:name="_52_0_37__32_-_32_Accent1_32_4_32_2_32_2" style:display-name="40% - Accent1 4 2 2" style:family="table-cell" style:data-style-name="N0">
      <style:table-cell-properties fo:background-color="#C0C0C0"/>
    </style:style>
    <style:style style:name="_52_0_37__32_-_32_Accent1_32_4_32_2_32_2_32_2" style:display-name="40% - Accent1 4 2 2 2" style:family="table-cell" style:data-style-name="N0">
      <style:table-cell-properties fo:background-color="#C0C0C0"/>
    </style:style>
    <style:style style:name="_52_0_37__32_-_32_Accent1_32_4_32_2_32_2_32_2_32_2" style:display-name="40% - Accent1 4 2 2 2 2" style:family="table-cell" style:data-style-name="N0">
      <style:table-cell-properties fo:background-color="#C0C0C0"/>
    </style:style>
    <style:style style:name="_52_0_37__32_-_32_Accent1_32_4_32_2_32_2_32_2_32_3" style:display-name="40% - Accent1 4 2 2 2 3" style:family="table-cell" style:data-style-name="N0">
      <style:table-cell-properties fo:background-color="#C0C0C0"/>
    </style:style>
    <style:style style:name="_52_0_37__32_-_32_Accent1_32_4_32_2_32_2_32_2_32_4" style:display-name="40% - Accent1 4 2 2 2 4" style:family="table-cell" style:data-style-name="N0">
      <style:table-cell-properties fo:background-color="#C0C0C0"/>
    </style:style>
    <style:style style:name="_52_0_37__32_-_32_Accent1_32_4_32_2_32_2_32_3" style:display-name="40% - Accent1 4 2 2 3" style:family="table-cell" style:data-style-name="N0">
      <style:table-cell-properties fo:background-color="#C0C0C0"/>
    </style:style>
    <style:style style:name="_52_0_37__32_-_32_Accent1_32_4_32_2_32_2_32_4" style:display-name="40% - Accent1 4 2 2 4" style:family="table-cell" style:data-style-name="N0">
      <style:table-cell-properties fo:background-color="#C0C0C0"/>
    </style:style>
    <style:style style:name="_52_0_37__32_-_32_Accent1_32_4_32_2_32_2_32_5" style:display-name="40% - Accent1 4 2 2 5" style:family="table-cell" style:data-style-name="N0">
      <style:table-cell-properties fo:background-color="#C0C0C0"/>
    </style:style>
    <style:style style:name="_52_0_37__32_-_32_Accent1_32_4_32_2_32_3" style:display-name="40% - Accent1 4 2 3" style:family="table-cell" style:data-style-name="N0">
      <style:table-cell-properties fo:background-color="#C0C0C0"/>
    </style:style>
    <style:style style:name="_52_0_37__32_-_32_Accent1_32_4_32_2_32_3_32_2" style:display-name="40% - Accent1 4 2 3 2" style:family="table-cell" style:data-style-name="N0">
      <style:table-cell-properties fo:background-color="#C0C0C0"/>
    </style:style>
    <style:style style:name="_52_0_37__32_-_32_Accent1_32_4_32_2_32_3_32_3" style:display-name="40% - Accent1 4 2 3 3" style:family="table-cell" style:data-style-name="N0">
      <style:table-cell-properties fo:background-color="#C0C0C0"/>
    </style:style>
    <style:style style:name="_52_0_37__32_-_32_Accent1_32_4_32_2_32_3_32_4" style:display-name="40% - Accent1 4 2 3 4" style:family="table-cell" style:data-style-name="N0">
      <style:table-cell-properties fo:background-color="#C0C0C0"/>
    </style:style>
    <style:style style:name="_52_0_37__32_-_32_Accent1_32_4_32_2_32_4" style:display-name="40% - Accent1 4 2 4" style:family="table-cell" style:data-style-name="N0">
      <style:table-cell-properties fo:background-color="#C0C0C0"/>
    </style:style>
    <style:style style:name="_52_0_37__32_-_32_Accent1_32_4_32_2_32_5" style:display-name="40% - Accent1 4 2 5" style:family="table-cell" style:data-style-name="N0">
      <style:table-cell-properties fo:background-color="#C0C0C0"/>
    </style:style>
    <style:style style:name="_52_0_37__32_-_32_Accent1_32_4_32_2_32_6" style:display-name="40% - Accent1 4 2 6" style:family="table-cell" style:data-style-name="N0">
      <style:table-cell-properties fo:background-color="#C0C0C0"/>
    </style:style>
    <style:style style:name="_52_0_37__32_-_32_Accent1_32_4_32_3" style:display-name="40% - Accent1 4 3" style:family="table-cell" style:data-style-name="N0">
      <style:table-cell-properties fo:background-color="#B8CCE4"/>
    </style:style>
    <style:style style:name="_52_0_37__32_-_32_Accent1_32_4_32_3_32_2" style:display-name="40% - Accent1 4 3 2" style:family="table-cell" style:data-style-name="N0">
      <style:table-cell-properties fo:background-color="#B8CCE4"/>
    </style:style>
    <style:style style:name="_52_0_37__32_-_32_Accent1_32_4_32_3_32_2_32_2" style:display-name="40% - Accent1 4 3 2 2" style:family="table-cell" style:data-style-name="N0">
      <style:table-cell-properties fo:background-color="#B8CCE4"/>
    </style:style>
    <style:style style:name="_52_0_37__32_-_32_Accent1_32_4_32_3_32_2_32_3" style:display-name="40% - Accent1 4 3 2 3" style:family="table-cell" style:data-style-name="N0">
      <style:table-cell-properties fo:background-color="#B8CCE4"/>
    </style:style>
    <style:style style:name="_52_0_37__32_-_32_Accent1_32_4_32_3_32_2_32_4" style:display-name="40% - Accent1 4 3 2 4" style:family="table-cell" style:data-style-name="N0">
      <style:table-cell-properties fo:background-color="#B8CCE4"/>
    </style:style>
    <style:style style:name="_52_0_37__32_-_32_Accent1_32_4_32_3_32_3" style:display-name="40% - Accent1 4 3 3" style:family="table-cell" style:data-style-name="N0">
      <style:table-cell-properties fo:background-color="#B8CCE4"/>
    </style:style>
    <style:style style:name="_52_0_37__32_-_32_Accent1_32_4_32_3_32_4" style:display-name="40% - Accent1 4 3 4" style:family="table-cell" style:data-style-name="N0">
      <style:table-cell-properties fo:background-color="#B8CCE4"/>
    </style:style>
    <style:style style:name="_52_0_37__32_-_32_Accent1_32_4_32_3_32_5" style:display-name="40% - Accent1 4 3 5" style:family="table-cell" style:data-style-name="N0">
      <style:table-cell-properties fo:background-color="#B8CCE4"/>
    </style:style>
    <style:style style:name="_52_0_37__32_-_32_Accent1_32_4_32_4" style:display-name="40% - Accent1 4 4" style:family="table-cell" style:data-style-name="N0">
      <style:table-cell-properties fo:background-color="#B8CCE4"/>
    </style:style>
    <style:style style:name="_52_0_37__32_-_32_Accent1_32_4_32_4_32_2" style:display-name="40% - Accent1 4 4 2" style:family="table-cell" style:data-style-name="N0">
      <style:table-cell-properties fo:background-color="#B8CCE4"/>
    </style:style>
    <style:style style:name="_52_0_37__32_-_32_Accent1_32_4_32_4_32_3" style:display-name="40% - Accent1 4 4 3" style:family="table-cell" style:data-style-name="N0">
      <style:table-cell-properties fo:background-color="#B8CCE4"/>
    </style:style>
    <style:style style:name="_52_0_37__32_-_32_Accent1_32_4_32_4_32_4" style:display-name="40% - Accent1 4 4 4" style:family="table-cell" style:data-style-name="N0">
      <style:table-cell-properties fo:background-color="#B8CCE4"/>
    </style:style>
    <style:style style:name="_52_0_37__32_-_32_Accent1_32_4_32_5" style:display-name="40% - Accent1 4 5" style:family="table-cell" style:data-style-name="N0">
      <style:table-cell-properties fo:background-color="#B8CCE4"/>
    </style:style>
    <style:style style:name="_52_0_37__32_-_32_Accent1_32_4_32_6" style:display-name="40% - Accent1 4 6" style:family="table-cell" style:data-style-name="N0">
      <style:table-cell-properties fo:background-color="#B8CCE4"/>
    </style:style>
    <style:style style:name="_52_0_37__32_-_32_Accent1_32_4_32_7" style:display-name="40% - Accent1 4 7" style:family="table-cell" style:data-style-name="N0">
      <style:table-cell-properties fo:background-color="#B8CCE4"/>
    </style:style>
    <style:style style:name="_52_0_37__32_-_32_Accent1_32_5" style:display-name="40% - Accent1 5" style:family="table-cell" style:data-style-name="N0">
      <style:table-cell-properties fo:background-color="#B8CCE4"/>
    </style:style>
    <style:style style:name="_52_0_37__32_-_32_Accent1_32_5_32_2" style:display-name="40% - Accent1 5 2" style:family="table-cell" style:data-style-name="N0">
      <style:table-cell-properties fo:background-color="#C0C0C0"/>
    </style:style>
    <style:style style:name="_52_0_37__32_-_32_Accent1_32_5_32_2_32_2" style:display-name="40% - Accent1 5 2 2" style:family="table-cell" style:data-style-name="N0">
      <style:table-cell-properties fo:background-color="#C0C0C0"/>
    </style:style>
    <style:style style:name="_52_0_37__32_-_32_Accent1_32_5_32_2_32_2_32_2" style:display-name="40% - Accent1 5 2 2 2" style:family="table-cell" style:data-style-name="N0">
      <style:table-cell-properties fo:background-color="#C0C0C0"/>
    </style:style>
    <style:style style:name="_52_0_37__32_-_32_Accent1_32_5_32_2_32_2_32_2_32_2" style:display-name="40% - Accent1 5 2 2 2 2" style:family="table-cell" style:data-style-name="N0">
      <style:table-cell-properties fo:background-color="#C0C0C0"/>
    </style:style>
    <style:style style:name="_52_0_37__32_-_32_Accent1_32_5_32_2_32_2_32_2_32_3" style:display-name="40% - Accent1 5 2 2 2 3" style:family="table-cell" style:data-style-name="N0">
      <style:table-cell-properties fo:background-color="#C0C0C0"/>
    </style:style>
    <style:style style:name="_52_0_37__32_-_32_Accent1_32_5_32_2_32_2_32_2_32_4" style:display-name="40% - Accent1 5 2 2 2 4" style:family="table-cell" style:data-style-name="N0">
      <style:table-cell-properties fo:background-color="#C0C0C0"/>
    </style:style>
    <style:style style:name="_52_0_37__32_-_32_Accent1_32_5_32_2_32_2_32_3" style:display-name="40% - Accent1 5 2 2 3" style:family="table-cell" style:data-style-name="N0">
      <style:table-cell-properties fo:background-color="#C0C0C0"/>
    </style:style>
    <style:style style:name="_52_0_37__32_-_32_Accent1_32_5_32_2_32_2_32_4" style:display-name="40% - Accent1 5 2 2 4" style:family="table-cell" style:data-style-name="N0">
      <style:table-cell-properties fo:background-color="#C0C0C0"/>
    </style:style>
    <style:style style:name="_52_0_37__32_-_32_Accent1_32_5_32_2_32_2_32_5" style:display-name="40% - Accent1 5 2 2 5" style:family="table-cell" style:data-style-name="N0">
      <style:table-cell-properties fo:background-color="#C0C0C0"/>
    </style:style>
    <style:style style:name="_52_0_37__32_-_32_Accent1_32_5_32_2_32_3" style:display-name="40% - Accent1 5 2 3" style:family="table-cell" style:data-style-name="N0">
      <style:table-cell-properties fo:background-color="#C0C0C0"/>
    </style:style>
    <style:style style:name="_52_0_37__32_-_32_Accent1_32_5_32_2_32_3_32_2" style:display-name="40% - Accent1 5 2 3 2" style:family="table-cell" style:data-style-name="N0">
      <style:table-cell-properties fo:background-color="#C0C0C0"/>
    </style:style>
    <style:style style:name="_52_0_37__32_-_32_Accent1_32_5_32_2_32_3_32_3" style:display-name="40% - Accent1 5 2 3 3" style:family="table-cell" style:data-style-name="N0">
      <style:table-cell-properties fo:background-color="#C0C0C0"/>
    </style:style>
    <style:style style:name="_52_0_37__32_-_32_Accent1_32_5_32_2_32_3_32_4" style:display-name="40% - Accent1 5 2 3 4" style:family="table-cell" style:data-style-name="N0">
      <style:table-cell-properties fo:background-color="#C0C0C0"/>
    </style:style>
    <style:style style:name="_52_0_37__32_-_32_Accent1_32_5_32_2_32_4" style:display-name="40% - Accent1 5 2 4" style:family="table-cell" style:data-style-name="N0">
      <style:table-cell-properties fo:background-color="#C0C0C0"/>
    </style:style>
    <style:style style:name="_52_0_37__32_-_32_Accent1_32_5_32_2_32_5" style:display-name="40% - Accent1 5 2 5" style:family="table-cell" style:data-style-name="N0">
      <style:table-cell-properties fo:background-color="#C0C0C0"/>
    </style:style>
    <style:style style:name="_52_0_37__32_-_32_Accent1_32_5_32_2_32_6" style:display-name="40% - Accent1 5 2 6" style:family="table-cell" style:data-style-name="N0">
      <style:table-cell-properties fo:background-color="#C0C0C0"/>
    </style:style>
    <style:style style:name="_52_0_37__32_-_32_Accent1_32_5_32_3" style:display-name="40% - Accent1 5 3" style:family="table-cell" style:data-style-name="N0">
      <style:table-cell-properties fo:background-color="#B8CCE4"/>
    </style:style>
    <style:style style:name="_52_0_37__32_-_32_Accent1_32_5_32_3_32_2" style:display-name="40% - Accent1 5 3 2" style:family="table-cell" style:data-style-name="N0">
      <style:table-cell-properties fo:background-color="#B8CCE4"/>
    </style:style>
    <style:style style:name="_52_0_37__32_-_32_Accent1_32_5_32_3_32_2_32_2" style:display-name="40% - Accent1 5 3 2 2" style:family="table-cell" style:data-style-name="N0">
      <style:table-cell-properties fo:background-color="#B8CCE4"/>
    </style:style>
    <style:style style:name="_52_0_37__32_-_32_Accent1_32_5_32_3_32_2_32_3" style:display-name="40% - Accent1 5 3 2 3" style:family="table-cell" style:data-style-name="N0">
      <style:table-cell-properties fo:background-color="#B8CCE4"/>
    </style:style>
    <style:style style:name="_52_0_37__32_-_32_Accent1_32_5_32_3_32_2_32_4" style:display-name="40% - Accent1 5 3 2 4" style:family="table-cell" style:data-style-name="N0">
      <style:table-cell-properties fo:background-color="#B8CCE4"/>
    </style:style>
    <style:style style:name="_52_0_37__32_-_32_Accent1_32_5_32_3_32_3" style:display-name="40% - Accent1 5 3 3" style:family="table-cell" style:data-style-name="N0">
      <style:table-cell-properties fo:background-color="#B8CCE4"/>
    </style:style>
    <style:style style:name="_52_0_37__32_-_32_Accent1_32_5_32_3_32_4" style:display-name="40% - Accent1 5 3 4" style:family="table-cell" style:data-style-name="N0">
      <style:table-cell-properties fo:background-color="#B8CCE4"/>
    </style:style>
    <style:style style:name="_52_0_37__32_-_32_Accent1_32_5_32_3_32_5" style:display-name="40% - Accent1 5 3 5" style:family="table-cell" style:data-style-name="N0">
      <style:table-cell-properties fo:background-color="#B8CCE4"/>
    </style:style>
    <style:style style:name="_52_0_37__32_-_32_Accent1_32_5_32_4" style:display-name="40% - Accent1 5 4" style:family="table-cell" style:data-style-name="N0">
      <style:table-cell-properties fo:background-color="#B8CCE4"/>
    </style:style>
    <style:style style:name="_52_0_37__32_-_32_Accent1_32_5_32_4_32_2" style:display-name="40% - Accent1 5 4 2" style:family="table-cell" style:data-style-name="N0">
      <style:table-cell-properties fo:background-color="#B8CCE4"/>
    </style:style>
    <style:style style:name="_52_0_37__32_-_32_Accent1_32_5_32_4_32_3" style:display-name="40% - Accent1 5 4 3" style:family="table-cell" style:data-style-name="N0">
      <style:table-cell-properties fo:background-color="#B8CCE4"/>
    </style:style>
    <style:style style:name="_52_0_37__32_-_32_Accent1_32_5_32_4_32_4" style:display-name="40% - Accent1 5 4 4" style:family="table-cell" style:data-style-name="N0">
      <style:table-cell-properties fo:background-color="#B8CCE4"/>
    </style:style>
    <style:style style:name="_52_0_37__32_-_32_Accent1_32_5_32_5" style:display-name="40% - Accent1 5 5" style:family="table-cell" style:data-style-name="N0">
      <style:table-cell-properties fo:background-color="#B8CCE4"/>
    </style:style>
    <style:style style:name="_52_0_37__32_-_32_Accent1_32_5_32_6" style:display-name="40% - Accent1 5 6" style:family="table-cell" style:data-style-name="N0">
      <style:table-cell-properties fo:background-color="#B8CCE4"/>
    </style:style>
    <style:style style:name="_52_0_37__32_-_32_Accent1_32_5_32_7" style:display-name="40% - Accent1 5 7" style:family="table-cell" style:data-style-name="N0">
      <style:table-cell-properties fo:background-color="#B8CCE4"/>
    </style:style>
    <style:style style:name="_52_0_37__32_-_32_Accent1_32_6" style:display-name="40% - Accent1 6" style:family="table-cell" style:data-style-name="N0">
      <style:table-cell-properties fo:background-color="#B8CCE4"/>
    </style:style>
    <style:style style:name="_52_0_37__32_-_32_Accent1_32_6_32_2" style:display-name="40% - Accent1 6 2" style:family="table-cell" style:data-style-name="N0">
      <style:table-cell-properties fo:background-color="#B8CCE4"/>
    </style:style>
    <style:style style:name="_52_0_37__32_-_32_Accent1_32_6_32_2_32_2" style:display-name="40% - Accent1 6 2 2" style:family="table-cell" style:data-style-name="N0">
      <style:table-cell-properties fo:background-color="#B8CCE4"/>
    </style:style>
    <style:style style:name="_52_0_37__32_-_32_Accent1_32_6_32_2_32_2_32_2" style:display-name="40% - Accent1 6 2 2 2" style:family="table-cell" style:data-style-name="N0">
      <style:table-cell-properties fo:background-color="#B8CCE4"/>
    </style:style>
    <style:style style:name="_52_0_37__32_-_32_Accent1_32_6_32_2_32_2_32_3" style:display-name="40% - Accent1 6 2 2 3" style:family="table-cell" style:data-style-name="N0">
      <style:table-cell-properties fo:background-color="#B8CCE4"/>
    </style:style>
    <style:style style:name="_52_0_37__32_-_32_Accent1_32_6_32_2_32_2_32_4" style:display-name="40% - Accent1 6 2 2 4" style:family="table-cell" style:data-style-name="N0">
      <style:table-cell-properties fo:background-color="#B8CCE4"/>
    </style:style>
    <style:style style:name="_52_0_37__32_-_32_Accent1_32_6_32_2_32_3" style:display-name="40% - Accent1 6 2 3" style:family="table-cell" style:data-style-name="N0">
      <style:table-cell-properties fo:background-color="#B8CCE4"/>
    </style:style>
    <style:style style:name="_52_0_37__32_-_32_Accent1_32_6_32_2_32_4" style:display-name="40% - Accent1 6 2 4" style:family="table-cell" style:data-style-name="N0">
      <style:table-cell-properties fo:background-color="#B8CCE4"/>
    </style:style>
    <style:style style:name="_52_0_37__32_-_32_Accent1_32_6_32_2_32_5" style:display-name="40% - Accent1 6 2 5" style:family="table-cell" style:data-style-name="N0">
      <style:table-cell-properties fo:background-color="#B8CCE4"/>
    </style:style>
    <style:style style:name="_52_0_37__32_-_32_Accent1_32_6_32_3" style:display-name="40% - Accent1 6 3" style:family="table-cell" style:data-style-name="N0">
      <style:table-cell-properties fo:background-color="#B8CCE4"/>
    </style:style>
    <style:style style:name="_52_0_37__32_-_32_Accent1_32_6_32_3_32_2" style:display-name="40% - Accent1 6 3 2" style:family="table-cell" style:data-style-name="N0">
      <style:table-cell-properties fo:background-color="#B8CCE4"/>
    </style:style>
    <style:style style:name="_52_0_37__32_-_32_Accent1_32_6_32_3_32_3" style:display-name="40% - Accent1 6 3 3" style:family="table-cell" style:data-style-name="N0">
      <style:table-cell-properties fo:background-color="#B8CCE4"/>
    </style:style>
    <style:style style:name="_52_0_37__32_-_32_Accent1_32_6_32_3_32_4" style:display-name="40% - Accent1 6 3 4" style:family="table-cell" style:data-style-name="N0">
      <style:table-cell-properties fo:background-color="#B8CCE4"/>
    </style:style>
    <style:style style:name="_52_0_37__32_-_32_Accent1_32_6_32_4" style:display-name="40% - Accent1 6 4" style:family="table-cell" style:data-style-name="N0">
      <style:table-cell-properties fo:background-color="#B8CCE4"/>
    </style:style>
    <style:style style:name="_52_0_37__32_-_32_Accent1_32_6_32_5" style:display-name="40% - Accent1 6 5" style:family="table-cell" style:data-style-name="N0">
      <style:table-cell-properties fo:background-color="#B8CCE4"/>
    </style:style>
    <style:style style:name="_52_0_37__32_-_32_Accent1_32_6_32_6" style:display-name="40% - Accent1 6 6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E6B8B7"/>
    </style:style>
    <style:style style:name="_52_0_37__32_-_32_Accent2_32_2_32_2" style:display-name="40% - Accent2 2 2" style:family="table-cell" style:data-style-name="N0">
      <style:table-cell-properties fo:background-color="#E6B8B7"/>
    </style:style>
    <style:style style:name="_52_0_37__32_-_32_Accent2_32_2_32_2_32_2" style:display-name="40% - Accent2 2 2 2" style:family="table-cell" style:data-style-name="N0">
      <style:table-cell-properties fo:background-color="#E6B8B7"/>
    </style:style>
    <style:style style:name="_52_0_37__32_-_32_Accent2_32_2_32_2_32_2_32_2" style:display-name="40% - Accent2 2 2 2 2" style:family="table-cell" style:data-style-name="N0">
      <style:table-cell-properties fo:background-color="#E6B8B7"/>
    </style:style>
    <style:style style:name="_52_0_37__32_-_32_Accent2_32_2_32_2_32_2_32_2_32_2" style:display-name="40% - Accent2 2 2 2 2 2" style:family="table-cell" style:data-style-name="N0">
      <style:table-cell-properties fo:background-color="#E6B8B7"/>
    </style:style>
    <style:style style:name="_52_0_37__32_-_32_Accent2_32_2_32_2_32_2_32_2_32_3" style:display-name="40% - Accent2 2 2 2 2 3" style:family="table-cell" style:data-style-name="N0">
      <style:table-cell-properties fo:background-color="#E6B8B7"/>
    </style:style>
    <style:style style:name="_52_0_37__32_-_32_Accent2_32_2_32_2_32_2_32_2_32_4" style:display-name="40% - Accent2 2 2 2 2 4" style:family="table-cell" style:data-style-name="N0">
      <style:table-cell-properties fo:background-color="#E6B8B7"/>
    </style:style>
    <style:style style:name="_52_0_37__32_-_32_Accent2_32_2_32_2_32_2_32_3" style:display-name="40% - Accent2 2 2 2 3" style:family="table-cell" style:data-style-name="N0">
      <style:table-cell-properties fo:background-color="#E6B8B7"/>
    </style:style>
    <style:style style:name="_52_0_37__32_-_32_Accent2_32_2_32_2_32_2_32_4" style:display-name="40% - Accent2 2 2 2 4" style:family="table-cell" style:data-style-name="N0">
      <style:table-cell-properties fo:background-color="#E6B8B7"/>
    </style:style>
    <style:style style:name="_52_0_37__32_-_32_Accent2_32_2_32_2_32_2_32_5" style:display-name="40% - Accent2 2 2 2 5" style:family="table-cell" style:data-style-name="N0">
      <style:table-cell-properties fo:background-color="#E6B8B7"/>
    </style:style>
    <style:style style:name="_52_0_37__32_-_32_Accent2_32_2_32_2_32_3" style:display-name="40% - Accent2 2 2 3" style:family="table-cell" style:data-style-name="N0">
      <style:table-cell-properties fo:background-color="#E6B8B7"/>
    </style:style>
    <style:style style:name="_52_0_37__32_-_32_Accent2_32_2_32_2_32_3_32_2" style:display-name="40% - Accent2 2 2 3 2" style:family="table-cell" style:data-style-name="N0">
      <style:table-cell-properties fo:background-color="#E6B8B7"/>
    </style:style>
    <style:style style:name="_52_0_37__32_-_32_Accent2_32_2_32_2_32_3_32_3" style:display-name="40% - Accent2 2 2 3 3" style:family="table-cell" style:data-style-name="N0">
      <style:table-cell-properties fo:background-color="#E6B8B7"/>
    </style:style>
    <style:style style:name="_52_0_37__32_-_32_Accent2_32_2_32_2_32_3_32_4" style:display-name="40% - Accent2 2 2 3 4" style:family="table-cell" style:data-style-name="N0">
      <style:table-cell-properties fo:background-color="#E6B8B7"/>
    </style:style>
    <style:style style:name="_52_0_37__32_-_32_Accent2_32_2_32_2_32_4" style:display-name="40% - Accent2 2 2 4" style:family="table-cell" style:data-style-name="N0">
      <style:table-cell-properties fo:background-color="#E6B8B7"/>
    </style:style>
    <style:style style:name="_52_0_37__32_-_32_Accent2_32_2_32_2_32_5" style:display-name="40% - Accent2 2 2 5" style:family="table-cell" style:data-style-name="N0">
      <style:table-cell-properties fo:background-color="#E6B8B7"/>
    </style:style>
    <style:style style:name="_52_0_37__32_-_32_Accent2_32_2_32_2_32_6" style:display-name="40% - Accent2 2 2 6" style:family="table-cell" style:data-style-name="N0">
      <style:table-cell-properties fo:background-color="#E6B8B7"/>
    </style:style>
    <style:style style:name="_52_0_37__32_-_32_Accent2_32_2_32_3" style:display-name="40% - Accent2 2 3" style:family="table-cell" style:data-style-name="N0">
      <style:table-cell-properties fo:background-color="#E6B8B7"/>
    </style:style>
    <style:style style:name="_52_0_37__32_-_32_Accent2_32_2_32_3_32_2" style:display-name="40% - Accent2 2 3 2" style:family="table-cell" style:data-style-name="N0">
      <style:table-cell-properties fo:background-color="#E6B8B7"/>
    </style:style>
    <style:style style:name="_52_0_37__32_-_32_Accent2_32_2_32_3_32_2_32_2" style:display-name="40% - Accent2 2 3 2 2" style:family="table-cell" style:data-style-name="N0">
      <style:table-cell-properties fo:background-color="#E6B8B7"/>
    </style:style>
    <style:style style:name="_52_0_37__32_-_32_Accent2_32_2_32_3_32_2_32_3" style:display-name="40% - Accent2 2 3 2 3" style:family="table-cell" style:data-style-name="N0">
      <style:table-cell-properties fo:background-color="#E6B8B7"/>
    </style:style>
    <style:style style:name="_52_0_37__32_-_32_Accent2_32_2_32_3_32_2_32_4" style:display-name="40% - Accent2 2 3 2 4" style:family="table-cell" style:data-style-name="N0">
      <style:table-cell-properties fo:background-color="#E6B8B7"/>
    </style:style>
    <style:style style:name="_52_0_37__32_-_32_Accent2_32_2_32_3_32_3" style:display-name="40% - Accent2 2 3 3" style:family="table-cell" style:data-style-name="N0">
      <style:table-cell-properties fo:background-color="#E6B8B7"/>
    </style:style>
    <style:style style:name="_52_0_37__32_-_32_Accent2_32_2_32_3_32_4" style:display-name="40% - Accent2 2 3 4" style:family="table-cell" style:data-style-name="N0">
      <style:table-cell-properties fo:background-color="#E6B8B7"/>
    </style:style>
    <style:style style:name="_52_0_37__32_-_32_Accent2_32_2_32_3_32_5" style:display-name="40% - Accent2 2 3 5" style:family="table-cell" style:data-style-name="N0">
      <style:table-cell-properties fo:background-color="#E6B8B7"/>
    </style:style>
    <style:style style:name="_52_0_37__32_-_32_Accent2_32_2_32_4" style:display-name="40% - Accent2 2 4" style:family="table-cell" style:data-style-name="N0">
      <style:table-cell-properties fo:background-color="#E6B8B7"/>
    </style:style>
    <style:style style:name="_52_0_37__32_-_32_Accent2_32_2_32_4_32_2" style:display-name="40% - Accent2 2 4 2" style:family="table-cell" style:data-style-name="N0">
      <style:table-cell-properties fo:background-color="#E6B8B7"/>
    </style:style>
    <style:style style:name="_52_0_37__32_-_32_Accent2_32_2_32_4_32_3" style:display-name="40% - Accent2 2 4 3" style:family="table-cell" style:data-style-name="N0">
      <style:table-cell-properties fo:background-color="#E6B8B7"/>
    </style:style>
    <style:style style:name="_52_0_37__32_-_32_Accent2_32_2_32_4_32_4" style:display-name="40% - Accent2 2 4 4" style:family="table-cell" style:data-style-name="N0">
      <style:table-cell-properties fo:background-color="#E6B8B7"/>
    </style:style>
    <style:style style:name="_52_0_37__32_-_32_Accent2_32_2_32_5" style:display-name="40% - Accent2 2 5" style:family="table-cell" style:data-style-name="N0">
      <style:table-cell-properties fo:background-color="#E6B8B7"/>
    </style:style>
    <style:style style:name="_52_0_37__32_-_32_Accent2_32_2_32_6" style:display-name="40% - Accent2 2 6" style:family="table-cell" style:data-style-name="N0">
      <style:table-cell-properties fo:background-color="#E6B8B7"/>
    </style:style>
    <style:style style:name="_52_0_37__32_-_32_Accent2_32_2_32_7" style:display-name="40% - Accent2 2 7" style:family="table-cell" style:data-style-name="N0">
      <style:table-cell-properties fo:background-color="#E6B8B7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3_32_2" style:display-name="40% - Accent2 3 2" style:family="table-cell" style:data-style-name="N0">
      <style:table-cell-properties fo:background-color="#E6B8B7"/>
    </style:style>
    <style:style style:name="_52_0_37__32_-_32_Accent2_32_3_32_2_32_2" style:display-name="40% - Accent2 3 2 2" style:family="table-cell" style:data-style-name="N0">
      <style:table-cell-properties fo:background-color="#E6B8B7"/>
    </style:style>
    <style:style style:name="_52_0_37__32_-_32_Accent2_32_3_32_2_32_2_32_2" style:display-name="40% - Accent2 3 2 2 2" style:family="table-cell" style:data-style-name="N0">
      <style:table-cell-properties fo:background-color="#E6B8B7"/>
    </style:style>
    <style:style style:name="_52_0_37__32_-_32_Accent2_32_3_32_2_32_2_32_2_32_2" style:display-name="40% - Accent2 3 2 2 2 2" style:family="table-cell" style:data-style-name="N0">
      <style:table-cell-properties fo:background-color="#E6B8B7"/>
    </style:style>
    <style:style style:name="_52_0_37__32_-_32_Accent2_32_3_32_2_32_2_32_2_32_3" style:display-name="40% - Accent2 3 2 2 2 3" style:family="table-cell" style:data-style-name="N0">
      <style:table-cell-properties fo:background-color="#E6B8B7"/>
    </style:style>
    <style:style style:name="_52_0_37__32_-_32_Accent2_32_3_32_2_32_2_32_2_32_4" style:display-name="40% - Accent2 3 2 2 2 4" style:family="table-cell" style:data-style-name="N0">
      <style:table-cell-properties fo:background-color="#E6B8B7"/>
    </style:style>
    <style:style style:name="_52_0_37__32_-_32_Accent2_32_3_32_2_32_2_32_3" style:display-name="40% - Accent2 3 2 2 3" style:family="table-cell" style:data-style-name="N0">
      <style:table-cell-properties fo:background-color="#E6B8B7"/>
    </style:style>
    <style:style style:name="_52_0_37__32_-_32_Accent2_32_3_32_2_32_2_32_4" style:display-name="40% - Accent2 3 2 2 4" style:family="table-cell" style:data-style-name="N0">
      <style:table-cell-properties fo:background-color="#E6B8B7"/>
    </style:style>
    <style:style style:name="_52_0_37__32_-_32_Accent2_32_3_32_2_32_2_32_5" style:display-name="40% - Accent2 3 2 2 5" style:family="table-cell" style:data-style-name="N0">
      <style:table-cell-properties fo:background-color="#E6B8B7"/>
    </style:style>
    <style:style style:name="_52_0_37__32_-_32_Accent2_32_3_32_2_32_3" style:display-name="40% - Accent2 3 2 3" style:family="table-cell" style:data-style-name="N0">
      <style:table-cell-properties fo:background-color="#E6B8B7"/>
    </style:style>
    <style:style style:name="_52_0_37__32_-_32_Accent2_32_3_32_2_32_3_32_2" style:display-name="40% - Accent2 3 2 3 2" style:family="table-cell" style:data-style-name="N0">
      <style:table-cell-properties fo:background-color="#E6B8B7"/>
    </style:style>
    <style:style style:name="_52_0_37__32_-_32_Accent2_32_3_32_2_32_3_32_3" style:display-name="40% - Accent2 3 2 3 3" style:family="table-cell" style:data-style-name="N0">
      <style:table-cell-properties fo:background-color="#E6B8B7"/>
    </style:style>
    <style:style style:name="_52_0_37__32_-_32_Accent2_32_3_32_2_32_3_32_4" style:display-name="40% - Accent2 3 2 3 4" style:family="table-cell" style:data-style-name="N0">
      <style:table-cell-properties fo:background-color="#E6B8B7"/>
    </style:style>
    <style:style style:name="_52_0_37__32_-_32_Accent2_32_3_32_2_32_4" style:display-name="40% - Accent2 3 2 4" style:family="table-cell" style:data-style-name="N0">
      <style:table-cell-properties fo:background-color="#E6B8B7"/>
    </style:style>
    <style:style style:name="_52_0_37__32_-_32_Accent2_32_3_32_2_32_5" style:display-name="40% - Accent2 3 2 5" style:family="table-cell" style:data-style-name="N0">
      <style:table-cell-properties fo:background-color="#E6B8B7"/>
    </style:style>
    <style:style style:name="_52_0_37__32_-_32_Accent2_32_3_32_2_32_6" style:display-name="40% - Accent2 3 2 6" style:family="table-cell" style:data-style-name="N0">
      <style:table-cell-properties fo:background-color="#E6B8B7"/>
    </style:style>
    <style:style style:name="_52_0_37__32_-_32_Accent2_32_3_32_3" style:display-name="40% - Accent2 3 3" style:family="table-cell" style:data-style-name="N0">
      <style:table-cell-properties fo:background-color="#E6B8B7"/>
    </style:style>
    <style:style style:name="_52_0_37__32_-_32_Accent2_32_3_32_3_32_2" style:display-name="40% - Accent2 3 3 2" style:family="table-cell" style:data-style-name="N0">
      <style:table-cell-properties fo:background-color="#E6B8B7"/>
    </style:style>
    <style:style style:name="_52_0_37__32_-_32_Accent2_32_3_32_3_32_2_32_2" style:display-name="40% - Accent2 3 3 2 2" style:family="table-cell" style:data-style-name="N0">
      <style:table-cell-properties fo:background-color="#E6B8B7"/>
    </style:style>
    <style:style style:name="_52_0_37__32_-_32_Accent2_32_3_32_3_32_2_32_3" style:display-name="40% - Accent2 3 3 2 3" style:family="table-cell" style:data-style-name="N0">
      <style:table-cell-properties fo:background-color="#E6B8B7"/>
    </style:style>
    <style:style style:name="_52_0_37__32_-_32_Accent2_32_3_32_3_32_2_32_4" style:display-name="40% - Accent2 3 3 2 4" style:family="table-cell" style:data-style-name="N0">
      <style:table-cell-properties fo:background-color="#E6B8B7"/>
    </style:style>
    <style:style style:name="_52_0_37__32_-_32_Accent2_32_3_32_3_32_3" style:display-name="40% - Accent2 3 3 3" style:family="table-cell" style:data-style-name="N0">
      <style:table-cell-properties fo:background-color="#E6B8B7"/>
    </style:style>
    <style:style style:name="_52_0_37__32_-_32_Accent2_32_3_32_3_32_4" style:display-name="40% - Accent2 3 3 4" style:family="table-cell" style:data-style-name="N0">
      <style:table-cell-properties fo:background-color="#E6B8B7"/>
    </style:style>
    <style:style style:name="_52_0_37__32_-_32_Accent2_32_3_32_3_32_5" style:display-name="40% - Accent2 3 3 5" style:family="table-cell" style:data-style-name="N0">
      <style:table-cell-properties fo:background-color="#E6B8B7"/>
    </style:style>
    <style:style style:name="_52_0_37__32_-_32_Accent2_32_3_32_4" style:display-name="40% - Accent2 3 4" style:family="table-cell" style:data-style-name="N0">
      <style:table-cell-properties fo:background-color="#E6B8B7"/>
    </style:style>
    <style:style style:name="_52_0_37__32_-_32_Accent2_32_3_32_4_32_2" style:display-name="40% - Accent2 3 4 2" style:family="table-cell" style:data-style-name="N0">
      <style:table-cell-properties fo:background-color="#E6B8B7"/>
    </style:style>
    <style:style style:name="_52_0_37__32_-_32_Accent2_32_3_32_4_32_3" style:display-name="40% - Accent2 3 4 3" style:family="table-cell" style:data-style-name="N0">
      <style:table-cell-properties fo:background-color="#E6B8B7"/>
    </style:style>
    <style:style style:name="_52_0_37__32_-_32_Accent2_32_3_32_4_32_4" style:display-name="40% - Accent2 3 4 4" style:family="table-cell" style:data-style-name="N0">
      <style:table-cell-properties fo:background-color="#E6B8B7"/>
    </style:style>
    <style:style style:name="_52_0_37__32_-_32_Accent2_32_3_32_5" style:display-name="40% - Accent2 3 5" style:family="table-cell" style:data-style-name="N0">
      <style:table-cell-properties fo:background-color="#E6B8B7"/>
    </style:style>
    <style:style style:name="_52_0_37__32_-_32_Accent2_32_3_32_6" style:display-name="40% - Accent2 3 6" style:family="table-cell" style:data-style-name="N0">
      <style:table-cell-properties fo:background-color="#E6B8B7"/>
    </style:style>
    <style:style style:name="_52_0_37__32_-_32_Accent2_32_3_32_7" style:display-name="40% - Accent2 3 7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2_32_4_32_2" style:display-name="40% - Accent2 4 2" style:family="table-cell" style:data-style-name="N0">
      <style:table-cell-properties fo:background-color="#E6B8B7"/>
    </style:style>
    <style:style style:name="_52_0_37__32_-_32_Accent2_32_4_32_2_32_2" style:display-name="40% - Accent2 4 2 2" style:family="table-cell" style:data-style-name="N0">
      <style:table-cell-properties fo:background-color="#E6B8B7"/>
    </style:style>
    <style:style style:name="_52_0_37__32_-_32_Accent2_32_4_32_2_32_2_32_2" style:display-name="40% - Accent2 4 2 2 2" style:family="table-cell" style:data-style-name="N0">
      <style:table-cell-properties fo:background-color="#E6B8B7"/>
    </style:style>
    <style:style style:name="_52_0_37__32_-_32_Accent2_32_4_32_2_32_2_32_2_32_2" style:display-name="40% - Accent2 4 2 2 2 2" style:family="table-cell" style:data-style-name="N0">
      <style:table-cell-properties fo:background-color="#E6B8B7"/>
    </style:style>
    <style:style style:name="_52_0_37__32_-_32_Accent2_32_4_32_2_32_2_32_2_32_3" style:display-name="40% - Accent2 4 2 2 2 3" style:family="table-cell" style:data-style-name="N0">
      <style:table-cell-properties fo:background-color="#E6B8B7"/>
    </style:style>
    <style:style style:name="_52_0_37__32_-_32_Accent2_32_4_32_2_32_2_32_2_32_4" style:display-name="40% - Accent2 4 2 2 2 4" style:family="table-cell" style:data-style-name="N0">
      <style:table-cell-properties fo:background-color="#E6B8B7"/>
    </style:style>
    <style:style style:name="_52_0_37__32_-_32_Accent2_32_4_32_2_32_2_32_3" style:display-name="40% - Accent2 4 2 2 3" style:family="table-cell" style:data-style-name="N0">
      <style:table-cell-properties fo:background-color="#E6B8B7"/>
    </style:style>
    <style:style style:name="_52_0_37__32_-_32_Accent2_32_4_32_2_32_2_32_4" style:display-name="40% - Accent2 4 2 2 4" style:family="table-cell" style:data-style-name="N0">
      <style:table-cell-properties fo:background-color="#E6B8B7"/>
    </style:style>
    <style:style style:name="_52_0_37__32_-_32_Accent2_32_4_32_2_32_2_32_5" style:display-name="40% - Accent2 4 2 2 5" style:family="table-cell" style:data-style-name="N0">
      <style:table-cell-properties fo:background-color="#E6B8B7"/>
    </style:style>
    <style:style style:name="_52_0_37__32_-_32_Accent2_32_4_32_2_32_3" style:display-name="40% - Accent2 4 2 3" style:family="table-cell" style:data-style-name="N0">
      <style:table-cell-properties fo:background-color="#E6B8B7"/>
    </style:style>
    <style:style style:name="_52_0_37__32_-_32_Accent2_32_4_32_2_32_3_32_2" style:display-name="40% - Accent2 4 2 3 2" style:family="table-cell" style:data-style-name="N0">
      <style:table-cell-properties fo:background-color="#E6B8B7"/>
    </style:style>
    <style:style style:name="_52_0_37__32_-_32_Accent2_32_4_32_2_32_3_32_3" style:display-name="40% - Accent2 4 2 3 3" style:family="table-cell" style:data-style-name="N0">
      <style:table-cell-properties fo:background-color="#E6B8B7"/>
    </style:style>
    <style:style style:name="_52_0_37__32_-_32_Accent2_32_4_32_2_32_3_32_4" style:display-name="40% - Accent2 4 2 3 4" style:family="table-cell" style:data-style-name="N0">
      <style:table-cell-properties fo:background-color="#E6B8B7"/>
    </style:style>
    <style:style style:name="_52_0_37__32_-_32_Accent2_32_4_32_2_32_4" style:display-name="40% - Accent2 4 2 4" style:family="table-cell" style:data-style-name="N0">
      <style:table-cell-properties fo:background-color="#E6B8B7"/>
    </style:style>
    <style:style style:name="_52_0_37__32_-_32_Accent2_32_4_32_2_32_5" style:display-name="40% - Accent2 4 2 5" style:family="table-cell" style:data-style-name="N0">
      <style:table-cell-properties fo:background-color="#E6B8B7"/>
    </style:style>
    <style:style style:name="_52_0_37__32_-_32_Accent2_32_4_32_2_32_6" style:display-name="40% - Accent2 4 2 6" style:family="table-cell" style:data-style-name="N0">
      <style:table-cell-properties fo:background-color="#E6B8B7"/>
    </style:style>
    <style:style style:name="_52_0_37__32_-_32_Accent2_32_4_32_3" style:display-name="40% - Accent2 4 3" style:family="table-cell" style:data-style-name="N0">
      <style:table-cell-properties fo:background-color="#E6B8B7"/>
    </style:style>
    <style:style style:name="_52_0_37__32_-_32_Accent2_32_4_32_3_32_2" style:display-name="40% - Accent2 4 3 2" style:family="table-cell" style:data-style-name="N0">
      <style:table-cell-properties fo:background-color="#E6B8B7"/>
    </style:style>
    <style:style style:name="_52_0_37__32_-_32_Accent2_32_4_32_3_32_2_32_2" style:display-name="40% - Accent2 4 3 2 2" style:family="table-cell" style:data-style-name="N0">
      <style:table-cell-properties fo:background-color="#E6B8B7"/>
    </style:style>
    <style:style style:name="_52_0_37__32_-_32_Accent2_32_4_32_3_32_2_32_3" style:display-name="40% - Accent2 4 3 2 3" style:family="table-cell" style:data-style-name="N0">
      <style:table-cell-properties fo:background-color="#E6B8B7"/>
    </style:style>
    <style:style style:name="_52_0_37__32_-_32_Accent2_32_4_32_3_32_2_32_4" style:display-name="40% - Accent2 4 3 2 4" style:family="table-cell" style:data-style-name="N0">
      <style:table-cell-properties fo:background-color="#E6B8B7"/>
    </style:style>
    <style:style style:name="_52_0_37__32_-_32_Accent2_32_4_32_3_32_3" style:display-name="40% - Accent2 4 3 3" style:family="table-cell" style:data-style-name="N0">
      <style:table-cell-properties fo:background-color="#E6B8B7"/>
    </style:style>
    <style:style style:name="_52_0_37__32_-_32_Accent2_32_4_32_3_32_4" style:display-name="40% - Accent2 4 3 4" style:family="table-cell" style:data-style-name="N0">
      <style:table-cell-properties fo:background-color="#E6B8B7"/>
    </style:style>
    <style:style style:name="_52_0_37__32_-_32_Accent2_32_4_32_3_32_5" style:display-name="40% - Accent2 4 3 5" style:family="table-cell" style:data-style-name="N0">
      <style:table-cell-properties fo:background-color="#E6B8B7"/>
    </style:style>
    <style:style style:name="_52_0_37__32_-_32_Accent2_32_4_32_4" style:display-name="40% - Accent2 4 4" style:family="table-cell" style:data-style-name="N0">
      <style:table-cell-properties fo:background-color="#E6B8B7"/>
    </style:style>
    <style:style style:name="_52_0_37__32_-_32_Accent2_32_4_32_4_32_2" style:display-name="40% - Accent2 4 4 2" style:family="table-cell" style:data-style-name="N0">
      <style:table-cell-properties fo:background-color="#E6B8B7"/>
    </style:style>
    <style:style style:name="_52_0_37__32_-_32_Accent2_32_4_32_4_32_3" style:display-name="40% - Accent2 4 4 3" style:family="table-cell" style:data-style-name="N0">
      <style:table-cell-properties fo:background-color="#E6B8B7"/>
    </style:style>
    <style:style style:name="_52_0_37__32_-_32_Accent2_32_4_32_4_32_4" style:display-name="40% - Accent2 4 4 4" style:family="table-cell" style:data-style-name="N0">
      <style:table-cell-properties fo:background-color="#E6B8B7"/>
    </style:style>
    <style:style style:name="_52_0_37__32_-_32_Accent2_32_4_32_5" style:display-name="40% - Accent2 4 5" style:family="table-cell" style:data-style-name="N0">
      <style:table-cell-properties fo:background-color="#E6B8B7"/>
    </style:style>
    <style:style style:name="_52_0_37__32_-_32_Accent2_32_4_32_6" style:display-name="40% - Accent2 4 6" style:family="table-cell" style:data-style-name="N0">
      <style:table-cell-properties fo:background-color="#E6B8B7"/>
    </style:style>
    <style:style style:name="_52_0_37__32_-_32_Accent2_32_4_32_7" style:display-name="40% - Accent2 4 7" style:family="table-cell" style:data-style-name="N0">
      <style:table-cell-properties fo:background-color="#E6B8B7"/>
    </style:style>
    <style:style style:name="_52_0_37__32_-_32_Accent2_32_5" style:display-name="40% - Accent2 5" style:family="table-cell" style:data-style-name="N0">
      <style:table-cell-properties fo:background-color="#E6B8B7"/>
    </style:style>
    <style:style style:name="_52_0_37__32_-_32_Accent2_32_5_32_2" style:display-name="40% - Accent2 5 2" style:family="table-cell" style:data-style-name="N0">
      <style:table-cell-properties fo:background-color="#E6B8B7"/>
    </style:style>
    <style:style style:name="_52_0_37__32_-_32_Accent2_32_5_32_2_32_2" style:display-name="40% - Accent2 5 2 2" style:family="table-cell" style:data-style-name="N0">
      <style:table-cell-properties fo:background-color="#E6B8B7"/>
    </style:style>
    <style:style style:name="_52_0_37__32_-_32_Accent2_32_5_32_2_32_2_32_2" style:display-name="40% - Accent2 5 2 2 2" style:family="table-cell" style:data-style-name="N0">
      <style:table-cell-properties fo:background-color="#E6B8B7"/>
    </style:style>
    <style:style style:name="_52_0_37__32_-_32_Accent2_32_5_32_2_32_2_32_2_32_2" style:display-name="40% - Accent2 5 2 2 2 2" style:family="table-cell" style:data-style-name="N0">
      <style:table-cell-properties fo:background-color="#E6B8B7"/>
    </style:style>
    <style:style style:name="_52_0_37__32_-_32_Accent2_32_5_32_2_32_2_32_2_32_3" style:display-name="40% - Accent2 5 2 2 2 3" style:family="table-cell" style:data-style-name="N0">
      <style:table-cell-properties fo:background-color="#E6B8B7"/>
    </style:style>
    <style:style style:name="_52_0_37__32_-_32_Accent2_32_5_32_2_32_2_32_2_32_4" style:display-name="40% - Accent2 5 2 2 2 4" style:family="table-cell" style:data-style-name="N0">
      <style:table-cell-properties fo:background-color="#E6B8B7"/>
    </style:style>
    <style:style style:name="_52_0_37__32_-_32_Accent2_32_5_32_2_32_2_32_3" style:display-name="40% - Accent2 5 2 2 3" style:family="table-cell" style:data-style-name="N0">
      <style:table-cell-properties fo:background-color="#E6B8B7"/>
    </style:style>
    <style:style style:name="_52_0_37__32_-_32_Accent2_32_5_32_2_32_2_32_4" style:display-name="40% - Accent2 5 2 2 4" style:family="table-cell" style:data-style-name="N0">
      <style:table-cell-properties fo:background-color="#E6B8B7"/>
    </style:style>
    <style:style style:name="_52_0_37__32_-_32_Accent2_32_5_32_2_32_2_32_5" style:display-name="40% - Accent2 5 2 2 5" style:family="table-cell" style:data-style-name="N0">
      <style:table-cell-properties fo:background-color="#E6B8B7"/>
    </style:style>
    <style:style style:name="_52_0_37__32_-_32_Accent2_32_5_32_2_32_3" style:display-name="40% - Accent2 5 2 3" style:family="table-cell" style:data-style-name="N0">
      <style:table-cell-properties fo:background-color="#E6B8B7"/>
    </style:style>
    <style:style style:name="_52_0_37__32_-_32_Accent2_32_5_32_2_32_3_32_2" style:display-name="40% - Accent2 5 2 3 2" style:family="table-cell" style:data-style-name="N0">
      <style:table-cell-properties fo:background-color="#E6B8B7"/>
    </style:style>
    <style:style style:name="_52_0_37__32_-_32_Accent2_32_5_32_2_32_3_32_3" style:display-name="40% - Accent2 5 2 3 3" style:family="table-cell" style:data-style-name="N0">
      <style:table-cell-properties fo:background-color="#E6B8B7"/>
    </style:style>
    <style:style style:name="_52_0_37__32_-_32_Accent2_32_5_32_2_32_3_32_4" style:display-name="40% - Accent2 5 2 3 4" style:family="table-cell" style:data-style-name="N0">
      <style:table-cell-properties fo:background-color="#E6B8B7"/>
    </style:style>
    <style:style style:name="_52_0_37__32_-_32_Accent2_32_5_32_2_32_4" style:display-name="40% - Accent2 5 2 4" style:family="table-cell" style:data-style-name="N0">
      <style:table-cell-properties fo:background-color="#E6B8B7"/>
    </style:style>
    <style:style style:name="_52_0_37__32_-_32_Accent2_32_5_32_2_32_5" style:display-name="40% - Accent2 5 2 5" style:family="table-cell" style:data-style-name="N0">
      <style:table-cell-properties fo:background-color="#E6B8B7"/>
    </style:style>
    <style:style style:name="_52_0_37__32_-_32_Accent2_32_5_32_2_32_6" style:display-name="40% - Accent2 5 2 6" style:family="table-cell" style:data-style-name="N0">
      <style:table-cell-properties fo:background-color="#E6B8B7"/>
    </style:style>
    <style:style style:name="_52_0_37__32_-_32_Accent2_32_5_32_3" style:display-name="40% - Accent2 5 3" style:family="table-cell" style:data-style-name="N0">
      <style:table-cell-properties fo:background-color="#E6B8B7"/>
    </style:style>
    <style:style style:name="_52_0_37__32_-_32_Accent2_32_5_32_3_32_2" style:display-name="40% - Accent2 5 3 2" style:family="table-cell" style:data-style-name="N0">
      <style:table-cell-properties fo:background-color="#E6B8B7"/>
    </style:style>
    <style:style style:name="_52_0_37__32_-_32_Accent2_32_5_32_3_32_2_32_2" style:display-name="40% - Accent2 5 3 2 2" style:family="table-cell" style:data-style-name="N0">
      <style:table-cell-properties fo:background-color="#E6B8B7"/>
    </style:style>
    <style:style style:name="_52_0_37__32_-_32_Accent2_32_5_32_3_32_2_32_3" style:display-name="40% - Accent2 5 3 2 3" style:family="table-cell" style:data-style-name="N0">
      <style:table-cell-properties fo:background-color="#E6B8B7"/>
    </style:style>
    <style:style style:name="_52_0_37__32_-_32_Accent2_32_5_32_3_32_2_32_4" style:display-name="40% - Accent2 5 3 2 4" style:family="table-cell" style:data-style-name="N0">
      <style:table-cell-properties fo:background-color="#E6B8B7"/>
    </style:style>
    <style:style style:name="_52_0_37__32_-_32_Accent2_32_5_32_3_32_3" style:display-name="40% - Accent2 5 3 3" style:family="table-cell" style:data-style-name="N0">
      <style:table-cell-properties fo:background-color="#E6B8B7"/>
    </style:style>
    <style:style style:name="_52_0_37__32_-_32_Accent2_32_5_32_3_32_4" style:display-name="40% - Accent2 5 3 4" style:family="table-cell" style:data-style-name="N0">
      <style:table-cell-properties fo:background-color="#E6B8B7"/>
    </style:style>
    <style:style style:name="_52_0_37__32_-_32_Accent2_32_5_32_3_32_5" style:display-name="40% - Accent2 5 3 5" style:family="table-cell" style:data-style-name="N0">
      <style:table-cell-properties fo:background-color="#E6B8B7"/>
    </style:style>
    <style:style style:name="_52_0_37__32_-_32_Accent2_32_5_32_4" style:display-name="40% - Accent2 5 4" style:family="table-cell" style:data-style-name="N0">
      <style:table-cell-properties fo:background-color="#E6B8B7"/>
    </style:style>
    <style:style style:name="_52_0_37__32_-_32_Accent2_32_5_32_4_32_2" style:display-name="40% - Accent2 5 4 2" style:family="table-cell" style:data-style-name="N0">
      <style:table-cell-properties fo:background-color="#E6B8B7"/>
    </style:style>
    <style:style style:name="_52_0_37__32_-_32_Accent2_32_5_32_4_32_3" style:display-name="40% - Accent2 5 4 3" style:family="table-cell" style:data-style-name="N0">
      <style:table-cell-properties fo:background-color="#E6B8B7"/>
    </style:style>
    <style:style style:name="_52_0_37__32_-_32_Accent2_32_5_32_4_32_4" style:display-name="40% - Accent2 5 4 4" style:family="table-cell" style:data-style-name="N0">
      <style:table-cell-properties fo:background-color="#E6B8B7"/>
    </style:style>
    <style:style style:name="_52_0_37__32_-_32_Accent2_32_5_32_5" style:display-name="40% - Accent2 5 5" style:family="table-cell" style:data-style-name="N0">
      <style:table-cell-properties fo:background-color="#E6B8B7"/>
    </style:style>
    <style:style style:name="_52_0_37__32_-_32_Accent2_32_5_32_6" style:display-name="40% - Accent2 5 6" style:family="table-cell" style:data-style-name="N0">
      <style:table-cell-properties fo:background-color="#E6B8B7"/>
    </style:style>
    <style:style style:name="_52_0_37__32_-_32_Accent2_32_5_32_7" style:display-name="40% - Accent2 5 7" style:family="table-cell" style:data-style-name="N0">
      <style:table-cell-properties fo:background-color="#E6B8B7"/>
    </style:style>
    <style:style style:name="_52_0_37__32_-_32_Accent2_32_6" style:display-name="40% - Accent2 6" style:family="table-cell" style:data-style-name="N0">
      <style:table-cell-properties fo:background-color="#E6B8B7"/>
    </style:style>
    <style:style style:name="_52_0_37__32_-_32_Accent2_32_6_32_2" style:display-name="40% - Accent2 6 2" style:family="table-cell" style:data-style-name="N0">
      <style:table-cell-properties fo:background-color="#E6B8B7"/>
    </style:style>
    <style:style style:name="_52_0_37__32_-_32_Accent2_32_6_32_2_32_2" style:display-name="40% - Accent2 6 2 2" style:family="table-cell" style:data-style-name="N0">
      <style:table-cell-properties fo:background-color="#E6B8B7"/>
    </style:style>
    <style:style style:name="_52_0_37__32_-_32_Accent2_32_6_32_2_32_2_32_2" style:display-name="40% - Accent2 6 2 2 2" style:family="table-cell" style:data-style-name="N0">
      <style:table-cell-properties fo:background-color="#E6B8B7"/>
    </style:style>
    <style:style style:name="_52_0_37__32_-_32_Accent2_32_6_32_2_32_2_32_3" style:display-name="40% - Accent2 6 2 2 3" style:family="table-cell" style:data-style-name="N0">
      <style:table-cell-properties fo:background-color="#E6B8B7"/>
    </style:style>
    <style:style style:name="_52_0_37__32_-_32_Accent2_32_6_32_2_32_2_32_4" style:display-name="40% - Accent2 6 2 2 4" style:family="table-cell" style:data-style-name="N0">
      <style:table-cell-properties fo:background-color="#E6B8B7"/>
    </style:style>
    <style:style style:name="_52_0_37__32_-_32_Accent2_32_6_32_2_32_3" style:display-name="40% - Accent2 6 2 3" style:family="table-cell" style:data-style-name="N0">
      <style:table-cell-properties fo:background-color="#E6B8B7"/>
    </style:style>
    <style:style style:name="_52_0_37__32_-_32_Accent2_32_6_32_2_32_4" style:display-name="40% - Accent2 6 2 4" style:family="table-cell" style:data-style-name="N0">
      <style:table-cell-properties fo:background-color="#E6B8B7"/>
    </style:style>
    <style:style style:name="_52_0_37__32_-_32_Accent2_32_6_32_2_32_5" style:display-name="40% - Accent2 6 2 5" style:family="table-cell" style:data-style-name="N0">
      <style:table-cell-properties fo:background-color="#E6B8B7"/>
    </style:style>
    <style:style style:name="_52_0_37__32_-_32_Accent2_32_6_32_3" style:display-name="40% - Accent2 6 3" style:family="table-cell" style:data-style-name="N0">
      <style:table-cell-properties fo:background-color="#E6B8B7"/>
    </style:style>
    <style:style style:name="_52_0_37__32_-_32_Accent2_32_6_32_3_32_2" style:display-name="40% - Accent2 6 3 2" style:family="table-cell" style:data-style-name="N0">
      <style:table-cell-properties fo:background-color="#E6B8B7"/>
    </style:style>
    <style:style style:name="_52_0_37__32_-_32_Accent2_32_6_32_3_32_3" style:display-name="40% - Accent2 6 3 3" style:family="table-cell" style:data-style-name="N0">
      <style:table-cell-properties fo:background-color="#E6B8B7"/>
    </style:style>
    <style:style style:name="_52_0_37__32_-_32_Accent2_32_6_32_3_32_4" style:display-name="40% - Accent2 6 3 4" style:family="table-cell" style:data-style-name="N0">
      <style:table-cell-properties fo:background-color="#E6B8B7"/>
    </style:style>
    <style:style style:name="_52_0_37__32_-_32_Accent2_32_6_32_4" style:display-name="40% - Accent2 6 4" style:family="table-cell" style:data-style-name="N0">
      <style:table-cell-properties fo:background-color="#E6B8B7"/>
    </style:style>
    <style:style style:name="_52_0_37__32_-_32_Accent2_32_6_32_5" style:display-name="40% - Accent2 6 5" style:family="table-cell" style:data-style-name="N0">
      <style:table-cell-properties fo:background-color="#E6B8B7"/>
    </style:style>
    <style:style style:name="_52_0_37__32_-_32_Accent2_32_6_32_6" style:display-name="40% - Accent2 6 6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D8E4BC"/>
    </style:style>
    <style:style style:name="_52_0_37__32_-_32_Accent3_32_2_32_2" style:display-name="40% - Accent3 2 2" style:family="table-cell" style:data-style-name="N0">
      <style:table-cell-properties fo:background-color="#D8E4BC"/>
    </style:style>
    <style:style style:name="_52_0_37__32_-_32_Accent3_32_2_32_2_32_2" style:display-name="40% - Accent3 2 2 2" style:family="table-cell" style:data-style-name="N0">
      <style:table-cell-properties fo:background-color="#D8E4BC"/>
    </style:style>
    <style:style style:name="_52_0_37__32_-_32_Accent3_32_2_32_2_32_2_32_2" style:display-name="40% - Accent3 2 2 2 2" style:family="table-cell" style:data-style-name="N0">
      <style:table-cell-properties fo:background-color="#D8E4BC"/>
    </style:style>
    <style:style style:name="_52_0_37__32_-_32_Accent3_32_2_32_2_32_2_32_2_32_2" style:display-name="40% - Accent3 2 2 2 2 2" style:family="table-cell" style:data-style-name="N0">
      <style:table-cell-properties fo:background-color="#D8E4BC"/>
    </style:style>
    <style:style style:name="_52_0_37__32_-_32_Accent3_32_2_32_2_32_2_32_2_32_3" style:display-name="40% - Accent3 2 2 2 2 3" style:family="table-cell" style:data-style-name="N0">
      <style:table-cell-properties fo:background-color="#D8E4BC"/>
    </style:style>
    <style:style style:name="_52_0_37__32_-_32_Accent3_32_2_32_2_32_2_32_2_32_4" style:display-name="40% - Accent3 2 2 2 2 4" style:family="table-cell" style:data-style-name="N0">
      <style:table-cell-properties fo:background-color="#D8E4BC"/>
    </style:style>
    <style:style style:name="_52_0_37__32_-_32_Accent3_32_2_32_2_32_2_32_3" style:display-name="40% - Accent3 2 2 2 3" style:family="table-cell" style:data-style-name="N0">
      <style:table-cell-properties fo:background-color="#D8E4BC"/>
    </style:style>
    <style:style style:name="_52_0_37__32_-_32_Accent3_32_2_32_2_32_2_32_4" style:display-name="40% - Accent3 2 2 2 4" style:family="table-cell" style:data-style-name="N0">
      <style:table-cell-properties fo:background-color="#D8E4BC"/>
    </style:style>
    <style:style style:name="_52_0_37__32_-_32_Accent3_32_2_32_2_32_2_32_5" style:display-name="40% - Accent3 2 2 2 5" style:family="table-cell" style:data-style-name="N0">
      <style:table-cell-properties fo:background-color="#D8E4BC"/>
    </style:style>
    <style:style style:name="_52_0_37__32_-_32_Accent3_32_2_32_2_32_3" style:display-name="40% - Accent3 2 2 3" style:family="table-cell" style:data-style-name="N0">
      <style:table-cell-properties fo:background-color="#D8E4BC"/>
    </style:style>
    <style:style style:name="_52_0_37__32_-_32_Accent3_32_2_32_2_32_3_32_2" style:display-name="40% - Accent3 2 2 3 2" style:family="table-cell" style:data-style-name="N0">
      <style:table-cell-properties fo:background-color="#D8E4BC"/>
    </style:style>
    <style:style style:name="_52_0_37__32_-_32_Accent3_32_2_32_2_32_3_32_3" style:display-name="40% - Accent3 2 2 3 3" style:family="table-cell" style:data-style-name="N0">
      <style:table-cell-properties fo:background-color="#D8E4BC"/>
    </style:style>
    <style:style style:name="_52_0_37__32_-_32_Accent3_32_2_32_2_32_3_32_4" style:display-name="40% - Accent3 2 2 3 4" style:family="table-cell" style:data-style-name="N0">
      <style:table-cell-properties fo:background-color="#D8E4BC"/>
    </style:style>
    <style:style style:name="_52_0_37__32_-_32_Accent3_32_2_32_2_32_4" style:display-name="40% - Accent3 2 2 4" style:family="table-cell" style:data-style-name="N0">
      <style:table-cell-properties fo:background-color="#D8E4BC"/>
    </style:style>
    <style:style style:name="_52_0_37__32_-_32_Accent3_32_2_32_2_32_5" style:display-name="40% - Accent3 2 2 5" style:family="table-cell" style:data-style-name="N0">
      <style:table-cell-properties fo:background-color="#D8E4BC"/>
    </style:style>
    <style:style style:name="_52_0_37__32_-_32_Accent3_32_2_32_2_32_6" style:display-name="40% - Accent3 2 2 6" style:family="table-cell" style:data-style-name="N0">
      <style:table-cell-properties fo:background-color="#D8E4BC"/>
    </style:style>
    <style:style style:name="_52_0_37__32_-_32_Accent3_32_2_32_3" style:display-name="40% - Accent3 2 3" style:family="table-cell" style:data-style-name="N0">
      <style:table-cell-properties fo:background-color="#D8E4BC"/>
    </style:style>
    <style:style style:name="_52_0_37__32_-_32_Accent3_32_2_32_3_32_2" style:display-name="40% - Accent3 2 3 2" style:family="table-cell" style:data-style-name="N0">
      <style:table-cell-properties fo:background-color="#D8E4BC"/>
    </style:style>
    <style:style style:name="_52_0_37__32_-_32_Accent3_32_2_32_3_32_2_32_2" style:display-name="40% - Accent3 2 3 2 2" style:family="table-cell" style:data-style-name="N0">
      <style:table-cell-properties fo:background-color="#D8E4BC"/>
    </style:style>
    <style:style style:name="_52_0_37__32_-_32_Accent3_32_2_32_3_32_2_32_3" style:display-name="40% - Accent3 2 3 2 3" style:family="table-cell" style:data-style-name="N0">
      <style:table-cell-properties fo:background-color="#D8E4BC"/>
    </style:style>
    <style:style style:name="_52_0_37__32_-_32_Accent3_32_2_32_3_32_2_32_4" style:display-name="40% - Accent3 2 3 2 4" style:family="table-cell" style:data-style-name="N0">
      <style:table-cell-properties fo:background-color="#D8E4BC"/>
    </style:style>
    <style:style style:name="_52_0_37__32_-_32_Accent3_32_2_32_3_32_3" style:display-name="40% - Accent3 2 3 3" style:family="table-cell" style:data-style-name="N0">
      <style:table-cell-properties fo:background-color="#D8E4BC"/>
    </style:style>
    <style:style style:name="_52_0_37__32_-_32_Accent3_32_2_32_3_32_4" style:display-name="40% - Accent3 2 3 4" style:family="table-cell" style:data-style-name="N0">
      <style:table-cell-properties fo:background-color="#D8E4BC"/>
    </style:style>
    <style:style style:name="_52_0_37__32_-_32_Accent3_32_2_32_3_32_5" style:display-name="40% - Accent3 2 3 5" style:family="table-cell" style:data-style-name="N0">
      <style:table-cell-properties fo:background-color="#D8E4BC"/>
    </style:style>
    <style:style style:name="_52_0_37__32_-_32_Accent3_32_2_32_4" style:display-name="40% - Accent3 2 4" style:family="table-cell" style:data-style-name="N0">
      <style:table-cell-properties fo:background-color="#D8E4BC"/>
    </style:style>
    <style:style style:name="_52_0_37__32_-_32_Accent3_32_2_32_4_32_2" style:display-name="40% - Accent3 2 4 2" style:family="table-cell" style:data-style-name="N0">
      <style:table-cell-properties fo:background-color="#D8E4BC"/>
    </style:style>
    <style:style style:name="_52_0_37__32_-_32_Accent3_32_2_32_4_32_3" style:display-name="40% - Accent3 2 4 3" style:family="table-cell" style:data-style-name="N0">
      <style:table-cell-properties fo:background-color="#D8E4BC"/>
    </style:style>
    <style:style style:name="_52_0_37__32_-_32_Accent3_32_2_32_4_32_4" style:display-name="40% - Accent3 2 4 4" style:family="table-cell" style:data-style-name="N0">
      <style:table-cell-properties fo:background-color="#D8E4BC"/>
    </style:style>
    <style:style style:name="_52_0_37__32_-_32_Accent3_32_2_32_5" style:display-name="40% - Accent3 2 5" style:family="table-cell" style:data-style-name="N0">
      <style:table-cell-properties fo:background-color="#D8E4BC"/>
    </style:style>
    <style:style style:name="_52_0_37__32_-_32_Accent3_32_2_32_6" style:display-name="40% - Accent3 2 6" style:family="table-cell" style:data-style-name="N0">
      <style:table-cell-properties fo:background-color="#D8E4BC"/>
    </style:style>
    <style:style style:name="_52_0_37__32_-_32_Accent3_32_2_32_7" style:display-name="40% - Accent3 2 7" style:family="table-cell" style:data-style-name="N0">
      <style:table-cell-properties fo:background-color="#D8E4BC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3_32_2" style:display-name="40% - Accent3 3 2" style:family="table-cell" style:data-style-name="N0">
      <style:table-cell-properties fo:background-color="#D8E4BC"/>
    </style:style>
    <style:style style:name="_52_0_37__32_-_32_Accent3_32_3_32_2_32_2" style:display-name="40% - Accent3 3 2 2" style:family="table-cell" style:data-style-name="N0">
      <style:table-cell-properties fo:background-color="#D8E4BC"/>
    </style:style>
    <style:style style:name="_52_0_37__32_-_32_Accent3_32_3_32_2_32_2_32_2" style:display-name="40% - Accent3 3 2 2 2" style:family="table-cell" style:data-style-name="N0">
      <style:table-cell-properties fo:background-color="#D8E4BC"/>
    </style:style>
    <style:style style:name="_52_0_37__32_-_32_Accent3_32_3_32_2_32_2_32_2_32_2" style:display-name="40% - Accent3 3 2 2 2 2" style:family="table-cell" style:data-style-name="N0">
      <style:table-cell-properties fo:background-color="#D8E4BC"/>
    </style:style>
    <style:style style:name="_52_0_37__32_-_32_Accent3_32_3_32_2_32_2_32_2_32_3" style:display-name="40% - Accent3 3 2 2 2 3" style:family="table-cell" style:data-style-name="N0">
      <style:table-cell-properties fo:background-color="#D8E4BC"/>
    </style:style>
    <style:style style:name="_52_0_37__32_-_32_Accent3_32_3_32_2_32_2_32_2_32_4" style:display-name="40% - Accent3 3 2 2 2 4" style:family="table-cell" style:data-style-name="N0">
      <style:table-cell-properties fo:background-color="#D8E4BC"/>
    </style:style>
    <style:style style:name="_52_0_37__32_-_32_Accent3_32_3_32_2_32_2_32_3" style:display-name="40% - Accent3 3 2 2 3" style:family="table-cell" style:data-style-name="N0">
      <style:table-cell-properties fo:background-color="#D8E4BC"/>
    </style:style>
    <style:style style:name="_52_0_37__32_-_32_Accent3_32_3_32_2_32_2_32_4" style:display-name="40% - Accent3 3 2 2 4" style:family="table-cell" style:data-style-name="N0">
      <style:table-cell-properties fo:background-color="#D8E4BC"/>
    </style:style>
    <style:style style:name="_52_0_37__32_-_32_Accent3_32_3_32_2_32_2_32_5" style:display-name="40% - Accent3 3 2 2 5" style:family="table-cell" style:data-style-name="N0">
      <style:table-cell-properties fo:background-color="#D8E4BC"/>
    </style:style>
    <style:style style:name="_52_0_37__32_-_32_Accent3_32_3_32_2_32_3" style:display-name="40% - Accent3 3 2 3" style:family="table-cell" style:data-style-name="N0">
      <style:table-cell-properties fo:background-color="#D8E4BC"/>
    </style:style>
    <style:style style:name="_52_0_37__32_-_32_Accent3_32_3_32_2_32_3_32_2" style:display-name="40% - Accent3 3 2 3 2" style:family="table-cell" style:data-style-name="N0">
      <style:table-cell-properties fo:background-color="#D8E4BC"/>
    </style:style>
    <style:style style:name="_52_0_37__32_-_32_Accent3_32_3_32_2_32_3_32_3" style:display-name="40% - Accent3 3 2 3 3" style:family="table-cell" style:data-style-name="N0">
      <style:table-cell-properties fo:background-color="#D8E4BC"/>
    </style:style>
    <style:style style:name="_52_0_37__32_-_32_Accent3_32_3_32_2_32_3_32_4" style:display-name="40% - Accent3 3 2 3 4" style:family="table-cell" style:data-style-name="N0">
      <style:table-cell-properties fo:background-color="#D8E4BC"/>
    </style:style>
    <style:style style:name="_52_0_37__32_-_32_Accent3_32_3_32_2_32_4" style:display-name="40% - Accent3 3 2 4" style:family="table-cell" style:data-style-name="N0">
      <style:table-cell-properties fo:background-color="#D8E4BC"/>
    </style:style>
    <style:style style:name="_52_0_37__32_-_32_Accent3_32_3_32_2_32_5" style:display-name="40% - Accent3 3 2 5" style:family="table-cell" style:data-style-name="N0">
      <style:table-cell-properties fo:background-color="#D8E4BC"/>
    </style:style>
    <style:style style:name="_52_0_37__32_-_32_Accent3_32_3_32_2_32_6" style:display-name="40% - Accent3 3 2 6" style:family="table-cell" style:data-style-name="N0">
      <style:table-cell-properties fo:background-color="#D8E4BC"/>
    </style:style>
    <style:style style:name="_52_0_37__32_-_32_Accent3_32_3_32_3" style:display-name="40% - Accent3 3 3" style:family="table-cell" style:data-style-name="N0">
      <style:table-cell-properties fo:background-color="#D8E4BC"/>
    </style:style>
    <style:style style:name="_52_0_37__32_-_32_Accent3_32_3_32_3_32_2" style:display-name="40% - Accent3 3 3 2" style:family="table-cell" style:data-style-name="N0">
      <style:table-cell-properties fo:background-color="#D8E4BC"/>
    </style:style>
    <style:style style:name="_52_0_37__32_-_32_Accent3_32_3_32_3_32_2_32_2" style:display-name="40% - Accent3 3 3 2 2" style:family="table-cell" style:data-style-name="N0">
      <style:table-cell-properties fo:background-color="#D8E4BC"/>
    </style:style>
    <style:style style:name="_52_0_37__32_-_32_Accent3_32_3_32_3_32_2_32_3" style:display-name="40% - Accent3 3 3 2 3" style:family="table-cell" style:data-style-name="N0">
      <style:table-cell-properties fo:background-color="#D8E4BC"/>
    </style:style>
    <style:style style:name="_52_0_37__32_-_32_Accent3_32_3_32_3_32_2_32_4" style:display-name="40% - Accent3 3 3 2 4" style:family="table-cell" style:data-style-name="N0">
      <style:table-cell-properties fo:background-color="#D8E4BC"/>
    </style:style>
    <style:style style:name="_52_0_37__32_-_32_Accent3_32_3_32_3_32_3" style:display-name="40% - Accent3 3 3 3" style:family="table-cell" style:data-style-name="N0">
      <style:table-cell-properties fo:background-color="#D8E4BC"/>
    </style:style>
    <style:style style:name="_52_0_37__32_-_32_Accent3_32_3_32_3_32_4" style:display-name="40% - Accent3 3 3 4" style:family="table-cell" style:data-style-name="N0">
      <style:table-cell-properties fo:background-color="#D8E4BC"/>
    </style:style>
    <style:style style:name="_52_0_37__32_-_32_Accent3_32_3_32_3_32_5" style:display-name="40% - Accent3 3 3 5" style:family="table-cell" style:data-style-name="N0">
      <style:table-cell-properties fo:background-color="#D8E4BC"/>
    </style:style>
    <style:style style:name="_52_0_37__32_-_32_Accent3_32_3_32_4" style:display-name="40% - Accent3 3 4" style:family="table-cell" style:data-style-name="N0">
      <style:table-cell-properties fo:background-color="#D8E4BC"/>
    </style:style>
    <style:style style:name="_52_0_37__32_-_32_Accent3_32_3_32_4_32_2" style:display-name="40% - Accent3 3 4 2" style:family="table-cell" style:data-style-name="N0">
      <style:table-cell-properties fo:background-color="#D8E4BC"/>
    </style:style>
    <style:style style:name="_52_0_37__32_-_32_Accent3_32_3_32_4_32_3" style:display-name="40% - Accent3 3 4 3" style:family="table-cell" style:data-style-name="N0">
      <style:table-cell-properties fo:background-color="#D8E4BC"/>
    </style:style>
    <style:style style:name="_52_0_37__32_-_32_Accent3_32_3_32_4_32_4" style:display-name="40% - Accent3 3 4 4" style:family="table-cell" style:data-style-name="N0">
      <style:table-cell-properties fo:background-color="#D8E4BC"/>
    </style:style>
    <style:style style:name="_52_0_37__32_-_32_Accent3_32_3_32_5" style:display-name="40% - Accent3 3 5" style:family="table-cell" style:data-style-name="N0">
      <style:table-cell-properties fo:background-color="#D8E4BC"/>
    </style:style>
    <style:style style:name="_52_0_37__32_-_32_Accent3_32_3_32_6" style:display-name="40% - Accent3 3 6" style:family="table-cell" style:data-style-name="N0">
      <style:table-cell-properties fo:background-color="#D8E4BC"/>
    </style:style>
    <style:style style:name="_52_0_37__32_-_32_Accent3_32_3_32_7" style:display-name="40% - Accent3 3 7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3_32_4_32_2" style:display-name="40% - Accent3 4 2" style:family="table-cell" style:data-style-name="N0">
      <style:table-cell-properties fo:background-color="#D8E4BC"/>
    </style:style>
    <style:style style:name="_52_0_37__32_-_32_Accent3_32_4_32_2_32_2" style:display-name="40% - Accent3 4 2 2" style:family="table-cell" style:data-style-name="N0">
      <style:table-cell-properties fo:background-color="#D8E4BC"/>
    </style:style>
    <style:style style:name="_52_0_37__32_-_32_Accent3_32_4_32_2_32_2_32_2" style:display-name="40% - Accent3 4 2 2 2" style:family="table-cell" style:data-style-name="N0">
      <style:table-cell-properties fo:background-color="#D8E4BC"/>
    </style:style>
    <style:style style:name="_52_0_37__32_-_32_Accent3_32_4_32_2_32_2_32_2_32_2" style:display-name="40% - Accent3 4 2 2 2 2" style:family="table-cell" style:data-style-name="N0">
      <style:table-cell-properties fo:background-color="#D8E4BC"/>
    </style:style>
    <style:style style:name="_52_0_37__32_-_32_Accent3_32_4_32_2_32_2_32_2_32_3" style:display-name="40% - Accent3 4 2 2 2 3" style:family="table-cell" style:data-style-name="N0">
      <style:table-cell-properties fo:background-color="#D8E4BC"/>
    </style:style>
    <style:style style:name="_52_0_37__32_-_32_Accent3_32_4_32_2_32_2_32_2_32_4" style:display-name="40% - Accent3 4 2 2 2 4" style:family="table-cell" style:data-style-name="N0">
      <style:table-cell-properties fo:background-color="#D8E4BC"/>
    </style:style>
    <style:style style:name="_52_0_37__32_-_32_Accent3_32_4_32_2_32_2_32_3" style:display-name="40% - Accent3 4 2 2 3" style:family="table-cell" style:data-style-name="N0">
      <style:table-cell-properties fo:background-color="#D8E4BC"/>
    </style:style>
    <style:style style:name="_52_0_37__32_-_32_Accent3_32_4_32_2_32_2_32_4" style:display-name="40% - Accent3 4 2 2 4" style:family="table-cell" style:data-style-name="N0">
      <style:table-cell-properties fo:background-color="#D8E4BC"/>
    </style:style>
    <style:style style:name="_52_0_37__32_-_32_Accent3_32_4_32_2_32_2_32_5" style:display-name="40% - Accent3 4 2 2 5" style:family="table-cell" style:data-style-name="N0">
      <style:table-cell-properties fo:background-color="#D8E4BC"/>
    </style:style>
    <style:style style:name="_52_0_37__32_-_32_Accent3_32_4_32_2_32_3" style:display-name="40% - Accent3 4 2 3" style:family="table-cell" style:data-style-name="N0">
      <style:table-cell-properties fo:background-color="#D8E4BC"/>
    </style:style>
    <style:style style:name="_52_0_37__32_-_32_Accent3_32_4_32_2_32_3_32_2" style:display-name="40% - Accent3 4 2 3 2" style:family="table-cell" style:data-style-name="N0">
      <style:table-cell-properties fo:background-color="#D8E4BC"/>
    </style:style>
    <style:style style:name="_52_0_37__32_-_32_Accent3_32_4_32_2_32_3_32_3" style:display-name="40% - Accent3 4 2 3 3" style:family="table-cell" style:data-style-name="N0">
      <style:table-cell-properties fo:background-color="#D8E4BC"/>
    </style:style>
    <style:style style:name="_52_0_37__32_-_32_Accent3_32_4_32_2_32_3_32_4" style:display-name="40% - Accent3 4 2 3 4" style:family="table-cell" style:data-style-name="N0">
      <style:table-cell-properties fo:background-color="#D8E4BC"/>
    </style:style>
    <style:style style:name="_52_0_37__32_-_32_Accent3_32_4_32_2_32_4" style:display-name="40% - Accent3 4 2 4" style:family="table-cell" style:data-style-name="N0">
      <style:table-cell-properties fo:background-color="#D8E4BC"/>
    </style:style>
    <style:style style:name="_52_0_37__32_-_32_Accent3_32_4_32_2_32_5" style:display-name="40% - Accent3 4 2 5" style:family="table-cell" style:data-style-name="N0">
      <style:table-cell-properties fo:background-color="#D8E4BC"/>
    </style:style>
    <style:style style:name="_52_0_37__32_-_32_Accent3_32_4_32_2_32_6" style:display-name="40% - Accent3 4 2 6" style:family="table-cell" style:data-style-name="N0">
      <style:table-cell-properties fo:background-color="#D8E4BC"/>
    </style:style>
    <style:style style:name="_52_0_37__32_-_32_Accent3_32_4_32_3" style:display-name="40% - Accent3 4 3" style:family="table-cell" style:data-style-name="N0">
      <style:table-cell-properties fo:background-color="#D8E4BC"/>
    </style:style>
    <style:style style:name="_52_0_37__32_-_32_Accent3_32_4_32_3_32_2" style:display-name="40% - Accent3 4 3 2" style:family="table-cell" style:data-style-name="N0">
      <style:table-cell-properties fo:background-color="#D8E4BC"/>
    </style:style>
    <style:style style:name="_52_0_37__32_-_32_Accent3_32_4_32_3_32_2_32_2" style:display-name="40% - Accent3 4 3 2 2" style:family="table-cell" style:data-style-name="N0">
      <style:table-cell-properties fo:background-color="#D8E4BC"/>
    </style:style>
    <style:style style:name="_52_0_37__32_-_32_Accent3_32_4_32_3_32_2_32_3" style:display-name="40% - Accent3 4 3 2 3" style:family="table-cell" style:data-style-name="N0">
      <style:table-cell-properties fo:background-color="#D8E4BC"/>
    </style:style>
    <style:style style:name="_52_0_37__32_-_32_Accent3_32_4_32_3_32_2_32_4" style:display-name="40% - Accent3 4 3 2 4" style:family="table-cell" style:data-style-name="N0">
      <style:table-cell-properties fo:background-color="#D8E4BC"/>
    </style:style>
    <style:style style:name="_52_0_37__32_-_32_Accent3_32_4_32_3_32_3" style:display-name="40% - Accent3 4 3 3" style:family="table-cell" style:data-style-name="N0">
      <style:table-cell-properties fo:background-color="#D8E4BC"/>
    </style:style>
    <style:style style:name="_52_0_37__32_-_32_Accent3_32_4_32_3_32_4" style:display-name="40% - Accent3 4 3 4" style:family="table-cell" style:data-style-name="N0">
      <style:table-cell-properties fo:background-color="#D8E4BC"/>
    </style:style>
    <style:style style:name="_52_0_37__32_-_32_Accent3_32_4_32_3_32_5" style:display-name="40% - Accent3 4 3 5" style:family="table-cell" style:data-style-name="N0">
      <style:table-cell-properties fo:background-color="#D8E4BC"/>
    </style:style>
    <style:style style:name="_52_0_37__32_-_32_Accent3_32_4_32_4" style:display-name="40% - Accent3 4 4" style:family="table-cell" style:data-style-name="N0">
      <style:table-cell-properties fo:background-color="#D8E4BC"/>
    </style:style>
    <style:style style:name="_52_0_37__32_-_32_Accent3_32_4_32_4_32_2" style:display-name="40% - Accent3 4 4 2" style:family="table-cell" style:data-style-name="N0">
      <style:table-cell-properties fo:background-color="#D8E4BC"/>
    </style:style>
    <style:style style:name="_52_0_37__32_-_32_Accent3_32_4_32_4_32_3" style:display-name="40% - Accent3 4 4 3" style:family="table-cell" style:data-style-name="N0">
      <style:table-cell-properties fo:background-color="#D8E4BC"/>
    </style:style>
    <style:style style:name="_52_0_37__32_-_32_Accent3_32_4_32_4_32_4" style:display-name="40% - Accent3 4 4 4" style:family="table-cell" style:data-style-name="N0">
      <style:table-cell-properties fo:background-color="#D8E4BC"/>
    </style:style>
    <style:style style:name="_52_0_37__32_-_32_Accent3_32_4_32_5" style:display-name="40% - Accent3 4 5" style:family="table-cell" style:data-style-name="N0">
      <style:table-cell-properties fo:background-color="#D8E4BC"/>
    </style:style>
    <style:style style:name="_52_0_37__32_-_32_Accent3_32_4_32_6" style:display-name="40% - Accent3 4 6" style:family="table-cell" style:data-style-name="N0">
      <style:table-cell-properties fo:background-color="#D8E4BC"/>
    </style:style>
    <style:style style:name="_52_0_37__32_-_32_Accent3_32_4_32_7" style:display-name="40% - Accent3 4 7" style:family="table-cell" style:data-style-name="N0">
      <style:table-cell-properties fo:background-color="#D8E4BC"/>
    </style:style>
    <style:style style:name="_52_0_37__32_-_32_Accent3_32_5" style:display-name="40% - Accent3 5" style:family="table-cell" style:data-style-name="N0">
      <style:table-cell-properties fo:background-color="#D8E4BC"/>
    </style:style>
    <style:style style:name="_52_0_37__32_-_32_Accent3_32_5_32_2" style:display-name="40% - Accent3 5 2" style:family="table-cell" style:data-style-name="N0">
      <style:table-cell-properties fo:background-color="#D8E4BC"/>
    </style:style>
    <style:style style:name="_52_0_37__32_-_32_Accent3_32_5_32_2_32_2" style:display-name="40% - Accent3 5 2 2" style:family="table-cell" style:data-style-name="N0">
      <style:table-cell-properties fo:background-color="#D8E4BC"/>
    </style:style>
    <style:style style:name="_52_0_37__32_-_32_Accent3_32_5_32_2_32_2_32_2" style:display-name="40% - Accent3 5 2 2 2" style:family="table-cell" style:data-style-name="N0">
      <style:table-cell-properties fo:background-color="#D8E4BC"/>
    </style:style>
    <style:style style:name="_52_0_37__32_-_32_Accent3_32_5_32_2_32_2_32_2_32_2" style:display-name="40% - Accent3 5 2 2 2 2" style:family="table-cell" style:data-style-name="N0">
      <style:table-cell-properties fo:background-color="#D8E4BC"/>
    </style:style>
    <style:style style:name="_52_0_37__32_-_32_Accent3_32_5_32_2_32_2_32_2_32_3" style:display-name="40% - Accent3 5 2 2 2 3" style:family="table-cell" style:data-style-name="N0">
      <style:table-cell-properties fo:background-color="#D8E4BC"/>
    </style:style>
    <style:style style:name="_52_0_37__32_-_32_Accent3_32_5_32_2_32_2_32_2_32_4" style:display-name="40% - Accent3 5 2 2 2 4" style:family="table-cell" style:data-style-name="N0">
      <style:table-cell-properties fo:background-color="#D8E4BC"/>
    </style:style>
    <style:style style:name="_52_0_37__32_-_32_Accent3_32_5_32_2_32_2_32_3" style:display-name="40% - Accent3 5 2 2 3" style:family="table-cell" style:data-style-name="N0">
      <style:table-cell-properties fo:background-color="#D8E4BC"/>
    </style:style>
    <style:style style:name="_52_0_37__32_-_32_Accent3_32_5_32_2_32_2_32_4" style:display-name="40% - Accent3 5 2 2 4" style:family="table-cell" style:data-style-name="N0">
      <style:table-cell-properties fo:background-color="#D8E4BC"/>
    </style:style>
    <style:style style:name="_52_0_37__32_-_32_Accent3_32_5_32_2_32_2_32_5" style:display-name="40% - Accent3 5 2 2 5" style:family="table-cell" style:data-style-name="N0">
      <style:table-cell-properties fo:background-color="#D8E4BC"/>
    </style:style>
    <style:style style:name="_52_0_37__32_-_32_Accent3_32_5_32_2_32_3" style:display-name="40% - Accent3 5 2 3" style:family="table-cell" style:data-style-name="N0">
      <style:table-cell-properties fo:background-color="#D8E4BC"/>
    </style:style>
    <style:style style:name="_52_0_37__32_-_32_Accent3_32_5_32_2_32_3_32_2" style:display-name="40% - Accent3 5 2 3 2" style:family="table-cell" style:data-style-name="N0">
      <style:table-cell-properties fo:background-color="#D8E4BC"/>
    </style:style>
    <style:style style:name="_52_0_37__32_-_32_Accent3_32_5_32_2_32_3_32_3" style:display-name="40% - Accent3 5 2 3 3" style:family="table-cell" style:data-style-name="N0">
      <style:table-cell-properties fo:background-color="#D8E4BC"/>
    </style:style>
    <style:style style:name="_52_0_37__32_-_32_Accent3_32_5_32_2_32_3_32_4" style:display-name="40% - Accent3 5 2 3 4" style:family="table-cell" style:data-style-name="N0">
      <style:table-cell-properties fo:background-color="#D8E4BC"/>
    </style:style>
    <style:style style:name="_52_0_37__32_-_32_Accent3_32_5_32_2_32_4" style:display-name="40% - Accent3 5 2 4" style:family="table-cell" style:data-style-name="N0">
      <style:table-cell-properties fo:background-color="#D8E4BC"/>
    </style:style>
    <style:style style:name="_52_0_37__32_-_32_Accent3_32_5_32_2_32_5" style:display-name="40% - Accent3 5 2 5" style:family="table-cell" style:data-style-name="N0">
      <style:table-cell-properties fo:background-color="#D8E4BC"/>
    </style:style>
    <style:style style:name="_52_0_37__32_-_32_Accent3_32_5_32_2_32_6" style:display-name="40% - Accent3 5 2 6" style:family="table-cell" style:data-style-name="N0">
      <style:table-cell-properties fo:background-color="#D8E4BC"/>
    </style:style>
    <style:style style:name="_52_0_37__32_-_32_Accent3_32_5_32_3" style:display-name="40% - Accent3 5 3" style:family="table-cell" style:data-style-name="N0">
      <style:table-cell-properties fo:background-color="#D8E4BC"/>
    </style:style>
    <style:style style:name="_52_0_37__32_-_32_Accent3_32_5_32_3_32_2" style:display-name="40% - Accent3 5 3 2" style:family="table-cell" style:data-style-name="N0">
      <style:table-cell-properties fo:background-color="#D8E4BC"/>
    </style:style>
    <style:style style:name="_52_0_37__32_-_32_Accent3_32_5_32_3_32_2_32_2" style:display-name="40% - Accent3 5 3 2 2" style:family="table-cell" style:data-style-name="N0">
      <style:table-cell-properties fo:background-color="#D8E4BC"/>
    </style:style>
    <style:style style:name="_52_0_37__32_-_32_Accent3_32_5_32_3_32_2_32_3" style:display-name="40% - Accent3 5 3 2 3" style:family="table-cell" style:data-style-name="N0">
      <style:table-cell-properties fo:background-color="#D8E4BC"/>
    </style:style>
    <style:style style:name="_52_0_37__32_-_32_Accent3_32_5_32_3_32_2_32_4" style:display-name="40% - Accent3 5 3 2 4" style:family="table-cell" style:data-style-name="N0">
      <style:table-cell-properties fo:background-color="#D8E4BC"/>
    </style:style>
    <style:style style:name="_52_0_37__32_-_32_Accent3_32_5_32_3_32_3" style:display-name="40% - Accent3 5 3 3" style:family="table-cell" style:data-style-name="N0">
      <style:table-cell-properties fo:background-color="#D8E4BC"/>
    </style:style>
    <style:style style:name="_52_0_37__32_-_32_Accent3_32_5_32_3_32_4" style:display-name="40% - Accent3 5 3 4" style:family="table-cell" style:data-style-name="N0">
      <style:table-cell-properties fo:background-color="#D8E4BC"/>
    </style:style>
    <style:style style:name="_52_0_37__32_-_32_Accent3_32_5_32_3_32_5" style:display-name="40% - Accent3 5 3 5" style:family="table-cell" style:data-style-name="N0">
      <style:table-cell-properties fo:background-color="#D8E4BC"/>
    </style:style>
    <style:style style:name="_52_0_37__32_-_32_Accent3_32_5_32_4" style:display-name="40% - Accent3 5 4" style:family="table-cell" style:data-style-name="N0">
      <style:table-cell-properties fo:background-color="#D8E4BC"/>
    </style:style>
    <style:style style:name="_52_0_37__32_-_32_Accent3_32_5_32_4_32_2" style:display-name="40% - Accent3 5 4 2" style:family="table-cell" style:data-style-name="N0">
      <style:table-cell-properties fo:background-color="#D8E4BC"/>
    </style:style>
    <style:style style:name="_52_0_37__32_-_32_Accent3_32_5_32_4_32_3" style:display-name="40% - Accent3 5 4 3" style:family="table-cell" style:data-style-name="N0">
      <style:table-cell-properties fo:background-color="#D8E4BC"/>
    </style:style>
    <style:style style:name="_52_0_37__32_-_32_Accent3_32_5_32_4_32_4" style:display-name="40% - Accent3 5 4 4" style:family="table-cell" style:data-style-name="N0">
      <style:table-cell-properties fo:background-color="#D8E4BC"/>
    </style:style>
    <style:style style:name="_52_0_37__32_-_32_Accent3_32_5_32_5" style:display-name="40% - Accent3 5 5" style:family="table-cell" style:data-style-name="N0">
      <style:table-cell-properties fo:background-color="#D8E4BC"/>
    </style:style>
    <style:style style:name="_52_0_37__32_-_32_Accent3_32_5_32_6" style:display-name="40% - Accent3 5 6" style:family="table-cell" style:data-style-name="N0">
      <style:table-cell-properties fo:background-color="#D8E4BC"/>
    </style:style>
    <style:style style:name="_52_0_37__32_-_32_Accent3_32_5_32_7" style:display-name="40% - Accent3 5 7" style:family="table-cell" style:data-style-name="N0">
      <style:table-cell-properties fo:background-color="#D8E4BC"/>
    </style:style>
    <style:style style:name="_52_0_37__32_-_32_Accent3_32_6" style:display-name="40% - Accent3 6" style:family="table-cell" style:data-style-name="N0">
      <style:table-cell-properties fo:background-color="#D8E4BC"/>
    </style:style>
    <style:style style:name="_52_0_37__32_-_32_Accent3_32_6_32_2" style:display-name="40% - Accent3 6 2" style:family="table-cell" style:data-style-name="N0">
      <style:table-cell-properties fo:background-color="#D8E4BC"/>
    </style:style>
    <style:style style:name="_52_0_37__32_-_32_Accent3_32_6_32_2_32_2" style:display-name="40% - Accent3 6 2 2" style:family="table-cell" style:data-style-name="N0">
      <style:table-cell-properties fo:background-color="#D8E4BC"/>
    </style:style>
    <style:style style:name="_52_0_37__32_-_32_Accent3_32_6_32_2_32_2_32_2" style:display-name="40% - Accent3 6 2 2 2" style:family="table-cell" style:data-style-name="N0">
      <style:table-cell-properties fo:background-color="#D8E4BC"/>
    </style:style>
    <style:style style:name="_52_0_37__32_-_32_Accent3_32_6_32_2_32_2_32_3" style:display-name="40% - Accent3 6 2 2 3" style:family="table-cell" style:data-style-name="N0">
      <style:table-cell-properties fo:background-color="#D8E4BC"/>
    </style:style>
    <style:style style:name="_52_0_37__32_-_32_Accent3_32_6_32_2_32_2_32_4" style:display-name="40% - Accent3 6 2 2 4" style:family="table-cell" style:data-style-name="N0">
      <style:table-cell-properties fo:background-color="#D8E4BC"/>
    </style:style>
    <style:style style:name="_52_0_37__32_-_32_Accent3_32_6_32_2_32_3" style:display-name="40% - Accent3 6 2 3" style:family="table-cell" style:data-style-name="N0">
      <style:table-cell-properties fo:background-color="#D8E4BC"/>
    </style:style>
    <style:style style:name="_52_0_37__32_-_32_Accent3_32_6_32_2_32_4" style:display-name="40% - Accent3 6 2 4" style:family="table-cell" style:data-style-name="N0">
      <style:table-cell-properties fo:background-color="#D8E4BC"/>
    </style:style>
    <style:style style:name="_52_0_37__32_-_32_Accent3_32_6_32_2_32_5" style:display-name="40% - Accent3 6 2 5" style:family="table-cell" style:data-style-name="N0">
      <style:table-cell-properties fo:background-color="#D8E4BC"/>
    </style:style>
    <style:style style:name="_52_0_37__32_-_32_Accent3_32_6_32_3" style:display-name="40% - Accent3 6 3" style:family="table-cell" style:data-style-name="N0">
      <style:table-cell-properties fo:background-color="#D8E4BC"/>
    </style:style>
    <style:style style:name="_52_0_37__32_-_32_Accent3_32_6_32_3_32_2" style:display-name="40% - Accent3 6 3 2" style:family="table-cell" style:data-style-name="N0">
      <style:table-cell-properties fo:background-color="#D8E4BC"/>
    </style:style>
    <style:style style:name="_52_0_37__32_-_32_Accent3_32_6_32_3_32_3" style:display-name="40% - Accent3 6 3 3" style:family="table-cell" style:data-style-name="N0">
      <style:table-cell-properties fo:background-color="#D8E4BC"/>
    </style:style>
    <style:style style:name="_52_0_37__32_-_32_Accent3_32_6_32_3_32_4" style:display-name="40% - Accent3 6 3 4" style:family="table-cell" style:data-style-name="N0">
      <style:table-cell-properties fo:background-color="#D8E4BC"/>
    </style:style>
    <style:style style:name="_52_0_37__32_-_32_Accent3_32_6_32_4" style:display-name="40% - Accent3 6 4" style:family="table-cell" style:data-style-name="N0">
      <style:table-cell-properties fo:background-color="#D8E4BC"/>
    </style:style>
    <style:style style:name="_52_0_37__32_-_32_Accent3_32_6_32_5" style:display-name="40% - Accent3 6 5" style:family="table-cell" style:data-style-name="N0">
      <style:table-cell-properties fo:background-color="#D8E4BC"/>
    </style:style>
    <style:style style:name="_52_0_37__32_-_32_Accent3_32_6_32_6" style:display-name="40% - Accent3 6 6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C0DA"/>
    </style:style>
    <style:style style:name="_52_0_37__32_-_32_Accent4_32_2_32_2" style:display-name="40% - Accent4 2 2" style:family="table-cell" style:data-style-name="N0">
      <style:table-cell-properties fo:background-color="#C0C0C0"/>
    </style:style>
    <style:style style:name="_52_0_37__32_-_32_Accent4_32_2_32_2_32_2" style:display-name="40% - Accent4 2 2 2" style:family="table-cell" style:data-style-name="N0">
      <style:table-cell-properties fo:background-color="#C0C0C0"/>
    </style:style>
    <style:style style:name="_52_0_37__32_-_32_Accent4_32_2_32_2_32_2_32_2" style:display-name="40% - Accent4 2 2 2 2" style:family="table-cell" style:data-style-name="N0">
      <style:table-cell-properties fo:background-color="#C0C0C0"/>
    </style:style>
    <style:style style:name="_52_0_37__32_-_32_Accent4_32_2_32_2_32_2_32_2_32_2" style:display-name="40% - Accent4 2 2 2 2 2" style:family="table-cell" style:data-style-name="N0">
      <style:table-cell-properties fo:background-color="#C0C0C0"/>
    </style:style>
    <style:style style:name="_52_0_37__32_-_32_Accent4_32_2_32_2_32_2_32_2_32_3" style:display-name="40% - Accent4 2 2 2 2 3" style:family="table-cell" style:data-style-name="N0">
      <style:table-cell-properties fo:background-color="#C0C0C0"/>
    </style:style>
    <style:style style:name="_52_0_37__32_-_32_Accent4_32_2_32_2_32_2_32_2_32_4" style:display-name="40% - Accent4 2 2 2 2 4" style:family="table-cell" style:data-style-name="N0">
      <style:table-cell-properties fo:background-color="#C0C0C0"/>
    </style:style>
    <style:style style:name="_52_0_37__32_-_32_Accent4_32_2_32_2_32_2_32_3" style:display-name="40% - Accent4 2 2 2 3" style:family="table-cell" style:data-style-name="N0">
      <style:table-cell-properties fo:background-color="#C0C0C0"/>
    </style:style>
    <style:style style:name="_52_0_37__32_-_32_Accent4_32_2_32_2_32_2_32_4" style:display-name="40% - Accent4 2 2 2 4" style:family="table-cell" style:data-style-name="N0">
      <style:table-cell-properties fo:background-color="#C0C0C0"/>
    </style:style>
    <style:style style:name="_52_0_37__32_-_32_Accent4_32_2_32_2_32_2_32_5" style:display-name="40% - Accent4 2 2 2 5" style:family="table-cell" style:data-style-name="N0">
      <style:table-cell-properties fo:background-color="#C0C0C0"/>
    </style:style>
    <style:style style:name="_52_0_37__32_-_32_Accent4_32_2_32_2_32_3" style:display-name="40% - Accent4 2 2 3" style:family="table-cell" style:data-style-name="N0">
      <style:table-cell-properties fo:background-color="#C0C0C0"/>
    </style:style>
    <style:style style:name="_52_0_37__32_-_32_Accent4_32_2_32_2_32_3_32_2" style:display-name="40% - Accent4 2 2 3 2" style:family="table-cell" style:data-style-name="N0">
      <style:table-cell-properties fo:background-color="#C0C0C0"/>
    </style:style>
    <style:style style:name="_52_0_37__32_-_32_Accent4_32_2_32_2_32_3_32_3" style:display-name="40% - Accent4 2 2 3 3" style:family="table-cell" style:data-style-name="N0">
      <style:table-cell-properties fo:background-color="#C0C0C0"/>
    </style:style>
    <style:style style:name="_52_0_37__32_-_32_Accent4_32_2_32_2_32_3_32_4" style:display-name="40% - Accent4 2 2 3 4" style:family="table-cell" style:data-style-name="N0">
      <style:table-cell-properties fo:background-color="#C0C0C0"/>
    </style:style>
    <style:style style:name="_52_0_37__32_-_32_Accent4_32_2_32_2_32_4" style:display-name="40% - Accent4 2 2 4" style:family="table-cell" style:data-style-name="N0">
      <style:table-cell-properties fo:background-color="#C0C0C0"/>
    </style:style>
    <style:style style:name="_52_0_37__32_-_32_Accent4_32_2_32_2_32_5" style:display-name="40% - Accent4 2 2 5" style:family="table-cell" style:data-style-name="N0">
      <style:table-cell-properties fo:background-color="#C0C0C0"/>
    </style:style>
    <style:style style:name="_52_0_37__32_-_32_Accent4_32_2_32_2_32_6" style:display-name="40% - Accent4 2 2 6" style:family="table-cell" style:data-style-name="N0">
      <style:table-cell-properties fo:background-color="#C0C0C0"/>
    </style:style>
    <style:style style:name="_52_0_37__32_-_32_Accent4_32_2_32_3" style:display-name="40% - Accent4 2 3" style:family="table-cell" style:data-style-name="N0">
      <style:table-cell-properties fo:background-color="#CCC0DA"/>
    </style:style>
    <style:style style:name="_52_0_37__32_-_32_Accent4_32_2_32_3_32_2" style:display-name="40% - Accent4 2 3 2" style:family="table-cell" style:data-style-name="N0">
      <style:table-cell-properties fo:background-color="#CCC0DA"/>
    </style:style>
    <style:style style:name="_52_0_37__32_-_32_Accent4_32_2_32_3_32_2_32_2" style:display-name="40% - Accent4 2 3 2 2" style:family="table-cell" style:data-style-name="N0">
      <style:table-cell-properties fo:background-color="#CCC0DA"/>
    </style:style>
    <style:style style:name="_52_0_37__32_-_32_Accent4_32_2_32_3_32_2_32_3" style:display-name="40% - Accent4 2 3 2 3" style:family="table-cell" style:data-style-name="N0">
      <style:table-cell-properties fo:background-color="#CCC0DA"/>
    </style:style>
    <style:style style:name="_52_0_37__32_-_32_Accent4_32_2_32_3_32_2_32_4" style:display-name="40% - Accent4 2 3 2 4" style:family="table-cell" style:data-style-name="N0">
      <style:table-cell-properties fo:background-color="#CCC0DA"/>
    </style:style>
    <style:style style:name="_52_0_37__32_-_32_Accent4_32_2_32_3_32_3" style:display-name="40% - Accent4 2 3 3" style:family="table-cell" style:data-style-name="N0">
      <style:table-cell-properties fo:background-color="#CCC0DA"/>
    </style:style>
    <style:style style:name="_52_0_37__32_-_32_Accent4_32_2_32_3_32_4" style:display-name="40% - Accent4 2 3 4" style:family="table-cell" style:data-style-name="N0">
      <style:table-cell-properties fo:background-color="#CCC0DA"/>
    </style:style>
    <style:style style:name="_52_0_37__32_-_32_Accent4_32_2_32_3_32_5" style:display-name="40% - Accent4 2 3 5" style:family="table-cell" style:data-style-name="N0">
      <style:table-cell-properties fo:background-color="#CCC0DA"/>
    </style:style>
    <style:style style:name="_52_0_37__32_-_32_Accent4_32_2_32_4" style:display-name="40% - Accent4 2 4" style:family="table-cell" style:data-style-name="N0">
      <style:table-cell-properties fo:background-color="#CCC0DA"/>
    </style:style>
    <style:style style:name="_52_0_37__32_-_32_Accent4_32_2_32_4_32_2" style:display-name="40% - Accent4 2 4 2" style:family="table-cell" style:data-style-name="N0">
      <style:table-cell-properties fo:background-color="#CCC0DA"/>
    </style:style>
    <style:style style:name="_52_0_37__32_-_32_Accent4_32_2_32_4_32_3" style:display-name="40% - Accent4 2 4 3" style:family="table-cell" style:data-style-name="N0">
      <style:table-cell-properties fo:background-color="#CCC0DA"/>
    </style:style>
    <style:style style:name="_52_0_37__32_-_32_Accent4_32_2_32_4_32_4" style:display-name="40% - Accent4 2 4 4" style:family="table-cell" style:data-style-name="N0">
      <style:table-cell-properties fo:background-color="#CCC0DA"/>
    </style:style>
    <style:style style:name="_52_0_37__32_-_32_Accent4_32_2_32_5" style:display-name="40% - Accent4 2 5" style:family="table-cell" style:data-style-name="N0">
      <style:table-cell-properties fo:background-color="#CCC0DA"/>
    </style:style>
    <style:style style:name="_52_0_37__32_-_32_Accent4_32_2_32_6" style:display-name="40% - Accent4 2 6" style:family="table-cell" style:data-style-name="N0">
      <style:table-cell-properties fo:background-color="#CCC0DA"/>
    </style:style>
    <style:style style:name="_52_0_37__32_-_32_Accent4_32_2_32_7" style:display-name="40% - Accent4 2 7" style:family="table-cell" style:data-style-name="N0">
      <style:table-cell-properties fo:background-color="#CCC0DA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3_32_2" style:display-name="40% - Accent4 3 2" style:family="table-cell" style:data-style-name="N0">
      <style:table-cell-properties fo:background-color="#C0C0C0"/>
    </style:style>
    <style:style style:name="_52_0_37__32_-_32_Accent4_32_3_32_2_32_2" style:display-name="40% - Accent4 3 2 2" style:family="table-cell" style:data-style-name="N0">
      <style:table-cell-properties fo:background-color="#C0C0C0"/>
    </style:style>
    <style:style style:name="_52_0_37__32_-_32_Accent4_32_3_32_2_32_2_32_2" style:display-name="40% - Accent4 3 2 2 2" style:family="table-cell" style:data-style-name="N0">
      <style:table-cell-properties fo:background-color="#C0C0C0"/>
    </style:style>
    <style:style style:name="_52_0_37__32_-_32_Accent4_32_3_32_2_32_2_32_2_32_2" style:display-name="40% - Accent4 3 2 2 2 2" style:family="table-cell" style:data-style-name="N0">
      <style:table-cell-properties fo:background-color="#C0C0C0"/>
    </style:style>
    <style:style style:name="_52_0_37__32_-_32_Accent4_32_3_32_2_32_2_32_2_32_3" style:display-name="40% - Accent4 3 2 2 2 3" style:family="table-cell" style:data-style-name="N0">
      <style:table-cell-properties fo:background-color="#C0C0C0"/>
    </style:style>
    <style:style style:name="_52_0_37__32_-_32_Accent4_32_3_32_2_32_2_32_2_32_4" style:display-name="40% - Accent4 3 2 2 2 4" style:family="table-cell" style:data-style-name="N0">
      <style:table-cell-properties fo:background-color="#C0C0C0"/>
    </style:style>
    <style:style style:name="_52_0_37__32_-_32_Accent4_32_3_32_2_32_2_32_3" style:display-name="40% - Accent4 3 2 2 3" style:family="table-cell" style:data-style-name="N0">
      <style:table-cell-properties fo:background-color="#C0C0C0"/>
    </style:style>
    <style:style style:name="_52_0_37__32_-_32_Accent4_32_3_32_2_32_2_32_4" style:display-name="40% - Accent4 3 2 2 4" style:family="table-cell" style:data-style-name="N0">
      <style:table-cell-properties fo:background-color="#C0C0C0"/>
    </style:style>
    <style:style style:name="_52_0_37__32_-_32_Accent4_32_3_32_2_32_2_32_5" style:display-name="40% - Accent4 3 2 2 5" style:family="table-cell" style:data-style-name="N0">
      <style:table-cell-properties fo:background-color="#C0C0C0"/>
    </style:style>
    <style:style style:name="_52_0_37__32_-_32_Accent4_32_3_32_2_32_3" style:display-name="40% - Accent4 3 2 3" style:family="table-cell" style:data-style-name="N0">
      <style:table-cell-properties fo:background-color="#C0C0C0"/>
    </style:style>
    <style:style style:name="_52_0_37__32_-_32_Accent4_32_3_32_2_32_3_32_2" style:display-name="40% - Accent4 3 2 3 2" style:family="table-cell" style:data-style-name="N0">
      <style:table-cell-properties fo:background-color="#C0C0C0"/>
    </style:style>
    <style:style style:name="_52_0_37__32_-_32_Accent4_32_3_32_2_32_3_32_3" style:display-name="40% - Accent4 3 2 3 3" style:family="table-cell" style:data-style-name="N0">
      <style:table-cell-properties fo:background-color="#C0C0C0"/>
    </style:style>
    <style:style style:name="_52_0_37__32_-_32_Accent4_32_3_32_2_32_3_32_4" style:display-name="40% - Accent4 3 2 3 4" style:family="table-cell" style:data-style-name="N0">
      <style:table-cell-properties fo:background-color="#C0C0C0"/>
    </style:style>
    <style:style style:name="_52_0_37__32_-_32_Accent4_32_3_32_2_32_4" style:display-name="40% - Accent4 3 2 4" style:family="table-cell" style:data-style-name="N0">
      <style:table-cell-properties fo:background-color="#C0C0C0"/>
    </style:style>
    <style:style style:name="_52_0_37__32_-_32_Accent4_32_3_32_2_32_5" style:display-name="40% - Accent4 3 2 5" style:family="table-cell" style:data-style-name="N0">
      <style:table-cell-properties fo:background-color="#C0C0C0"/>
    </style:style>
    <style:style style:name="_52_0_37__32_-_32_Accent4_32_3_32_2_32_6" style:display-name="40% - Accent4 3 2 6" style:family="table-cell" style:data-style-name="N0">
      <style:table-cell-properties fo:background-color="#C0C0C0"/>
    </style:style>
    <style:style style:name="_52_0_37__32_-_32_Accent4_32_3_32_3" style:display-name="40% - Accent4 3 3" style:family="table-cell" style:data-style-name="N0">
      <style:table-cell-properties fo:background-color="#CCC0DA"/>
    </style:style>
    <style:style style:name="_52_0_37__32_-_32_Accent4_32_3_32_3_32_2" style:display-name="40% - Accent4 3 3 2" style:family="table-cell" style:data-style-name="N0">
      <style:table-cell-properties fo:background-color="#CCC0DA"/>
    </style:style>
    <style:style style:name="_52_0_37__32_-_32_Accent4_32_3_32_3_32_2_32_2" style:display-name="40% - Accent4 3 3 2 2" style:family="table-cell" style:data-style-name="N0">
      <style:table-cell-properties fo:background-color="#CCC0DA"/>
    </style:style>
    <style:style style:name="_52_0_37__32_-_32_Accent4_32_3_32_3_32_2_32_3" style:display-name="40% - Accent4 3 3 2 3" style:family="table-cell" style:data-style-name="N0">
      <style:table-cell-properties fo:background-color="#CCC0DA"/>
    </style:style>
    <style:style style:name="_52_0_37__32_-_32_Accent4_32_3_32_3_32_2_32_4" style:display-name="40% - Accent4 3 3 2 4" style:family="table-cell" style:data-style-name="N0">
      <style:table-cell-properties fo:background-color="#CCC0DA"/>
    </style:style>
    <style:style style:name="_52_0_37__32_-_32_Accent4_32_3_32_3_32_3" style:display-name="40% - Accent4 3 3 3" style:family="table-cell" style:data-style-name="N0">
      <style:table-cell-properties fo:background-color="#CCC0DA"/>
    </style:style>
    <style:style style:name="_52_0_37__32_-_32_Accent4_32_3_32_3_32_4" style:display-name="40% - Accent4 3 3 4" style:family="table-cell" style:data-style-name="N0">
      <style:table-cell-properties fo:background-color="#CCC0DA"/>
    </style:style>
    <style:style style:name="_52_0_37__32_-_32_Accent4_32_3_32_3_32_5" style:display-name="40% - Accent4 3 3 5" style:family="table-cell" style:data-style-name="N0">
      <style:table-cell-properties fo:background-color="#CCC0DA"/>
    </style:style>
    <style:style style:name="_52_0_37__32_-_32_Accent4_32_3_32_4" style:display-name="40% - Accent4 3 4" style:family="table-cell" style:data-style-name="N0">
      <style:table-cell-properties fo:background-color="#CCC0DA"/>
    </style:style>
    <style:style style:name="_52_0_37__32_-_32_Accent4_32_3_32_4_32_2" style:display-name="40% - Accent4 3 4 2" style:family="table-cell" style:data-style-name="N0">
      <style:table-cell-properties fo:background-color="#CCC0DA"/>
    </style:style>
    <style:style style:name="_52_0_37__32_-_32_Accent4_32_3_32_4_32_3" style:display-name="40% - Accent4 3 4 3" style:family="table-cell" style:data-style-name="N0">
      <style:table-cell-properties fo:background-color="#CCC0DA"/>
    </style:style>
    <style:style style:name="_52_0_37__32_-_32_Accent4_32_3_32_4_32_4" style:display-name="40% - Accent4 3 4 4" style:family="table-cell" style:data-style-name="N0">
      <style:table-cell-properties fo:background-color="#CCC0DA"/>
    </style:style>
    <style:style style:name="_52_0_37__32_-_32_Accent4_32_3_32_5" style:display-name="40% - Accent4 3 5" style:family="table-cell" style:data-style-name="N0">
      <style:table-cell-properties fo:background-color="#CCC0DA"/>
    </style:style>
    <style:style style:name="_52_0_37__32_-_32_Accent4_32_3_32_6" style:display-name="40% - Accent4 3 6" style:family="table-cell" style:data-style-name="N0">
      <style:table-cell-properties fo:background-color="#CCC0DA"/>
    </style:style>
    <style:style style:name="_52_0_37__32_-_32_Accent4_32_3_32_7" style:display-name="40% - Accent4 3 7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4_32_4_32_2" style:display-name="40% - Accent4 4 2" style:family="table-cell" style:data-style-name="N0">
      <style:table-cell-properties fo:background-color="#C0C0C0"/>
    </style:style>
    <style:style style:name="_52_0_37__32_-_32_Accent4_32_4_32_2_32_2" style:display-name="40% - Accent4 4 2 2" style:family="table-cell" style:data-style-name="N0">
      <style:table-cell-properties fo:background-color="#C0C0C0"/>
    </style:style>
    <style:style style:name="_52_0_37__32_-_32_Accent4_32_4_32_2_32_2_32_2" style:display-name="40% - Accent4 4 2 2 2" style:family="table-cell" style:data-style-name="N0">
      <style:table-cell-properties fo:background-color="#C0C0C0"/>
    </style:style>
    <style:style style:name="_52_0_37__32_-_32_Accent4_32_4_32_2_32_2_32_2_32_2" style:display-name="40% - Accent4 4 2 2 2 2" style:family="table-cell" style:data-style-name="N0">
      <style:table-cell-properties fo:background-color="#C0C0C0"/>
    </style:style>
    <style:style style:name="_52_0_37__32_-_32_Accent4_32_4_32_2_32_2_32_2_32_3" style:display-name="40% - Accent4 4 2 2 2 3" style:family="table-cell" style:data-style-name="N0">
      <style:table-cell-properties fo:background-color="#C0C0C0"/>
    </style:style>
    <style:style style:name="_52_0_37__32_-_32_Accent4_32_4_32_2_32_2_32_2_32_4" style:display-name="40% - Accent4 4 2 2 2 4" style:family="table-cell" style:data-style-name="N0">
      <style:table-cell-properties fo:background-color="#C0C0C0"/>
    </style:style>
    <style:style style:name="_52_0_37__32_-_32_Accent4_32_4_32_2_32_2_32_3" style:display-name="40% - Accent4 4 2 2 3" style:family="table-cell" style:data-style-name="N0">
      <style:table-cell-properties fo:background-color="#C0C0C0"/>
    </style:style>
    <style:style style:name="_52_0_37__32_-_32_Accent4_32_4_32_2_32_2_32_4" style:display-name="40% - Accent4 4 2 2 4" style:family="table-cell" style:data-style-name="N0">
      <style:table-cell-properties fo:background-color="#C0C0C0"/>
    </style:style>
    <style:style style:name="_52_0_37__32_-_32_Accent4_32_4_32_2_32_2_32_5" style:display-name="40% - Accent4 4 2 2 5" style:family="table-cell" style:data-style-name="N0">
      <style:table-cell-properties fo:background-color="#C0C0C0"/>
    </style:style>
    <style:style style:name="_52_0_37__32_-_32_Accent4_32_4_32_2_32_3" style:display-name="40% - Accent4 4 2 3" style:family="table-cell" style:data-style-name="N0">
      <style:table-cell-properties fo:background-color="#C0C0C0"/>
    </style:style>
    <style:style style:name="_52_0_37__32_-_32_Accent4_32_4_32_2_32_3_32_2" style:display-name="40% - Accent4 4 2 3 2" style:family="table-cell" style:data-style-name="N0">
      <style:table-cell-properties fo:background-color="#C0C0C0"/>
    </style:style>
    <style:style style:name="_52_0_37__32_-_32_Accent4_32_4_32_2_32_3_32_3" style:display-name="40% - Accent4 4 2 3 3" style:family="table-cell" style:data-style-name="N0">
      <style:table-cell-properties fo:background-color="#C0C0C0"/>
    </style:style>
    <style:style style:name="_52_0_37__32_-_32_Accent4_32_4_32_2_32_3_32_4" style:display-name="40% - Accent4 4 2 3 4" style:family="table-cell" style:data-style-name="N0">
      <style:table-cell-properties fo:background-color="#C0C0C0"/>
    </style:style>
    <style:style style:name="_52_0_37__32_-_32_Accent4_32_4_32_2_32_4" style:display-name="40% - Accent4 4 2 4" style:family="table-cell" style:data-style-name="N0">
      <style:table-cell-properties fo:background-color="#C0C0C0"/>
    </style:style>
    <style:style style:name="_52_0_37__32_-_32_Accent4_32_4_32_2_32_5" style:display-name="40% - Accent4 4 2 5" style:family="table-cell" style:data-style-name="N0">
      <style:table-cell-properties fo:background-color="#C0C0C0"/>
    </style:style>
    <style:style style:name="_52_0_37__32_-_32_Accent4_32_4_32_2_32_6" style:display-name="40% - Accent4 4 2 6" style:family="table-cell" style:data-style-name="N0">
      <style:table-cell-properties fo:background-color="#C0C0C0"/>
    </style:style>
    <style:style style:name="_52_0_37__32_-_32_Accent4_32_4_32_3" style:display-name="40% - Accent4 4 3" style:family="table-cell" style:data-style-name="N0">
      <style:table-cell-properties fo:background-color="#CCC0DA"/>
    </style:style>
    <style:style style:name="_52_0_37__32_-_32_Accent4_32_4_32_3_32_2" style:display-name="40% - Accent4 4 3 2" style:family="table-cell" style:data-style-name="N0">
      <style:table-cell-properties fo:background-color="#CCC0DA"/>
    </style:style>
    <style:style style:name="_52_0_37__32_-_32_Accent4_32_4_32_3_32_2_32_2" style:display-name="40% - Accent4 4 3 2 2" style:family="table-cell" style:data-style-name="N0">
      <style:table-cell-properties fo:background-color="#CCC0DA"/>
    </style:style>
    <style:style style:name="_52_0_37__32_-_32_Accent4_32_4_32_3_32_2_32_3" style:display-name="40% - Accent4 4 3 2 3" style:family="table-cell" style:data-style-name="N0">
      <style:table-cell-properties fo:background-color="#CCC0DA"/>
    </style:style>
    <style:style style:name="_52_0_37__32_-_32_Accent4_32_4_32_3_32_2_32_4" style:display-name="40% - Accent4 4 3 2 4" style:family="table-cell" style:data-style-name="N0">
      <style:table-cell-properties fo:background-color="#CCC0DA"/>
    </style:style>
    <style:style style:name="_52_0_37__32_-_32_Accent4_32_4_32_3_32_3" style:display-name="40% - Accent4 4 3 3" style:family="table-cell" style:data-style-name="N0">
      <style:table-cell-properties fo:background-color="#CCC0DA"/>
    </style:style>
    <style:style style:name="_52_0_37__32_-_32_Accent4_32_4_32_3_32_4" style:display-name="40% - Accent4 4 3 4" style:family="table-cell" style:data-style-name="N0">
      <style:table-cell-properties fo:background-color="#CCC0DA"/>
    </style:style>
    <style:style style:name="_52_0_37__32_-_32_Accent4_32_4_32_3_32_5" style:display-name="40% - Accent4 4 3 5" style:family="table-cell" style:data-style-name="N0">
      <style:table-cell-properties fo:background-color="#CCC0DA"/>
    </style:style>
    <style:style style:name="_52_0_37__32_-_32_Accent4_32_4_32_4" style:display-name="40% - Accent4 4 4" style:family="table-cell" style:data-style-name="N0">
      <style:table-cell-properties fo:background-color="#CCC0DA"/>
    </style:style>
    <style:style style:name="_52_0_37__32_-_32_Accent4_32_4_32_4_32_2" style:display-name="40% - Accent4 4 4 2" style:family="table-cell" style:data-style-name="N0">
      <style:table-cell-properties fo:background-color="#CCC0DA"/>
    </style:style>
    <style:style style:name="_52_0_37__32_-_32_Accent4_32_4_32_4_32_3" style:display-name="40% - Accent4 4 4 3" style:family="table-cell" style:data-style-name="N0">
      <style:table-cell-properties fo:background-color="#CCC0DA"/>
    </style:style>
    <style:style style:name="_52_0_37__32_-_32_Accent4_32_4_32_4_32_4" style:display-name="40% - Accent4 4 4 4" style:family="table-cell" style:data-style-name="N0">
      <style:table-cell-properties fo:background-color="#CCC0DA"/>
    </style:style>
    <style:style style:name="_52_0_37__32_-_32_Accent4_32_4_32_5" style:display-name="40% - Accent4 4 5" style:family="table-cell" style:data-style-name="N0">
      <style:table-cell-properties fo:background-color="#CCC0DA"/>
    </style:style>
    <style:style style:name="_52_0_37__32_-_32_Accent4_32_4_32_6" style:display-name="40% - Accent4 4 6" style:family="table-cell" style:data-style-name="N0">
      <style:table-cell-properties fo:background-color="#CCC0DA"/>
    </style:style>
    <style:style style:name="_52_0_37__32_-_32_Accent4_32_4_32_7" style:display-name="40% - Accent4 4 7" style:family="table-cell" style:data-style-name="N0">
      <style:table-cell-properties fo:background-color="#CCC0DA"/>
    </style:style>
    <style:style style:name="_52_0_37__32_-_32_Accent4_32_5" style:display-name="40% - Accent4 5" style:family="table-cell" style:data-style-name="N0">
      <style:table-cell-properties fo:background-color="#CCC0DA"/>
    </style:style>
    <style:style style:name="_52_0_37__32_-_32_Accent4_32_5_32_2" style:display-name="40% - Accent4 5 2" style:family="table-cell" style:data-style-name="N0">
      <style:table-cell-properties fo:background-color="#C0C0C0"/>
    </style:style>
    <style:style style:name="_52_0_37__32_-_32_Accent4_32_5_32_2_32_2" style:display-name="40% - Accent4 5 2 2" style:family="table-cell" style:data-style-name="N0">
      <style:table-cell-properties fo:background-color="#C0C0C0"/>
    </style:style>
    <style:style style:name="_52_0_37__32_-_32_Accent4_32_5_32_2_32_2_32_2" style:display-name="40% - Accent4 5 2 2 2" style:family="table-cell" style:data-style-name="N0">
      <style:table-cell-properties fo:background-color="#C0C0C0"/>
    </style:style>
    <style:style style:name="_52_0_37__32_-_32_Accent4_32_5_32_2_32_2_32_2_32_2" style:display-name="40% - Accent4 5 2 2 2 2" style:family="table-cell" style:data-style-name="N0">
      <style:table-cell-properties fo:background-color="#C0C0C0"/>
    </style:style>
    <style:style style:name="_52_0_37__32_-_32_Accent4_32_5_32_2_32_2_32_2_32_3" style:display-name="40% - Accent4 5 2 2 2 3" style:family="table-cell" style:data-style-name="N0">
      <style:table-cell-properties fo:background-color="#C0C0C0"/>
    </style:style>
    <style:style style:name="_52_0_37__32_-_32_Accent4_32_5_32_2_32_2_32_2_32_4" style:display-name="40% - Accent4 5 2 2 2 4" style:family="table-cell" style:data-style-name="N0">
      <style:table-cell-properties fo:background-color="#C0C0C0"/>
    </style:style>
    <style:style style:name="_52_0_37__32_-_32_Accent4_32_5_32_2_32_2_32_3" style:display-name="40% - Accent4 5 2 2 3" style:family="table-cell" style:data-style-name="N0">
      <style:table-cell-properties fo:background-color="#C0C0C0"/>
    </style:style>
    <style:style style:name="_52_0_37__32_-_32_Accent4_32_5_32_2_32_2_32_4" style:display-name="40% - Accent4 5 2 2 4" style:family="table-cell" style:data-style-name="N0">
      <style:table-cell-properties fo:background-color="#C0C0C0"/>
    </style:style>
    <style:style style:name="_52_0_37__32_-_32_Accent4_32_5_32_2_32_2_32_5" style:display-name="40% - Accent4 5 2 2 5" style:family="table-cell" style:data-style-name="N0">
      <style:table-cell-properties fo:background-color="#C0C0C0"/>
    </style:style>
    <style:style style:name="_52_0_37__32_-_32_Accent4_32_5_32_2_32_3" style:display-name="40% - Accent4 5 2 3" style:family="table-cell" style:data-style-name="N0">
      <style:table-cell-properties fo:background-color="#C0C0C0"/>
    </style:style>
    <style:style style:name="_52_0_37__32_-_32_Accent4_32_5_32_2_32_3_32_2" style:display-name="40% - Accent4 5 2 3 2" style:family="table-cell" style:data-style-name="N0">
      <style:table-cell-properties fo:background-color="#C0C0C0"/>
    </style:style>
    <style:style style:name="_52_0_37__32_-_32_Accent4_32_5_32_2_32_3_32_3" style:display-name="40% - Accent4 5 2 3 3" style:family="table-cell" style:data-style-name="N0">
      <style:table-cell-properties fo:background-color="#C0C0C0"/>
    </style:style>
    <style:style style:name="_52_0_37__32_-_32_Accent4_32_5_32_2_32_3_32_4" style:display-name="40% - Accent4 5 2 3 4" style:family="table-cell" style:data-style-name="N0">
      <style:table-cell-properties fo:background-color="#C0C0C0"/>
    </style:style>
    <style:style style:name="_52_0_37__32_-_32_Accent4_32_5_32_2_32_4" style:display-name="40% - Accent4 5 2 4" style:family="table-cell" style:data-style-name="N0">
      <style:table-cell-properties fo:background-color="#C0C0C0"/>
    </style:style>
    <style:style style:name="_52_0_37__32_-_32_Accent4_32_5_32_2_32_5" style:display-name="40% - Accent4 5 2 5" style:family="table-cell" style:data-style-name="N0">
      <style:table-cell-properties fo:background-color="#C0C0C0"/>
    </style:style>
    <style:style style:name="_52_0_37__32_-_32_Accent4_32_5_32_2_32_6" style:display-name="40% - Accent4 5 2 6" style:family="table-cell" style:data-style-name="N0">
      <style:table-cell-properties fo:background-color="#C0C0C0"/>
    </style:style>
    <style:style style:name="_52_0_37__32_-_32_Accent4_32_5_32_3" style:display-name="40% - Accent4 5 3" style:family="table-cell" style:data-style-name="N0">
      <style:table-cell-properties fo:background-color="#CCC0DA"/>
    </style:style>
    <style:style style:name="_52_0_37__32_-_32_Accent4_32_5_32_3_32_2" style:display-name="40% - Accent4 5 3 2" style:family="table-cell" style:data-style-name="N0">
      <style:table-cell-properties fo:background-color="#CCC0DA"/>
    </style:style>
    <style:style style:name="_52_0_37__32_-_32_Accent4_32_5_32_3_32_2_32_2" style:display-name="40% - Accent4 5 3 2 2" style:family="table-cell" style:data-style-name="N0">
      <style:table-cell-properties fo:background-color="#CCC0DA"/>
    </style:style>
    <style:style style:name="_52_0_37__32_-_32_Accent4_32_5_32_3_32_2_32_3" style:display-name="40% - Accent4 5 3 2 3" style:family="table-cell" style:data-style-name="N0">
      <style:table-cell-properties fo:background-color="#CCC0DA"/>
    </style:style>
    <style:style style:name="_52_0_37__32_-_32_Accent4_32_5_32_3_32_2_32_4" style:display-name="40% - Accent4 5 3 2 4" style:family="table-cell" style:data-style-name="N0">
      <style:table-cell-properties fo:background-color="#CCC0DA"/>
    </style:style>
    <style:style style:name="_52_0_37__32_-_32_Accent4_32_5_32_3_32_3" style:display-name="40% - Accent4 5 3 3" style:family="table-cell" style:data-style-name="N0">
      <style:table-cell-properties fo:background-color="#CCC0DA"/>
    </style:style>
    <style:style style:name="_52_0_37__32_-_32_Accent4_32_5_32_3_32_4" style:display-name="40% - Accent4 5 3 4" style:family="table-cell" style:data-style-name="N0">
      <style:table-cell-properties fo:background-color="#CCC0DA"/>
    </style:style>
    <style:style style:name="_52_0_37__32_-_32_Accent4_32_5_32_3_32_5" style:display-name="40% - Accent4 5 3 5" style:family="table-cell" style:data-style-name="N0">
      <style:table-cell-properties fo:background-color="#CCC0DA"/>
    </style:style>
    <style:style style:name="_52_0_37__32_-_32_Accent4_32_5_32_4" style:display-name="40% - Accent4 5 4" style:family="table-cell" style:data-style-name="N0">
      <style:table-cell-properties fo:background-color="#CCC0DA"/>
    </style:style>
    <style:style style:name="_52_0_37__32_-_32_Accent4_32_5_32_4_32_2" style:display-name="40% - Accent4 5 4 2" style:family="table-cell" style:data-style-name="N0">
      <style:table-cell-properties fo:background-color="#CCC0DA"/>
    </style:style>
    <style:style style:name="_52_0_37__32_-_32_Accent4_32_5_32_4_32_3" style:display-name="40% - Accent4 5 4 3" style:family="table-cell" style:data-style-name="N0">
      <style:table-cell-properties fo:background-color="#CCC0DA"/>
    </style:style>
    <style:style style:name="_52_0_37__32_-_32_Accent4_32_5_32_4_32_4" style:display-name="40% - Accent4 5 4 4" style:family="table-cell" style:data-style-name="N0">
      <style:table-cell-properties fo:background-color="#CCC0DA"/>
    </style:style>
    <style:style style:name="_52_0_37__32_-_32_Accent4_32_5_32_5" style:display-name="40% - Accent4 5 5" style:family="table-cell" style:data-style-name="N0">
      <style:table-cell-properties fo:background-color="#CCC0DA"/>
    </style:style>
    <style:style style:name="_52_0_37__32_-_32_Accent4_32_5_32_6" style:display-name="40% - Accent4 5 6" style:family="table-cell" style:data-style-name="N0">
      <style:table-cell-properties fo:background-color="#CCC0DA"/>
    </style:style>
    <style:style style:name="_52_0_37__32_-_32_Accent4_32_5_32_7" style:display-name="40% - Accent4 5 7" style:family="table-cell" style:data-style-name="N0">
      <style:table-cell-properties fo:background-color="#CCC0DA"/>
    </style:style>
    <style:style style:name="_52_0_37__32_-_32_Accent4_32_6" style:display-name="40% - Accent4 6" style:family="table-cell" style:data-style-name="N0">
      <style:table-cell-properties fo:background-color="#CCC0DA"/>
    </style:style>
    <style:style style:name="_52_0_37__32_-_32_Accent4_32_6_32_2" style:display-name="40% - Accent4 6 2" style:family="table-cell" style:data-style-name="N0">
      <style:table-cell-properties fo:background-color="#CCC0DA"/>
    </style:style>
    <style:style style:name="_52_0_37__32_-_32_Accent4_32_6_32_2_32_2" style:display-name="40% - Accent4 6 2 2" style:family="table-cell" style:data-style-name="N0">
      <style:table-cell-properties fo:background-color="#CCC0DA"/>
    </style:style>
    <style:style style:name="_52_0_37__32_-_32_Accent4_32_6_32_2_32_2_32_2" style:display-name="40% - Accent4 6 2 2 2" style:family="table-cell" style:data-style-name="N0">
      <style:table-cell-properties fo:background-color="#CCC0DA"/>
    </style:style>
    <style:style style:name="_52_0_37__32_-_32_Accent4_32_6_32_2_32_2_32_3" style:display-name="40% - Accent4 6 2 2 3" style:family="table-cell" style:data-style-name="N0">
      <style:table-cell-properties fo:background-color="#CCC0DA"/>
    </style:style>
    <style:style style:name="_52_0_37__32_-_32_Accent4_32_6_32_2_32_2_32_4" style:display-name="40% - Accent4 6 2 2 4" style:family="table-cell" style:data-style-name="N0">
      <style:table-cell-properties fo:background-color="#CCC0DA"/>
    </style:style>
    <style:style style:name="_52_0_37__32_-_32_Accent4_32_6_32_2_32_3" style:display-name="40% - Accent4 6 2 3" style:family="table-cell" style:data-style-name="N0">
      <style:table-cell-properties fo:background-color="#CCC0DA"/>
    </style:style>
    <style:style style:name="_52_0_37__32_-_32_Accent4_32_6_32_2_32_4" style:display-name="40% - Accent4 6 2 4" style:family="table-cell" style:data-style-name="N0">
      <style:table-cell-properties fo:background-color="#CCC0DA"/>
    </style:style>
    <style:style style:name="_52_0_37__32_-_32_Accent4_32_6_32_2_32_5" style:display-name="40% - Accent4 6 2 5" style:family="table-cell" style:data-style-name="N0">
      <style:table-cell-properties fo:background-color="#CCC0DA"/>
    </style:style>
    <style:style style:name="_52_0_37__32_-_32_Accent4_32_6_32_3" style:display-name="40% - Accent4 6 3" style:family="table-cell" style:data-style-name="N0">
      <style:table-cell-properties fo:background-color="#CCC0DA"/>
    </style:style>
    <style:style style:name="_52_0_37__32_-_32_Accent4_32_6_32_3_32_2" style:display-name="40% - Accent4 6 3 2" style:family="table-cell" style:data-style-name="N0">
      <style:table-cell-properties fo:background-color="#CCC0DA"/>
    </style:style>
    <style:style style:name="_52_0_37__32_-_32_Accent4_32_6_32_3_32_3" style:display-name="40% - Accent4 6 3 3" style:family="table-cell" style:data-style-name="N0">
      <style:table-cell-properties fo:background-color="#CCC0DA"/>
    </style:style>
    <style:style style:name="_52_0_37__32_-_32_Accent4_32_6_32_3_32_4" style:display-name="40% - Accent4 6 3 4" style:family="table-cell" style:data-style-name="N0">
      <style:table-cell-properties fo:background-color="#CCC0DA"/>
    </style:style>
    <style:style style:name="_52_0_37__32_-_32_Accent4_32_6_32_4" style:display-name="40% - Accent4 6 4" style:family="table-cell" style:data-style-name="N0">
      <style:table-cell-properties fo:background-color="#CCC0DA"/>
    </style:style>
    <style:style style:name="_52_0_37__32_-_32_Accent4_32_6_32_5" style:display-name="40% - Accent4 6 5" style:family="table-cell" style:data-style-name="N0">
      <style:table-cell-properties fo:background-color="#CCC0DA"/>
    </style:style>
    <style:style style:name="_52_0_37__32_-_32_Accent4_32_6_32_6" style:display-name="40% - Accent4 6 6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B7DEE8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2_32_2_32_2" style:display-name="40% - Accent5 2 2 2 2" style:family="table-cell" style:data-style-name="N0">
      <style:table-cell-properties fo:background-color="#99CCFF"/>
    </style:style>
    <style:style style:name="_52_0_37__32_-_32_Accent5_32_2_32_2_32_2_32_2_32_2" style:display-name="40% - Accent5 2 2 2 2 2" style:family="table-cell" style:data-style-name="N0">
      <style:table-cell-properties fo:background-color="#99CCFF"/>
    </style:style>
    <style:style style:name="_52_0_37__32_-_32_Accent5_32_2_32_2_32_2_32_2_32_3" style:display-name="40% - Accent5 2 2 2 2 3" style:family="table-cell" style:data-style-name="N0">
      <style:table-cell-properties fo:background-color="#99CCFF"/>
    </style:style>
    <style:style style:name="_52_0_37__32_-_32_Accent5_32_2_32_2_32_2_32_2_32_4" style:display-name="40% - Accent5 2 2 2 2 4" style:family="table-cell" style:data-style-name="N0">
      <style:table-cell-properties fo:background-color="#99CCFF"/>
    </style:style>
    <style:style style:name="_52_0_37__32_-_32_Accent5_32_2_32_2_32_2_32_3" style:display-name="40% - Accent5 2 2 2 3" style:family="table-cell" style:data-style-name="N0">
      <style:table-cell-properties fo:background-color="#99CCFF"/>
    </style:style>
    <style:style style:name="_52_0_37__32_-_32_Accent5_32_2_32_2_32_2_32_4" style:display-name="40% - Accent5 2 2 2 4" style:family="table-cell" style:data-style-name="N0">
      <style:table-cell-properties fo:background-color="#99CCFF"/>
    </style:style>
    <style:style style:name="_52_0_37__32_-_32_Accent5_32_2_32_2_32_2_32_5" style:display-name="40% - Accent5 2 2 2 5" style:family="table-cell" style:data-style-name="N0">
      <style:table-cell-properties fo:background-color="#99CCFF"/>
    </style:style>
    <style:style style:name="_52_0_37__32_-_32_Accent5_32_2_32_2_32_3" style:display-name="40% - Accent5 2 2 3" style:family="table-cell" style:data-style-name="N0">
      <style:table-cell-properties fo:background-color="#99CCFF"/>
    </style:style>
    <style:style style:name="_52_0_37__32_-_32_Accent5_32_2_32_2_32_3_32_2" style:display-name="40% - Accent5 2 2 3 2" style:family="table-cell" style:data-style-name="N0">
      <style:table-cell-properties fo:background-color="#99CCFF"/>
    </style:style>
    <style:style style:name="_52_0_37__32_-_32_Accent5_32_2_32_2_32_3_32_3" style:display-name="40% - Accent5 2 2 3 3" style:family="table-cell" style:data-style-name="N0">
      <style:table-cell-properties fo:background-color="#99CCFF"/>
    </style:style>
    <style:style style:name="_52_0_37__32_-_32_Accent5_32_2_32_2_32_3_32_4" style:display-name="40% - Accent5 2 2 3 4" style:family="table-cell" style:data-style-name="N0">
      <style:table-cell-properties fo:background-color="#99CCFF"/>
    </style:style>
    <style:style style:name="_52_0_37__32_-_32_Accent5_32_2_32_2_32_4" style:display-name="40% - Accent5 2 2 4" style:family="table-cell" style:data-style-name="N0">
      <style:table-cell-properties fo:background-color="#99CCFF"/>
    </style:style>
    <style:style style:name="_52_0_37__32_-_32_Accent5_32_2_32_2_32_5" style:display-name="40% - Accent5 2 2 5" style:family="table-cell" style:data-style-name="N0">
      <style:table-cell-properties fo:background-color="#99CCFF"/>
    </style:style>
    <style:style style:name="_52_0_37__32_-_32_Accent5_32_2_32_2_32_6" style:display-name="40% - Accent5 2 2 6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B7DEE8"/>
    </style:style>
    <style:style style:name="_52_0_37__32_-_32_Accent5_32_2_32_3_32_2" style:display-name="40% - Accent5 2 3 2" style:family="table-cell" style:data-style-name="N0">
      <style:table-cell-properties fo:background-color="#B7DEE8"/>
    </style:style>
    <style:style style:name="_52_0_37__32_-_32_Accent5_32_2_32_3_32_2_32_2" style:display-name="40% - Accent5 2 3 2 2" style:family="table-cell" style:data-style-name="N0">
      <style:table-cell-properties fo:background-color="#B7DEE8"/>
    </style:style>
    <style:style style:name="_52_0_37__32_-_32_Accent5_32_2_32_3_32_2_32_3" style:display-name="40% - Accent5 2 3 2 3" style:family="table-cell" style:data-style-name="N0">
      <style:table-cell-properties fo:background-color="#B7DEE8"/>
    </style:style>
    <style:style style:name="_52_0_37__32_-_32_Accent5_32_2_32_3_32_2_32_4" style:display-name="40% - Accent5 2 3 2 4" style:family="table-cell" style:data-style-name="N0">
      <style:table-cell-properties fo:background-color="#B7DEE8"/>
    </style:style>
    <style:style style:name="_52_0_37__32_-_32_Accent5_32_2_32_3_32_3" style:display-name="40% - Accent5 2 3 3" style:family="table-cell" style:data-style-name="N0">
      <style:table-cell-properties fo:background-color="#B7DEE8"/>
    </style:style>
    <style:style style:name="_52_0_37__32_-_32_Accent5_32_2_32_3_32_4" style:display-name="40% - Accent5 2 3 4" style:family="table-cell" style:data-style-name="N0">
      <style:table-cell-properties fo:background-color="#B7DEE8"/>
    </style:style>
    <style:style style:name="_52_0_37__32_-_32_Accent5_32_2_32_3_32_5" style:display-name="40% - Accent5 2 3 5" style:family="table-cell" style:data-style-name="N0">
      <style:table-cell-properties fo:background-color="#B7DEE8"/>
    </style:style>
    <style:style style:name="_52_0_37__32_-_32_Accent5_32_2_32_4" style:display-name="40% - Accent5 2 4" style:family="table-cell" style:data-style-name="N0">
      <style:table-cell-properties fo:background-color="#B7DEE8"/>
    </style:style>
    <style:style style:name="_52_0_37__32_-_32_Accent5_32_2_32_4_32_2" style:display-name="40% - Accent5 2 4 2" style:family="table-cell" style:data-style-name="N0">
      <style:table-cell-properties fo:background-color="#B7DEE8"/>
    </style:style>
    <style:style style:name="_52_0_37__32_-_32_Accent5_32_2_32_4_32_3" style:display-name="40% - Accent5 2 4 3" style:family="table-cell" style:data-style-name="N0">
      <style:table-cell-properties fo:background-color="#B7DEE8"/>
    </style:style>
    <style:style style:name="_52_0_37__32_-_32_Accent5_32_2_32_4_32_4" style:display-name="40% - Accent5 2 4 4" style:family="table-cell" style:data-style-name="N0">
      <style:table-cell-properties fo:background-color="#B7DEE8"/>
    </style:style>
    <style:style style:name="_52_0_37__32_-_32_Accent5_32_2_32_5" style:display-name="40% - Accent5 2 5" style:family="table-cell" style:data-style-name="N0">
      <style:table-cell-properties fo:background-color="#B7DEE8"/>
    </style:style>
    <style:style style:name="_52_0_37__32_-_32_Accent5_32_2_32_6" style:display-name="40% - Accent5 2 6" style:family="table-cell" style:data-style-name="N0">
      <style:table-cell-properties fo:background-color="#B7DEE8"/>
    </style:style>
    <style:style style:name="_52_0_37__32_-_32_Accent5_32_2_32_7" style:display-name="40% - Accent5 2 7" style:family="table-cell" style:data-style-name="N0">
      <style:table-cell-properties fo:background-color="#B7DEE8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3_32_2_32_2" style:display-name="40% - Accent5 3 2 2" style:family="table-cell" style:data-style-name="N0">
      <style:table-cell-properties fo:background-color="#99CCFF"/>
    </style:style>
    <style:style style:name="_52_0_37__32_-_32_Accent5_32_3_32_2_32_2_32_2" style:display-name="40% - Accent5 3 2 2 2" style:family="table-cell" style:data-style-name="N0">
      <style:table-cell-properties fo:background-color="#99CCFF"/>
    </style:style>
    <style:style style:name="_52_0_37__32_-_32_Accent5_32_3_32_2_32_2_32_2_32_2" style:display-name="40% - Accent5 3 2 2 2 2" style:family="table-cell" style:data-style-name="N0">
      <style:table-cell-properties fo:background-color="#99CCFF"/>
    </style:style>
    <style:style style:name="_52_0_37__32_-_32_Accent5_32_3_32_2_32_2_32_2_32_3" style:display-name="40% - Accent5 3 2 2 2 3" style:family="table-cell" style:data-style-name="N0">
      <style:table-cell-properties fo:background-color="#99CCFF"/>
    </style:style>
    <style:style style:name="_52_0_37__32_-_32_Accent5_32_3_32_2_32_2_32_2_32_4" style:display-name="40% - Accent5 3 2 2 2 4" style:family="table-cell" style:data-style-name="N0">
      <style:table-cell-properties fo:background-color="#99CCFF"/>
    </style:style>
    <style:style style:name="_52_0_37__32_-_32_Accent5_32_3_32_2_32_2_32_3" style:display-name="40% - Accent5 3 2 2 3" style:family="table-cell" style:data-style-name="N0">
      <style:table-cell-properties fo:background-color="#99CCFF"/>
    </style:style>
    <style:style style:name="_52_0_37__32_-_32_Accent5_32_3_32_2_32_2_32_4" style:display-name="40% - Accent5 3 2 2 4" style:family="table-cell" style:data-style-name="N0">
      <style:table-cell-properties fo:background-color="#99CCFF"/>
    </style:style>
    <style:style style:name="_52_0_37__32_-_32_Accent5_32_3_32_2_32_2_32_5" style:display-name="40% - Accent5 3 2 2 5" style:family="table-cell" style:data-style-name="N0">
      <style:table-cell-properties fo:background-color="#99CCFF"/>
    </style:style>
    <style:style style:name="_52_0_37__32_-_32_Accent5_32_3_32_2_32_3" style:display-name="40% - Accent5 3 2 3" style:family="table-cell" style:data-style-name="N0">
      <style:table-cell-properties fo:background-color="#99CCFF"/>
    </style:style>
    <style:style style:name="_52_0_37__32_-_32_Accent5_32_3_32_2_32_3_32_2" style:display-name="40% - Accent5 3 2 3 2" style:family="table-cell" style:data-style-name="N0">
      <style:table-cell-properties fo:background-color="#99CCFF"/>
    </style:style>
    <style:style style:name="_52_0_37__32_-_32_Accent5_32_3_32_2_32_3_32_3" style:display-name="40% - Accent5 3 2 3 3" style:family="table-cell" style:data-style-name="N0">
      <style:table-cell-properties fo:background-color="#99CCFF"/>
    </style:style>
    <style:style style:name="_52_0_37__32_-_32_Accent5_32_3_32_2_32_3_32_4" style:display-name="40% - Accent5 3 2 3 4" style:family="table-cell" style:data-style-name="N0">
      <style:table-cell-properties fo:background-color="#99CCFF"/>
    </style:style>
    <style:style style:name="_52_0_37__32_-_32_Accent5_32_3_32_2_32_4" style:display-name="40% - Accent5 3 2 4" style:family="table-cell" style:data-style-name="N0">
      <style:table-cell-properties fo:background-color="#99CCFF"/>
    </style:style>
    <style:style style:name="_52_0_37__32_-_32_Accent5_32_3_32_2_32_5" style:display-name="40% - Accent5 3 2 5" style:family="table-cell" style:data-style-name="N0">
      <style:table-cell-properties fo:background-color="#99CCFF"/>
    </style:style>
    <style:style style:name="_52_0_37__32_-_32_Accent5_32_3_32_2_32_6" style:display-name="40% - Accent5 3 2 6" style:family="table-cell" style:data-style-name="N0">
      <style:table-cell-properties fo:background-color="#99CCFF"/>
    </style:style>
    <style:style style:name="_52_0_37__32_-_32_Accent5_32_3_32_3" style:display-name="40% - Accent5 3 3" style:family="table-cell" style:data-style-name="N0">
      <style:table-cell-properties fo:background-color="#B7DEE8"/>
    </style:style>
    <style:style style:name="_52_0_37__32_-_32_Accent5_32_3_32_3_32_2" style:display-name="40% - Accent5 3 3 2" style:family="table-cell" style:data-style-name="N0">
      <style:table-cell-properties fo:background-color="#B7DEE8"/>
    </style:style>
    <style:style style:name="_52_0_37__32_-_32_Accent5_32_3_32_3_32_2_32_2" style:display-name="40% - Accent5 3 3 2 2" style:family="table-cell" style:data-style-name="N0">
      <style:table-cell-properties fo:background-color="#B7DEE8"/>
    </style:style>
    <style:style style:name="_52_0_37__32_-_32_Accent5_32_3_32_3_32_2_32_3" style:display-name="40% - Accent5 3 3 2 3" style:family="table-cell" style:data-style-name="N0">
      <style:table-cell-properties fo:background-color="#B7DEE8"/>
    </style:style>
    <style:style style:name="_52_0_37__32_-_32_Accent5_32_3_32_3_32_2_32_4" style:display-name="40% - Accent5 3 3 2 4" style:family="table-cell" style:data-style-name="N0">
      <style:table-cell-properties fo:background-color="#B7DEE8"/>
    </style:style>
    <style:style style:name="_52_0_37__32_-_32_Accent5_32_3_32_3_32_3" style:display-name="40% - Accent5 3 3 3" style:family="table-cell" style:data-style-name="N0">
      <style:table-cell-properties fo:background-color="#B7DEE8"/>
    </style:style>
    <style:style style:name="_52_0_37__32_-_32_Accent5_32_3_32_3_32_4" style:display-name="40% - Accent5 3 3 4" style:family="table-cell" style:data-style-name="N0">
      <style:table-cell-properties fo:background-color="#B7DEE8"/>
    </style:style>
    <style:style style:name="_52_0_37__32_-_32_Accent5_32_3_32_3_32_5" style:display-name="40% - Accent5 3 3 5" style:family="table-cell" style:data-style-name="N0">
      <style:table-cell-properties fo:background-color="#B7DEE8"/>
    </style:style>
    <style:style style:name="_52_0_37__32_-_32_Accent5_32_3_32_4" style:display-name="40% - Accent5 3 4" style:family="table-cell" style:data-style-name="N0">
      <style:table-cell-properties fo:background-color="#B7DEE8"/>
    </style:style>
    <style:style style:name="_52_0_37__32_-_32_Accent5_32_3_32_4_32_2" style:display-name="40% - Accent5 3 4 2" style:family="table-cell" style:data-style-name="N0">
      <style:table-cell-properties fo:background-color="#B7DEE8"/>
    </style:style>
    <style:style style:name="_52_0_37__32_-_32_Accent5_32_3_32_4_32_3" style:display-name="40% - Accent5 3 4 3" style:family="table-cell" style:data-style-name="N0">
      <style:table-cell-properties fo:background-color="#B7DEE8"/>
    </style:style>
    <style:style style:name="_52_0_37__32_-_32_Accent5_32_3_32_4_32_4" style:display-name="40% - Accent5 3 4 4" style:family="table-cell" style:data-style-name="N0">
      <style:table-cell-properties fo:background-color="#B7DEE8"/>
    </style:style>
    <style:style style:name="_52_0_37__32_-_32_Accent5_32_3_32_5" style:display-name="40% - Accent5 3 5" style:family="table-cell" style:data-style-name="N0">
      <style:table-cell-properties fo:background-color="#B7DEE8"/>
    </style:style>
    <style:style style:name="_52_0_37__32_-_32_Accent5_32_3_32_6" style:display-name="40% - Accent5 3 6" style:family="table-cell" style:data-style-name="N0">
      <style:table-cell-properties fo:background-color="#B7DEE8"/>
    </style:style>
    <style:style style:name="_52_0_37__32_-_32_Accent5_32_3_32_7" style:display-name="40% - Accent5 3 7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4_32_2_32_2" style:display-name="40% - Accent5 4 2 2" style:family="table-cell" style:data-style-name="N0">
      <style:table-cell-properties fo:background-color="#99CCFF"/>
    </style:style>
    <style:style style:name="_52_0_37__32_-_32_Accent5_32_4_32_2_32_2_32_2" style:display-name="40% - Accent5 4 2 2 2" style:family="table-cell" style:data-style-name="N0">
      <style:table-cell-properties fo:background-color="#99CCFF"/>
    </style:style>
    <style:style style:name="_52_0_37__32_-_32_Accent5_32_4_32_2_32_2_32_2_32_2" style:display-name="40% - Accent5 4 2 2 2 2" style:family="table-cell" style:data-style-name="N0">
      <style:table-cell-properties fo:background-color="#99CCFF"/>
    </style:style>
    <style:style style:name="_52_0_37__32_-_32_Accent5_32_4_32_2_32_2_32_2_32_3" style:display-name="40% - Accent5 4 2 2 2 3" style:family="table-cell" style:data-style-name="N0">
      <style:table-cell-properties fo:background-color="#99CCFF"/>
    </style:style>
    <style:style style:name="_52_0_37__32_-_32_Accent5_32_4_32_2_32_2_32_2_32_4" style:display-name="40% - Accent5 4 2 2 2 4" style:family="table-cell" style:data-style-name="N0">
      <style:table-cell-properties fo:background-color="#99CCFF"/>
    </style:style>
    <style:style style:name="_52_0_37__32_-_32_Accent5_32_4_32_2_32_2_32_3" style:display-name="40% - Accent5 4 2 2 3" style:family="table-cell" style:data-style-name="N0">
      <style:table-cell-properties fo:background-color="#99CCFF"/>
    </style:style>
    <style:style style:name="_52_0_37__32_-_32_Accent5_32_4_32_2_32_2_32_4" style:display-name="40% - Accent5 4 2 2 4" style:family="table-cell" style:data-style-name="N0">
      <style:table-cell-properties fo:background-color="#99CCFF"/>
    </style:style>
    <style:style style:name="_52_0_37__32_-_32_Accent5_32_4_32_2_32_2_32_5" style:display-name="40% - Accent5 4 2 2 5" style:family="table-cell" style:data-style-name="N0">
      <style:table-cell-properties fo:background-color="#99CCFF"/>
    </style:style>
    <style:style style:name="_52_0_37__32_-_32_Accent5_32_4_32_2_32_3" style:display-name="40% - Accent5 4 2 3" style:family="table-cell" style:data-style-name="N0">
      <style:table-cell-properties fo:background-color="#99CCFF"/>
    </style:style>
    <style:style style:name="_52_0_37__32_-_32_Accent5_32_4_32_2_32_3_32_2" style:display-name="40% - Accent5 4 2 3 2" style:family="table-cell" style:data-style-name="N0">
      <style:table-cell-properties fo:background-color="#99CCFF"/>
    </style:style>
    <style:style style:name="_52_0_37__32_-_32_Accent5_32_4_32_2_32_3_32_3" style:display-name="40% - Accent5 4 2 3 3" style:family="table-cell" style:data-style-name="N0">
      <style:table-cell-properties fo:background-color="#99CCFF"/>
    </style:style>
    <style:style style:name="_52_0_37__32_-_32_Accent5_32_4_32_2_32_3_32_4" style:display-name="40% - Accent5 4 2 3 4" style:family="table-cell" style:data-style-name="N0">
      <style:table-cell-properties fo:background-color="#99CCFF"/>
    </style:style>
    <style:style style:name="_52_0_37__32_-_32_Accent5_32_4_32_2_32_4" style:display-name="40% - Accent5 4 2 4" style:family="table-cell" style:data-style-name="N0">
      <style:table-cell-properties fo:background-color="#99CCFF"/>
    </style:style>
    <style:style style:name="_52_0_37__32_-_32_Accent5_32_4_32_2_32_5" style:display-name="40% - Accent5 4 2 5" style:family="table-cell" style:data-style-name="N0">
      <style:table-cell-properties fo:background-color="#99CCFF"/>
    </style:style>
    <style:style style:name="_52_0_37__32_-_32_Accent5_32_4_32_2_32_6" style:display-name="40% - Accent5 4 2 6" style:family="table-cell" style:data-style-name="N0">
      <style:table-cell-properties fo:background-color="#99CCFF"/>
    </style:style>
    <style:style style:name="_52_0_37__32_-_32_Accent5_32_4_32_3" style:display-name="40% - Accent5 4 3" style:family="table-cell" style:data-style-name="N0">
      <style:table-cell-properties fo:background-color="#B7DEE8"/>
    </style:style>
    <style:style style:name="_52_0_37__32_-_32_Accent5_32_4_32_3_32_2" style:display-name="40% - Accent5 4 3 2" style:family="table-cell" style:data-style-name="N0">
      <style:table-cell-properties fo:background-color="#B7DEE8"/>
    </style:style>
    <style:style style:name="_52_0_37__32_-_32_Accent5_32_4_32_3_32_2_32_2" style:display-name="40% - Accent5 4 3 2 2" style:family="table-cell" style:data-style-name="N0">
      <style:table-cell-properties fo:background-color="#B7DEE8"/>
    </style:style>
    <style:style style:name="_52_0_37__32_-_32_Accent5_32_4_32_3_32_2_32_3" style:display-name="40% - Accent5 4 3 2 3" style:family="table-cell" style:data-style-name="N0">
      <style:table-cell-properties fo:background-color="#B7DEE8"/>
    </style:style>
    <style:style style:name="_52_0_37__32_-_32_Accent5_32_4_32_3_32_2_32_4" style:display-name="40% - Accent5 4 3 2 4" style:family="table-cell" style:data-style-name="N0">
      <style:table-cell-properties fo:background-color="#B7DEE8"/>
    </style:style>
    <style:style style:name="_52_0_37__32_-_32_Accent5_32_4_32_3_32_3" style:display-name="40% - Accent5 4 3 3" style:family="table-cell" style:data-style-name="N0">
      <style:table-cell-properties fo:background-color="#B7DEE8"/>
    </style:style>
    <style:style style:name="_52_0_37__32_-_32_Accent5_32_4_32_3_32_4" style:display-name="40% - Accent5 4 3 4" style:family="table-cell" style:data-style-name="N0">
      <style:table-cell-properties fo:background-color="#B7DEE8"/>
    </style:style>
    <style:style style:name="_52_0_37__32_-_32_Accent5_32_4_32_3_32_5" style:display-name="40% - Accent5 4 3 5" style:family="table-cell" style:data-style-name="N0">
      <style:table-cell-properties fo:background-color="#B7DEE8"/>
    </style:style>
    <style:style style:name="_52_0_37__32_-_32_Accent5_32_4_32_4" style:display-name="40% - Accent5 4 4" style:family="table-cell" style:data-style-name="N0">
      <style:table-cell-properties fo:background-color="#B7DEE8"/>
    </style:style>
    <style:style style:name="_52_0_37__32_-_32_Accent5_32_4_32_4_32_2" style:display-name="40% - Accent5 4 4 2" style:family="table-cell" style:data-style-name="N0">
      <style:table-cell-properties fo:background-color="#B7DEE8"/>
    </style:style>
    <style:style style:name="_52_0_37__32_-_32_Accent5_32_4_32_4_32_3" style:display-name="40% - Accent5 4 4 3" style:family="table-cell" style:data-style-name="N0">
      <style:table-cell-properties fo:background-color="#B7DEE8"/>
    </style:style>
    <style:style style:name="_52_0_37__32_-_32_Accent5_32_4_32_4_32_4" style:display-name="40% - Accent5 4 4 4" style:family="table-cell" style:data-style-name="N0">
      <style:table-cell-properties fo:background-color="#B7DEE8"/>
    </style:style>
    <style:style style:name="_52_0_37__32_-_32_Accent5_32_4_32_5" style:display-name="40% - Accent5 4 5" style:family="table-cell" style:data-style-name="N0">
      <style:table-cell-properties fo:background-color="#B7DEE8"/>
    </style:style>
    <style:style style:name="_52_0_37__32_-_32_Accent5_32_4_32_6" style:display-name="40% - Accent5 4 6" style:family="table-cell" style:data-style-name="N0">
      <style:table-cell-properties fo:background-color="#B7DEE8"/>
    </style:style>
    <style:style style:name="_52_0_37__32_-_32_Accent5_32_4_32_7" style:display-name="40% - Accent5 4 7" style:family="table-cell" style:data-style-name="N0">
      <style:table-cell-properties fo:background-color="#B7DEE8"/>
    </style:style>
    <style:style style:name="_52_0_37__32_-_32_Accent5_32_5" style:display-name="40% - Accent5 5" style:family="table-cell" style:data-style-name="N0">
      <style:table-cell-properties fo:background-color="#B7DEE8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5_32_2_32_2" style:display-name="40% - Accent5 5 2 2" style:family="table-cell" style:data-style-name="N0">
      <style:table-cell-properties fo:background-color="#99CCFF"/>
    </style:style>
    <style:style style:name="_52_0_37__32_-_32_Accent5_32_5_32_2_32_2_32_2" style:display-name="40% - Accent5 5 2 2 2" style:family="table-cell" style:data-style-name="N0">
      <style:table-cell-properties fo:background-color="#99CCFF"/>
    </style:style>
    <style:style style:name="_52_0_37__32_-_32_Accent5_32_5_32_2_32_2_32_2_32_2" style:display-name="40% - Accent5 5 2 2 2 2" style:family="table-cell" style:data-style-name="N0">
      <style:table-cell-properties fo:background-color="#99CCFF"/>
    </style:style>
    <style:style style:name="_52_0_37__32_-_32_Accent5_32_5_32_2_32_2_32_2_32_3" style:display-name="40% - Accent5 5 2 2 2 3" style:family="table-cell" style:data-style-name="N0">
      <style:table-cell-properties fo:background-color="#99CCFF"/>
    </style:style>
    <style:style style:name="_52_0_37__32_-_32_Accent5_32_5_32_2_32_2_32_2_32_4" style:display-name="40% - Accent5 5 2 2 2 4" style:family="table-cell" style:data-style-name="N0">
      <style:table-cell-properties fo:background-color="#99CCFF"/>
    </style:style>
    <style:style style:name="_52_0_37__32_-_32_Accent5_32_5_32_2_32_2_32_3" style:display-name="40% - Accent5 5 2 2 3" style:family="table-cell" style:data-style-name="N0">
      <style:table-cell-properties fo:background-color="#99CCFF"/>
    </style:style>
    <style:style style:name="_52_0_37__32_-_32_Accent5_32_5_32_2_32_2_32_4" style:display-name="40% - Accent5 5 2 2 4" style:family="table-cell" style:data-style-name="N0">
      <style:table-cell-properties fo:background-color="#99CCFF"/>
    </style:style>
    <style:style style:name="_52_0_37__32_-_32_Accent5_32_5_32_2_32_2_32_5" style:display-name="40% - Accent5 5 2 2 5" style:family="table-cell" style:data-style-name="N0">
      <style:table-cell-properties fo:background-color="#99CCFF"/>
    </style:style>
    <style:style style:name="_52_0_37__32_-_32_Accent5_32_5_32_2_32_3" style:display-name="40% - Accent5 5 2 3" style:family="table-cell" style:data-style-name="N0">
      <style:table-cell-properties fo:background-color="#99CCFF"/>
    </style:style>
    <style:style style:name="_52_0_37__32_-_32_Accent5_32_5_32_2_32_3_32_2" style:display-name="40% - Accent5 5 2 3 2" style:family="table-cell" style:data-style-name="N0">
      <style:table-cell-properties fo:background-color="#99CCFF"/>
    </style:style>
    <style:style style:name="_52_0_37__32_-_32_Accent5_32_5_32_2_32_3_32_3" style:display-name="40% - Accent5 5 2 3 3" style:family="table-cell" style:data-style-name="N0">
      <style:table-cell-properties fo:background-color="#99CCFF"/>
    </style:style>
    <style:style style:name="_52_0_37__32_-_32_Accent5_32_5_32_2_32_3_32_4" style:display-name="40% - Accent5 5 2 3 4" style:family="table-cell" style:data-style-name="N0">
      <style:table-cell-properties fo:background-color="#99CCFF"/>
    </style:style>
    <style:style style:name="_52_0_37__32_-_32_Accent5_32_5_32_2_32_4" style:display-name="40% - Accent5 5 2 4" style:family="table-cell" style:data-style-name="N0">
      <style:table-cell-properties fo:background-color="#99CCFF"/>
    </style:style>
    <style:style style:name="_52_0_37__32_-_32_Accent5_32_5_32_2_32_5" style:display-name="40% - Accent5 5 2 5" style:family="table-cell" style:data-style-name="N0">
      <style:table-cell-properties fo:background-color="#99CCFF"/>
    </style:style>
    <style:style style:name="_52_0_37__32_-_32_Accent5_32_5_32_2_32_6" style:display-name="40% - Accent5 5 2 6" style:family="table-cell" style:data-style-name="N0">
      <style:table-cell-properties fo:background-color="#99CCFF"/>
    </style:style>
    <style:style style:name="_52_0_37__32_-_32_Accent5_32_5_32_3" style:display-name="40% - Accent5 5 3" style:family="table-cell" style:data-style-name="N0">
      <style:table-cell-properties fo:background-color="#B7DEE8"/>
    </style:style>
    <style:style style:name="_52_0_37__32_-_32_Accent5_32_5_32_3_32_2" style:display-name="40% - Accent5 5 3 2" style:family="table-cell" style:data-style-name="N0">
      <style:table-cell-properties fo:background-color="#B7DEE8"/>
    </style:style>
    <style:style style:name="_52_0_37__32_-_32_Accent5_32_5_32_3_32_2_32_2" style:display-name="40% - Accent5 5 3 2 2" style:family="table-cell" style:data-style-name="N0">
      <style:table-cell-properties fo:background-color="#B7DEE8"/>
    </style:style>
    <style:style style:name="_52_0_37__32_-_32_Accent5_32_5_32_3_32_2_32_3" style:display-name="40% - Accent5 5 3 2 3" style:family="table-cell" style:data-style-name="N0">
      <style:table-cell-properties fo:background-color="#B7DEE8"/>
    </style:style>
    <style:style style:name="_52_0_37__32_-_32_Accent5_32_5_32_3_32_2_32_4" style:display-name="40% - Accent5 5 3 2 4" style:family="table-cell" style:data-style-name="N0">
      <style:table-cell-properties fo:background-color="#B7DEE8"/>
    </style:style>
    <style:style style:name="_52_0_37__32_-_32_Accent5_32_5_32_3_32_3" style:display-name="40% - Accent5 5 3 3" style:family="table-cell" style:data-style-name="N0">
      <style:table-cell-properties fo:background-color="#B7DEE8"/>
    </style:style>
    <style:style style:name="_52_0_37__32_-_32_Accent5_32_5_32_3_32_4" style:display-name="40% - Accent5 5 3 4" style:family="table-cell" style:data-style-name="N0">
      <style:table-cell-properties fo:background-color="#B7DEE8"/>
    </style:style>
    <style:style style:name="_52_0_37__32_-_32_Accent5_32_5_32_3_32_5" style:display-name="40% - Accent5 5 3 5" style:family="table-cell" style:data-style-name="N0">
      <style:table-cell-properties fo:background-color="#B7DEE8"/>
    </style:style>
    <style:style style:name="_52_0_37__32_-_32_Accent5_32_5_32_4" style:display-name="40% - Accent5 5 4" style:family="table-cell" style:data-style-name="N0">
      <style:table-cell-properties fo:background-color="#B7DEE8"/>
    </style:style>
    <style:style style:name="_52_0_37__32_-_32_Accent5_32_5_32_4_32_2" style:display-name="40% - Accent5 5 4 2" style:family="table-cell" style:data-style-name="N0">
      <style:table-cell-properties fo:background-color="#B7DEE8"/>
    </style:style>
    <style:style style:name="_52_0_37__32_-_32_Accent5_32_5_32_4_32_3" style:display-name="40% - Accent5 5 4 3" style:family="table-cell" style:data-style-name="N0">
      <style:table-cell-properties fo:background-color="#B7DEE8"/>
    </style:style>
    <style:style style:name="_52_0_37__32_-_32_Accent5_32_5_32_4_32_4" style:display-name="40% - Accent5 5 4 4" style:family="table-cell" style:data-style-name="N0">
      <style:table-cell-properties fo:background-color="#B7DEE8"/>
    </style:style>
    <style:style style:name="_52_0_37__32_-_32_Accent5_32_5_32_5" style:display-name="40% - Accent5 5 5" style:family="table-cell" style:data-style-name="N0">
      <style:table-cell-properties fo:background-color="#B7DEE8"/>
    </style:style>
    <style:style style:name="_52_0_37__32_-_32_Accent5_32_5_32_6" style:display-name="40% - Accent5 5 6" style:family="table-cell" style:data-style-name="N0">
      <style:table-cell-properties fo:background-color="#B7DEE8"/>
    </style:style>
    <style:style style:name="_52_0_37__32_-_32_Accent5_32_5_32_7" style:display-name="40% - Accent5 5 7" style:family="table-cell" style:data-style-name="N0">
      <style:table-cell-properties fo:background-color="#B7DEE8"/>
    </style:style>
    <style:style style:name="_52_0_37__32_-_32_Accent5_32_6" style:display-name="40% - Accent5 6" style:family="table-cell" style:data-style-name="N0">
      <style:table-cell-properties fo:background-color="#B7DEE8"/>
    </style:style>
    <style:style style:name="_52_0_37__32_-_32_Accent5_32_6_32_2" style:display-name="40% - Accent5 6 2" style:family="table-cell" style:data-style-name="N0">
      <style:table-cell-properties fo:background-color="#B7DEE8"/>
    </style:style>
    <style:style style:name="_52_0_37__32_-_32_Accent5_32_6_32_2_32_2" style:display-name="40% - Accent5 6 2 2" style:family="table-cell" style:data-style-name="N0">
      <style:table-cell-properties fo:background-color="#B7DEE8"/>
    </style:style>
    <style:style style:name="_52_0_37__32_-_32_Accent5_32_6_32_2_32_2_32_2" style:display-name="40% - Accent5 6 2 2 2" style:family="table-cell" style:data-style-name="N0">
      <style:table-cell-properties fo:background-color="#B7DEE8"/>
    </style:style>
    <style:style style:name="_52_0_37__32_-_32_Accent5_32_6_32_2_32_2_32_3" style:display-name="40% - Accent5 6 2 2 3" style:family="table-cell" style:data-style-name="N0">
      <style:table-cell-properties fo:background-color="#B7DEE8"/>
    </style:style>
    <style:style style:name="_52_0_37__32_-_32_Accent5_32_6_32_2_32_2_32_4" style:display-name="40% - Accent5 6 2 2 4" style:family="table-cell" style:data-style-name="N0">
      <style:table-cell-properties fo:background-color="#B7DEE8"/>
    </style:style>
    <style:style style:name="_52_0_37__32_-_32_Accent5_32_6_32_2_32_3" style:display-name="40% - Accent5 6 2 3" style:family="table-cell" style:data-style-name="N0">
      <style:table-cell-properties fo:background-color="#B7DEE8"/>
    </style:style>
    <style:style style:name="_52_0_37__32_-_32_Accent5_32_6_32_2_32_4" style:display-name="40% - Accent5 6 2 4" style:family="table-cell" style:data-style-name="N0">
      <style:table-cell-properties fo:background-color="#B7DEE8"/>
    </style:style>
    <style:style style:name="_52_0_37__32_-_32_Accent5_32_6_32_2_32_5" style:display-name="40% - Accent5 6 2 5" style:family="table-cell" style:data-style-name="N0">
      <style:table-cell-properties fo:background-color="#B7DEE8"/>
    </style:style>
    <style:style style:name="_52_0_37__32_-_32_Accent5_32_6_32_3" style:display-name="40% - Accent5 6 3" style:family="table-cell" style:data-style-name="N0">
      <style:table-cell-properties fo:background-color="#B7DEE8"/>
    </style:style>
    <style:style style:name="_52_0_37__32_-_32_Accent5_32_6_32_3_32_2" style:display-name="40% - Accent5 6 3 2" style:family="table-cell" style:data-style-name="N0">
      <style:table-cell-properties fo:background-color="#B7DEE8"/>
    </style:style>
    <style:style style:name="_52_0_37__32_-_32_Accent5_32_6_32_3_32_3" style:display-name="40% - Accent5 6 3 3" style:family="table-cell" style:data-style-name="N0">
      <style:table-cell-properties fo:background-color="#B7DEE8"/>
    </style:style>
    <style:style style:name="_52_0_37__32_-_32_Accent5_32_6_32_3_32_4" style:display-name="40% - Accent5 6 3 4" style:family="table-cell" style:data-style-name="N0">
      <style:table-cell-properties fo:background-color="#B7DEE8"/>
    </style:style>
    <style:style style:name="_52_0_37__32_-_32_Accent5_32_6_32_4" style:display-name="40% - Accent5 6 4" style:family="table-cell" style:data-style-name="N0">
      <style:table-cell-properties fo:background-color="#B7DEE8"/>
    </style:style>
    <style:style style:name="_52_0_37__32_-_32_Accent5_32_6_32_5" style:display-name="40% - Accent5 6 5" style:family="table-cell" style:data-style-name="N0">
      <style:table-cell-properties fo:background-color="#B7DEE8"/>
    </style:style>
    <style:style style:name="_52_0_37__32_-_32_Accent5_32_6_32_6" style:display-name="40% - Accent5 6 6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CD5B4"/>
    </style:style>
    <style:style style:name="_52_0_37__32_-_32_Accent6_32_2_32_2" style:display-name="40% - Accent6 2 2" style:family="table-cell" style:data-style-name="N0">
      <style:table-cell-properties fo:background-color="#FFFF99"/>
    </style:style>
    <style:style style:name="_52_0_37__32_-_32_Accent6_32_2_32_2_32_2" style:display-name="40% - Accent6 2 2 2" style:family="table-cell" style:data-style-name="N0">
      <style:table-cell-properties fo:background-color="#FFFF99"/>
    </style:style>
    <style:style style:name="_52_0_37__32_-_32_Accent6_32_2_32_2_32_2_32_2" style:display-name="40% - Accent6 2 2 2 2" style:family="table-cell" style:data-style-name="N0">
      <style:table-cell-properties fo:background-color="#FFFF99"/>
    </style:style>
    <style:style style:name="_52_0_37__32_-_32_Accent6_32_2_32_2_32_2_32_2_32_2" style:display-name="40% - Accent6 2 2 2 2 2" style:family="table-cell" style:data-style-name="N0">
      <style:table-cell-properties fo:background-color="#FFFF99"/>
    </style:style>
    <style:style style:name="_52_0_37__32_-_32_Accent6_32_2_32_2_32_2_32_2_32_3" style:display-name="40% - Accent6 2 2 2 2 3" style:family="table-cell" style:data-style-name="N0">
      <style:table-cell-properties fo:background-color="#FFFF99"/>
    </style:style>
    <style:style style:name="_52_0_37__32_-_32_Accent6_32_2_32_2_32_2_32_2_32_4" style:display-name="40% - Accent6 2 2 2 2 4" style:family="table-cell" style:data-style-name="N0">
      <style:table-cell-properties fo:background-color="#FFFF99"/>
    </style:style>
    <style:style style:name="_52_0_37__32_-_32_Accent6_32_2_32_2_32_2_32_3" style:display-name="40% - Accent6 2 2 2 3" style:family="table-cell" style:data-style-name="N0">
      <style:table-cell-properties fo:background-color="#FFFF99"/>
    </style:style>
    <style:style style:name="_52_0_37__32_-_32_Accent6_32_2_32_2_32_2_32_4" style:display-name="40% - Accent6 2 2 2 4" style:family="table-cell" style:data-style-name="N0">
      <style:table-cell-properties fo:background-color="#FFFF99"/>
    </style:style>
    <style:style style:name="_52_0_37__32_-_32_Accent6_32_2_32_2_32_2_32_5" style:display-name="40% - Accent6 2 2 2 5" style:family="table-cell" style:data-style-name="N0">
      <style:table-cell-properties fo:background-color="#FFFF99"/>
    </style:style>
    <style:style style:name="_52_0_37__32_-_32_Accent6_32_2_32_2_32_3" style:display-name="40% - Accent6 2 2 3" style:family="table-cell" style:data-style-name="N0">
      <style:table-cell-properties fo:background-color="#FFFF99"/>
    </style:style>
    <style:style style:name="_52_0_37__32_-_32_Accent6_32_2_32_2_32_3_32_2" style:display-name="40% - Accent6 2 2 3 2" style:family="table-cell" style:data-style-name="N0">
      <style:table-cell-properties fo:background-color="#FFFF99"/>
    </style:style>
    <style:style style:name="_52_0_37__32_-_32_Accent6_32_2_32_2_32_3_32_3" style:display-name="40% - Accent6 2 2 3 3" style:family="table-cell" style:data-style-name="N0">
      <style:table-cell-properties fo:background-color="#FFFF99"/>
    </style:style>
    <style:style style:name="_52_0_37__32_-_32_Accent6_32_2_32_2_32_3_32_4" style:display-name="40% - Accent6 2 2 3 4" style:family="table-cell" style:data-style-name="N0">
      <style:table-cell-properties fo:background-color="#FFFF99"/>
    </style:style>
    <style:style style:name="_52_0_37__32_-_32_Accent6_32_2_32_2_32_4" style:display-name="40% - Accent6 2 2 4" style:family="table-cell" style:data-style-name="N0">
      <style:table-cell-properties fo:background-color="#FFFF99"/>
    </style:style>
    <style:style style:name="_52_0_37__32_-_32_Accent6_32_2_32_2_32_5" style:display-name="40% - Accent6 2 2 5" style:family="table-cell" style:data-style-name="N0">
      <style:table-cell-properties fo:background-color="#FFFF99"/>
    </style:style>
    <style:style style:name="_52_0_37__32_-_32_Accent6_32_2_32_2_32_6" style:display-name="40% - Accent6 2 2 6" style:family="table-cell" style:data-style-name="N0">
      <style:table-cell-properties fo:background-color="#FFFF99"/>
    </style:style>
    <style:style style:name="_52_0_37__32_-_32_Accent6_32_2_32_3" style:display-name="40% - Accent6 2 3" style:family="table-cell" style:data-style-name="N0">
      <style:table-cell-properties fo:background-color="#FCD5B4"/>
    </style:style>
    <style:style style:name="_52_0_37__32_-_32_Accent6_32_2_32_3_32_2" style:display-name="40% - Accent6 2 3 2" style:family="table-cell" style:data-style-name="N0">
      <style:table-cell-properties fo:background-color="#FCD5B4"/>
    </style:style>
    <style:style style:name="_52_0_37__32_-_32_Accent6_32_2_32_3_32_2_32_2" style:display-name="40% - Accent6 2 3 2 2" style:family="table-cell" style:data-style-name="N0">
      <style:table-cell-properties fo:background-color="#FCD5B4"/>
    </style:style>
    <style:style style:name="_52_0_37__32_-_32_Accent6_32_2_32_3_32_2_32_3" style:display-name="40% - Accent6 2 3 2 3" style:family="table-cell" style:data-style-name="N0">
      <style:table-cell-properties fo:background-color="#FCD5B4"/>
    </style:style>
    <style:style style:name="_52_0_37__32_-_32_Accent6_32_2_32_3_32_2_32_4" style:display-name="40% - Accent6 2 3 2 4" style:family="table-cell" style:data-style-name="N0">
      <style:table-cell-properties fo:background-color="#FCD5B4"/>
    </style:style>
    <style:style style:name="_52_0_37__32_-_32_Accent6_32_2_32_3_32_3" style:display-name="40% - Accent6 2 3 3" style:family="table-cell" style:data-style-name="N0">
      <style:table-cell-properties fo:background-color="#FCD5B4"/>
    </style:style>
    <style:style style:name="_52_0_37__32_-_32_Accent6_32_2_32_3_32_4" style:display-name="40% - Accent6 2 3 4" style:family="table-cell" style:data-style-name="N0">
      <style:table-cell-properties fo:background-color="#FCD5B4"/>
    </style:style>
    <style:style style:name="_52_0_37__32_-_32_Accent6_32_2_32_3_32_5" style:display-name="40% - Accent6 2 3 5" style:family="table-cell" style:data-style-name="N0">
      <style:table-cell-properties fo:background-color="#FCD5B4"/>
    </style:style>
    <style:style style:name="_52_0_37__32_-_32_Accent6_32_2_32_4" style:display-name="40% - Accent6 2 4" style:family="table-cell" style:data-style-name="N0">
      <style:table-cell-properties fo:background-color="#FCD5B4"/>
    </style:style>
    <style:style style:name="_52_0_37__32_-_32_Accent6_32_2_32_4_32_2" style:display-name="40% - Accent6 2 4 2" style:family="table-cell" style:data-style-name="N0">
      <style:table-cell-properties fo:background-color="#FCD5B4"/>
    </style:style>
    <style:style style:name="_52_0_37__32_-_32_Accent6_32_2_32_4_32_3" style:display-name="40% - Accent6 2 4 3" style:family="table-cell" style:data-style-name="N0">
      <style:table-cell-properties fo:background-color="#FCD5B4"/>
    </style:style>
    <style:style style:name="_52_0_37__32_-_32_Accent6_32_2_32_4_32_4" style:display-name="40% - Accent6 2 4 4" style:family="table-cell" style:data-style-name="N0">
      <style:table-cell-properties fo:background-color="#FCD5B4"/>
    </style:style>
    <style:style style:name="_52_0_37__32_-_32_Accent6_32_2_32_5" style:display-name="40% - Accent6 2 5" style:family="table-cell" style:data-style-name="N0">
      <style:table-cell-properties fo:background-color="#FCD5B4"/>
    </style:style>
    <style:style style:name="_52_0_37__32_-_32_Accent6_32_2_32_6" style:display-name="40% - Accent6 2 6" style:family="table-cell" style:data-style-name="N0">
      <style:table-cell-properties fo:background-color="#FCD5B4"/>
    </style:style>
    <style:style style:name="_52_0_37__32_-_32_Accent6_32_2_32_7" style:display-name="40% - Accent6 2 7" style:family="table-cell" style:data-style-name="N0">
      <style:table-cell-properties fo:background-color="#FCD5B4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3_32_2" style:display-name="40% - Accent6 3 2" style:family="table-cell" style:data-style-name="N0">
      <style:table-cell-properties fo:background-color="#FFFF99"/>
    </style:style>
    <style:style style:name="_52_0_37__32_-_32_Accent6_32_3_32_2_32_2" style:display-name="40% - Accent6 3 2 2" style:family="table-cell" style:data-style-name="N0">
      <style:table-cell-properties fo:background-color="#FFFF99"/>
    </style:style>
    <style:style style:name="_52_0_37__32_-_32_Accent6_32_3_32_2_32_2_32_2" style:display-name="40% - Accent6 3 2 2 2" style:family="table-cell" style:data-style-name="N0">
      <style:table-cell-properties fo:background-color="#FFFF99"/>
    </style:style>
    <style:style style:name="_52_0_37__32_-_32_Accent6_32_3_32_2_32_2_32_2_32_2" style:display-name="40% - Accent6 3 2 2 2 2" style:family="table-cell" style:data-style-name="N0">
      <style:table-cell-properties fo:background-color="#FFFF99"/>
    </style:style>
    <style:style style:name="_52_0_37__32_-_32_Accent6_32_3_32_2_32_2_32_2_32_3" style:display-name="40% - Accent6 3 2 2 2 3" style:family="table-cell" style:data-style-name="N0">
      <style:table-cell-properties fo:background-color="#FFFF99"/>
    </style:style>
    <style:style style:name="_52_0_37__32_-_32_Accent6_32_3_32_2_32_2_32_2_32_4" style:display-name="40% - Accent6 3 2 2 2 4" style:family="table-cell" style:data-style-name="N0">
      <style:table-cell-properties fo:background-color="#FFFF99"/>
    </style:style>
    <style:style style:name="_52_0_37__32_-_32_Accent6_32_3_32_2_32_2_32_3" style:display-name="40% - Accent6 3 2 2 3" style:family="table-cell" style:data-style-name="N0">
      <style:table-cell-properties fo:background-color="#FFFF99"/>
    </style:style>
    <style:style style:name="_52_0_37__32_-_32_Accent6_32_3_32_2_32_2_32_4" style:display-name="40% - Accent6 3 2 2 4" style:family="table-cell" style:data-style-name="N0">
      <style:table-cell-properties fo:background-color="#FFFF99"/>
    </style:style>
    <style:style style:name="_52_0_37__32_-_32_Accent6_32_3_32_2_32_2_32_5" style:display-name="40% - Accent6 3 2 2 5" style:family="table-cell" style:data-style-name="N0">
      <style:table-cell-properties fo:background-color="#FFFF99"/>
    </style:style>
    <style:style style:name="_52_0_37__32_-_32_Accent6_32_3_32_2_32_3" style:display-name="40% - Accent6 3 2 3" style:family="table-cell" style:data-style-name="N0">
      <style:table-cell-properties fo:background-color="#FFFF99"/>
    </style:style>
    <style:style style:name="_52_0_37__32_-_32_Accent6_32_3_32_2_32_3_32_2" style:display-name="40% - Accent6 3 2 3 2" style:family="table-cell" style:data-style-name="N0">
      <style:table-cell-properties fo:background-color="#FFFF99"/>
    </style:style>
    <style:style style:name="_52_0_37__32_-_32_Accent6_32_3_32_2_32_3_32_3" style:display-name="40% - Accent6 3 2 3 3" style:family="table-cell" style:data-style-name="N0">
      <style:table-cell-properties fo:background-color="#FFFF99"/>
    </style:style>
    <style:style style:name="_52_0_37__32_-_32_Accent6_32_3_32_2_32_3_32_4" style:display-name="40% - Accent6 3 2 3 4" style:family="table-cell" style:data-style-name="N0">
      <style:table-cell-properties fo:background-color="#FFFF99"/>
    </style:style>
    <style:style style:name="_52_0_37__32_-_32_Accent6_32_3_32_2_32_4" style:display-name="40% - Accent6 3 2 4" style:family="table-cell" style:data-style-name="N0">
      <style:table-cell-properties fo:background-color="#FFFF99"/>
    </style:style>
    <style:style style:name="_52_0_37__32_-_32_Accent6_32_3_32_2_32_5" style:display-name="40% - Accent6 3 2 5" style:family="table-cell" style:data-style-name="N0">
      <style:table-cell-properties fo:background-color="#FFFF99"/>
    </style:style>
    <style:style style:name="_52_0_37__32_-_32_Accent6_32_3_32_2_32_6" style:display-name="40% - Accent6 3 2 6" style:family="table-cell" style:data-style-name="N0">
      <style:table-cell-properties fo:background-color="#FFFF99"/>
    </style:style>
    <style:style style:name="_52_0_37__32_-_32_Accent6_32_3_32_3" style:display-name="40% - Accent6 3 3" style:family="table-cell" style:data-style-name="N0">
      <style:table-cell-properties fo:background-color="#FCD5B4"/>
    </style:style>
    <style:style style:name="_52_0_37__32_-_32_Accent6_32_3_32_3_32_2" style:display-name="40% - Accent6 3 3 2" style:family="table-cell" style:data-style-name="N0">
      <style:table-cell-properties fo:background-color="#FCD5B4"/>
    </style:style>
    <style:style style:name="_52_0_37__32_-_32_Accent6_32_3_32_3_32_2_32_2" style:display-name="40% - Accent6 3 3 2 2" style:family="table-cell" style:data-style-name="N0">
      <style:table-cell-properties fo:background-color="#FCD5B4"/>
    </style:style>
    <style:style style:name="_52_0_37__32_-_32_Accent6_32_3_32_3_32_2_32_3" style:display-name="40% - Accent6 3 3 2 3" style:family="table-cell" style:data-style-name="N0">
      <style:table-cell-properties fo:background-color="#FCD5B4"/>
    </style:style>
    <style:style style:name="_52_0_37__32_-_32_Accent6_32_3_32_3_32_2_32_4" style:display-name="40% - Accent6 3 3 2 4" style:family="table-cell" style:data-style-name="N0">
      <style:table-cell-properties fo:background-color="#FCD5B4"/>
    </style:style>
    <style:style style:name="_52_0_37__32_-_32_Accent6_32_3_32_3_32_3" style:display-name="40% - Accent6 3 3 3" style:family="table-cell" style:data-style-name="N0">
      <style:table-cell-properties fo:background-color="#FCD5B4"/>
    </style:style>
    <style:style style:name="_52_0_37__32_-_32_Accent6_32_3_32_3_32_4" style:display-name="40% - Accent6 3 3 4" style:family="table-cell" style:data-style-name="N0">
      <style:table-cell-properties fo:background-color="#FCD5B4"/>
    </style:style>
    <style:style style:name="_52_0_37__32_-_32_Accent6_32_3_32_3_32_5" style:display-name="40% - Accent6 3 3 5" style:family="table-cell" style:data-style-name="N0">
      <style:table-cell-properties fo:background-color="#FCD5B4"/>
    </style:style>
    <style:style style:name="_52_0_37__32_-_32_Accent6_32_3_32_4" style:display-name="40% - Accent6 3 4" style:family="table-cell" style:data-style-name="N0">
      <style:table-cell-properties fo:background-color="#FCD5B4"/>
    </style:style>
    <style:style style:name="_52_0_37__32_-_32_Accent6_32_3_32_4_32_2" style:display-name="40% - Accent6 3 4 2" style:family="table-cell" style:data-style-name="N0">
      <style:table-cell-properties fo:background-color="#FCD5B4"/>
    </style:style>
    <style:style style:name="_52_0_37__32_-_32_Accent6_32_3_32_4_32_3" style:display-name="40% - Accent6 3 4 3" style:family="table-cell" style:data-style-name="N0">
      <style:table-cell-properties fo:background-color="#FCD5B4"/>
    </style:style>
    <style:style style:name="_52_0_37__32_-_32_Accent6_32_3_32_4_32_4" style:display-name="40% - Accent6 3 4 4" style:family="table-cell" style:data-style-name="N0">
      <style:table-cell-properties fo:background-color="#FCD5B4"/>
    </style:style>
    <style:style style:name="_52_0_37__32_-_32_Accent6_32_3_32_5" style:display-name="40% - Accent6 3 5" style:family="table-cell" style:data-style-name="N0">
      <style:table-cell-properties fo:background-color="#FCD5B4"/>
    </style:style>
    <style:style style:name="_52_0_37__32_-_32_Accent6_32_3_32_6" style:display-name="40% - Accent6 3 6" style:family="table-cell" style:data-style-name="N0">
      <style:table-cell-properties fo:background-color="#FCD5B4"/>
    </style:style>
    <style:style style:name="_52_0_37__32_-_32_Accent6_32_3_32_7" style:display-name="40% - Accent6 3 7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2_0_37__32_-_32_Accent6_32_4_32_2" style:display-name="40% - Accent6 4 2" style:family="table-cell" style:data-style-name="N0">
      <style:table-cell-properties fo:background-color="#FFFF99"/>
    </style:style>
    <style:style style:name="_52_0_37__32_-_32_Accent6_32_4_32_2_32_2" style:display-name="40% - Accent6 4 2 2" style:family="table-cell" style:data-style-name="N0">
      <style:table-cell-properties fo:background-color="#FFFF99"/>
    </style:style>
    <style:style style:name="_52_0_37__32_-_32_Accent6_32_4_32_2_32_2_32_2" style:display-name="40% - Accent6 4 2 2 2" style:family="table-cell" style:data-style-name="N0">
      <style:table-cell-properties fo:background-color="#FFFF99"/>
    </style:style>
    <style:style style:name="_52_0_37__32_-_32_Accent6_32_4_32_2_32_2_32_2_32_2" style:display-name="40% - Accent6 4 2 2 2 2" style:family="table-cell" style:data-style-name="N0">
      <style:table-cell-properties fo:background-color="#FFFF99"/>
    </style:style>
    <style:style style:name="_52_0_37__32_-_32_Accent6_32_4_32_2_32_2_32_2_32_3" style:display-name="40% - Accent6 4 2 2 2 3" style:family="table-cell" style:data-style-name="N0">
      <style:table-cell-properties fo:background-color="#FFFF99"/>
    </style:style>
    <style:style style:name="_52_0_37__32_-_32_Accent6_32_4_32_2_32_2_32_2_32_4" style:display-name="40% - Accent6 4 2 2 2 4" style:family="table-cell" style:data-style-name="N0">
      <style:table-cell-properties fo:background-color="#FFFF99"/>
    </style:style>
    <style:style style:name="_52_0_37__32_-_32_Accent6_32_4_32_2_32_2_32_3" style:display-name="40% - Accent6 4 2 2 3" style:family="table-cell" style:data-style-name="N0">
      <style:table-cell-properties fo:background-color="#FFFF99"/>
    </style:style>
    <style:style style:name="_52_0_37__32_-_32_Accent6_32_4_32_2_32_2_32_4" style:display-name="40% - Accent6 4 2 2 4" style:family="table-cell" style:data-style-name="N0">
      <style:table-cell-properties fo:background-color="#FFFF99"/>
    </style:style>
    <style:style style:name="_52_0_37__32_-_32_Accent6_32_4_32_2_32_2_32_5" style:display-name="40% - Accent6 4 2 2 5" style:family="table-cell" style:data-style-name="N0">
      <style:table-cell-properties fo:background-color="#FFFF99"/>
    </style:style>
    <style:style style:name="_52_0_37__32_-_32_Accent6_32_4_32_2_32_3" style:display-name="40% - Accent6 4 2 3" style:family="table-cell" style:data-style-name="N0">
      <style:table-cell-properties fo:background-color="#FFFF99"/>
    </style:style>
    <style:style style:name="_52_0_37__32_-_32_Accent6_32_4_32_2_32_3_32_2" style:display-name="40% - Accent6 4 2 3 2" style:family="table-cell" style:data-style-name="N0">
      <style:table-cell-properties fo:background-color="#FFFF99"/>
    </style:style>
    <style:style style:name="_52_0_37__32_-_32_Accent6_32_4_32_2_32_3_32_3" style:display-name="40% - Accent6 4 2 3 3" style:family="table-cell" style:data-style-name="N0">
      <style:table-cell-properties fo:background-color="#FFFF99"/>
    </style:style>
    <style:style style:name="_52_0_37__32_-_32_Accent6_32_4_32_2_32_3_32_4" style:display-name="40% - Accent6 4 2 3 4" style:family="table-cell" style:data-style-name="N0">
      <style:table-cell-properties fo:background-color="#FFFF99"/>
    </style:style>
    <style:style style:name="_52_0_37__32_-_32_Accent6_32_4_32_2_32_4" style:display-name="40% - Accent6 4 2 4" style:family="table-cell" style:data-style-name="N0">
      <style:table-cell-properties fo:background-color="#FFFF99"/>
    </style:style>
    <style:style style:name="_52_0_37__32_-_32_Accent6_32_4_32_2_32_5" style:display-name="40% - Accent6 4 2 5" style:family="table-cell" style:data-style-name="N0">
      <style:table-cell-properties fo:background-color="#FFFF99"/>
    </style:style>
    <style:style style:name="_52_0_37__32_-_32_Accent6_32_4_32_2_32_6" style:display-name="40% - Accent6 4 2 6" style:family="table-cell" style:data-style-name="N0">
      <style:table-cell-properties fo:background-color="#FFFF99"/>
    </style:style>
    <style:style style:name="_52_0_37__32_-_32_Accent6_32_4_32_3" style:display-name="40% - Accent6 4 3" style:family="table-cell" style:data-style-name="N0">
      <style:table-cell-properties fo:background-color="#FCD5B4"/>
    </style:style>
    <style:style style:name="_52_0_37__32_-_32_Accent6_32_4_32_3_32_2" style:display-name="40% - Accent6 4 3 2" style:family="table-cell" style:data-style-name="N0">
      <style:table-cell-properties fo:background-color="#FCD5B4"/>
    </style:style>
    <style:style style:name="_52_0_37__32_-_32_Accent6_32_4_32_3_32_2_32_2" style:display-name="40% - Accent6 4 3 2 2" style:family="table-cell" style:data-style-name="N0">
      <style:table-cell-properties fo:background-color="#FCD5B4"/>
    </style:style>
    <style:style style:name="_52_0_37__32_-_32_Accent6_32_4_32_3_32_2_32_3" style:display-name="40% - Accent6 4 3 2 3" style:family="table-cell" style:data-style-name="N0">
      <style:table-cell-properties fo:background-color="#FCD5B4"/>
    </style:style>
    <style:style style:name="_52_0_37__32_-_32_Accent6_32_4_32_3_32_2_32_4" style:display-name="40% - Accent6 4 3 2 4" style:family="table-cell" style:data-style-name="N0">
      <style:table-cell-properties fo:background-color="#FCD5B4"/>
    </style:style>
    <style:style style:name="_52_0_37__32_-_32_Accent6_32_4_32_3_32_3" style:display-name="40% - Accent6 4 3 3" style:family="table-cell" style:data-style-name="N0">
      <style:table-cell-properties fo:background-color="#FCD5B4"/>
    </style:style>
    <style:style style:name="_52_0_37__32_-_32_Accent6_32_4_32_3_32_4" style:display-name="40% - Accent6 4 3 4" style:family="table-cell" style:data-style-name="N0">
      <style:table-cell-properties fo:background-color="#FCD5B4"/>
    </style:style>
    <style:style style:name="_52_0_37__32_-_32_Accent6_32_4_32_3_32_5" style:display-name="40% - Accent6 4 3 5" style:family="table-cell" style:data-style-name="N0">
      <style:table-cell-properties fo:background-color="#FCD5B4"/>
    </style:style>
    <style:style style:name="_52_0_37__32_-_32_Accent6_32_4_32_4" style:display-name="40% - Accent6 4 4" style:family="table-cell" style:data-style-name="N0">
      <style:table-cell-properties fo:background-color="#FCD5B4"/>
    </style:style>
    <style:style style:name="_52_0_37__32_-_32_Accent6_32_4_32_4_32_2" style:display-name="40% - Accent6 4 4 2" style:family="table-cell" style:data-style-name="N0">
      <style:table-cell-properties fo:background-color="#FCD5B4"/>
    </style:style>
    <style:style style:name="_52_0_37__32_-_32_Accent6_32_4_32_4_32_3" style:display-name="40% - Accent6 4 4 3" style:family="table-cell" style:data-style-name="N0">
      <style:table-cell-properties fo:background-color="#FCD5B4"/>
    </style:style>
    <style:style style:name="_52_0_37__32_-_32_Accent6_32_4_32_4_32_4" style:display-name="40% - Accent6 4 4 4" style:family="table-cell" style:data-style-name="N0">
      <style:table-cell-properties fo:background-color="#FCD5B4"/>
    </style:style>
    <style:style style:name="_52_0_37__32_-_32_Accent6_32_4_32_5" style:display-name="40% - Accent6 4 5" style:family="table-cell" style:data-style-name="N0">
      <style:table-cell-properties fo:background-color="#FCD5B4"/>
    </style:style>
    <style:style style:name="_52_0_37__32_-_32_Accent6_32_4_32_6" style:display-name="40% - Accent6 4 6" style:family="table-cell" style:data-style-name="N0">
      <style:table-cell-properties fo:background-color="#FCD5B4"/>
    </style:style>
    <style:style style:name="_52_0_37__32_-_32_Accent6_32_4_32_7" style:display-name="40% - Accent6 4 7" style:family="table-cell" style:data-style-name="N0">
      <style:table-cell-properties fo:background-color="#FCD5B4"/>
    </style:style>
    <style:style style:name="_52_0_37__32_-_32_Accent6_32_5" style:display-name="40% - Accent6 5" style:family="table-cell" style:data-style-name="N0">
      <style:table-cell-properties fo:background-color="#FCD5B4"/>
    </style:style>
    <style:style style:name="_52_0_37__32_-_32_Accent6_32_5_32_2" style:display-name="40% - Accent6 5 2" style:family="table-cell" style:data-style-name="N0">
      <style:table-cell-properties fo:background-color="#FFFF99"/>
    </style:style>
    <style:style style:name="_52_0_37__32_-_32_Accent6_32_5_32_2_32_2" style:display-name="40% - Accent6 5 2 2" style:family="table-cell" style:data-style-name="N0">
      <style:table-cell-properties fo:background-color="#FFFF99"/>
    </style:style>
    <style:style style:name="_52_0_37__32_-_32_Accent6_32_5_32_2_32_2_32_2" style:display-name="40% - Accent6 5 2 2 2" style:family="table-cell" style:data-style-name="N0">
      <style:table-cell-properties fo:background-color="#FFFF99"/>
    </style:style>
    <style:style style:name="_52_0_37__32_-_32_Accent6_32_5_32_2_32_2_32_2_32_2" style:display-name="40% - Accent6 5 2 2 2 2" style:family="table-cell" style:data-style-name="N0">
      <style:table-cell-properties fo:background-color="#FFFF99"/>
    </style:style>
    <style:style style:name="_52_0_37__32_-_32_Accent6_32_5_32_2_32_2_32_2_32_3" style:display-name="40% - Accent6 5 2 2 2 3" style:family="table-cell" style:data-style-name="N0">
      <style:table-cell-properties fo:background-color="#FFFF99"/>
    </style:style>
    <style:style style:name="_52_0_37__32_-_32_Accent6_32_5_32_2_32_2_32_2_32_4" style:display-name="40% - Accent6 5 2 2 2 4" style:family="table-cell" style:data-style-name="N0">
      <style:table-cell-properties fo:background-color="#FFFF99"/>
    </style:style>
    <style:style style:name="_52_0_37__32_-_32_Accent6_32_5_32_2_32_2_32_3" style:display-name="40% - Accent6 5 2 2 3" style:family="table-cell" style:data-style-name="N0">
      <style:table-cell-properties fo:background-color="#FFFF99"/>
    </style:style>
    <style:style style:name="_52_0_37__32_-_32_Accent6_32_5_32_2_32_2_32_4" style:display-name="40% - Accent6 5 2 2 4" style:family="table-cell" style:data-style-name="N0">
      <style:table-cell-properties fo:background-color="#FFFF99"/>
    </style:style>
    <style:style style:name="_52_0_37__32_-_32_Accent6_32_5_32_2_32_2_32_5" style:display-name="40% - Accent6 5 2 2 5" style:family="table-cell" style:data-style-name="N0">
      <style:table-cell-properties fo:background-color="#FFFF99"/>
    </style:style>
    <style:style style:name="_52_0_37__32_-_32_Accent6_32_5_32_2_32_3" style:display-name="40% - Accent6 5 2 3" style:family="table-cell" style:data-style-name="N0">
      <style:table-cell-properties fo:background-color="#FFFF99"/>
    </style:style>
    <style:style style:name="_52_0_37__32_-_32_Accent6_32_5_32_2_32_3_32_2" style:display-name="40% - Accent6 5 2 3 2" style:family="table-cell" style:data-style-name="N0">
      <style:table-cell-properties fo:background-color="#FFFF99"/>
    </style:style>
    <style:style style:name="_52_0_37__32_-_32_Accent6_32_5_32_2_32_3_32_3" style:display-name="40% - Accent6 5 2 3 3" style:family="table-cell" style:data-style-name="N0">
      <style:table-cell-properties fo:background-color="#FFFF99"/>
    </style:style>
    <style:style style:name="_52_0_37__32_-_32_Accent6_32_5_32_2_32_3_32_4" style:display-name="40% - Accent6 5 2 3 4" style:family="table-cell" style:data-style-name="N0">
      <style:table-cell-properties fo:background-color="#FFFF99"/>
    </style:style>
    <style:style style:name="_52_0_37__32_-_32_Accent6_32_5_32_2_32_4" style:display-name="40% - Accent6 5 2 4" style:family="table-cell" style:data-style-name="N0">
      <style:table-cell-properties fo:background-color="#FFFF99"/>
    </style:style>
    <style:style style:name="_52_0_37__32_-_32_Accent6_32_5_32_2_32_5" style:display-name="40% - Accent6 5 2 5" style:family="table-cell" style:data-style-name="N0">
      <style:table-cell-properties fo:background-color="#FFFF99"/>
    </style:style>
    <style:style style:name="_52_0_37__32_-_32_Accent6_32_5_32_2_32_6" style:display-name="40% - Accent6 5 2 6" style:family="table-cell" style:data-style-name="N0">
      <style:table-cell-properties fo:background-color="#FFFF99"/>
    </style:style>
    <style:style style:name="_52_0_37__32_-_32_Accent6_32_5_32_3" style:display-name="40% - Accent6 5 3" style:family="table-cell" style:data-style-name="N0">
      <style:table-cell-properties fo:background-color="#FCD5B4"/>
    </style:style>
    <style:style style:name="_52_0_37__32_-_32_Accent6_32_5_32_3_32_2" style:display-name="40% - Accent6 5 3 2" style:family="table-cell" style:data-style-name="N0">
      <style:table-cell-properties fo:background-color="#FCD5B4"/>
    </style:style>
    <style:style style:name="_52_0_37__32_-_32_Accent6_32_5_32_3_32_2_32_2" style:display-name="40% - Accent6 5 3 2 2" style:family="table-cell" style:data-style-name="N0">
      <style:table-cell-properties fo:background-color="#FCD5B4"/>
    </style:style>
    <style:style style:name="_52_0_37__32_-_32_Accent6_32_5_32_3_32_2_32_3" style:display-name="40% - Accent6 5 3 2 3" style:family="table-cell" style:data-style-name="N0">
      <style:table-cell-properties fo:background-color="#FCD5B4"/>
    </style:style>
    <style:style style:name="_52_0_37__32_-_32_Accent6_32_5_32_3_32_2_32_4" style:display-name="40% - Accent6 5 3 2 4" style:family="table-cell" style:data-style-name="N0">
      <style:table-cell-properties fo:background-color="#FCD5B4"/>
    </style:style>
    <style:style style:name="_52_0_37__32_-_32_Accent6_32_5_32_3_32_3" style:display-name="40% - Accent6 5 3 3" style:family="table-cell" style:data-style-name="N0">
      <style:table-cell-properties fo:background-color="#FCD5B4"/>
    </style:style>
    <style:style style:name="_52_0_37__32_-_32_Accent6_32_5_32_3_32_4" style:display-name="40% - Accent6 5 3 4" style:family="table-cell" style:data-style-name="N0">
      <style:table-cell-properties fo:background-color="#FCD5B4"/>
    </style:style>
    <style:style style:name="_52_0_37__32_-_32_Accent6_32_5_32_3_32_5" style:display-name="40% - Accent6 5 3 5" style:family="table-cell" style:data-style-name="N0">
      <style:table-cell-properties fo:background-color="#FCD5B4"/>
    </style:style>
    <style:style style:name="_52_0_37__32_-_32_Accent6_32_5_32_4" style:display-name="40% - Accent6 5 4" style:family="table-cell" style:data-style-name="N0">
      <style:table-cell-properties fo:background-color="#FCD5B4"/>
    </style:style>
    <style:style style:name="_52_0_37__32_-_32_Accent6_32_5_32_4_32_2" style:display-name="40% - Accent6 5 4 2" style:family="table-cell" style:data-style-name="N0">
      <style:table-cell-properties fo:background-color="#FCD5B4"/>
    </style:style>
    <style:style style:name="_52_0_37__32_-_32_Accent6_32_5_32_4_32_3" style:display-name="40% - Accent6 5 4 3" style:family="table-cell" style:data-style-name="N0">
      <style:table-cell-properties fo:background-color="#FCD5B4"/>
    </style:style>
    <style:style style:name="_52_0_37__32_-_32_Accent6_32_5_32_4_32_4" style:display-name="40% - Accent6 5 4 4" style:family="table-cell" style:data-style-name="N0">
      <style:table-cell-properties fo:background-color="#FCD5B4"/>
    </style:style>
    <style:style style:name="_52_0_37__32_-_32_Accent6_32_5_32_5" style:display-name="40% - Accent6 5 5" style:family="table-cell" style:data-style-name="N0">
      <style:table-cell-properties fo:background-color="#FCD5B4"/>
    </style:style>
    <style:style style:name="_52_0_37__32_-_32_Accent6_32_5_32_6" style:display-name="40% - Accent6 5 6" style:family="table-cell" style:data-style-name="N0">
      <style:table-cell-properties fo:background-color="#FCD5B4"/>
    </style:style>
    <style:style style:name="_52_0_37__32_-_32_Accent6_32_5_32_7" style:display-name="40% - Accent6 5 7" style:family="table-cell" style:data-style-name="N0">
      <style:table-cell-properties fo:background-color="#FCD5B4"/>
    </style:style>
    <style:style style:name="_52_0_37__32_-_32_Accent6_32_6" style:display-name="40% - Accent6 6" style:family="table-cell" style:data-style-name="N0">
      <style:table-cell-properties fo:background-color="#FCD5B4"/>
    </style:style>
    <style:style style:name="_52_0_37__32_-_32_Accent6_32_6_32_2" style:display-name="40% - Accent6 6 2" style:family="table-cell" style:data-style-name="N0">
      <style:table-cell-properties fo:background-color="#FCD5B4"/>
    </style:style>
    <style:style style:name="_52_0_37__32_-_32_Accent6_32_6_32_2_32_2" style:display-name="40% - Accent6 6 2 2" style:family="table-cell" style:data-style-name="N0">
      <style:table-cell-properties fo:background-color="#FCD5B4"/>
    </style:style>
    <style:style style:name="_52_0_37__32_-_32_Accent6_32_6_32_2_32_2_32_2" style:display-name="40% - Accent6 6 2 2 2" style:family="table-cell" style:data-style-name="N0">
      <style:table-cell-properties fo:background-color="#FCD5B4"/>
    </style:style>
    <style:style style:name="_52_0_37__32_-_32_Accent6_32_6_32_2_32_2_32_3" style:display-name="40% - Accent6 6 2 2 3" style:family="table-cell" style:data-style-name="N0">
      <style:table-cell-properties fo:background-color="#FCD5B4"/>
    </style:style>
    <style:style style:name="_52_0_37__32_-_32_Accent6_32_6_32_2_32_2_32_4" style:display-name="40% - Accent6 6 2 2 4" style:family="table-cell" style:data-style-name="N0">
      <style:table-cell-properties fo:background-color="#FCD5B4"/>
    </style:style>
    <style:style style:name="_52_0_37__32_-_32_Accent6_32_6_32_2_32_3" style:display-name="40% - Accent6 6 2 3" style:family="table-cell" style:data-style-name="N0">
      <style:table-cell-properties fo:background-color="#FCD5B4"/>
    </style:style>
    <style:style style:name="_52_0_37__32_-_32_Accent6_32_6_32_2_32_4" style:display-name="40% - Accent6 6 2 4" style:family="table-cell" style:data-style-name="N0">
      <style:table-cell-properties fo:background-color="#FCD5B4"/>
    </style:style>
    <style:style style:name="_52_0_37__32_-_32_Accent6_32_6_32_2_32_5" style:display-name="40% - Accent6 6 2 5" style:family="table-cell" style:data-style-name="N0">
      <style:table-cell-properties fo:background-color="#FCD5B4"/>
    </style:style>
    <style:style style:name="_52_0_37__32_-_32_Accent6_32_6_32_3" style:display-name="40% - Accent6 6 3" style:family="table-cell" style:data-style-name="N0">
      <style:table-cell-properties fo:background-color="#FCD5B4"/>
    </style:style>
    <style:style style:name="_52_0_37__32_-_32_Accent6_32_6_32_3_32_2" style:display-name="40% - Accent6 6 3 2" style:family="table-cell" style:data-style-name="N0">
      <style:table-cell-properties fo:background-color="#FCD5B4"/>
    </style:style>
    <style:style style:name="_52_0_37__32_-_32_Accent6_32_6_32_3_32_3" style:display-name="40% - Accent6 6 3 3" style:family="table-cell" style:data-style-name="N0">
      <style:table-cell-properties fo:background-color="#FCD5B4"/>
    </style:style>
    <style:style style:name="_52_0_37__32_-_32_Accent6_32_6_32_3_32_4" style:display-name="40% - Accent6 6 3 4" style:family="table-cell" style:data-style-name="N0">
      <style:table-cell-properties fo:background-color="#FCD5B4"/>
    </style:style>
    <style:style style:name="_52_0_37__32_-_32_Accent6_32_6_32_4" style:display-name="40% - Accent6 6 4" style:family="table-cell" style:data-style-name="N0">
      <style:table-cell-properties fo:background-color="#FCD5B4"/>
    </style:style>
    <style:style style:name="_52_0_37__32_-_32_Accent6_32_6_32_5" style:display-name="40% - Accent6 6 5" style:family="table-cell" style:data-style-name="N0">
      <style:table-cell-properties fo:background-color="#FCD5B4"/>
    </style:style>
    <style:style style:name="_52_0_37__32_-_32_Accent6_32_6_32_6" style:display-name="40% - Accent6 6 6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2_32_2" style:display-name="Accent1 2 2" style:family="table-cell" style:data-style-name="N0">
      <style:table-cell-properties fo:background-color="#33CCCC"/>
      <style:text-properties fo:color="#FFFFFF"/>
    </style:style>
    <style:style style:name="Accent1_32_2_32_2_32_2" style:display-name="Accent1 2 2 2" style:family="table-cell" style:data-style-name="N0">
      <style:table-cell-properties fo:background-color="#33CCCC"/>
      <style:text-properties fo:color="#FFFFFF"/>
    </style:style>
    <style:style style:name="Accent1_32_2_32_2_32_3" style:display-name="Accent1 2 2 3" style:family="table-cell" style:data-style-name="N0">
      <style:table-cell-properties fo:background-color="#33CCCC"/>
      <style:text-properties fo:color="#FFFFFF"/>
    </style:style>
    <style:style style:name="Accent1_32_2_32_2_32_4" style:display-name="Accent1 2 2 4" style:family="table-cell" style:data-style-name="N0">
      <style:table-cell-properties fo:background-color="#33CCCC"/>
      <style:text-properties fo:color="#FFFFFF"/>
    </style:style>
    <style:style style:name="Accent1_32_2_32_3" style:display-name="Accent1 2 3" style:family="table-cell" style:data-style-name="N0">
      <style:table-cell-properties fo:background-color="#4F81BD"/>
      <style:text-properties fo:color="#FFFFFF"/>
    </style:style>
    <style:style style:name="Accent1_32_2_32_4" style:display-name="Accent1 2 4" style:family="table-cell" style:data-style-name="N0">
      <style:table-cell-properties fo:background-color="#4F81BD"/>
      <style:text-properties fo:color="#FFFFFF"/>
    </style:style>
    <style:style style:name="Accent1_32_2_32_5" style:display-name="Accent1 2 5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3_32_2" style:display-name="Accent1 3 2" style:family="table-cell" style:data-style-name="N0">
      <style:table-cell-properties fo:background-color="#33CCCC"/>
      <style:text-properties fo:color="#FFFFFF"/>
    </style:style>
    <style:style style:name="Accent1_32_3_32_2_32_2" style:display-name="Accent1 3 2 2" style:family="table-cell" style:data-style-name="N0">
      <style:table-cell-properties fo:background-color="#33CCCC"/>
      <style:text-properties fo:color="#FFFFFF"/>
    </style:style>
    <style:style style:name="Accent1_32_3_32_2_32_3" style:display-name="Accent1 3 2 3" style:family="table-cell" style:data-style-name="N0">
      <style:table-cell-properties fo:background-color="#33CCCC"/>
      <style:text-properties fo:color="#FFFFFF"/>
    </style:style>
    <style:style style:name="Accent1_32_3_32_2_32_4" style:display-name="Accent1 3 2 4" style:family="table-cell" style:data-style-name="N0">
      <style:table-cell-properties fo:background-color="#33CCCC"/>
      <style:text-properties fo:color="#FFFFFF"/>
    </style:style>
    <style:style style:name="Accent1_32_3_32_3" style:display-name="Accent1 3 3" style:family="table-cell" style:data-style-name="N0">
      <style:table-cell-properties fo:background-color="#4F81BD"/>
      <style:text-properties fo:color="#FFFFFF"/>
    </style:style>
    <style:style style:name="Accent1_32_3_32_4" style:display-name="Accent1 3 4" style:family="table-cell" style:data-style-name="N0">
      <style:table-cell-properties fo:background-color="#4F81BD"/>
      <style:text-properties fo:color="#FFFFFF"/>
    </style:style>
    <style:style style:name="Accent1_32_3_32_5" style:display-name="Accent1 3 5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4_32_2" style:display-name="Accent1 4 2" style:family="table-cell" style:data-style-name="N0">
      <style:table-cell-properties fo:background-color="#33CCCC"/>
      <style:text-properties fo:color="#FFFFFF"/>
    </style:style>
    <style:style style:name="Accent1_32_4_32_2_32_2" style:display-name="Accent1 4 2 2" style:family="table-cell" style:data-style-name="N0">
      <style:table-cell-properties fo:background-color="#33CCCC"/>
      <style:text-properties fo:color="#FFFFFF"/>
    </style:style>
    <style:style style:name="Accent1_32_4_32_2_32_3" style:display-name="Accent1 4 2 3" style:family="table-cell" style:data-style-name="N0">
      <style:table-cell-properties fo:background-color="#33CCCC"/>
      <style:text-properties fo:color="#FFFFFF"/>
    </style:style>
    <style:style style:name="Accent1_32_4_32_2_32_4" style:display-name="Accent1 4 2 4" style:family="table-cell" style:data-style-name="N0">
      <style:table-cell-properties fo:background-color="#33CCCC"/>
      <style:text-properties fo:color="#FFFFFF"/>
    </style:style>
    <style:style style:name="Accent1_32_4_32_3" style:display-name="Accent1 4 3" style:family="table-cell" style:data-style-name="N0">
      <style:table-cell-properties fo:background-color="#4F81BD"/>
      <style:text-properties fo:color="#FFFFFF"/>
    </style:style>
    <style:style style:name="Accent1_32_4_32_4" style:display-name="Accent1 4 4" style:family="table-cell" style:data-style-name="N0">
      <style:table-cell-properties fo:background-color="#4F81BD"/>
      <style:text-properties fo:color="#FFFFFF"/>
    </style:style>
    <style:style style:name="Accent1_32_4_32_5" style:display-name="Accent1 4 5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5_32_2" style:display-name="Accent1 5 2" style:family="table-cell" style:data-style-name="N0">
      <style:table-cell-properties fo:background-color="#33CCCC"/>
      <style:text-properties fo:color="#FFFFFF"/>
    </style:style>
    <style:style style:name="Accent1_32_5_32_2_32_2" style:display-name="Accent1 5 2 2" style:family="table-cell" style:data-style-name="N0">
      <style:table-cell-properties fo:background-color="#33CCCC"/>
      <style:text-properties fo:color="#FFFFFF"/>
    </style:style>
    <style:style style:name="Accent1_32_5_32_2_32_3" style:display-name="Accent1 5 2 3" style:family="table-cell" style:data-style-name="N0">
      <style:table-cell-properties fo:background-color="#33CCCC"/>
      <style:text-properties fo:color="#FFFFFF"/>
    </style:style>
    <style:style style:name="Accent1_32_5_32_2_32_4" style:display-name="Accent1 5 2 4" style:family="table-cell" style:data-style-name="N0">
      <style:table-cell-properties fo:background-color="#33CCCC"/>
      <style:text-properties fo:color="#FFFFFF"/>
    </style:style>
    <style:style style:name="Accent1_32_5_32_3" style:display-name="Accent1 5 3" style:family="table-cell" style:data-style-name="N0">
      <style:table-cell-properties fo:background-color="#4F81BD"/>
      <style:text-properties fo:color="#FFFFFF"/>
    </style:style>
    <style:style style:name="Accent1_32_5_32_4" style:display-name="Accent1 5 4" style:family="table-cell" style:data-style-name="N0">
      <style:table-cell-properties fo:background-color="#4F81BD"/>
      <style:text-properties fo:color="#FFFFFF"/>
    </style:style>
    <style:style style:name="Accent1_32_5_32_5" style:display-name="Accent1 5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6_32_2" style:display-name="Accent1 6 2" style:family="table-cell" style:data-style-name="N0">
      <style:table-cell-properties fo:background-color="#4F81BD"/>
      <style:text-properties fo:color="#FFFFFF"/>
    </style:style>
    <style:style style:name="Accent1_32_6_32_3" style:display-name="Accent1 6 3" style:family="table-cell" style:data-style-name="N0">
      <style:table-cell-properties fo:background-color="#4F81BD"/>
      <style:text-properties fo:color="#FFFFFF"/>
    </style:style>
    <style:style style:name="Accent1_32_6_32_4" style:display-name="Accent1 6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2_32_2" style:display-name="Accent2 2 2 2" style:family="table-cell" style:data-style-name="N0">
      <style:table-cell-properties fo:background-color="#FF0000"/>
      <style:text-properties fo:color="#FFFFFF"/>
    </style:style>
    <style:style style:name="Accent2_32_2_32_2_32_3" style:display-name="Accent2 2 2 3" style:family="table-cell" style:data-style-name="N0">
      <style:table-cell-properties fo:background-color="#FF0000"/>
      <style:text-properties fo:color="#FFFFFF"/>
    </style:style>
    <style:style style:name="Accent2_32_2_32_2_32_4" style:display-name="Accent2 2 2 4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C0504D"/>
      <style:text-properties fo:color="#FFFFFF"/>
    </style:style>
    <style:style style:name="Accent2_32_2_32_4" style:display-name="Accent2 2 4" style:family="table-cell" style:data-style-name="N0">
      <style:table-cell-properties fo:background-color="#C0504D"/>
      <style:text-properties fo:color="#FFFFFF"/>
    </style:style>
    <style:style style:name="Accent2_32_2_32_5" style:display-name="Accent2 2 5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3_32_2" style:display-name="Accent2 3 2" style:family="table-cell" style:data-style-name="N0">
      <style:table-cell-properties fo:background-color="#FF0000"/>
      <style:text-properties fo:color="#FFFFFF"/>
    </style:style>
    <style:style style:name="Accent2_32_3_32_2_32_2" style:display-name="Accent2 3 2 2" style:family="table-cell" style:data-style-name="N0">
      <style:table-cell-properties fo:background-color="#FF0000"/>
      <style:text-properties fo:color="#FFFFFF"/>
    </style:style>
    <style:style style:name="Accent2_32_3_32_2_32_3" style:display-name="Accent2 3 2 3" style:family="table-cell" style:data-style-name="N0">
      <style:table-cell-properties fo:background-color="#FF0000"/>
      <style:text-properties fo:color="#FFFFFF"/>
    </style:style>
    <style:style style:name="Accent2_32_3_32_2_32_4" style:display-name="Accent2 3 2 4" style:family="table-cell" style:data-style-name="N0">
      <style:table-cell-properties fo:background-color="#FF0000"/>
      <style:text-properties fo:color="#FFFFFF"/>
    </style:style>
    <style:style style:name="Accent2_32_3_32_3" style:display-name="Accent2 3 3" style:family="table-cell" style:data-style-name="N0">
      <style:table-cell-properties fo:background-color="#C0504D"/>
      <style:text-properties fo:color="#FFFFFF"/>
    </style:style>
    <style:style style:name="Accent2_32_3_32_4" style:display-name="Accent2 3 4" style:family="table-cell" style:data-style-name="N0">
      <style:table-cell-properties fo:background-color="#C0504D"/>
      <style:text-properties fo:color="#FFFFFF"/>
    </style:style>
    <style:style style:name="Accent2_32_3_32_5" style:display-name="Accent2 3 5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4_32_2" style:display-name="Accent2 4 2" style:family="table-cell" style:data-style-name="N0">
      <style:table-cell-properties fo:background-color="#FF0000"/>
      <style:text-properties fo:color="#FFFFFF"/>
    </style:style>
    <style:style style:name="Accent2_32_4_32_2_32_2" style:display-name="Accent2 4 2 2" style:family="table-cell" style:data-style-name="N0">
      <style:table-cell-properties fo:background-color="#FF0000"/>
      <style:text-properties fo:color="#FFFFFF"/>
    </style:style>
    <style:style style:name="Accent2_32_4_32_2_32_3" style:display-name="Accent2 4 2 3" style:family="table-cell" style:data-style-name="N0">
      <style:table-cell-properties fo:background-color="#FF0000"/>
      <style:text-properties fo:color="#FFFFFF"/>
    </style:style>
    <style:style style:name="Accent2_32_4_32_2_32_4" style:display-name="Accent2 4 2 4" style:family="table-cell" style:data-style-name="N0">
      <style:table-cell-properties fo:background-color="#FF0000"/>
      <style:text-properties fo:color="#FFFFFF"/>
    </style:style>
    <style:style style:name="Accent2_32_4_32_3" style:display-name="Accent2 4 3" style:family="table-cell" style:data-style-name="N0">
      <style:table-cell-properties fo:background-color="#C0504D"/>
      <style:text-properties fo:color="#FFFFFF"/>
    </style:style>
    <style:style style:name="Accent2_32_4_32_4" style:display-name="Accent2 4 4" style:family="table-cell" style:data-style-name="N0">
      <style:table-cell-properties fo:background-color="#C0504D"/>
      <style:text-properties fo:color="#FFFFFF"/>
    </style:style>
    <style:style style:name="Accent2_32_4_32_5" style:display-name="Accent2 4 5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5_32_2" style:display-name="Accent2 5 2" style:family="table-cell" style:data-style-name="N0">
      <style:table-cell-properties fo:background-color="#FF0000"/>
      <style:text-properties fo:color="#FFFFFF"/>
    </style:style>
    <style:style style:name="Accent2_32_5_32_2_32_2" style:display-name="Accent2 5 2 2" style:family="table-cell" style:data-style-name="N0">
      <style:table-cell-properties fo:background-color="#FF0000"/>
      <style:text-properties fo:color="#FFFFFF"/>
    </style:style>
    <style:style style:name="Accent2_32_5_32_2_32_3" style:display-name="Accent2 5 2 3" style:family="table-cell" style:data-style-name="N0">
      <style:table-cell-properties fo:background-color="#FF0000"/>
      <style:text-properties fo:color="#FFFFFF"/>
    </style:style>
    <style:style style:name="Accent2_32_5_32_2_32_4" style:display-name="Accent2 5 2 4" style:family="table-cell" style:data-style-name="N0">
      <style:table-cell-properties fo:background-color="#FF0000"/>
      <style:text-properties fo:color="#FFFFFF"/>
    </style:style>
    <style:style style:name="Accent2_32_5_32_3" style:display-name="Accent2 5 3" style:family="table-cell" style:data-style-name="N0">
      <style:table-cell-properties fo:background-color="#C0504D"/>
      <style:text-properties fo:color="#FFFFFF"/>
    </style:style>
    <style:style style:name="Accent2_32_5_32_4" style:display-name="Accent2 5 4" style:family="table-cell" style:data-style-name="N0">
      <style:table-cell-properties fo:background-color="#C0504D"/>
      <style:text-properties fo:color="#FFFFFF"/>
    </style:style>
    <style:style style:name="Accent2_32_5_32_5" style:display-name="Accent2 5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6_32_2" style:display-name="Accent2 6 2" style:family="table-cell" style:data-style-name="N0">
      <style:table-cell-properties fo:background-color="#C0504D"/>
      <style:text-properties fo:color="#FFFFFF"/>
    </style:style>
    <style:style style:name="Accent2_32_6_32_3" style:display-name="Accent2 6 3" style:family="table-cell" style:data-style-name="N0">
      <style:table-cell-properties fo:background-color="#C0504D"/>
      <style:text-properties fo:color="#FFFFFF"/>
    </style:style>
    <style:style style:name="Accent2_32_6_32_4" style:display-name="Accent2 6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2_32_2" style:display-name="Accent3 2 2 2" style:family="table-cell" style:data-style-name="N0">
      <style:table-cell-properties fo:background-color="#339966"/>
      <style:text-properties fo:color="#FFFFFF"/>
    </style:style>
    <style:style style:name="Accent3_32_2_32_2_32_3" style:display-name="Accent3 2 2 3" style:family="table-cell" style:data-style-name="N0">
      <style:table-cell-properties fo:background-color="#339966"/>
      <style:text-properties fo:color="#FFFFFF"/>
    </style:style>
    <style:style style:name="Accent3_32_2_32_2_32_4" style:display-name="Accent3 2 2 4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9BBB59"/>
      <style:text-properties fo:color="#FFFFFF"/>
    </style:style>
    <style:style style:name="Accent3_32_2_32_4" style:display-name="Accent3 2 4" style:family="table-cell" style:data-style-name="N0">
      <style:table-cell-properties fo:background-color="#9BBB59"/>
      <style:text-properties fo:color="#FFFFFF"/>
    </style:style>
    <style:style style:name="Accent3_32_2_32_5" style:display-name="Accent3 2 5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3_32_2" style:display-name="Accent3 3 2" style:family="table-cell" style:data-style-name="N0">
      <style:table-cell-properties fo:background-color="#339966"/>
      <style:text-properties fo:color="#FFFFFF"/>
    </style:style>
    <style:style style:name="Accent3_32_3_32_2_32_2" style:display-name="Accent3 3 2 2" style:family="table-cell" style:data-style-name="N0">
      <style:table-cell-properties fo:background-color="#339966"/>
      <style:text-properties fo:color="#FFFFFF"/>
    </style:style>
    <style:style style:name="Accent3_32_3_32_2_32_3" style:display-name="Accent3 3 2 3" style:family="table-cell" style:data-style-name="N0">
      <style:table-cell-properties fo:background-color="#339966"/>
      <style:text-properties fo:color="#FFFFFF"/>
    </style:style>
    <style:style style:name="Accent3_32_3_32_2_32_4" style:display-name="Accent3 3 2 4" style:family="table-cell" style:data-style-name="N0">
      <style:table-cell-properties fo:background-color="#339966"/>
      <style:text-properties fo:color="#FFFFFF"/>
    </style:style>
    <style:style style:name="Accent3_32_3_32_3" style:display-name="Accent3 3 3" style:family="table-cell" style:data-style-name="N0">
      <style:table-cell-properties fo:background-color="#9BBB59"/>
      <style:text-properties fo:color="#FFFFFF"/>
    </style:style>
    <style:style style:name="Accent3_32_3_32_4" style:display-name="Accent3 3 4" style:family="table-cell" style:data-style-name="N0">
      <style:table-cell-properties fo:background-color="#9BBB59"/>
      <style:text-properties fo:color="#FFFFFF"/>
    </style:style>
    <style:style style:name="Accent3_32_3_32_5" style:display-name="Accent3 3 5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4_32_2" style:display-name="Accent3 4 2" style:family="table-cell" style:data-style-name="N0">
      <style:table-cell-properties fo:background-color="#339966"/>
      <style:text-properties fo:color="#FFFFFF"/>
    </style:style>
    <style:style style:name="Accent3_32_4_32_2_32_2" style:display-name="Accent3 4 2 2" style:family="table-cell" style:data-style-name="N0">
      <style:table-cell-properties fo:background-color="#339966"/>
      <style:text-properties fo:color="#FFFFFF"/>
    </style:style>
    <style:style style:name="Accent3_32_4_32_2_32_3" style:display-name="Accent3 4 2 3" style:family="table-cell" style:data-style-name="N0">
      <style:table-cell-properties fo:background-color="#339966"/>
      <style:text-properties fo:color="#FFFFFF"/>
    </style:style>
    <style:style style:name="Accent3_32_4_32_2_32_4" style:display-name="Accent3 4 2 4" style:family="table-cell" style:data-style-name="N0">
      <style:table-cell-properties fo:background-color="#339966"/>
      <style:text-properties fo:color="#FFFFFF"/>
    </style:style>
    <style:style style:name="Accent3_32_4_32_3" style:display-name="Accent3 4 3" style:family="table-cell" style:data-style-name="N0">
      <style:table-cell-properties fo:background-color="#9BBB59"/>
      <style:text-properties fo:color="#FFFFFF"/>
    </style:style>
    <style:style style:name="Accent3_32_4_32_4" style:display-name="Accent3 4 4" style:family="table-cell" style:data-style-name="N0">
      <style:table-cell-properties fo:background-color="#9BBB59"/>
      <style:text-properties fo:color="#FFFFFF"/>
    </style:style>
    <style:style style:name="Accent3_32_4_32_5" style:display-name="Accent3 4 5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5_32_2" style:display-name="Accent3 5 2" style:family="table-cell" style:data-style-name="N0">
      <style:table-cell-properties fo:background-color="#339966"/>
      <style:text-properties fo:color="#FFFFFF"/>
    </style:style>
    <style:style style:name="Accent3_32_5_32_2_32_2" style:display-name="Accent3 5 2 2" style:family="table-cell" style:data-style-name="N0">
      <style:table-cell-properties fo:background-color="#339966"/>
      <style:text-properties fo:color="#FFFFFF"/>
    </style:style>
    <style:style style:name="Accent3_32_5_32_2_32_3" style:display-name="Accent3 5 2 3" style:family="table-cell" style:data-style-name="N0">
      <style:table-cell-properties fo:background-color="#339966"/>
      <style:text-properties fo:color="#FFFFFF"/>
    </style:style>
    <style:style style:name="Accent3_32_5_32_2_32_4" style:display-name="Accent3 5 2 4" style:family="table-cell" style:data-style-name="N0">
      <style:table-cell-properties fo:background-color="#339966"/>
      <style:text-properties fo:color="#FFFFFF"/>
    </style:style>
    <style:style style:name="Accent3_32_5_32_3" style:display-name="Accent3 5 3" style:family="table-cell" style:data-style-name="N0">
      <style:table-cell-properties fo:background-color="#9BBB59"/>
      <style:text-properties fo:color="#FFFFFF"/>
    </style:style>
    <style:style style:name="Accent3_32_5_32_4" style:display-name="Accent3 5 4" style:family="table-cell" style:data-style-name="N0">
      <style:table-cell-properties fo:background-color="#9BBB59"/>
      <style:text-properties fo:color="#FFFFFF"/>
    </style:style>
    <style:style style:name="Accent3_32_5_32_5" style:display-name="Accent3 5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6_32_2" style:display-name="Accent3 6 2" style:family="table-cell" style:data-style-name="N0">
      <style:table-cell-properties fo:background-color="#9BBB59"/>
      <style:text-properties fo:color="#FFFFFF"/>
    </style:style>
    <style:style style:name="Accent3_32_6_32_3" style:display-name="Accent3 6 3" style:family="table-cell" style:data-style-name="N0">
      <style:table-cell-properties fo:background-color="#9BBB59"/>
      <style:text-properties fo:color="#FFFFFF"/>
    </style:style>
    <style:style style:name="Accent3_32_6_32_4" style:display-name="Accent3 6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2_32_2" style:display-name="Accent4 2 2" style:family="table-cell" style:data-style-name="N0">
      <style:table-cell-properties fo:background-color="#8064A2"/>
      <style:text-properties fo:color="#FFFFFF"/>
    </style:style>
    <style:style style:name="Accent4_32_2_32_2_32_2" style:display-name="Accent4 2 2 2" style:family="table-cell" style:data-style-name="N0">
      <style:table-cell-properties fo:background-color="#8064A2"/>
      <style:text-properties fo:color="#FFFFFF"/>
    </style:style>
    <style:style style:name="Accent4_32_2_32_2_32_3" style:display-name="Accent4 2 2 3" style:family="table-cell" style:data-style-name="N0">
      <style:table-cell-properties fo:background-color="#8064A2"/>
      <style:text-properties fo:color="#FFFFFF"/>
    </style:style>
    <style:style style:name="Accent4_32_2_32_2_32_4" style:display-name="Accent4 2 2 4" style:family="table-cell" style:data-style-name="N0">
      <style:table-cell-properties fo:background-color="#8064A2"/>
      <style:text-properties fo:color="#FFFFFF"/>
    </style:style>
    <style:style style:name="Accent4_32_2_32_3" style:display-name="Accent4 2 3" style:family="table-cell" style:data-style-name="N0">
      <style:table-cell-properties fo:background-color="#8064A2"/>
      <style:text-properties fo:color="#FFFFFF"/>
    </style:style>
    <style:style style:name="Accent4_32_2_32_4" style:display-name="Accent4 2 4" style:family="table-cell" style:data-style-name="N0">
      <style:table-cell-properties fo:background-color="#8064A2"/>
      <style:text-properties fo:color="#FFFFFF"/>
    </style:style>
    <style:style style:name="Accent4_32_2_32_5" style:display-name="Accent4 2 5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3_32_2" style:display-name="Accent4 3 2" style:family="table-cell" style:data-style-name="N0">
      <style:table-cell-properties fo:background-color="#8064A2"/>
      <style:text-properties fo:color="#FFFFFF"/>
    </style:style>
    <style:style style:name="Accent4_32_3_32_2_32_2" style:display-name="Accent4 3 2 2" style:family="table-cell" style:data-style-name="N0">
      <style:table-cell-properties fo:background-color="#8064A2"/>
      <style:text-properties fo:color="#FFFFFF"/>
    </style:style>
    <style:style style:name="Accent4_32_3_32_2_32_3" style:display-name="Accent4 3 2 3" style:family="table-cell" style:data-style-name="N0">
      <style:table-cell-properties fo:background-color="#8064A2"/>
      <style:text-properties fo:color="#FFFFFF"/>
    </style:style>
    <style:style style:name="Accent4_32_3_32_2_32_4" style:display-name="Accent4 3 2 4" style:family="table-cell" style:data-style-name="N0">
      <style:table-cell-properties fo:background-color="#8064A2"/>
      <style:text-properties fo:color="#FFFFFF"/>
    </style:style>
    <style:style style:name="Accent4_32_3_32_3" style:display-name="Accent4 3 3" style:family="table-cell" style:data-style-name="N0">
      <style:table-cell-properties fo:background-color="#8064A2"/>
      <style:text-properties fo:color="#FFFFFF"/>
    </style:style>
    <style:style style:name="Accent4_32_3_32_4" style:display-name="Accent4 3 4" style:family="table-cell" style:data-style-name="N0">
      <style:table-cell-properties fo:background-color="#8064A2"/>
      <style:text-properties fo:color="#FFFFFF"/>
    </style:style>
    <style:style style:name="Accent4_32_3_32_5" style:display-name="Accent4 3 5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4_32_2" style:display-name="Accent4 4 2" style:family="table-cell" style:data-style-name="N0">
      <style:table-cell-properties fo:background-color="#8064A2"/>
      <style:text-properties fo:color="#FFFFFF"/>
    </style:style>
    <style:style style:name="Accent4_32_4_32_2_32_2" style:display-name="Accent4 4 2 2" style:family="table-cell" style:data-style-name="N0">
      <style:table-cell-properties fo:background-color="#8064A2"/>
      <style:text-properties fo:color="#FFFFFF"/>
    </style:style>
    <style:style style:name="Accent4_32_4_32_2_32_3" style:display-name="Accent4 4 2 3" style:family="table-cell" style:data-style-name="N0">
      <style:table-cell-properties fo:background-color="#8064A2"/>
      <style:text-properties fo:color="#FFFFFF"/>
    </style:style>
    <style:style style:name="Accent4_32_4_32_2_32_4" style:display-name="Accent4 4 2 4" style:family="table-cell" style:data-style-name="N0">
      <style:table-cell-properties fo:background-color="#8064A2"/>
      <style:text-properties fo:color="#FFFFFF"/>
    </style:style>
    <style:style style:name="Accent4_32_4_32_3" style:display-name="Accent4 4 3" style:family="table-cell" style:data-style-name="N0">
      <style:table-cell-properties fo:background-color="#8064A2"/>
      <style:text-properties fo:color="#FFFFFF"/>
    </style:style>
    <style:style style:name="Accent4_32_4_32_4" style:display-name="Accent4 4 4" style:family="table-cell" style:data-style-name="N0">
      <style:table-cell-properties fo:background-color="#8064A2"/>
      <style:text-properties fo:color="#FFFFFF"/>
    </style:style>
    <style:style style:name="Accent4_32_4_32_5" style:display-name="Accent4 4 5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5_32_2" style:display-name="Accent4 5 2" style:family="table-cell" style:data-style-name="N0">
      <style:table-cell-properties fo:background-color="#8064A2"/>
      <style:text-properties fo:color="#FFFFFF"/>
    </style:style>
    <style:style style:name="Accent4_32_5_32_2_32_2" style:display-name="Accent4 5 2 2" style:family="table-cell" style:data-style-name="N0">
      <style:table-cell-properties fo:background-color="#8064A2"/>
      <style:text-properties fo:color="#FFFFFF"/>
    </style:style>
    <style:style style:name="Accent4_32_5_32_2_32_3" style:display-name="Accent4 5 2 3" style:family="table-cell" style:data-style-name="N0">
      <style:table-cell-properties fo:background-color="#8064A2"/>
      <style:text-properties fo:color="#FFFFFF"/>
    </style:style>
    <style:style style:name="Accent4_32_5_32_2_32_4" style:display-name="Accent4 5 2 4" style:family="table-cell" style:data-style-name="N0">
      <style:table-cell-properties fo:background-color="#8064A2"/>
      <style:text-properties fo:color="#FFFFFF"/>
    </style:style>
    <style:style style:name="Accent4_32_5_32_3" style:display-name="Accent4 5 3" style:family="table-cell" style:data-style-name="N0">
      <style:table-cell-properties fo:background-color="#8064A2"/>
      <style:text-properties fo:color="#FFFFFF"/>
    </style:style>
    <style:style style:name="Accent4_32_5_32_4" style:display-name="Accent4 5 4" style:family="table-cell" style:data-style-name="N0">
      <style:table-cell-properties fo:background-color="#8064A2"/>
      <style:text-properties fo:color="#FFFFFF"/>
    </style:style>
    <style:style style:name="Accent4_32_5_32_5" style:display-name="Accent4 5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6_32_2" style:display-name="Accent4 6 2" style:family="table-cell" style:data-style-name="N0">
      <style:table-cell-properties fo:background-color="#8064A2"/>
      <style:text-properties fo:color="#FFFFFF"/>
    </style:style>
    <style:style style:name="Accent4_32_6_32_3" style:display-name="Accent4 6 3" style:family="table-cell" style:data-style-name="N0">
      <style:table-cell-properties fo:background-color="#8064A2"/>
      <style:text-properties fo:color="#FFFFFF"/>
    </style:style>
    <style:style style:name="Accent4_32_6_32_4" style:display-name="Accent4 6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2_32_2" style:display-name="Accent5 2 2" style:family="table-cell" style:data-style-name="N0">
      <style:table-cell-properties fo:background-color="#4BACC6"/>
      <style:text-properties fo:color="#FFFFFF"/>
    </style:style>
    <style:style style:name="Accent5_32_2_32_2_32_2" style:display-name="Accent5 2 2 2" style:family="table-cell" style:data-style-name="N0">
      <style:table-cell-properties fo:background-color="#4BACC6"/>
      <style:text-properties fo:color="#FFFFFF"/>
    </style:style>
    <style:style style:name="Accent5_32_2_32_2_32_3" style:display-name="Accent5 2 2 3" style:family="table-cell" style:data-style-name="N0">
      <style:table-cell-properties fo:background-color="#4BACC6"/>
      <style:text-properties fo:color="#FFFFFF"/>
    </style:style>
    <style:style style:name="Accent5_32_2_32_2_32_4" style:display-name="Accent5 2 2 4" style:family="table-cell" style:data-style-name="N0">
      <style:table-cell-properties fo:background-color="#4BACC6"/>
      <style:text-properties fo:color="#FFFFFF"/>
    </style:style>
    <style:style style:name="Accent5_32_2_32_3" style:display-name="Accent5 2 3" style:family="table-cell" style:data-style-name="N0">
      <style:table-cell-properties fo:background-color="#4BACC6"/>
      <style:text-properties fo:color="#FFFFFF"/>
    </style:style>
    <style:style style:name="Accent5_32_2_32_4" style:display-name="Accent5 2 4" style:family="table-cell" style:data-style-name="N0">
      <style:table-cell-properties fo:background-color="#4BACC6"/>
      <style:text-properties fo:color="#FFFFFF"/>
    </style:style>
    <style:style style:name="Accent5_32_2_32_5" style:display-name="Accent5 2 5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3_32_2" style:display-name="Accent5 3 2" style:family="table-cell" style:data-style-name="N0">
      <style:table-cell-properties fo:background-color="#4BACC6"/>
      <style:text-properties fo:color="#FFFFFF"/>
    </style:style>
    <style:style style:name="Accent5_32_3_32_2_32_2" style:display-name="Accent5 3 2 2" style:family="table-cell" style:data-style-name="N0">
      <style:table-cell-properties fo:background-color="#4BACC6"/>
      <style:text-properties fo:color="#FFFFFF"/>
    </style:style>
    <style:style style:name="Accent5_32_3_32_2_32_3" style:display-name="Accent5 3 2 3" style:family="table-cell" style:data-style-name="N0">
      <style:table-cell-properties fo:background-color="#4BACC6"/>
      <style:text-properties fo:color="#FFFFFF"/>
    </style:style>
    <style:style style:name="Accent5_32_3_32_2_32_4" style:display-name="Accent5 3 2 4" style:family="table-cell" style:data-style-name="N0">
      <style:table-cell-properties fo:background-color="#4BACC6"/>
      <style:text-properties fo:color="#FFFFFF"/>
    </style:style>
    <style:style style:name="Accent5_32_3_32_3" style:display-name="Accent5 3 3" style:family="table-cell" style:data-style-name="N0">
      <style:table-cell-properties fo:background-color="#4BACC6"/>
      <style:text-properties fo:color="#FFFFFF"/>
    </style:style>
    <style:style style:name="Accent5_32_3_32_4" style:display-name="Accent5 3 4" style:family="table-cell" style:data-style-name="N0">
      <style:table-cell-properties fo:background-color="#4BACC6"/>
      <style:text-properties fo:color="#FFFFFF"/>
    </style:style>
    <style:style style:name="Accent5_32_3_32_5" style:display-name="Accent5 3 5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4_32_2" style:display-name="Accent5 4 2" style:family="table-cell" style:data-style-name="N0">
      <style:table-cell-properties fo:background-color="#4BACC6"/>
      <style:text-properties fo:color="#FFFFFF"/>
    </style:style>
    <style:style style:name="Accent5_32_4_32_2_32_2" style:display-name="Accent5 4 2 2" style:family="table-cell" style:data-style-name="N0">
      <style:table-cell-properties fo:background-color="#4BACC6"/>
      <style:text-properties fo:color="#FFFFFF"/>
    </style:style>
    <style:style style:name="Accent5_32_4_32_2_32_3" style:display-name="Accent5 4 2 3" style:family="table-cell" style:data-style-name="N0">
      <style:table-cell-properties fo:background-color="#4BACC6"/>
      <style:text-properties fo:color="#FFFFFF"/>
    </style:style>
    <style:style style:name="Accent5_32_4_32_2_32_4" style:display-name="Accent5 4 2 4" style:family="table-cell" style:data-style-name="N0">
      <style:table-cell-properties fo:background-color="#4BACC6"/>
      <style:text-properties fo:color="#FFFFFF"/>
    </style:style>
    <style:style style:name="Accent5_32_4_32_3" style:display-name="Accent5 4 3" style:family="table-cell" style:data-style-name="N0">
      <style:table-cell-properties fo:background-color="#4BACC6"/>
      <style:text-properties fo:color="#FFFFFF"/>
    </style:style>
    <style:style style:name="Accent5_32_4_32_4" style:display-name="Accent5 4 4" style:family="table-cell" style:data-style-name="N0">
      <style:table-cell-properties fo:background-color="#4BACC6"/>
      <style:text-properties fo:color="#FFFFFF"/>
    </style:style>
    <style:style style:name="Accent5_32_4_32_5" style:display-name="Accent5 4 5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5_32_2" style:display-name="Accent5 5 2" style:family="table-cell" style:data-style-name="N0">
      <style:table-cell-properties fo:background-color="#4BACC6"/>
      <style:text-properties fo:color="#FFFFFF"/>
    </style:style>
    <style:style style:name="Accent5_32_5_32_2_32_2" style:display-name="Accent5 5 2 2" style:family="table-cell" style:data-style-name="N0">
      <style:table-cell-properties fo:background-color="#4BACC6"/>
      <style:text-properties fo:color="#FFFFFF"/>
    </style:style>
    <style:style style:name="Accent5_32_5_32_2_32_3" style:display-name="Accent5 5 2 3" style:family="table-cell" style:data-style-name="N0">
      <style:table-cell-properties fo:background-color="#4BACC6"/>
      <style:text-properties fo:color="#FFFFFF"/>
    </style:style>
    <style:style style:name="Accent5_32_5_32_2_32_4" style:display-name="Accent5 5 2 4" style:family="table-cell" style:data-style-name="N0">
      <style:table-cell-properties fo:background-color="#4BACC6"/>
      <style:text-properties fo:color="#FFFFFF"/>
    </style:style>
    <style:style style:name="Accent5_32_5_32_3" style:display-name="Accent5 5 3" style:family="table-cell" style:data-style-name="N0">
      <style:table-cell-properties fo:background-color="#4BACC6"/>
      <style:text-properties fo:color="#FFFFFF"/>
    </style:style>
    <style:style style:name="Accent5_32_5_32_4" style:display-name="Accent5 5 4" style:family="table-cell" style:data-style-name="N0">
      <style:table-cell-properties fo:background-color="#4BACC6"/>
      <style:text-properties fo:color="#FFFFFF"/>
    </style:style>
    <style:style style:name="Accent5_32_5_32_5" style:display-name="Accent5 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6_32_2" style:display-name="Accent5 6 2" style:family="table-cell" style:data-style-name="N0">
      <style:table-cell-properties fo:background-color="#4BACC6"/>
      <style:text-properties fo:color="#FFFFFF"/>
    </style:style>
    <style:style style:name="Accent5_32_6_32_3" style:display-name="Accent5 6 3" style:family="table-cell" style:data-style-name="N0">
      <style:table-cell-properties fo:background-color="#4BACC6"/>
      <style:text-properties fo:color="#FFFFFF"/>
    </style:style>
    <style:style style:name="Accent5_32_6_32_4" style:display-name="Accent5 6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2_32_2" style:display-name="Accent6 2 2 2" style:family="table-cell" style:data-style-name="N0">
      <style:table-cell-properties fo:background-color="#FF6600"/>
      <style:text-properties fo:color="#FFFFFF"/>
    </style:style>
    <style:style style:name="Accent6_32_2_32_2_32_3" style:display-name="Accent6 2 2 3" style:family="table-cell" style:data-style-name="N0">
      <style:table-cell-properties fo:background-color="#FF6600"/>
      <style:text-properties fo:color="#FFFFFF"/>
    </style:style>
    <style:style style:name="Accent6_32_2_32_2_32_4" style:display-name="Accent6 2 2 4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79646"/>
      <style:text-properties fo:color="#FFFFFF"/>
    </style:style>
    <style:style style:name="Accent6_32_2_32_4" style:display-name="Accent6 2 4" style:family="table-cell" style:data-style-name="N0">
      <style:table-cell-properties fo:background-color="#F79646"/>
      <style:text-properties fo:color="#FFFFFF"/>
    </style:style>
    <style:style style:name="Accent6_32_2_32_5" style:display-name="Accent6 2 5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3_32_2" style:display-name="Accent6 3 2" style:family="table-cell" style:data-style-name="N0">
      <style:table-cell-properties fo:background-color="#FF6600"/>
      <style:text-properties fo:color="#FFFFFF"/>
    </style:style>
    <style:style style:name="Accent6_32_3_32_2_32_2" style:display-name="Accent6 3 2 2" style:family="table-cell" style:data-style-name="N0">
      <style:table-cell-properties fo:background-color="#FF6600"/>
      <style:text-properties fo:color="#FFFFFF"/>
    </style:style>
    <style:style style:name="Accent6_32_3_32_2_32_3" style:display-name="Accent6 3 2 3" style:family="table-cell" style:data-style-name="N0">
      <style:table-cell-properties fo:background-color="#FF6600"/>
      <style:text-properties fo:color="#FFFFFF"/>
    </style:style>
    <style:style style:name="Accent6_32_3_32_2_32_4" style:display-name="Accent6 3 2 4" style:family="table-cell" style:data-style-name="N0">
      <style:table-cell-properties fo:background-color="#FF6600"/>
      <style:text-properties fo:color="#FFFFFF"/>
    </style:style>
    <style:style style:name="Accent6_32_3_32_3" style:display-name="Accent6 3 3" style:family="table-cell" style:data-style-name="N0">
      <style:table-cell-properties fo:background-color="#F79646"/>
      <style:text-properties fo:color="#FFFFFF"/>
    </style:style>
    <style:style style:name="Accent6_32_3_32_4" style:display-name="Accent6 3 4" style:family="table-cell" style:data-style-name="N0">
      <style:table-cell-properties fo:background-color="#F79646"/>
      <style:text-properties fo:color="#FFFFFF"/>
    </style:style>
    <style:style style:name="Accent6_32_3_32_5" style:display-name="Accent6 3 5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4_32_2" style:display-name="Accent6 4 2" style:family="table-cell" style:data-style-name="N0">
      <style:table-cell-properties fo:background-color="#FF6600"/>
      <style:text-properties fo:color="#FFFFFF"/>
    </style:style>
    <style:style style:name="Accent6_32_4_32_2_32_2" style:display-name="Accent6 4 2 2" style:family="table-cell" style:data-style-name="N0">
      <style:table-cell-properties fo:background-color="#FF6600"/>
      <style:text-properties fo:color="#FFFFFF"/>
    </style:style>
    <style:style style:name="Accent6_32_4_32_2_32_3" style:display-name="Accent6 4 2 3" style:family="table-cell" style:data-style-name="N0">
      <style:table-cell-properties fo:background-color="#FF6600"/>
      <style:text-properties fo:color="#FFFFFF"/>
    </style:style>
    <style:style style:name="Accent6_32_4_32_2_32_4" style:display-name="Accent6 4 2 4" style:family="table-cell" style:data-style-name="N0">
      <style:table-cell-properties fo:background-color="#FF6600"/>
      <style:text-properties fo:color="#FFFFFF"/>
    </style:style>
    <style:style style:name="Accent6_32_4_32_3" style:display-name="Accent6 4 3" style:family="table-cell" style:data-style-name="N0">
      <style:table-cell-properties fo:background-color="#F79646"/>
      <style:text-properties fo:color="#FFFFFF"/>
    </style:style>
    <style:style style:name="Accent6_32_4_32_4" style:display-name="Accent6 4 4" style:family="table-cell" style:data-style-name="N0">
      <style:table-cell-properties fo:background-color="#F79646"/>
      <style:text-properties fo:color="#FFFFFF"/>
    </style:style>
    <style:style style:name="Accent6_32_4_32_5" style:display-name="Accent6 4 5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5_32_2" style:display-name="Accent6 5 2" style:family="table-cell" style:data-style-name="N0">
      <style:table-cell-properties fo:background-color="#FF6600"/>
      <style:text-properties fo:color="#FFFFFF"/>
    </style:style>
    <style:style style:name="Accent6_32_5_32_2_32_2" style:display-name="Accent6 5 2 2" style:family="table-cell" style:data-style-name="N0">
      <style:table-cell-properties fo:background-color="#FF6600"/>
      <style:text-properties fo:color="#FFFFFF"/>
    </style:style>
    <style:style style:name="Accent6_32_5_32_2_32_3" style:display-name="Accent6 5 2 3" style:family="table-cell" style:data-style-name="N0">
      <style:table-cell-properties fo:background-color="#FF6600"/>
      <style:text-properties fo:color="#FFFFFF"/>
    </style:style>
    <style:style style:name="Accent6_32_5_32_2_32_4" style:display-name="Accent6 5 2 4" style:family="table-cell" style:data-style-name="N0">
      <style:table-cell-properties fo:background-color="#FF6600"/>
      <style:text-properties fo:color="#FFFFFF"/>
    </style:style>
    <style:style style:name="Accent6_32_5_32_3" style:display-name="Accent6 5 3" style:family="table-cell" style:data-style-name="N0">
      <style:table-cell-properties fo:background-color="#F79646"/>
      <style:text-properties fo:color="#FFFFFF"/>
    </style:style>
    <style:style style:name="Accent6_32_5_32_4" style:display-name="Accent6 5 4" style:family="table-cell" style:data-style-name="N0">
      <style:table-cell-properties fo:background-color="#F79646"/>
      <style:text-properties fo:color="#FFFFFF"/>
    </style:style>
    <style:style style:name="Accent6_32_5_32_5" style:display-name="Accent6 5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6_32_2" style:display-name="Accent6 6 2" style:family="table-cell" style:data-style-name="N0">
      <style:table-cell-properties fo:background-color="#F79646"/>
      <style:text-properties fo:color="#FFFFFF"/>
    </style:style>
    <style:style style:name="Accent6_32_6_32_3" style:display-name="Accent6 6 3" style:family="table-cell" style:data-style-name="N0">
      <style:table-cell-properties fo:background-color="#F79646"/>
      <style:text-properties fo:color="#FFFFFF"/>
    </style:style>
    <style:style style:name="Accent6_32_6_32_4" style:display-name="Accent6 6 4" style:family="table-cell" style:data-style-name="N0">
      <style:table-cell-properties fo:background-color="#F79646"/>
      <style:text-properties fo:color="#FFFFFF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9C0006"/>
    </style:style>
    <style:style style:name="Bad_32_2_32_2_32_2" style:display-name="Bad 2 2 2" style:family="table-cell" style:data-style-name="N0">
      <style:table-cell-properties fo:background-color="#FF99CC"/>
      <style:text-properties fo:color="#9C0006"/>
    </style:style>
    <style:style style:name="Bad_32_2_32_2_32_3" style:display-name="Bad 2 2 3" style:family="table-cell" style:data-style-name="N0">
      <style:table-cell-properties fo:background-color="#FF99CC"/>
      <style:text-properties fo:color="#9C0006"/>
    </style:style>
    <style:style style:name="Bad_32_2_32_2_32_4" style:display-name="Bad 2 2 4" style:family="table-cell" style:data-style-name="N0">
      <style:table-cell-properties fo:background-color="#FF99CC"/>
      <style:text-properties fo:color="#9C0006"/>
    </style:style>
    <style:style style:name="Bad_32_2_32_3" style:display-name="Bad 2 3" style:family="table-cell" style:data-style-name="N0">
      <style:table-cell-properties fo:background-color="#FFC7CE"/>
      <style:text-properties fo:color="#9C0006"/>
    </style:style>
    <style:style style:name="Bad_32_2_32_4" style:display-name="Bad 2 4" style:family="table-cell" style:data-style-name="N0">
      <style:table-cell-properties fo:background-color="#FFC7CE"/>
      <style:text-properties fo:color="#9C0006"/>
    </style:style>
    <style:style style:name="Bad_32_2_32_5" style:display-name="Bad 2 5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99CC"/>
      <style:text-properties fo:color="#9C0006"/>
    </style:style>
    <style:style style:name="Bad_32_3_32_2_32_2" style:display-name="Bad 3 2 2" style:family="table-cell" style:data-style-name="N0">
      <style:table-cell-properties fo:background-color="#FF99CC"/>
      <style:text-properties fo:color="#9C0006"/>
    </style:style>
    <style:style style:name="Bad_32_3_32_2_32_3" style:display-name="Bad 3 2 3" style:family="table-cell" style:data-style-name="N0">
      <style:table-cell-properties fo:background-color="#FF99CC"/>
      <style:text-properties fo:color="#9C0006"/>
    </style:style>
    <style:style style:name="Bad_32_3_32_2_32_4" style:display-name="Bad 3 2 4" style:family="table-cell" style:data-style-name="N0">
      <style:table-cell-properties fo:background-color="#FF99CC"/>
      <style:text-properties fo:color="#9C0006"/>
    </style:style>
    <style:style style:name="Bad_32_3_32_3" style:display-name="Bad 3 3" style:family="table-cell" style:data-style-name="N0">
      <style:table-cell-properties fo:background-color="#FFC7CE"/>
      <style:text-properties fo:color="#9C0006"/>
    </style:style>
    <style:style style:name="Bad_32_3_32_4" style:display-name="Bad 3 4" style:family="table-cell" style:data-style-name="N0">
      <style:table-cell-properties fo:background-color="#FFC7CE"/>
      <style:text-properties fo:color="#9C0006"/>
    </style:style>
    <style:style style:name="Bad_32_3_32_5" style:display-name="Bad 3 5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4_32_2" style:display-name="Bad 4 2" style:family="table-cell" style:data-style-name="N0">
      <style:table-cell-properties fo:background-color="#FF99CC"/>
      <style:text-properties fo:color="#9C0006"/>
    </style:style>
    <style:style style:name="Bad_32_4_32_2_32_2" style:display-name="Bad 4 2 2" style:family="table-cell" style:data-style-name="N0">
      <style:table-cell-properties fo:background-color="#FF99CC"/>
      <style:text-properties fo:color="#9C0006"/>
    </style:style>
    <style:style style:name="Bad_32_4_32_2_32_3" style:display-name="Bad 4 2 3" style:family="table-cell" style:data-style-name="N0">
      <style:table-cell-properties fo:background-color="#FF99CC"/>
      <style:text-properties fo:color="#9C0006"/>
    </style:style>
    <style:style style:name="Bad_32_4_32_2_32_4" style:display-name="Bad 4 2 4" style:family="table-cell" style:data-style-name="N0">
      <style:table-cell-properties fo:background-color="#FF99CC"/>
      <style:text-properties fo:color="#9C0006"/>
    </style:style>
    <style:style style:name="Bad_32_4_32_3" style:display-name="Bad 4 3" style:family="table-cell" style:data-style-name="N0">
      <style:table-cell-properties fo:background-color="#FFC7CE"/>
      <style:text-properties fo:color="#9C0006"/>
    </style:style>
    <style:style style:name="Bad_32_4_32_4" style:display-name="Bad 4 4" style:family="table-cell" style:data-style-name="N0">
      <style:table-cell-properties fo:background-color="#FFC7CE"/>
      <style:text-properties fo:color="#9C0006"/>
    </style:style>
    <style:style style:name="Bad_32_4_32_5" style:display-name="Bad 4 5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5_32_2" style:display-name="Bad 5 2" style:family="table-cell" style:data-style-name="N0">
      <style:table-cell-properties fo:background-color="#FF99CC"/>
      <style:text-properties fo:color="#9C0006"/>
    </style:style>
    <style:style style:name="Bad_32_5_32_2_32_2" style:display-name="Bad 5 2 2" style:family="table-cell" style:data-style-name="N0">
      <style:table-cell-properties fo:background-color="#FF99CC"/>
      <style:text-properties fo:color="#9C0006"/>
    </style:style>
    <style:style style:name="Bad_32_5_32_2_32_3" style:display-name="Bad 5 2 3" style:family="table-cell" style:data-style-name="N0">
      <style:table-cell-properties fo:background-color="#FF99CC"/>
      <style:text-properties fo:color="#9C0006"/>
    </style:style>
    <style:style style:name="Bad_32_5_32_2_32_4" style:display-name="Bad 5 2 4" style:family="table-cell" style:data-style-name="N0">
      <style:table-cell-properties fo:background-color="#FF99CC"/>
      <style:text-properties fo:color="#9C0006"/>
    </style:style>
    <style:style style:name="Bad_32_5_32_3" style:display-name="Bad 5 3" style:family="table-cell" style:data-style-name="N0">
      <style:table-cell-properties fo:background-color="#FFC7CE"/>
      <style:text-properties fo:color="#9C0006"/>
    </style:style>
    <style:style style:name="Bad_32_5_32_4" style:display-name="Bad 5 4" style:family="table-cell" style:data-style-name="N0">
      <style:table-cell-properties fo:background-color="#FFC7CE"/>
      <style:text-properties fo:color="#9C0006"/>
    </style:style>
    <style:style style:name="Bad_32_5_32_5" style:display-name="Bad 5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6_32_2" style:display-name="Bad 6 2" style:family="table-cell" style:data-style-name="N0">
      <style:table-cell-properties fo:background-color="#FFC7CE"/>
      <style:text-properties fo:color="#9C0006"/>
    </style:style>
    <style:style style:name="Bad_32_6_32_3" style:display-name="Bad 6 3" style:family="table-cell" style:data-style-name="N0">
      <style:table-cell-properties fo:background-color="#FFC7CE"/>
      <style:text-properties fo:color="#9C0006"/>
    </style:style>
    <style:style style:name="Bad_32_6_32_4" style:display-name="Bad 6 4" style:family="table-cell" style:data-style-name="N0">
      <style:table-cell-properties fo:background-color="#FFC7CE"/>
      <style:text-properties fo:color="#9C0006"/>
    </style:style>
    <style:style style:name="Bold_32_11" style:display-name="Bold 11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2" style:display-name="Bold 11 2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3" style:display-name="Bold 11 3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4" style:display-name="Bold 11 4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0"/>
    <style:style style:name="Comma_32_10_32_2" style:display-name="Comma 10 2" style:family="table-cell" style:data-style-name="N50"/>
    <style:style style:name="Comma_32_10_32_2_32_2" style:display-name="Comma 10 2 2" style:family="table-cell" style:data-style-name="N50"/>
    <style:style style:name="Comma_32_10_32_2_32_2_32_2" style:display-name="Comma 10 2 2 2" style:family="table-cell" style:data-style-name="N50"/>
    <style:style style:name="Comma_32_10_32_2_32_2_32_3" style:display-name="Comma 10 2 2 3" style:family="table-cell" style:data-style-name="N50"/>
    <style:style style:name="Comma_32_10_32_2_32_2_32_4" style:display-name="Comma 10 2 2 4" style:family="table-cell" style:data-style-name="N50"/>
    <style:style style:name="Comma_32_10_32_2_32_3" style:display-name="Comma 10 2 3" style:family="table-cell" style:data-style-name="N50"/>
    <style:style style:name="Comma_32_10_32_2_32_3_32_2" style:display-name="Comma 10 2 3 2" style:family="table-cell" style:data-style-name="N50"/>
    <style:style style:name="Comma_32_10_32_2_32_3_32_3" style:display-name="Comma 10 2 3 3" style:family="table-cell" style:data-style-name="N50"/>
    <style:style style:name="Comma_32_10_32_2_32_3_32_4" style:display-name="Comma 10 2 3 4" style:family="table-cell" style:data-style-name="N50"/>
    <style:style style:name="Comma_32_10_32_2_32_4" style:display-name="Comma 10 2 4" style:family="table-cell" style:data-style-name="N50"/>
    <style:style style:name="Comma_32_10_32_2_32_5" style:display-name="Comma 10 2 5" style:family="table-cell" style:data-style-name="N50"/>
    <style:style style:name="Comma_32_10_32_2_32_6" style:display-name="Comma 10 2 6" style:family="table-cell" style:data-style-name="N50"/>
    <style:style style:name="Comma_32_10_32_3" style:display-name="Comma 10 3" style:family="table-cell" style:data-style-name="N50"/>
    <style:style style:name="Comma_32_10_32_3_32_2" style:display-name="Comma 10 3 2" style:family="table-cell" style:data-style-name="N50"/>
    <style:style style:name="Comma_32_10_32_3_32_3" style:display-name="Comma 10 3 3" style:family="table-cell" style:data-style-name="N50"/>
    <style:style style:name="Comma_32_10_32_3_32_4" style:display-name="Comma 10 3 4" style:family="table-cell" style:data-style-name="N50"/>
    <style:style style:name="Comma_32_10_32_4" style:display-name="Comma 10 4" style:family="table-cell" style:data-style-name="N50"/>
    <style:style style:name="Comma_32_10_32_5" style:display-name="Comma 10 5" style:family="table-cell" style:data-style-name="N50"/>
    <style:style style:name="Comma_32_10_32_6" style:display-name="Comma 10 6" style:family="table-cell" style:data-style-name="N50"/>
    <style:style style:name="Comma_32_11" style:display-name="Comma 11" style:family="table-cell" style:data-style-name="N50"/>
    <style:style style:name="Comma_32_11_32_2" style:display-name="Comma 11 2" style:family="table-cell" style:data-style-name="N50"/>
    <style:style style:name="Comma_32_11_32_2_32_2" style:display-name="Comma 11 2 2" style:family="table-cell" style:data-style-name="N50"/>
    <style:style style:name="Comma_32_11_32_2_32_3" style:display-name="Comma 11 2 3" style:family="table-cell" style:data-style-name="N50"/>
    <style:style style:name="Comma_32_11_32_2_32_4" style:display-name="Comma 11 2 4" style:family="table-cell" style:data-style-name="N50"/>
    <style:style style:name="Comma_32_11_32_3" style:display-name="Comma 11 3" style:family="table-cell" style:data-style-name="N50"/>
    <style:style style:name="Comma_32_11_32_4" style:display-name="Comma 11 4" style:family="table-cell" style:data-style-name="N50"/>
    <style:style style:name="Comma_32_11_32_5" style:display-name="Comma 11 5" style:family="table-cell" style:data-style-name="N50"/>
    <style:style style:name="Comma_32_12" style:display-name="Comma 12" style:family="table-cell" style:data-style-name="N50"/>
    <style:style style:name="Comma_32_12_32_2" style:display-name="Comma 12 2" style:family="table-cell" style:data-style-name="N50"/>
    <style:style style:name="Comma_32_12_32_3" style:display-name="Comma 12 3" style:family="table-cell" style:data-style-name="N50"/>
    <style:style style:name="Comma_32_12_32_4" style:display-name="Comma 12 4" style:family="table-cell" style:data-style-name="N50"/>
    <style:style style:name="Comma_32_13" style:display-name="Comma 13" style:family="table-cell" style:data-style-name="N50"/>
    <style:style style:name="Comma_32_13_32_2" style:display-name="Comma 13 2" style:family="table-cell" style:data-style-name="N50"/>
    <style:style style:name="Comma_32_13_32_3" style:display-name="Comma 13 3" style:family="table-cell" style:data-style-name="N50"/>
    <style:style style:name="Comma_32_13_32_4" style:display-name="Comma 13 4" style:family="table-cell" style:data-style-name="N50"/>
    <style:style style:name="Comma_32_2" style:display-name="Comma 2" style:family="table-cell" style:data-style-name="N50"/>
    <style:style style:name="Comma_32_2_32_10" style:display-name="Comma 2 10" style:family="table-cell" style:data-style-name="N50"/>
    <style:style style:name="Comma_32_2_32_2" style:display-name="Comma 2 2" style:family="table-cell" style:data-style-name="N50"/>
    <style:style style:name="Comma_32_2_32_2_32_2" style:display-name="Comma 2 2 2" style:family="table-cell" style:data-style-name="N50"/>
    <style:style style:name="Comma_32_2_32_2_32_2_32_2" style:display-name="Comma 2 2 2 2" style:family="table-cell" style:data-style-name="N50"/>
    <style:style style:name="Comma_32_2_32_2_32_2_32_2_32_2" style:display-name="Comma 2 2 2 2 2" style:family="table-cell" style:data-style-name="N50"/>
    <style:style style:name="Comma_32_2_32_2_32_2_32_2_32_3" style:display-name="Comma 2 2 2 2 3" style:family="table-cell" style:data-style-name="N50"/>
    <style:style style:name="Comma_32_2_32_2_32_2_32_2_32_4" style:display-name="Comma 2 2 2 2 4" style:family="table-cell" style:data-style-name="N50"/>
    <style:style style:name="Comma_32_2_32_2_32_2_32_3" style:display-name="Comma 2 2 2 3" style:family="table-cell" style:data-style-name="N50"/>
    <style:style style:name="Comma_32_2_32_2_32_2_32_4" style:display-name="Comma 2 2 2 4" style:family="table-cell" style:data-style-name="N50"/>
    <style:style style:name="Comma_32_2_32_2_32_2_32_5" style:display-name="Comma 2 2 2 5" style:family="table-cell" style:data-style-name="N50"/>
    <style:style style:name="Comma_32_2_32_2_32_3" style:display-name="Comma 2 2 3" style:family="table-cell" style:data-style-name="N50"/>
    <style:style style:name="Comma_32_2_32_2_32_3_32_2" style:display-name="Comma 2 2 3 2" style:family="table-cell" style:data-style-name="N50"/>
    <style:style style:name="Comma_32_2_32_2_32_3_32_3" style:display-name="Comma 2 2 3 3" style:family="table-cell" style:data-style-name="N50"/>
    <style:style style:name="Comma_32_2_32_2_32_3_32_4" style:display-name="Comma 2 2 3 4" style:family="table-cell" style:data-style-name="N50"/>
    <style:style style:name="Comma_32_2_32_2_32_4" style:display-name="Comma 2 2 4" style:family="table-cell" style:data-style-name="N50"/>
    <style:style style:name="Comma_32_2_32_2_32_4_32_2" style:display-name="Comma 2 2 4 2" style:family="table-cell" style:data-style-name="N50"/>
    <style:style style:name="Comma_32_2_32_2_32_4_32_2_32_2" style:display-name="Comma 2 2 4 2 2" style:family="table-cell" style:data-style-name="N50"/>
    <style:style style:name="Comma_32_2_32_2_32_4_32_2_32_3" style:display-name="Comma 2 2 4 2 3" style:family="table-cell" style:data-style-name="N50"/>
    <style:style style:name="Comma_32_2_32_2_32_4_32_2_32_4" style:display-name="Comma 2 2 4 2 4" style:family="table-cell" style:data-style-name="N50"/>
    <style:style style:name="Comma_32_2_32_2_32_4_32_3" style:display-name="Comma 2 2 4 3" style:family="table-cell" style:data-style-name="N50"/>
    <style:style style:name="Comma_32_2_32_2_32_4_32_4" style:display-name="Comma 2 2 4 4" style:family="table-cell" style:data-style-name="N50"/>
    <style:style style:name="Comma_32_2_32_2_32_4_32_5" style:display-name="Comma 2 2 4 5" style:family="table-cell" style:data-style-name="N50"/>
    <style:style style:name="Comma_32_2_32_2_32_5" style:display-name="Comma 2 2 5" style:family="table-cell" style:data-style-name="N50"/>
    <style:style style:name="Comma_32_2_32_2_32_5_32_2" style:display-name="Comma 2 2 5 2" style:family="table-cell" style:data-style-name="N50"/>
    <style:style style:name="Comma_32_2_32_2_32_5_32_3" style:display-name="Comma 2 2 5 3" style:family="table-cell" style:data-style-name="N50"/>
    <style:style style:name="Comma_32_2_32_2_32_5_32_4" style:display-name="Comma 2 2 5 4" style:family="table-cell" style:data-style-name="N50"/>
    <style:style style:name="Comma_32_2_32_2_32_6" style:display-name="Comma 2 2 6" style:family="table-cell" style:data-style-name="N50"/>
    <style:style style:name="Comma_32_2_32_2_32_7" style:display-name="Comma 2 2 7" style:family="table-cell" style:data-style-name="N50"/>
    <style:style style:name="Comma_32_2_32_2_32_8" style:display-name="Comma 2 2 8" style:family="table-cell" style:data-style-name="N50"/>
    <style:style style:name="Comma_32_2_32_3" style:display-name="Comma 2 3" style:family="table-cell" style:data-style-name="N50"/>
    <style:style style:name="Comma_32_2_32_3_32_2" style:display-name="Comma 2 3 2" style:family="table-cell" style:data-style-name="N50"/>
    <style:style style:name="Comma_32_2_32_3_32_3" style:display-name="Comma 2 3 3" style:family="table-cell" style:data-style-name="N50"/>
    <style:style style:name="Comma_32_2_32_3_32_4" style:display-name="Comma 2 3 4" style:family="table-cell" style:data-style-name="N50"/>
    <style:style style:name="Comma_32_2_32_4" style:display-name="Comma 2 4" style:family="table-cell" style:data-style-name="N50"/>
    <style:style style:name="Comma_32_2_32_4_32_2" style:display-name="Comma 2 4 2" style:family="table-cell" style:data-style-name="N50"/>
    <style:style style:name="Comma_32_2_32_4_32_3" style:display-name="Comma 2 4 3" style:family="table-cell" style:data-style-name="N50"/>
    <style:style style:name="Comma_32_2_32_4_32_4" style:display-name="Comma 2 4 4" style:family="table-cell" style:data-style-name="N50"/>
    <style:style style:name="Comma_32_2_32_5" style:display-name="Comma 2 5" style:family="table-cell" style:data-style-name="N50"/>
    <style:style style:name="Comma_32_2_32_5_32_2" style:display-name="Comma 2 5 2" style:family="table-cell" style:data-style-name="N50"/>
    <style:style style:name="Comma_32_2_32_5_32_3" style:display-name="Comma 2 5 3" style:family="table-cell" style:data-style-name="N50"/>
    <style:style style:name="Comma_32_2_32_5_32_4" style:display-name="Comma 2 5 4" style:family="table-cell" style:data-style-name="N50"/>
    <style:style style:name="Comma_32_2_32_6" style:display-name="Comma 2 6" style:family="table-cell" style:data-style-name="N50"/>
    <style:style style:name="Comma_32_2_32_6_32_2" style:display-name="Comma 2 6 2" style:family="table-cell" style:data-style-name="N50"/>
    <style:style style:name="Comma_32_2_32_6_32_3" style:display-name="Comma 2 6 3" style:family="table-cell" style:data-style-name="N50"/>
    <style:style style:name="Comma_32_2_32_6_32_4" style:display-name="Comma 2 6 4" style:family="table-cell" style:data-style-name="N50"/>
    <style:style style:name="Comma_32_2_32_7" style:display-name="Comma 2 7" style:family="table-cell" style:data-style-name="N50"/>
    <style:style style:name="Comma_32_2_32_7_32_2" style:display-name="Comma 2 7 2" style:family="table-cell" style:data-style-name="N50"/>
    <style:style style:name="Comma_32_2_32_7_32_3" style:display-name="Comma 2 7 3" style:family="table-cell" style:data-style-name="N50"/>
    <style:style style:name="Comma_32_2_32_7_32_4" style:display-name="Comma 2 7 4" style:family="table-cell" style:data-style-name="N50"/>
    <style:style style:name="Comma_32_2_32_8" style:display-name="Comma 2 8" style:family="table-cell" style:data-style-name="N50"/>
    <style:style style:name="Comma_32_2_32_9" style:display-name="Comma 2 9" style:family="table-cell" style:data-style-name="N50"/>
    <style:style style:name="Comma_32_3" style:display-name="Comma 3" style:family="table-cell" style:data-style-name="N50"/>
    <style:style style:name="Comma_32_3_32_2" style:display-name="Comma 3 2" style:family="table-cell" style:data-style-name="N50"/>
    <style:style style:name="Comma_32_3_32_2_32_2" style:display-name="Comma 3 2 2" style:family="table-cell" style:data-style-name="N50"/>
    <style:style style:name="Comma_32_3_32_2_32_2_32_2" style:display-name="Comma 3 2 2 2" style:family="table-cell" style:data-style-name="N50"/>
    <style:style style:name="Comma_32_3_32_2_32_2_32_3" style:display-name="Comma 3 2 2 3" style:family="table-cell" style:data-style-name="N50"/>
    <style:style style:name="Comma_32_3_32_2_32_2_32_4" style:display-name="Comma 3 2 2 4" style:family="table-cell" style:data-style-name="N50"/>
    <style:style style:name="Comma_32_3_32_2_32_3" style:display-name="Comma 3 2 3" style:family="table-cell" style:data-style-name="N50"/>
    <style:style style:name="Comma_32_3_32_2_32_4" style:display-name="Comma 3 2 4" style:family="table-cell" style:data-style-name="N50"/>
    <style:style style:name="Comma_32_3_32_2_32_5" style:display-name="Comma 3 2 5" style:family="table-cell" style:data-style-name="N50"/>
    <style:style style:name="Comma_32_3_32_3" style:display-name="Comma 3 3" style:family="table-cell" style:data-style-name="N50"/>
    <style:style style:name="Comma_32_3_32_3_32_2" style:display-name="Comma 3 3 2" style:family="table-cell" style:data-style-name="N50"/>
    <style:style style:name="Comma_32_3_32_3_32_3" style:display-name="Comma 3 3 3" style:family="table-cell" style:data-style-name="N50"/>
    <style:style style:name="Comma_32_3_32_3_32_4" style:display-name="Comma 3 3 4" style:family="table-cell" style:data-style-name="N50"/>
    <style:style style:name="Comma_32_3_32_4" style:display-name="Comma 3 4" style:family="table-cell" style:data-style-name="N50"/>
    <style:style style:name="Comma_32_3_32_4_32_2" style:display-name="Comma 3 4 2" style:family="table-cell" style:data-style-name="N50"/>
    <style:style style:name="Comma_32_3_32_4_32_3" style:display-name="Comma 3 4 3" style:family="table-cell" style:data-style-name="N50"/>
    <style:style style:name="Comma_32_3_32_4_32_4" style:display-name="Comma 3 4 4" style:family="table-cell" style:data-style-name="N50"/>
    <style:style style:name="Comma_32_3_32_5" style:display-name="Comma 3 5" style:family="table-cell" style:data-style-name="N50"/>
    <style:style style:name="Comma_32_3_32_5_32_2" style:display-name="Comma 3 5 2" style:family="table-cell" style:data-style-name="N50"/>
    <style:style style:name="Comma_32_3_32_5_32_3" style:display-name="Comma 3 5 3" style:family="table-cell" style:data-style-name="N50"/>
    <style:style style:name="Comma_32_3_32_5_32_4" style:display-name="Comma 3 5 4" style:family="table-cell" style:data-style-name="N50"/>
    <style:style style:name="Comma_32_3_32_6" style:display-name="Comma 3 6" style:family="table-cell" style:data-style-name="N50"/>
    <style:style style:name="Comma_32_3_32_7" style:display-name="Comma 3 7" style:family="table-cell" style:data-style-name="N50"/>
    <style:style style:name="Comma_32_3_32_8" style:display-name="Comma 3 8" style:family="table-cell" style:data-style-name="N50"/>
    <style:style style:name="Comma_32_3_32_9" style:display-name="Comma 3 9" style:family="table-cell" style:data-style-name="N50"/>
    <style:style style:name="Comma_32_4" style:display-name="Comma 4" style:family="table-cell" style:data-style-name="N50"/>
    <style:style style:name="Comma_32_4_32_2" style:display-name="Comma 4 2" style:family="table-cell" style:data-style-name="N50"/>
    <style:style style:name="Comma_32_4_32_2_32_2" style:display-name="Comma 4 2 2" style:family="table-cell" style:data-style-name="N50"/>
    <style:style style:name="Comma_32_4_32_2_32_3" style:display-name="Comma 4 2 3" style:family="table-cell" style:data-style-name="N50"/>
    <style:style style:name="Comma_32_4_32_2_32_4" style:display-name="Comma 4 2 4" style:family="table-cell" style:data-style-name="N50"/>
    <style:style style:name="Comma_32_4_32_3" style:display-name="Comma 4 3" style:family="table-cell" style:data-style-name="N50"/>
    <style:style style:name="Comma_32_4_32_4" style:display-name="Comma 4 4" style:family="table-cell" style:data-style-name="N50"/>
    <style:style style:name="Comma_32_4_32_5" style:display-name="Comma 4 5" style:family="table-cell" style:data-style-name="N50"/>
    <style:style style:name="Comma_32_5" style:display-name="Comma 5" style:family="table-cell" style:data-style-name="N50"/>
    <style:style style:name="Comma_32_5_32_2" style:display-name="Comma 5 2" style:family="table-cell" style:data-style-name="N50"/>
    <style:style style:name="Comma_32_5_32_2_32_2" style:display-name="Comma 5 2 2" style:family="table-cell" style:data-style-name="N50"/>
    <style:style style:name="Comma_32_5_32_2_32_2_32_2" style:display-name="Comma 5 2 2 2" style:family="table-cell" style:data-style-name="N50"/>
    <style:style style:name="Comma_32_5_32_2_32_2_32_3" style:display-name="Comma 5 2 2 3" style:family="table-cell" style:data-style-name="N50"/>
    <style:style style:name="Comma_32_5_32_2_32_2_32_4" style:display-name="Comma 5 2 2 4" style:family="table-cell" style:data-style-name="N50"/>
    <style:style style:name="Comma_32_5_32_2_32_3" style:display-name="Comma 5 2 3" style:family="table-cell" style:data-style-name="N50"/>
    <style:style style:name="Comma_32_5_32_2_32_4" style:display-name="Comma 5 2 4" style:family="table-cell" style:data-style-name="N50"/>
    <style:style style:name="Comma_32_5_32_2_32_5" style:display-name="Comma 5 2 5" style:family="table-cell" style:data-style-name="N50"/>
    <style:style style:name="Comma_32_5_32_3" style:display-name="Comma 5 3" style:family="table-cell" style:data-style-name="N50"/>
    <style:style style:name="Comma_32_5_32_3_32_2" style:display-name="Comma 5 3 2" style:family="table-cell" style:data-style-name="N50"/>
    <style:style style:name="Comma_32_5_32_3_32_3" style:display-name="Comma 5 3 3" style:family="table-cell" style:data-style-name="N50"/>
    <style:style style:name="Comma_32_5_32_3_32_4" style:display-name="Comma 5 3 4" style:family="table-cell" style:data-style-name="N50"/>
    <style:style style:name="Comma_32_5_32_4" style:display-name="Comma 5 4" style:family="table-cell" style:data-style-name="N50"/>
    <style:style style:name="Comma_32_5_32_5" style:display-name="Comma 5 5" style:family="table-cell" style:data-style-name="N50"/>
    <style:style style:name="Comma_32_5_32_6" style:display-name="Comma 5 6" style:family="table-cell" style:data-style-name="N50"/>
    <style:style style:name="Comma_32_6" style:display-name="Comma 6" style:family="table-cell" style:data-style-name="N50"/>
    <style:style style:name="Comma_32_6_32_2" style:display-name="Comma 6 2" style:family="table-cell" style:data-style-name="N50"/>
    <style:style style:name="Comma_32_6_32_2_32_2" style:display-name="Comma 6 2 2" style:family="table-cell" style:data-style-name="N50"/>
    <style:style style:name="Comma_32_6_32_2_32_3" style:display-name="Comma 6 2 3" style:family="table-cell" style:data-style-name="N50"/>
    <style:style style:name="Comma_32_6_32_2_32_4" style:display-name="Comma 6 2 4" style:family="table-cell" style:data-style-name="N50"/>
    <style:style style:name="Comma_32_6_32_3" style:display-name="Comma 6 3" style:family="table-cell" style:data-style-name="N50"/>
    <style:style style:name="Comma_32_6_32_4" style:display-name="Comma 6 4" style:family="table-cell" style:data-style-name="N50"/>
    <style:style style:name="Comma_32_6_32_5" style:display-name="Comma 6 5" style:family="table-cell" style:data-style-name="N50"/>
    <style:style style:name="Comma_32_7" style:display-name="Comma 7" style:family="table-cell" style:data-style-name="N50"/>
    <style:style style:name="Comma_32_7_32_2" style:display-name="Comma 7 2" style:family="table-cell" style:data-style-name="N50"/>
    <style:style style:name="Comma_32_7_32_2_32_2" style:display-name="Comma 7 2 2" style:family="table-cell" style:data-style-name="N50"/>
    <style:style style:name="Comma_32_7_32_2_32_2_32_2" style:display-name="Comma 7 2 2 2" style:family="table-cell" style:data-style-name="N50"/>
    <style:style style:name="Comma_32_7_32_2_32_2_32_3" style:display-name="Comma 7 2 2 3" style:family="table-cell" style:data-style-name="N50"/>
    <style:style style:name="Comma_32_7_32_2_32_2_32_4" style:display-name="Comma 7 2 2 4" style:family="table-cell" style:data-style-name="N50"/>
    <style:style style:name="Comma_32_7_32_2_32_3" style:display-name="Comma 7 2 3" style:family="table-cell" style:data-style-name="N50"/>
    <style:style style:name="Comma_32_7_32_2_32_4" style:display-name="Comma 7 2 4" style:family="table-cell" style:data-style-name="N50"/>
    <style:style style:name="Comma_32_7_32_2_32_5" style:display-name="Comma 7 2 5" style:family="table-cell" style:data-style-name="N50"/>
    <style:style style:name="Comma_32_7_32_3" style:display-name="Comma 7 3" style:family="table-cell" style:data-style-name="N50"/>
    <style:style style:name="Comma_32_7_32_3_32_2" style:display-name="Comma 7 3 2" style:family="table-cell" style:data-style-name="N50"/>
    <style:style style:name="Comma_32_7_32_3_32_3" style:display-name="Comma 7 3 3" style:family="table-cell" style:data-style-name="N50"/>
    <style:style style:name="Comma_32_7_32_3_32_4" style:display-name="Comma 7 3 4" style:family="table-cell" style:data-style-name="N50"/>
    <style:style style:name="Comma_32_7_32_4" style:display-name="Comma 7 4" style:family="table-cell" style:data-style-name="N50"/>
    <style:style style:name="Comma_32_7_32_4_32_2" style:display-name="Comma 7 4 2" style:family="table-cell" style:data-style-name="N50"/>
    <style:style style:name="Comma_32_7_32_4_32_3" style:display-name="Comma 7 4 3" style:family="table-cell" style:data-style-name="N50"/>
    <style:style style:name="Comma_32_7_32_4_32_4" style:display-name="Comma 7 4 4" style:family="table-cell" style:data-style-name="N50"/>
    <style:style style:name="Comma_32_7_32_5" style:display-name="Comma 7 5" style:family="table-cell" style:data-style-name="N50"/>
    <style:style style:name="Comma_32_7_32_6" style:display-name="Comma 7 6" style:family="table-cell" style:data-style-name="N50"/>
    <style:style style:name="Comma_32_7_32_7" style:display-name="Comma 7 7" style:family="table-cell" style:data-style-name="N50"/>
    <style:style style:name="Comma_32_7_32_8" style:display-name="Comma 7 8" style:family="table-cell" style:data-style-name="N50"/>
    <style:style style:name="Comma_32_8" style:display-name="Comma 8" style:family="table-cell" style:data-style-name="N50"/>
    <style:style style:name="Comma_32_8_32_2" style:display-name="Comma 8 2" style:family="table-cell" style:data-style-name="N50"/>
    <style:style style:name="Comma_32_8_32_2_32_2" style:display-name="Comma 8 2 2" style:family="table-cell" style:data-style-name="N50"/>
    <style:style style:name="Comma_32_8_32_2_32_3" style:display-name="Comma 8 2 3" style:family="table-cell" style:data-style-name="N50"/>
    <style:style style:name="Comma_32_8_32_2_32_4" style:display-name="Comma 8 2 4" style:family="table-cell" style:data-style-name="N50"/>
    <style:style style:name="Comma_32_8_32_3" style:display-name="Comma 8 3" style:family="table-cell" style:data-style-name="N50"/>
    <style:style style:name="Comma_32_8_32_3_32_2" style:display-name="Comma 8 3 2" style:family="table-cell" style:data-style-name="N50"/>
    <style:style style:name="Comma_32_8_32_3_32_3" style:display-name="Comma 8 3 3" style:family="table-cell" style:data-style-name="N50"/>
    <style:style style:name="Comma_32_8_32_3_32_4" style:display-name="Comma 8 3 4" style:family="table-cell" style:data-style-name="N50"/>
    <style:style style:name="Comma_32_8_32_4" style:display-name="Comma 8 4" style:family="table-cell" style:data-style-name="N50"/>
    <style:style style:name="Comma_32_8_32_5" style:display-name="Comma 8 5" style:family="table-cell" style:data-style-name="N50"/>
    <style:style style:name="Comma_32_8_32_6" style:display-name="Comma 8 6" style:family="table-cell" style:data-style-name="N50"/>
    <style:style style:name="Comma_32_9" style:display-name="Comma 9" style:family="table-cell" style:data-style-name="N50"/>
    <style:style style:name="Comma_32_9_32_2" style:display-name="Comma 9 2" style:family="table-cell" style:data-style-name="N50"/>
    <style:style style:name="Comma_32_9_32_3" style:display-name="Comma 9 3" style:family="table-cell" style:data-style-name="N50"/>
    <style:style style:name="Comma_32_9_32_4" style:display-name="Comma 9 4" style:family="table-cell" style:data-style-name="N50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1"/>
    <style:style style:name="Currency_32__40_0_41__32_2" style:display-name="Currency (0) 2" style:family="table-cell" style:data-style-name="N51"/>
    <style:style style:name="Currency_32__40_0_41__32_3" style:display-name="Currency (0) 3" style:family="table-cell" style:data-style-name="N51"/>
    <style:style style:name="Currency_32__40_0_41__32_4" style:display-name="Currency (0) 4" style:family="table-cell" style:data-style-name="N51"/>
    <style:style style:name="Currency_32__40_2_41_" style:display-name="Currency (2)" style:family="table-cell" style:data-style-name="N52"/>
    <style:style style:name="Currency_32__40_2_41__32_2" style:display-name="Currency (2) 2" style:family="table-cell" style:data-style-name="N52"/>
    <style:style style:name="Currency_32__40_2_41__32_3" style:display-name="Currency (2) 3" style:family="table-cell" style:data-style-name="N52"/>
    <style:style style:name="Currency_32__40_2_41__32_4" style:display-name="Currency (2) 4" style:family="table-cell" style:data-style-name="N52"/>
    <style:style style:name="Currency_32__91_2_93_" style:display-name="Currency [2]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" style:display-name="Currency [2] 2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2" style:display-name="Currency [2] 2 2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3" style:display-name="Currency [2] 2 3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4" style:display-name="Currency [2] 2 4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3" style:display-name="Currency [2] 3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4" style:display-name="Currency [2] 4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5" style:display-name="Currency [2] 5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2" style:display-name="Currency 2" style:family="table-cell" style:data-style-name="N53"/>
    <style:style style:name="Currency_32_2_32_2" style:display-name="Currency 2 2" style:family="table-cell" style:data-style-name="N53"/>
    <style:style style:name="Currency_32_2_32_2_32_2" style:display-name="Currency 2 2 2" style:family="table-cell" style:data-style-name="N53"/>
    <style:style style:name="Currency_32_2_32_2_32_2_32_2" style:display-name="Currency 2 2 2 2" style:family="table-cell" style:data-style-name="N53"/>
    <style:style style:name="Currency_32_2_32_2_32_2_32_3" style:display-name="Currency 2 2 2 3" style:family="table-cell" style:data-style-name="N53"/>
    <style:style style:name="Currency_32_2_32_2_32_2_32_4" style:display-name="Currency 2 2 2 4" style:family="table-cell" style:data-style-name="N53"/>
    <style:style style:name="Currency_32_2_32_2_32_3" style:display-name="Currency 2 2 3" style:family="table-cell" style:data-style-name="N53"/>
    <style:style style:name="Currency_32_2_32_2_32_4" style:display-name="Currency 2 2 4" style:family="table-cell" style:data-style-name="N53"/>
    <style:style style:name="Currency_32_2_32_2_32_5" style:display-name="Currency 2 2 5" style:family="table-cell" style:data-style-name="N53"/>
    <style:style style:name="Currency_32_2_32_3" style:display-name="Currency 2 3" style:family="table-cell" style:data-style-name="N53"/>
    <style:style style:name="Currency_32_2_32_3_32_2" style:display-name="Currency 2 3 2" style:family="table-cell" style:data-style-name="N53"/>
    <style:style style:name="Currency_32_2_32_3_32_3" style:display-name="Currency 2 3 3" style:family="table-cell" style:data-style-name="N53"/>
    <style:style style:name="Currency_32_2_32_3_32_4" style:display-name="Currency 2 3 4" style:family="table-cell" style:data-style-name="N53"/>
    <style:style style:name="Currency_32_2_32_4" style:display-name="Currency 2 4" style:family="table-cell" style:data-style-name="N53"/>
    <style:style style:name="Currency_32_2_32_4_32_2" style:display-name="Currency 2 4 2" style:family="table-cell" style:data-style-name="N53"/>
    <style:style style:name="Currency_32_2_32_4_32_3" style:display-name="Currency 2 4 3" style:family="table-cell" style:data-style-name="N53"/>
    <style:style style:name="Currency_32_2_32_4_32_4" style:display-name="Currency 2 4 4" style:family="table-cell" style:data-style-name="N53"/>
    <style:style style:name="Currency_32_2_32_5" style:display-name="Currency 2 5" style:family="table-cell" style:data-style-name="N53"/>
    <style:style style:name="Currency_32_2_32_5_32_2" style:display-name="Currency 2 5 2" style:family="table-cell" style:data-style-name="N53"/>
    <style:style style:name="Currency_32_2_32_5_32_3" style:display-name="Currency 2 5 3" style:family="table-cell" style:data-style-name="N53"/>
    <style:style style:name="Currency_32_2_32_5_32_4" style:display-name="Currency 2 5 4" style:family="table-cell" style:data-style-name="N53"/>
    <style:style style:name="Currency_32_2_32_6" style:display-name="Currency 2 6" style:family="table-cell" style:data-style-name="N53"/>
    <style:style style:name="Currency_32_2_32_7" style:display-name="Currency 2 7" style:family="table-cell" style:data-style-name="N53"/>
    <style:style style:name="Currency_32_2_32_8" style:display-name="Currency 2 8" style:family="table-cell" style:data-style-name="N53"/>
    <style:style style:name="Currency_32_2_32_9" style:display-name="Currency 2 9" style:family="table-cell" style:data-style-name="N53"/>
    <style:style style:name="Currency_32_3" style:display-name="Currency 3" style:family="table-cell" style:data-style-name="N53"/>
    <style:style style:name="Currency_32_3_32_2" style:display-name="Currency 3 2" style:family="table-cell" style:data-style-name="N53"/>
    <style:style style:name="Currency_32_3_32_3" style:display-name="Currency 3 3" style:family="table-cell" style:data-style-name="N53"/>
    <style:style style:name="Currency_32_3_32_4" style:display-name="Currency 3 4" style:family="table-cell" style:data-style-name="N53"/>
    <style:style style:name="Currency_32_4" style:display-name="Currency 4" style:family="table-cell" style:data-style-name="N53"/>
    <style:style style:name="Currency_32_4_32_2" style:display-name="Currency 4 2" style:family="table-cell" style:data-style-name="N53"/>
    <style:style style:name="Currency_32_4_32_2_32_2" style:display-name="Currency 4 2 2" style:family="table-cell" style:data-style-name="N53"/>
    <style:style style:name="Currency_32_4_32_2_32_3" style:display-name="Currency 4 2 3" style:family="table-cell" style:data-style-name="N53"/>
    <style:style style:name="Currency_32_4_32_2_32_4" style:display-name="Currency 4 2 4" style:family="table-cell" style:data-style-name="N53"/>
    <style:style style:name="Currency_32_4_32_3" style:display-name="Currency 4 3" style:family="table-cell" style:data-style-name="N53"/>
    <style:style style:name="Currency_32_4_32_4" style:display-name="Currency 4 4" style:family="table-cell" style:data-style-name="N53"/>
    <style:style style:name="Currency_32_4_32_5" style:display-name="Currency 4 5" style:family="table-cell" style:data-style-name="N53"/>
    <style:style style:name="Currency_32_5" style:display-name="Currency 5" style:family="table-cell" style:data-style-name="N53"/>
    <style:style style:name="Currency_32_5_32_2" style:display-name="Currency 5 2" style:family="table-cell" style:data-style-name="N53"/>
    <style:style style:name="Currency_32_5_32_3" style:display-name="Currency 5 3" style:family="table-cell" style:data-style-name="N53"/>
    <style:style style:name="Currency_32_5_32_4" style:display-name="Currency 5 4" style:family="table-cell" style:data-style-name="N53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4"/>
    <style:style style:name="DagerOgTimer_32_2" style:display-name="DagerOgTimer 2" style:family="table-cell" style:data-style-name="N54"/>
    <style:style style:name="DagerOgTimer_32_3" style:display-name="DagerOgTimer 3" style:family="table-cell" style:data-style-name="N54"/>
    <style:style style:name="DagerOgTimer_32_4" style:display-name="DagerOgTimer 4" style:family="table-cell" style:data-style-name="N54"/>
    <style:style style:name="DagOgDato" style:family="table-cell" style:data-style-name="N55"/>
    <style:style style:name="DagOgDato_32_2" style:display-name="DagOgDato 2" style:family="table-cell" style:data-style-name="N55"/>
    <style:style style:name="DagOgDato_32_3" style:display-name="DagOgDato 3" style:family="table-cell" style:data-style-name="N55"/>
    <style:style style:name="DagOgDato_32_4" style:display-name="DagOgDato 4" style:family="table-cell" style:data-style-name="N55"/>
    <style:style style:name="DagOgDatoLang" style:family="table-cell" style:data-style-name="N55"/>
    <style:style style:name="DagOgDatoLang_32_2" style:display-name="DagOgDatoLang 2" style:family="table-cell" style:data-style-name="N55"/>
    <style:style style:name="DagOgDatoLang_32_3" style:display-name="DagOgDatoLang 3" style:family="table-cell" style:data-style-name="N55"/>
    <style:style style:name="DagOgDatoLang_32_4" style:display-name="DagOgDatoLang 4" style:family="table-cell" style:data-style-name="N55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8"/>
    <style:style style:name="Decimal_32_1_32_2" style:display-name="Decimal 1 2" style:family="table-cell" style:data-style-name="N58"/>
    <style:style style:name="Decimal_32_1_32_3" style:display-name="Decimal 1 3" style:family="table-cell" style:data-style-name="N58"/>
    <style:style style:name="Decimal_32_1_32_4" style:display-name="Decimal 1 4" style:family="table-cell" style:data-style-name="N58"/>
    <style:style style:name="Decimal_32_2" style:display-name="Decimal 2" style:family="table-cell" style:data-style-name="N59"/>
    <style:style style:name="Decimal_32_2_32_2" style:display-name="Decimal 2 2" style:family="table-cell" style:data-style-name="N59"/>
    <style:style style:name="Decimal_32_2_32_3" style:display-name="Decimal 2 3" style:family="table-cell" style:data-style-name="N59"/>
    <style:style style:name="Decimal_32_2_32_4" style:display-name="Decimal 2 4" style:family="table-cell" style:data-style-name="N59"/>
    <style:style style:name="Decimal_32_3" style:display-name="Decimal 3" style:family="table-cell" style:data-style-name="N60"/>
    <style:style style:name="Decimal_32_3_32_2" style:display-name="Decimal 3 2" style:family="table-cell" style:data-style-name="N60"/>
    <style:style style:name="Decimal_32_3_32_3" style:display-name="Decimal 3 3" style:family="table-cell" style:data-style-name="N60"/>
    <style:style style:name="Decimal_32_3_32_4" style:display-name="Decimal 3 4" style:family="table-cell" style:data-style-name="N60"/>
    <style:style style:name="Dezimal_32__91_0_93__laroux" style:display-name="Dezimal [0]_laroux" style:family="table-cell" style:data-style-name="N61"/>
    <style:style style:name="Dezimal_laroux" style:family="table-cell" style:data-style-name="N62"/>
    <style:style style:name="Dziesi_281_tny_32__91_0_93__laroux" style:display-name="Dziesiętny [0]_laroux" style:family="table-cell" style:data-style-name="N63"/>
    <style:style style:name="Dziesi_281_tny_laroux" style:display-name="Dziesiętny_laroux" style:family="table-cell" style:data-style-name="N50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6100"/>
    </style:style>
    <style:style style:name="Good_32_2_32_2_32_2" style:display-name="Good 2 2 2" style:family="table-cell" style:data-style-name="N0">
      <style:table-cell-properties fo:background-color="#CCFFCC"/>
      <style:text-properties fo:color="#006100"/>
    </style:style>
    <style:style style:name="Good_32_2_32_2_32_3" style:display-name="Good 2 2 3" style:family="table-cell" style:data-style-name="N0">
      <style:table-cell-properties fo:background-color="#CCFFCC"/>
      <style:text-properties fo:color="#006100"/>
    </style:style>
    <style:style style:name="Good_32_2_32_2_32_4" style:display-name="Good 2 2 4" style:family="table-cell" style:data-style-name="N0">
      <style:table-cell-properties fo:background-color="#CCFFCC"/>
      <style:text-properties fo:color="#006100"/>
    </style:style>
    <style:style style:name="Good_32_2_32_3" style:display-name="Good 2 3" style:family="table-cell" style:data-style-name="N0">
      <style:table-cell-properties fo:background-color="#C6EFCE"/>
      <style:text-properties fo:color="#006100"/>
    </style:style>
    <style:style style:name="Good_32_2_32_4" style:display-name="Good 2 4" style:family="table-cell" style:data-style-name="N0">
      <style:table-cell-properties fo:background-color="#C6EFCE"/>
      <style:text-properties fo:color="#006100"/>
    </style:style>
    <style:style style:name="Good_32_2_32_5" style:display-name="Good 2 5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CFFCC"/>
      <style:text-properties fo:color="#006100"/>
    </style:style>
    <style:style style:name="Good_32_3_32_2_32_2" style:display-name="Good 3 2 2" style:family="table-cell" style:data-style-name="N0">
      <style:table-cell-properties fo:background-color="#CCFFCC"/>
      <style:text-properties fo:color="#006100"/>
    </style:style>
    <style:style style:name="Good_32_3_32_2_32_3" style:display-name="Good 3 2 3" style:family="table-cell" style:data-style-name="N0">
      <style:table-cell-properties fo:background-color="#CCFFCC"/>
      <style:text-properties fo:color="#006100"/>
    </style:style>
    <style:style style:name="Good_32_3_32_2_32_4" style:display-name="Good 3 2 4" style:family="table-cell" style:data-style-name="N0">
      <style:table-cell-properties fo:background-color="#CCFFCC"/>
      <style:text-properties fo:color="#006100"/>
    </style:style>
    <style:style style:name="Good_32_3_32_3" style:display-name="Good 3 3" style:family="table-cell" style:data-style-name="N0">
      <style:table-cell-properties fo:background-color="#C6EFCE"/>
      <style:text-properties fo:color="#006100"/>
    </style:style>
    <style:style style:name="Good_32_3_32_4" style:display-name="Good 3 4" style:family="table-cell" style:data-style-name="N0">
      <style:table-cell-properties fo:background-color="#C6EFCE"/>
      <style:text-properties fo:color="#006100"/>
    </style:style>
    <style:style style:name="Good_32_3_32_5" style:display-name="Good 3 5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4_32_2" style:display-name="Good 4 2" style:family="table-cell" style:data-style-name="N0">
      <style:table-cell-properties fo:background-color="#CCFFCC"/>
      <style:text-properties fo:color="#006100"/>
    </style:style>
    <style:style style:name="Good_32_4_32_2_32_2" style:display-name="Good 4 2 2" style:family="table-cell" style:data-style-name="N0">
      <style:table-cell-properties fo:background-color="#CCFFCC"/>
      <style:text-properties fo:color="#006100"/>
    </style:style>
    <style:style style:name="Good_32_4_32_2_32_3" style:display-name="Good 4 2 3" style:family="table-cell" style:data-style-name="N0">
      <style:table-cell-properties fo:background-color="#CCFFCC"/>
      <style:text-properties fo:color="#006100"/>
    </style:style>
    <style:style style:name="Good_32_4_32_2_32_4" style:display-name="Good 4 2 4" style:family="table-cell" style:data-style-name="N0">
      <style:table-cell-properties fo:background-color="#CCFFCC"/>
      <style:text-properties fo:color="#006100"/>
    </style:style>
    <style:style style:name="Good_32_4_32_3" style:display-name="Good 4 3" style:family="table-cell" style:data-style-name="N0">
      <style:table-cell-properties fo:background-color="#C6EFCE"/>
      <style:text-properties fo:color="#006100"/>
    </style:style>
    <style:style style:name="Good_32_4_32_4" style:display-name="Good 4 4" style:family="table-cell" style:data-style-name="N0">
      <style:table-cell-properties fo:background-color="#C6EFCE"/>
      <style:text-properties fo:color="#006100"/>
    </style:style>
    <style:style style:name="Good_32_4_32_5" style:display-name="Good 4 5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5_32_2" style:display-name="Good 5 2" style:family="table-cell" style:data-style-name="N0">
      <style:table-cell-properties fo:background-color="#CCFFCC"/>
      <style:text-properties fo:color="#006100"/>
    </style:style>
    <style:style style:name="Good_32_5_32_2_32_2" style:display-name="Good 5 2 2" style:family="table-cell" style:data-style-name="N0">
      <style:table-cell-properties fo:background-color="#CCFFCC"/>
      <style:text-properties fo:color="#006100"/>
    </style:style>
    <style:style style:name="Good_32_5_32_2_32_3" style:display-name="Good 5 2 3" style:family="table-cell" style:data-style-name="N0">
      <style:table-cell-properties fo:background-color="#CCFFCC"/>
      <style:text-properties fo:color="#006100"/>
    </style:style>
    <style:style style:name="Good_32_5_32_2_32_4" style:display-name="Good 5 2 4" style:family="table-cell" style:data-style-name="N0">
      <style:table-cell-properties fo:background-color="#CCFFCC"/>
      <style:text-properties fo:color="#006100"/>
    </style:style>
    <style:style style:name="Good_32_5_32_3" style:display-name="Good 5 3" style:family="table-cell" style:data-style-name="N0">
      <style:table-cell-properties fo:background-color="#C6EFCE"/>
      <style:text-properties fo:color="#006100"/>
    </style:style>
    <style:style style:name="Good_32_5_32_4" style:display-name="Good 5 4" style:family="table-cell" style:data-style-name="N0">
      <style:table-cell-properties fo:background-color="#C6EFCE"/>
      <style:text-properties fo:color="#006100"/>
    </style:style>
    <style:style style:name="Good_32_5_32_5" style:display-name="Good 5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6_32_2" style:display-name="Good 6 2" style:family="table-cell" style:data-style-name="N0">
      <style:table-cell-properties fo:background-color="#C6EFCE"/>
      <style:text-properties fo:color="#006100"/>
    </style:style>
    <style:style style:name="Good_32_6_32_3" style:display-name="Good 6 3" style:family="table-cell" style:data-style-name="N0">
      <style:table-cell-properties fo:background-color="#C6EFCE"/>
      <style:text-properties fo:color="#006100"/>
    </style:style>
    <style:style style:name="Good_32_6_32_4" style:display-name="Good 6 4" style:family="table-cell" style:data-style-name="N0">
      <style:table-cell-properties fo:background-color="#C6EFCE"/>
      <style:text-properties fo:color="#006100"/>
    </style:style>
    <style:style style:name="Grey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fo:font-weight="bold" style:font-weight-asian="bold" style:font-weight-complex="bold"/>
    </style:style>
    <style:style style:name="Heading_32_5" style:display-name="Heading 5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text-underline-style="solid" style:text-underline-type="single"/>
    </style:style>
    <style:style style:name="Input_32__37_" style:display-name="Input %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1" style:display-name="Input 1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/>
    </style:style>
    <style:style style:name="Input_32_3_32_3" style:display-name="Input 3 3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7"/>
    <style:style style:name="Klokkeslett_32_2" style:display-name="Klokkeslett 2" style:family="table-cell" style:data-style-name="N67"/>
    <style:style style:name="Klokkeslett_32_3" style:display-name="Klokkeslett 3" style:family="table-cell" style:data-style-name="N67"/>
    <style:style style:name="Klokkeslett_32_4" style:display-name="Klokkeslett 4" style:family="table-cell" style:data-style-name="N67"/>
    <style:style style:name="Konto" style:family="table-cell" style:data-style-name="N68"/>
    <style:style style:name="Konto_32_2" style:display-name="Konto 2" style:family="table-cell" style:data-style-name="N68"/>
    <style:style style:name="Konto_32_3" style:display-name="Konto 3" style:family="table-cell" style:data-style-name="N68"/>
    <style:style style:name="Konto_32_4" style:display-name="Konto 4" style:family="table-cell" style:data-style-name="N68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69"/>
    <style:style style:name="KPMGnormal_32_2" style:display-name="KPMGnormal 2" style:family="table-cell" style:data-style-name="N69"/>
    <style:style style:name="KPMGnormal_32_3" style:display-name="KPMGnormal 3" style:family="table-cell" style:data-style-name="N69"/>
    <style:style style:name="KPMGnormal_32_4" style:display-name="KPMGnormal 4" style:family="table-cell" style:data-style-name="N69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1"/>
    <style:style style:name="Millares_32__91_0_93__EjW30n4zytAwEaPSbNwiaTl2F" style:display-name="Millares [0]_EjW30n4zytAwEaPSbNwiaTl2F" style:family="table-cell" style:data-style-name="N72"/>
    <style:style style:name="Millares_EjW30n4zytAwEaPSbNwiaTl2F" style:family="table-cell" style:data-style-name="N73"/>
    <style:style style:name="Milliers_32__91_0_93__9ctfwjhVNIpKs513Q0MYGasMM" style:display-name="Milliers [0]_9ctfwjhVNIpKs513Q0MYGasMM" style:family="table-cell" style:data-style-name="N74"/>
    <style:style style:name="Milliers_9ctfwjhVNIpKs513Q0MYGasMM" style:family="table-cell" style:data-style-name="N61"/>
    <style:style style:name="Moneda_32__91_0_93__EjW30n4zytAwEaPSbNwiaTl2F" style:display-name="Moneda [0]_EjW30n4zytAwEaPSbNwiaTl2F" style:family="table-cell" style:data-style-name="N77"/>
    <style:style style:name="Moneda_EjW30n4zytAwEaPSbNwiaTl2F" style:family="table-cell" style:data-style-name="N78"/>
    <style:style style:name="Mon_233_taire_32__91_0_93__9ctfwjhVNIpKs513Q0MYGasMM" style:display-name="Monétaire [0]_9ctfwjhVNIpKs513Q0MYGasMM" style:family="table-cell" style:data-style-name="N75"/>
    <style:style style:name="Mon_233_taire_9ctfwjhVNIpKs513Q0MYGasMM" style:display-name="Monétaire_9ctfwjhVNIpKs513Q0MYGasMM" style:family="table-cell" style:data-style-name="N76"/>
    <style:style style:name="Month" style:family="table-cell" style:data-style-name="N79"/>
    <style:style style:name="Month_32_2" style:display-name="Month 2" style:family="table-cell" style:data-style-name="N79"/>
    <style:style style:name="Month_32_3" style:display-name="Month 3" style:family="table-cell" style:data-style-name="N79"/>
    <style:style style:name="Month_32_4" style:display-name="Month 4" style:family="table-cell" style:data-style-name="N79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EB9C"/>
      <style:text-properties fo:color="#993300"/>
    </style:style>
    <style:style style:name="Neutral_32_2_32_2_32_2" style:display-name="Neutral 2 2 2" style:family="table-cell" style:data-style-name="N0">
      <style:table-cell-properties fo:background-color="#FFEB9C"/>
      <style:text-properties fo:color="#993300"/>
    </style:style>
    <style:style style:name="Neutral_32_2_32_2_32_3" style:display-name="Neutral 2 2 3" style:family="table-cell" style:data-style-name="N0">
      <style:table-cell-properties fo:background-color="#FFEB9C"/>
      <style:text-properties fo:color="#993300"/>
    </style:style>
    <style:style style:name="Neutral_32_2_32_2_32_4" style:display-name="Neutral 2 2 4" style:family="table-cell" style:data-style-name="N0">
      <style:table-cell-properties fo:background-color="#FFEB9C"/>
      <style:text-properties fo:color="#993300"/>
    </style:style>
    <style:style style:name="Neutral_32_2_32_3" style:display-name="Neutral 2 3" style:family="table-cell" style:data-style-name="N0">
      <style:table-cell-properties fo:background-color="#FFEB9C"/>
      <style:text-properties fo:color="#9C6500"/>
    </style:style>
    <style:style style:name="Neutral_32_2_32_4" style:display-name="Neutral 2 4" style:family="table-cell" style:data-style-name="N0">
      <style:table-cell-properties fo:background-color="#FFEB9C"/>
      <style:text-properties fo:color="#9C6500"/>
    </style:style>
    <style:style style:name="Neutral_32_2_32_5" style:display-name="Neutral 2 5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93300"/>
    </style:style>
    <style:style style:name="Neutral_32_3_32_2_32_2" style:display-name="Neutral 3 2 2" style:family="table-cell" style:data-style-name="N0">
      <style:table-cell-properties fo:background-color="#FFEB9C"/>
      <style:text-properties fo:color="#993300"/>
    </style:style>
    <style:style style:name="Neutral_32_3_32_2_32_3" style:display-name="Neutral 3 2 3" style:family="table-cell" style:data-style-name="N0">
      <style:table-cell-properties fo:background-color="#FFEB9C"/>
      <style:text-properties fo:color="#993300"/>
    </style:style>
    <style:style style:name="Neutral_32_3_32_2_32_4" style:display-name="Neutral 3 2 4" style:family="table-cell" style:data-style-name="N0">
      <style:table-cell-properties fo:background-color="#FFEB9C"/>
      <style:text-properties fo:color="#993300"/>
    </style:style>
    <style:style style:name="Neutral_32_3_32_3" style:display-name="Neutral 3 3" style:family="table-cell" style:data-style-name="N0">
      <style:table-cell-properties fo:background-color="#FFEB9C"/>
      <style:text-properties fo:color="#9C6500"/>
    </style:style>
    <style:style style:name="Neutral_32_3_32_4" style:display-name="Neutral 3 4" style:family="table-cell" style:data-style-name="N0">
      <style:table-cell-properties fo:background-color="#FFEB9C"/>
      <style:text-properties fo:color="#9C6500"/>
    </style:style>
    <style:style style:name="Neutral_32_3_32_5" style:display-name="Neutral 3 5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4_32_2" style:display-name="Neutral 4 2" style:family="table-cell" style:data-style-name="N0">
      <style:table-cell-properties fo:background-color="#FFEB9C"/>
      <style:text-properties fo:color="#993300"/>
    </style:style>
    <style:style style:name="Neutral_32_4_32_2_32_2" style:display-name="Neutral 4 2 2" style:family="table-cell" style:data-style-name="N0">
      <style:table-cell-properties fo:background-color="#FFEB9C"/>
      <style:text-properties fo:color="#993300"/>
    </style:style>
    <style:style style:name="Neutral_32_4_32_2_32_3" style:display-name="Neutral 4 2 3" style:family="table-cell" style:data-style-name="N0">
      <style:table-cell-properties fo:background-color="#FFEB9C"/>
      <style:text-properties fo:color="#993300"/>
    </style:style>
    <style:style style:name="Neutral_32_4_32_2_32_4" style:display-name="Neutral 4 2 4" style:family="table-cell" style:data-style-name="N0">
      <style:table-cell-properties fo:background-color="#FFEB9C"/>
      <style:text-properties fo:color="#993300"/>
    </style:style>
    <style:style style:name="Neutral_32_4_32_3" style:display-name="Neutral 4 3" style:family="table-cell" style:data-style-name="N0">
      <style:table-cell-properties fo:background-color="#FFEB9C"/>
      <style:text-properties fo:color="#9C6500"/>
    </style:style>
    <style:style style:name="Neutral_32_4_32_4" style:display-name="Neutral 4 4" style:family="table-cell" style:data-style-name="N0">
      <style:table-cell-properties fo:background-color="#FFEB9C"/>
      <style:text-properties fo:color="#9C6500"/>
    </style:style>
    <style:style style:name="Neutral_32_4_32_5" style:display-name="Neutral 4 5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5_32_2" style:display-name="Neutral 5 2" style:family="table-cell" style:data-style-name="N0">
      <style:table-cell-properties fo:background-color="#FFEB9C"/>
      <style:text-properties fo:color="#993300"/>
    </style:style>
    <style:style style:name="Neutral_32_5_32_2_32_2" style:display-name="Neutral 5 2 2" style:family="table-cell" style:data-style-name="N0">
      <style:table-cell-properties fo:background-color="#FFEB9C"/>
      <style:text-properties fo:color="#993300"/>
    </style:style>
    <style:style style:name="Neutral_32_5_32_2_32_3" style:display-name="Neutral 5 2 3" style:family="table-cell" style:data-style-name="N0">
      <style:table-cell-properties fo:background-color="#FFEB9C"/>
      <style:text-properties fo:color="#993300"/>
    </style:style>
    <style:style style:name="Neutral_32_5_32_2_32_4" style:display-name="Neutral 5 2 4" style:family="table-cell" style:data-style-name="N0">
      <style:table-cell-properties fo:background-color="#FFEB9C"/>
      <style:text-properties fo:color="#993300"/>
    </style:style>
    <style:style style:name="Neutral_32_5_32_3" style:display-name="Neutral 5 3" style:family="table-cell" style:data-style-name="N0">
      <style:table-cell-properties fo:background-color="#FFEB9C"/>
      <style:text-properties fo:color="#9C6500"/>
    </style:style>
    <style:style style:name="Neutral_32_5_32_4" style:display-name="Neutral 5 4" style:family="table-cell" style:data-style-name="N0">
      <style:table-cell-properties fo:background-color="#FFEB9C"/>
      <style:text-properties fo:color="#9C6500"/>
    </style:style>
    <style:style style:name="Neutral_32_5_32_5" style:display-name="Neutral 5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6_32_2" style:display-name="Neutral 6 2" style:family="table-cell" style:data-style-name="N0">
      <style:table-cell-properties fo:background-color="#FFEB9C"/>
      <style:text-properties fo:color="#9C6500"/>
    </style:style>
    <style:style style:name="Neutral_32_6_32_3" style:display-name="Neutral 6 3" style:family="table-cell" style:data-style-name="N0">
      <style:table-cell-properties fo:background-color="#FFEB9C"/>
      <style:text-properties fo:color="#9C6500"/>
    </style:style>
    <style:style style:name="Neutral_32_6_32_4" style:display-name="Neutral 6 4" style:family="table-cell" style:data-style-name="N0">
      <style:table-cell-properties fo:background-color="#FFEB9C"/>
      <style:text-properties fo:color="#9C6500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-_32_Style1" style:display-name="Normal - Style1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_32_6" style:display-name="Normal 10 6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3" style:display-name="Normal 15 3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4" style:display-name="Normal 15 4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5" style:display-name="Normal 15 5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PF_accounts_pack_workings" style:display-name="Normal 2_PF_accounts_pack_workings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2_32_2" style:display-name="Normal 26 2 2" style:family="table-cell" style:data-style-name="N0">
      <style:table-cell-properties style:vertical-align="automatic" fo:background-color="transparen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</style:style>
    <style:style style:name="Normal_32_26_32_2_32_3" style:display-name="Normal 26 2 3" style:family="table-cell" style:data-style-name="N0">
      <style:table-cell-properties style:vertical-align="automatic" fo:background-color="transparen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</style:style>
    <style:style style:name="Normal_32_26_32_2_32_4" style:display-name="Normal 26 2 4" style:family="table-cell" style:data-style-name="N0">
      <style:table-cell-properties style:vertical-align="automatic" fo:background-color="transparent"/>
    </style:style>
    <style:style style:name="Normal_32_26_32_2_32_5" style:display-name="Normal 26 2 5" style:family="table-cell" style:data-style-name="N0">
      <style:table-cell-properties style:vertical-align="automatic" fo:background-color="transparent"/>
    </style:style>
    <style:style style:name="Normal_32_26_32_2_32_6" style:display-name="Normal 26 2 6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6_32_3_32_2" style:display-name="Normal 26 3 2" style:family="table-cell" style:data-style-name="N0">
      <style:table-cell-properties style:vertical-align="automatic" fo:background-color="transparent"/>
    </style:style>
    <style:style style:name="Normal_32_26_32_3_32_3" style:display-name="Normal 26 3 3" style:family="table-cell" style:data-style-name="N0">
      <style:table-cell-properties style:vertical-align="automatic" fo:background-color="transparent"/>
    </style:style>
    <style:style style:name="Normal_32_26_32_3_32_4" style:display-name="Normal 26 3 4" style:family="table-cell" style:data-style-name="N0">
      <style:table-cell-properties style:vertical-align="automatic" fo:background-color="transparent"/>
    </style:style>
    <style:style style:name="Normal_32_26_32_4" style:display-name="Normal 26 4" style:family="table-cell" style:data-style-name="N0">
      <style:table-cell-properties style:vertical-align="automatic" fo:background-color="transparent"/>
    </style:style>
    <style:style style:name="Normal_32_26_32_5" style:display-name="Normal 26 5" style:family="table-cell" style:data-style-name="N0">
      <style:table-cell-properties style:vertical-align="automatic" fo:background-color="transparent"/>
    </style:style>
    <style:style style:name="Normal_32_26_32_6" style:display-name="Normal 26 6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13" style:display-name="Normal 3 2 13" style:family="table-cell" style:data-style-name="N0">
      <style:table-cell-properties style:vertical-align="automatic" fo:background-color="transparen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2_32_2" style:display-name="Normal 3 2 2 2" style:family="table-cell" style:data-style-name="N0">
      <style:table-cell-properties style:vertical-align="automatic" fo:background-color="transparen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</style:style>
    <style:style style:name="Normal_32_3_32_2_32_2_32_3" style:display-name="Normal 3 2 2 3" style:family="table-cell" style:data-style-name="N0">
      <style:table-cell-properties style:vertical-align="automatic" fo:background-color="transparen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</style:style>
    <style:style style:name="Normal_32_3_32_2_32_2_32_4" style:display-name="Normal 3 2 2 4" style:family="table-cell" style:data-style-name="N0">
      <style:table-cell-properties style:vertical-align="automatic" fo:background-color="transparent"/>
    </style:style>
    <style:style style:name="Normal_32_3_32_2_32_2_32_5" style:display-name="Normal 3 2 2 5" style:family="table-cell" style:data-style-name="N0">
      <style:table-cell-properties style:vertical-align="automatic" fo:background-color="transparent"/>
    </style:style>
    <style:style style:name="Normal_32_3_32_2_32_2_32_6" style:display-name="Normal 3 2 2 6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</style:style>
    <style:style style:name="Normal_32_3_32_2_32_5" style:display-name="Normal 3 2 5" style:family="table-cell" style:data-style-name="N0">
      <style:table-cell-properties style:vertical-align="automatic" fo:background-color="transparent"/>
    </style:style>
    <style:style style:name="Normal_32_3_32_2_32_6" style:display-name="Normal 3 2 6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</style:style>
    <style:style style:name="Normal_32_3_32_4_32_5" style:display-name="Normal 3 4 5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</style:style>
    <style:style style:name="Normal_32_3_32_5_32_2_32_2" style:display-name="Normal 3 5 2 2" style:family="table-cell" style:data-style-name="N0">
      <style:table-cell-properties style:vertical-align="automatic" fo:background-color="transparent"/>
    </style:style>
    <style:style style:name="Normal_32_3_32_5_32_2_32_3" style:display-name="Normal 3 5 2 3" style:family="table-cell" style:data-style-name="N0">
      <style:table-cell-properties style:vertical-align="automatic" fo:background-color="transparent"/>
    </style:style>
    <style:style style:name="Normal_32_3_32_5_32_2_32_4" style:display-name="Normal 3 5 2 4" style:family="table-cell" style:data-style-name="N0">
      <style:table-cell-properties style:vertical-align="automatic" fo:background-color="transparent"/>
    </style:style>
    <style:style style:name="Normal_32_3_32_5_32_3" style:display-name="Normal 3 5 3" style:family="table-cell" style:data-style-name="N0">
      <style:table-cell-properties style:vertical-align="automatic" fo:background-color="transparent"/>
    </style:style>
    <style:style style:name="Normal_32_3_32_5_32_3_32_2" style:display-name="Normal 3 5 3 2" style:family="table-cell" style:data-style-name="N0">
      <style:table-cell-properties style:vertical-align="automatic" fo:background-color="transparent"/>
    </style:style>
    <style:style style:name="Normal_32_3_32_5_32_3_32_3" style:display-name="Normal 3 5 3 3" style:family="table-cell" style:data-style-name="N0">
      <style:table-cell-properties style:vertical-align="automatic" fo:background-color="transparent"/>
    </style:style>
    <style:style style:name="Normal_32_3_32_5_32_3_32_4" style:display-name="Normal 3 5 3 4" style:family="table-cell" style:data-style-name="N0">
      <style:table-cell-properties style:vertical-align="automatic" fo:background-color="transparen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</style:style>
    <style:style style:name="Normal_32_3_32_7" style:display-name="Normal 3 7" style:family="table-cell" style:data-style-name="N0">
      <style:table-cell-properties style:vertical-align="automatic" fo:background-color="transparen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2_32_2_32_2" style:display-name="Normal 42 2 2" style:family="table-cell" style:data-style-name="N0">
      <style:table-cell-properties style:vertical-align="automatic" fo:background-color="transparent"/>
    </style:style>
    <style:style style:name="Normal_32_42_32_2_32_3" style:display-name="Normal 42 2 3" style:family="table-cell" style:data-style-name="N0">
      <style:table-cell-properties style:vertical-align="automatic" fo:background-color="transparent"/>
    </style:style>
    <style:style style:name="Normal_32_42_32_2_32_4" style:display-name="Normal 42 2 4" style:family="table-cell" style:data-style-name="N0">
      <style:table-cell-properties style:vertical-align="automatic" fo:background-color="transparent"/>
    </style:style>
    <style:style style:name="Normal_32_42_32_3" style:display-name="Normal 42 3" style:family="table-cell" style:data-style-name="N0">
      <style:table-cell-properties style:vertical-align="automatic" fo:background-color="transparent"/>
    </style:style>
    <style:style style:name="Normal_32_42_32_4" style:display-name="Normal 42 4" style:family="table-cell" style:data-style-name="N0">
      <style:table-cell-properties style:vertical-align="automatic" fo:background-color="transparent"/>
    </style:style>
    <style:style style:name="Normal_32_42_32_5" style:display-name="Normal 42 5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2_32_2" style:display-name="Normal 44 2 2" style:family="table-cell" style:data-style-name="N0">
      <style:table-cell-properties style:vertical-align="automatic" fo:background-color="transparent"/>
    </style:style>
    <style:style style:name="Normal_32_44_32_2_32_3" style:display-name="Normal 44 2 3" style:family="table-cell" style:data-style-name="N0">
      <style:table-cell-properties style:vertical-align="automatic" fo:background-color="transparent"/>
    </style:style>
    <style:style style:name="Normal_32_44_32_2_32_4" style:display-name="Normal 44 2 4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4_32_4" style:display-name="Normal 44 4" style:family="table-cell" style:data-style-name="N0">
      <style:table-cell-properties style:vertical-align="automatic" fo:background-color="transparent"/>
    </style:style>
    <style:style style:name="Normal_32_44_32_5" style:display-name="Normal 44 5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</style:style>
    <style:style style:name="Normal_32_45_32_2_32_2" style:display-name="Normal 45 2 2" style:family="table-cell" style:data-style-name="N0">
      <style:table-cell-properties style:vertical-align="automatic" fo:background-color="transparent"/>
    </style:style>
    <style:style style:name="Normal_32_45_32_2_32_3" style:display-name="Normal 45 2 3" style:family="table-cell" style:data-style-name="N0">
      <style:table-cell-properties style:vertical-align="automatic" fo:background-color="transparent"/>
    </style:style>
    <style:style style:name="Normal_32_45_32_2_32_4" style:display-name="Normal 45 2 4" style:family="table-cell" style:data-style-name="N0">
      <style:table-cell-properties style:vertical-align="automatic" fo:background-color="transparent"/>
    </style:style>
    <style:style style:name="Normal_32_45_32_3" style:display-name="Normal 45 3" style:family="table-cell" style:data-style-name="N0">
      <style:table-cell-properties style:vertical-align="automatic" fo:background-color="transparent"/>
    </style:style>
    <style:style style:name="Normal_32_45_32_4" style:display-name="Normal 45 4" style:family="table-cell" style:data-style-name="N0">
      <style:table-cell-properties style:vertical-align="automatic" fo:background-color="transparent"/>
    </style:style>
    <style:style style:name="Normal_32_45_32_5" style:display-name="Normal 45 5" style:family="table-cell" style:data-style-name="N0">
      <style:table-cell-properties style:vertical-align="automatic" fo:background-color="transparent"/>
    </style:style>
    <style:style style:name="Normal_32_46" style:display-name="Normal 46" style:family="table-cell" style:data-style-name="N0">
      <style:table-cell-properties style:vertical-align="automatic" fo:background-color="transparent"/>
    </style:style>
    <style:style style:name="Normal_32_46_32_2" style:display-name="Normal 46 2" style:family="table-cell" style:data-style-name="N0">
      <style:table-cell-properties style:vertical-align="automatic" fo:background-color="transparent"/>
    </style:style>
    <style:style style:name="Normal_32_46_32_2_32_2" style:display-name="Normal 46 2 2" style:family="table-cell" style:data-style-name="N0">
      <style:table-cell-properties style:vertical-align="automatic" fo:background-color="transparent"/>
    </style:style>
    <style:style style:name="Normal_32_46_32_2_32_3" style:display-name="Normal 46 2 3" style:family="table-cell" style:data-style-name="N0">
      <style:table-cell-properties style:vertical-align="automatic" fo:background-color="transparent"/>
    </style:style>
    <style:style style:name="Normal_32_46_32_2_32_4" style:display-name="Normal 46 2 4" style:family="table-cell" style:data-style-name="N0">
      <style:table-cell-properties style:vertical-align="automatic" fo:background-color="transparent"/>
    </style:style>
    <style:style style:name="Normal_32_46_32_3" style:display-name="Normal 46 3" style:family="table-cell" style:data-style-name="N0">
      <style:table-cell-properties style:vertical-align="automatic" fo:background-color="transparent"/>
    </style:style>
    <style:style style:name="Normal_32_46_32_4" style:display-name="Normal 46 4" style:family="table-cell" style:data-style-name="N0">
      <style:table-cell-properties style:vertical-align="automatic" fo:background-color="transparent"/>
    </style:style>
    <style:style style:name="Normal_32_46_32_5" style:display-name="Normal 46 5" style:family="table-cell" style:data-style-name="N0">
      <style:table-cell-properties style:vertical-align="automatic" fo:background-color="transparen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49_32_2_32_2" style:display-name="Normal 49 2 2" style:family="table-cell" style:data-style-name="N0">
      <style:table-cell-properties style:vertical-align="automatic" fo:background-color="transparent"/>
    </style:style>
    <style:style style:name="Normal_32_49_32_2_32_3" style:display-name="Normal 49 2 3" style:family="table-cell" style:data-style-name="N0">
      <style:table-cell-properties style:vertical-align="automatic" fo:background-color="transparent"/>
    </style:style>
    <style:style style:name="Normal_32_49_32_2_32_4" style:display-name="Normal 49 2 4" style:family="table-cell" style:data-style-name="N0">
      <style:table-cell-properties style:vertical-align="automatic" fo:background-color="transparent"/>
    </style:style>
    <style:style style:name="Normal_32_49_32_3" style:display-name="Normal 49 3" style:family="table-cell" style:data-style-name="N0">
      <style:table-cell-properties style:vertical-align="automatic" fo:background-color="transparent"/>
    </style:style>
    <style:style style:name="Normal_32_49_32_3_32_2" style:display-name="Normal 49 3 2" style:family="table-cell" style:data-style-name="N0">
      <style:table-cell-properties style:vertical-align="automatic" fo:background-color="transparent"/>
    </style:style>
    <style:style style:name="Normal_32_49_32_3_32_3" style:display-name="Normal 49 3 3" style:family="table-cell" style:data-style-name="N0">
      <style:table-cell-properties style:vertical-align="automatic" fo:background-color="transparent"/>
    </style:style>
    <style:style style:name="Normal_32_49_32_3_32_4" style:display-name="Normal 49 3 4" style:family="table-cell" style:data-style-name="N0">
      <style:table-cell-properties style:vertical-align="automatic" fo:background-color="transparent"/>
    </style:style>
    <style:style style:name="Normal_32_49_32_4" style:display-name="Normal 49 4" style:family="table-cell" style:data-style-name="N0">
      <style:table-cell-properties style:vertical-align="automatic" fo:background-color="transparent"/>
    </style:style>
    <style:style style:name="Normal_32_49_32_5" style:display-name="Normal 49 5" style:family="table-cell" style:data-style-name="N0">
      <style:table-cell-properties style:vertical-align="automatic" fo:background-color="transparent"/>
    </style:style>
    <style:style style:name="Normal_32_49_32_6" style:display-name="Normal 49 6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8_32_4" style:display-name="Normal 5 8 4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1_32_2_32_2" style:display-name="Normal 51 2 2" style:family="table-cell" style:data-style-name="N0">
      <style:table-cell-properties style:vertical-align="automatic" fo:background-color="transparent"/>
    </style:style>
    <style:style style:name="Normal_32_51_32_2_32_3" style:display-name="Normal 51 2 3" style:family="table-cell" style:data-style-name="N0">
      <style:table-cell-properties style:vertical-align="automatic" fo:background-color="transparent"/>
    </style:style>
    <style:style style:name="Normal_32_51_32_2_32_4" style:display-name="Normal 51 2 4" style:family="table-cell" style:data-style-name="N0">
      <style:table-cell-properties style:vertical-align="automatic" fo:background-color="transparent"/>
    </style:style>
    <style:style style:name="Normal_32_51_32_3" style:display-name="Normal 51 3" style:family="table-cell" style:data-style-name="N0">
      <style:table-cell-properties style:vertical-align="automatic" fo:background-color="transparent"/>
    </style:style>
    <style:style style:name="Normal_32_51_32_4" style:display-name="Normal 51 4" style:family="table-cell" style:data-style-name="N0">
      <style:table-cell-properties style:vertical-align="automatic" fo:background-color="transparent"/>
    </style:style>
    <style:style style:name="Normal_32_51_32_5" style:display-name="Normal 51 5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</style:style>
    <style:style style:name="Normal_32_60_32_2_32_2" style:display-name="Normal 60 2 2" style:family="table-cell" style:data-style-name="N0">
      <style:table-cell-properties style:vertical-align="automatic" fo:background-color="transparent"/>
    </style:style>
    <style:style style:name="Normal_32_60_32_2_32_3" style:display-name="Normal 60 2 3" style:family="table-cell" style:data-style-name="N0">
      <style:table-cell-properties style:vertical-align="automatic" fo:background-color="transparent"/>
    </style:style>
    <style:style style:name="Normal_32_60_32_2_32_4" style:display-name="Normal 60 2 4" style:family="table-cell" style:data-style-name="N0">
      <style:table-cell-properties style:vertical-align="automatic" fo:background-color="transparen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2_32_2" style:display-name="Normal 7 2 2 2" style:family="table-cell" style:data-style-name="N0">
      <style:table-cell-properties style:vertical-align="automatic" fo:background-color="transparen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</style:style>
    <style:style style:name="Normal_32_7_32_2_32_2_32_3" style:display-name="Normal 7 2 2 3" style:family="table-cell" style:data-style-name="N0">
      <style:table-cell-properties style:vertical-align="automatic" fo:background-color="transparent"/>
    </style:style>
    <style:style style:name="Normal_32_7_32_2_32_2_32_4" style:display-name="Normal 7 2 2 4" style:family="table-cell" style:data-style-name="N0">
      <style:table-cell-properties style:vertical-align="automatic" fo:background-color="transparent"/>
    </style:style>
    <style:style style:name="Normal_32_7_32_2_32_2_32_5" style:display-name="Normal 7 2 2 5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</style:style>
    <style:style style:name="Normal_32_73_32_2" style:display-name="Normal 73 2" style:family="table-cell" style:data-style-name="N0">
      <style:table-cell-properties style:vertical-align="automatic" fo:background-color="transparent"/>
    </style:style>
    <style:style style:name="Normal_32_73_32_3" style:display-name="Normal 73 3" style:family="table-cell" style:data-style-name="N0">
      <style:table-cell-properties style:vertical-align="automatic" fo:background-color="transparent"/>
    </style:style>
    <style:style style:name="Normal_32_73_32_4" style:display-name="Normal 73 4" style:family="table-cell" style:data-style-name="N0">
      <style:table-cell-properties style:vertical-align="automatic" fo:background-color="transparen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2_32_2_32_2" style:display-name="Normal 8 2 2 2" style:family="table-cell" style:data-style-name="N0">
      <style:table-cell-properties style:vertical-align="automatic" fo:background-color="transparen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</style:style>
    <style:style style:name="Normal_32_8_32_2_32_2_32_3" style:display-name="Normal 8 2 2 3" style:family="table-cell" style:data-style-name="N0">
      <style:table-cell-properties style:vertical-align="automatic" fo:background-color="transparent"/>
    </style:style>
    <style:style style:name="Normal_32_8_32_2_32_2_32_4" style:display-name="Normal 8 2 2 4" style:family="table-cell" style:data-style-name="N0">
      <style:table-cell-properties style:vertical-align="automatic" fo:background-color="transparent"/>
    </style:style>
    <style:style style:name="Normal_32_8_32_2_32_2_32_5" style:display-name="Normal 8 2 2 5" style:family="table-cell" style:data-style-name="N0">
      <style:table-cell-properties style:vertical-align="automatic" fo:background-color="transparen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3_32_2_32_2" style:display-name="Normal 8 3 2 2" style:family="table-cell" style:data-style-name="N0">
      <style:table-cell-properties style:vertical-align="automatic" fo:background-color="transparen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</style:style>
    <style:style style:name="Normal_32_8_32_3_32_2_32_3" style:display-name="Normal 8 3 2 3" style:family="table-cell" style:data-style-name="N0">
      <style:table-cell-properties style:vertical-align="automatic" fo:background-color="transparent"/>
    </style:style>
    <style:style style:name="Normal_32_8_32_3_32_2_32_4" style:display-name="Normal 8 3 2 4" style:family="table-cell" style:data-style-name="N0">
      <style:table-cell-properties style:vertical-align="automatic" fo:background-color="transparent"/>
    </style:style>
    <style:style style:name="Normal_32_8_32_3_32_2_32_5" style:display-name="Normal 8 3 2 5" style:family="table-cell" style:data-style-name="N0">
      <style:table-cell-properties style:vertical-align="automatic" fo:background-color="transparent"/>
    </style:style>
    <style:style style:name="Normal_32_8_32_3_32_3" style:display-name="Normal 8 3 3" style:family="table-cell" style:data-style-name="N0">
      <style:table-cell-properties style:vertical-align="automatic" fo:background-color="transparent"/>
    </style:style>
    <style:style style:name="Normal_32_8_32_3_32_3_32_2" style:display-name="Normal 8 3 3 2" style:family="table-cell" style:data-style-name="N0">
      <style:table-cell-properties style:vertical-align="automatic" fo:background-color="transparent"/>
    </style:style>
    <style:style style:name="Normal_32_8_32_3_32_3_32_3" style:display-name="Normal 8 3 3 3" style:family="table-cell" style:data-style-name="N0">
      <style:table-cell-properties style:vertical-align="automatic" fo:background-color="transparent"/>
    </style:style>
    <style:style style:name="Normal_32_8_32_3_32_3_32_4" style:display-name="Normal 8 3 3 4" style:family="table-cell" style:data-style-name="N0">
      <style:table-cell-properties style:vertical-align="automatic" fo:background-color="transparent"/>
    </style:style>
    <style:style style:name="Normal_32_8_32_3_32_4" style:display-name="Normal 8 3 4" style:family="table-cell" style:data-style-name="N0">
      <style:table-cell-properties style:vertical-align="automatic" fo:background-color="transparent"/>
    </style:style>
    <style:style style:name="Normal_32_8_32_3_32_5" style:display-name="Normal 8 3 5" style:family="table-cell" style:data-style-name="N0">
      <style:table-cell-properties style:vertical-align="automatic" fo:background-color="transparent"/>
    </style:style>
    <style:style style:name="Normal_32_8_32_3_32_6" style:display-name="Normal 8 3 6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</style:style>
    <style:style style:name="Normal_32_8_32_4_32_2_32_2" style:display-name="Normal 8 4 2 2" style:family="table-cell" style:data-style-name="N0">
      <style:table-cell-properties style:vertical-align="automatic" fo:background-color="transparen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</style:style>
    <style:style style:name="Normal_32_8_32_4_32_2_32_3" style:display-name="Normal 8 4 2 3" style:family="table-cell" style:data-style-name="N0">
      <style:table-cell-properties style:vertical-align="automatic" fo:background-color="transparent"/>
    </style:style>
    <style:style style:name="Normal_32_8_32_4_32_2_32_4" style:display-name="Normal 8 4 2 4" style:family="table-cell" style:data-style-name="N0">
      <style:table-cell-properties style:vertical-align="automatic" fo:background-color="transparent"/>
    </style:style>
    <style:style style:name="Normal_32_8_32_4_32_2_32_5" style:display-name="Normal 8 4 2 5" style:family="table-cell" style:data-style-name="N0">
      <style:table-cell-properties style:vertical-align="automatic" fo:background-color="transparen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</style:style>
    <style:style style:name="Normal_32_8_32_5_32_2" style:display-name="Normal 8 5 2" style:family="table-cell" style:data-style-name="N0">
      <style:table-cell-properties style:vertical-align="automatic" fo:background-color="transparent"/>
    </style:style>
    <style:style style:name="Normal_32_8_32_5_32_2_32_2" style:display-name="Normal 8 5 2 2" style:family="table-cell" style:data-style-name="N0">
      <style:table-cell-properties style:vertical-align="automatic" fo:background-color="transparent"/>
    </style:style>
    <style:style style:name="Normal_32_8_32_5_32_2_32_3" style:display-name="Normal 8 5 2 3" style:family="table-cell" style:data-style-name="N0">
      <style:table-cell-properties style:vertical-align="automatic" fo:background-color="transparent"/>
    </style:style>
    <style:style style:name="Normal_32_8_32_5_32_2_32_4" style:display-name="Normal 8 5 2 4" style:family="table-cell" style:data-style-name="N0">
      <style:table-cell-properties style:vertical-align="automatic" fo:background-color="transparent"/>
    </style:style>
    <style:style style:name="Normal_32_8_32_5_32_3" style:display-name="Normal 8 5 3" style:family="table-cell" style:data-style-name="N0">
      <style:table-cell-properties style:vertical-align="automatic" fo:background-color="transparent"/>
    </style:style>
    <style:style style:name="Normal_32_8_32_5_32_4" style:display-name="Normal 8 5 4" style:family="table-cell" style:data-style-name="N0">
      <style:table-cell-properties style:vertical-align="automatic" fo:background-color="transparent"/>
    </style:style>
    <style:style style:name="Normal_32_8_32_5_32_5" style:display-name="Normal 8 5 5" style:family="table-cell" style:data-style-name="N0">
      <style:table-cell-properties style:vertical-align="automatic" fo:background-color="transparen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</style:style>
    <style:style style:name="Normal_32_9_32_5_32_2" style:display-name="Normal 9 5 2" style:family="table-cell" style:data-style-name="N0">
      <style:table-cell-properties style:vertical-align="automatic" fo:background-color="transparent"/>
    </style:style>
    <style:style style:name="Normal_32_9_32_5_32_3" style:display-name="Normal 9 5 3" style:family="table-cell" style:data-style-name="N0">
      <style:table-cell-properties style:vertical-align="automatic" fo:background-color="transparent"/>
    </style:style>
    <style:style style:name="Normal_32_9_32_5_32_4" style:display-name="Normal 9 5 4" style:family="table-cell" style:data-style-name="N0">
      <style:table-cell-properties style:vertical-align="automatic" fo:background-color="transparen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69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Percent_32__40__41_" style:display-name="Percent ()" style:family="table-cell" style:data-style-name="N83"/>
    <style:style style:name="Percent_32__40__41__32_2" style:display-name="Percent () 2" style:family="table-cell" style:data-style-name="N83"/>
    <style:style style:name="Percent_32__40__41__32_3" style:display-name="Percent () 3" style:family="table-cell" style:data-style-name="N83"/>
    <style:style style:name="Percent_32__40__41__32_4" style:display-name="Percent () 4" style:family="table-cell" style:data-style-name="N83"/>
    <style:style style:name="Percent_32__40_0_41_" style:display-name="Percent (0)" style:family="table-cell" style:data-style-name="N84"/>
    <style:style style:name="Percent_32__40_0_41__32_2" style:display-name="Percent (0) 2" style:family="table-cell" style:data-style-name="N84"/>
    <style:style style:name="Percent_32__40_0_41__32_3" style:display-name="Percent (0) 3" style:family="table-cell" style:data-style-name="N84"/>
    <style:style style:name="Percent_32__40_0_41__32_4" style:display-name="Percent (0) 4" style:family="table-cell" style:data-style-name="N84"/>
    <style:style style:name="Percent_32__40_1_41_" style:display-name="Percent (1)" style:family="table-cell" style:data-style-name="N85"/>
    <style:style style:name="Percent_32__40_1_41__32_2" style:display-name="Percent (1) 2" style:family="table-cell" style:data-style-name="N85"/>
    <style:style style:name="Percent_32__40_1_41__32_3" style:display-name="Percent (1) 3" style:family="table-cell" style:data-style-name="N85"/>
    <style:style style:name="Percent_32__40_1_41__32_4" style:display-name="Percent (1) 4" style:family="table-cell" style:data-style-name="N85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6"/>
    <style:style style:name="Percent_32_1_32_2" style:display-name="Percent 1 2" style:family="table-cell" style:data-style-name="N86"/>
    <style:style style:name="Percent_32_1_32_3" style:display-name="Percent 1 3" style:family="table-cell" style:data-style-name="N86"/>
    <style:style style:name="Percent_32_1_32_4" style:display-name="Percent 1 4" style:family="table-cell" style:data-style-name="N86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7"/>
    <style:style style:name="PersonNr_32_2" style:display-name="PersonNr 2" style:family="table-cell" style:data-style-name="N87"/>
    <style:style style:name="PersonNr_32_3" style:display-name="PersonNr 3" style:family="table-cell" style:data-style-name="N87"/>
    <style:style style:name="PersonNr_32_4" style:display-name="PersonNr 4" style:family="table-cell" style:data-style-name="N87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8"/>
    <style:style style:name="PostNr_32_2" style:display-name="PostNr 2" style:family="table-cell" style:data-style-name="N88"/>
    <style:style style:name="PostNr_32_3" style:display-name="PostNr 3" style:family="table-cell" style:data-style-name="N88"/>
    <style:style style:name="PostNr_32_4" style:display-name="PostNr 4" style:family="table-cell" style:data-style-name="N88"/>
    <style:style style:name="PostNrNorge" style:family="table-cell" style:data-style-name="N89"/>
    <style:style style:name="PostNrNorge_32_2" style:display-name="PostNrNorge 2" style:family="table-cell" style:data-style-name="N89"/>
    <style:style style:name="PostNrNorge_32_3" style:display-name="PostNrNorge 3" style:family="table-cell" style:data-style-name="N89"/>
    <style:style style:name="PostNrNorge_32_4" style:display-name="PostNrNorge 4" style:family="table-cell" style:data-style-name="N89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0"/>
    <style:style style:name="SkjulAlt_32_2" style:display-name="SkjulAlt 2" style:family="table-cell" style:data-style-name="N90"/>
    <style:style style:name="SkjulAlt_32_3" style:display-name="SkjulAlt 3" style:family="table-cell" style:data-style-name="N90"/>
    <style:style style:name="SkjulAlt_32_4" style:display-name="SkjulAlt 4" style:family="table-cell" style:data-style-name="N90"/>
    <style:style style:name="SkjulTall" style:family="table-cell" style:data-style-name="N91"/>
    <style:style style:name="SkjulTall_32_2" style:display-name="SkjulTall 2" style:family="table-cell" style:data-style-name="N91"/>
    <style:style style:name="SkjulTall_32_3" style:display-name="SkjulTall 3" style:family="table-cell" style:data-style-name="N91"/>
    <style:style style:name="SkjulTall_32_4" style:display-name="SkjulTall 4" style:family="table-cell" style:data-style-name="N91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_37_of_32_HV" style:display-name="Sum %of HV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Telefon" style:family="table-cell" style:data-style-name="N92"/>
    <style:style style:name="Telefon_32_2" style:display-name="Telefon 2" style:family="table-cell" style:data-style-name="N92"/>
    <style:style style:name="Telefon_32_3" style:display-name="Telefon 3" style:family="table-cell" style:data-style-name="N92"/>
    <style:style style:name="Telefon_32_4" style:display-name="Telefon 4" style:family="table-cell" style:data-style-name="N92"/>
    <style:style style:name="Thousands_32__40_0_41_" style:display-name="Thousands (0)" style:family="table-cell" style:data-style-name="N93"/>
    <style:style style:name="Thousands_32__40_0_41__32_2" style:display-name="Thousands (0) 2" style:family="table-cell" style:data-style-name="N93"/>
    <style:style style:name="Thousands_32__40_0_41__32_3" style:display-name="Thousands (0) 3" style:family="table-cell" style:data-style-name="N93"/>
    <style:style style:name="Thousands_32__40_0_41__32_4" style:display-name="Thousands (0) 4" style:family="table-cell" style:data-style-name="N93"/>
    <style:style style:name="Thousands_32__40_1_41_" style:display-name="Thousands (1)" style:family="table-cell" style:data-style-name="N94"/>
    <style:style style:name="Thousands_32__40_1_41__32_2" style:display-name="Thousands (1) 2" style:family="table-cell" style:data-style-name="N94"/>
    <style:style style:name="Thousands_32__40_1_41__32_3" style:display-name="Thousands (1) 3" style:family="table-cell" style:data-style-name="N94"/>
    <style:style style:name="Thousands_32__40_1_41__32_4" style:display-name="Thousands (1) 4" style:family="table-cell" style:data-style-name="N94"/>
    <style:style style:name="time" style:family="table-cell" style:data-style-name="N95"/>
    <style:style style:name="time_32_2" style:display-name="time 2" style:family="table-cell" style:data-style-name="N95"/>
    <style:style style:name="time_32_3" style:display-name="time 3" style:family="table-cell" style:data-style-name="N95"/>
    <style:style style:name="time_32_4" style:display-name="time 4" style:family="table-cell" style:data-style-name="N95"/>
    <style:style style:name="Timer1" style:family="table-cell" style:data-style-name="N96"/>
    <style:style style:name="Timer1_32_2" style:display-name="Timer1 2" style:family="table-cell" style:data-style-name="N96"/>
    <style:style style:name="Timer1_32_3" style:display-name="Timer1 3" style:family="table-cell" style:data-style-name="N96"/>
    <style:style style:name="Timer1_32_4" style:display-name="Timer1 4" style:family="table-cell" style:data-style-name="N96"/>
    <style:style style:name="Timer2" style:family="table-cell" style:data-style-name="N97"/>
    <style:style style:name="Timer2_32_2" style:display-name="Timer2 2" style:family="table-cell" style:data-style-name="N97"/>
    <style:style style:name="Timer2_32_3" style:display-name="Timer2 3" style:family="table-cell" style:data-style-name="N97"/>
    <style:style style:name="Timer2_32_4" style:display-name="Timer2 4" style:family="table-cell" style:data-style-name="N97"/>
    <style:style style:name="Title_32_1" style:display-name="Title 1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8"/>
    <style:style style:name="ToSiffer_32_2" style:display-name="ToSiffer 2" style:family="table-cell" style:data-style-name="N98"/>
    <style:style style:name="ToSiffer_32_3" style:display-name="ToSiffer 3" style:family="table-cell" style:data-style-name="N98"/>
    <style:style style:name="ToSiffer_32_4" style:display-name="ToSiffer 4" style:family="table-cell" style:data-style-name="N98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reSiffer" style:family="table-cell" style:data-style-name="N99"/>
    <style:style style:name="TreSiffer_32_2" style:display-name="TreSiffer 2" style:family="table-cell" style:data-style-name="N99"/>
    <style:style style:name="TreSiffer_32_3" style:display-name="TreSiffer 3" style:family="table-cell" style:data-style-name="N99"/>
    <style:style style:name="TreSiffer_32_4" style:display-name="TreSiffer 4" style:family="table-cell" style:data-style-name="N99"/>
    <style:style style:name="Tusenskille1000" style:family="table-cell" style:data-style-name="N100"/>
    <style:style style:name="Tusenskille1000_32_2" style:display-name="Tusenskille1000 2" style:family="table-cell" style:data-style-name="N100"/>
    <style:style style:name="Tusenskille1000_32_3" style:display-name="Tusenskille1000 3" style:family="table-cell" style:data-style-name="N100"/>
    <style:style style:name="Tusenskille1000_32_4" style:display-name="Tusenskille1000 4" style:family="table-cell" style:data-style-name="N100"/>
    <style:style style:name="TusenskilleFarger" style:family="table-cell" style:data-style-name="N101"/>
    <style:style style:name="TusenskilleFarger_32_2" style:display-name="TusenskilleFarger 2" style:family="table-cell" style:data-style-name="N101"/>
    <style:style style:name="TusenskilleFarger_32_3" style:display-name="TusenskilleFarger 3" style:family="table-cell" style:data-style-name="N101"/>
    <style:style style:name="TusenskilleFarger_32_4" style:display-name="TusenskilleFarger 4" style:family="table-cell" style:data-style-name="N101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2"/>
    <style:style style:name="Valuta1000_32_2" style:display-name="Valuta1000 2" style:family="table-cell" style:data-style-name="N102"/>
    <style:style style:name="Valuta1000_32_3" style:display-name="Valuta1000 3" style:family="table-cell" style:data-style-name="N102"/>
    <style:style style:name="Valuta1000_32_4" style:display-name="Valuta1000 4" style:family="table-cell" style:data-style-name="N102"/>
    <style:style style:name="ValutaFarger" style:family="table-cell" style:data-style-name="N103"/>
    <style:style style:name="ValutaFarger_32_2" style:display-name="ValutaFarger 2" style:family="table-cell" style:data-style-name="N103"/>
    <style:style style:name="ValutaFarger_32_3" style:display-name="ValutaFarger 3" style:family="table-cell" style:data-style-name="N103"/>
    <style:style style:name="ValutaFarger_32_4" style:display-name="ValutaFarger 4" style:family="table-cell" style:data-style-name="N103"/>
    <style:style style:name="Walutowy_32__91_0_93__laroux" style:display-name="Walutowy [0]_laroux" style:family="table-cell" style:data-style-name="N104"/>
    <style:style style:name="Walutowy_laroux" style:family="table-cell" style:data-style-name="N105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2_32_2" style:display-name="Warning Text 2 2 2" style:family="table-cell" style:data-style-name="N0">
      <style:text-properties fo:color="#FF0000"/>
    </style:style>
    <style:style style:name="Warning_32_Text_32_2_32_2_32_3" style:display-name="Warning Text 2 2 3" style:family="table-cell" style:data-style-name="N0">
      <style:text-properties fo:color="#FF0000"/>
    </style:style>
    <style:style style:name="Warning_32_Text_32_2_32_2_32_4" style:display-name="Warning Text 2 2 4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/>
    </style:style>
    <style:style style:name="Warning_32_Text_32_2_32_5" style:display-name="Warning Text 2 5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3_32_2_32_2" style:display-name="Warning Text 3 2 2" style:family="table-cell" style:data-style-name="N0">
      <style:text-properties fo:color="#FF0000"/>
    </style:style>
    <style:style style:name="Warning_32_Text_32_3_32_2_32_3" style:display-name="Warning Text 3 2 3" style:family="table-cell" style:data-style-name="N0">
      <style:text-properties fo:color="#FF0000"/>
    </style:style>
    <style:style style:name="Warning_32_Text_32_3_32_2_32_4" style:display-name="Warning Text 3 2 4" style:family="table-cell" style:data-style-name="N0">
      <style:text-properties fo:color="#FF0000"/>
    </style:style>
    <style:style style:name="Warning_32_Text_32_3_32_3" style:display-name="Warning Text 3 3" style:family="table-cell" style:data-style-name="N0">
      <style:text-properties fo:color="#FF0000"/>
    </style:style>
    <style:style style:name="Warning_32_Text_32_3_32_4" style:display-name="Warning Text 3 4" style:family="table-cell" style:data-style-name="N0">
      <style:text-properties fo:color="#FF0000"/>
    </style:style>
    <style:style style:name="Warning_32_Text_32_3_32_5" style:display-name="Warning Text 3 5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4_32_2" style:display-name="Warning Text 4 2" style:family="table-cell" style:data-style-name="N0">
      <style:text-properties fo:color="#FF0000"/>
    </style:style>
    <style:style style:name="Warning_32_Text_32_4_32_2_32_2" style:display-name="Warning Text 4 2 2" style:family="table-cell" style:data-style-name="N0">
      <style:text-properties fo:color="#FF0000"/>
    </style:style>
    <style:style style:name="Warning_32_Text_32_4_32_2_32_3" style:display-name="Warning Text 4 2 3" style:family="table-cell" style:data-style-name="N0">
      <style:text-properties fo:color="#FF0000"/>
    </style:style>
    <style:style style:name="Warning_32_Text_32_4_32_2_32_4" style:display-name="Warning Text 4 2 4" style:family="table-cell" style:data-style-name="N0">
      <style:text-properties fo:color="#FF0000"/>
    </style:style>
    <style:style style:name="Warning_32_Text_32_4_32_3" style:display-name="Warning Text 4 3" style:family="table-cell" style:data-style-name="N0">
      <style:text-properties fo:color="#FF0000"/>
    </style:style>
    <style:style style:name="Warning_32_Text_32_4_32_4" style:display-name="Warning Text 4 4" style:family="table-cell" style:data-style-name="N0">
      <style:text-properties fo:color="#FF0000"/>
    </style:style>
    <style:style style:name="Warning_32_Text_32_4_32_5" style:display-name="Warning Text 4 5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5_32_2" style:display-name="Warning Text 5 2" style:family="table-cell" style:data-style-name="N0">
      <style:text-properties fo:color="#FF0000"/>
    </style:style>
    <style:style style:name="Warning_32_Text_32_5_32_2_32_2" style:display-name="Warning Text 5 2 2" style:family="table-cell" style:data-style-name="N0">
      <style:text-properties fo:color="#FF0000"/>
    </style:style>
    <style:style style:name="Warning_32_Text_32_5_32_2_32_3" style:display-name="Warning Text 5 2 3" style:family="table-cell" style:data-style-name="N0">
      <style:text-properties fo:color="#FF0000"/>
    </style:style>
    <style:style style:name="Warning_32_Text_32_5_32_2_32_4" style:display-name="Warning Text 5 2 4" style:family="table-cell" style:data-style-name="N0">
      <style:text-properties fo:color="#FF0000"/>
    </style:style>
    <style:style style:name="Warning_32_Text_32_5_32_3" style:display-name="Warning Text 5 3" style:family="table-cell" style:data-style-name="N0">
      <style:text-properties fo:color="#FF0000"/>
    </style:style>
    <style:style style:name="Warning_32_Text_32_5_32_4" style:display-name="Warning Text 5 4" style:family="table-cell" style:data-style-name="N0">
      <style:text-properties fo:color="#FF0000"/>
    </style:style>
    <style:style style:name="Warning_32_Text_32_5_32_5" style:display-name="Warning Text 5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6_32_2" style:display-name="Warning Text 6 2" style:family="table-cell" style:data-style-name="N0">
      <style:text-properties fo:color="#FF0000"/>
    </style:style>
    <style:style style:name="Warning_32_Text_32_6_32_3" style:display-name="Warning Text 6 3" style:family="table-cell" style:data-style-name="N0">
      <style:text-properties fo:color="#FF0000"/>
    </style:style>
    <style:style style:name="Warning_32_Text_32_6_32_4" style:display-name="Warning Text 6 4" style:family="table-cell" style:data-style-name="N0">
      <style:text-properties fo:color="#FF0000"/>
    </style:style>
    <style:style style:name="Year" style:family="table-cell" style:data-style-name="N106"/>
    <style:style style:name="Year_32_2" style:display-name="Year 2" style:family="table-cell" style:data-style-name="N106"/>
    <style:style style:name="Year_32_2_32_2" style:display-name="Year 2 2" style:family="table-cell" style:data-style-name="N106"/>
    <style:style style:name="Year_32_2_32_3" style:display-name="Year 2 3" style:family="table-cell" style:data-style-name="N106"/>
    <style:style style:name="Year_32_2_32_4" style:display-name="Year 2 4" style:family="table-cell" style:data-style-name="N106"/>
    <style:style style:name="Year_32_3" style:display-name="Year 3" style:family="table-cell" style:data-style-name="N106"/>
    <style:style style:name="Year_32_4" style:display-name="Year 4" style:family="table-cell" style:data-style-name="N106"/>
    <style:style style:name="Year_32_5" style:display-name="Year 5" style:family="table-cell" style:data-style-name="N106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20-09-15T09:21:58Z</meta:creation-date>
    <dc:date>2021-04-19T12:40:08Z</dc:date>
  </office:meta>
</office:document-meta>
</file>